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7.37mm"/>
    </style:style>
    <style:style style:name="co3" style:family="table-column">
      <style:table-column-properties fo:break-before="auto" style:column-width="25.29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31.19mm"/>
    </style:style>
    <style:style style:name="co6" style:family="table-column">
      <style:table-column-properties fo:break-before="auto" style:column-width="35.74mm"/>
    </style:style>
    <style:style style:name="co7" style:family="table-column">
      <style:table-column-properties fo:break-before="auto" style:column-width="56.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1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4.94mm"/>
    </style:style>
    <style:style style:name="co12" style:family="table-column">
      <style:table-column-properties fo:break-before="auto" style:column-width="11.6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35" table:default-cell-style-name="Default"/>
        <table:table-row table:style-name="ro1">
          <table:table-cell office:value-type="string">
            <text:p>ISF:</text:p>
          </table:table-cell>
          <table:table-cell table:number-columns-repeated="3"/>
          <table:table-cell office:value-type="string">
            <text:p>No int.</text:p>
          </table:table-cell>
          <table:table-cell table:number-columns-repeated="30"/>
        </table:table-row>
        <table:table-row table:style-name="ro1">
          <table:table-cell office:value-type="string">
            <text:p>time_factor: 2</text:p>
          </table:table-cell>
          <table:table-cell office:value-type="string">
            <text:p><text:s/>time_steps: 8</text:p>
          </table:table-cell>
          <table:table-cell office:value-type="string">
            <text:p><text:s/>repeats: 1000000</text:p>
          </table:table-cell>
          <table:table-cell table:number-columns-repeated="32"/>
        </table:table-row>
        <table:table-row table:style-name="ro1">
          <table:table-cell office:value-type="string">
            <text:p>Real, t0</text:p>
          </table:table-cell>
          <table:table-cell/>
          <table:table-cell office:value-type="string">
            <text:p>no int.</text:p>
          </table:table-cell>
          <table:table-cell office:value-type="string">
            <text:p>Real, t8</text:p>
          </table:table-cell>
          <table:table-cell table:number-columns-repeated="31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3.49953">
            <text:p>93.5</text:p>
          </table:table-cell>
          <table:table-cell office:value-type="float" office:value="-5.46945">
            <text:p>-5.47</text:p>
          </table:table-cell>
          <table:table-cell office:value-type="float" office:value="-11.64341">
            <text:p>-11.64</text:p>
          </table:table-cell>
          <table:table-cell office:value-type="float" office:value="-21.4888">
            <text:p>-21.49</text:p>
          </table:table-cell>
          <table:table-cell office:value-type="float" office:value="-29.62892">
            <text:p>-29.63</text:p>
          </table:table-cell>
          <table:table-cell office:value-type="float" office:value="-36.51505">
            <text:p>-36.52</text:p>
          </table:table-cell>
          <table:table-cell office:value-type="float" office:value="-43.87926">
            <text:p>-43.88</text:p>
          </table:table-cell>
          <table:table-cell office:value-type="float" office:value="-50.00945">
            <text:p>-50.01</text:p>
          </table:table-cell>
          <table:table-cell office:value-type="float" office:value="-53.10884">
            <text:p>-53.11</text:p>
          </table:table-cell>
          <table:table-cell office:value-type="float" office:value="-55.15106">
            <text:p>-55.15</text:p>
          </table:table-cell>
          <table:table-cell office:value-type="float" office:value="-53.90732">
            <text:p>-53.91</text:p>
          </table:table-cell>
          <table:table-cell office:value-type="float" office:value="-48.28419">
            <text:p>-48.28</text:p>
          </table:table-cell>
          <table:table-cell office:value-type="float" office:value="-40.72075">
            <text:p>-40.72</text:p>
          </table:table-cell>
          <table:table-cell office:value-type="float" office:value="-30.63847">
            <text:p>-30.64</text:p>
          </table:table-cell>
          <table:table-cell office:value-type="float" office:value="-19.46165">
            <text:p>-19.46</text:p>
          </table:table-cell>
          <table:table-cell office:value-type="float" office:value="-32.84532">
            <text:p>-32.85</text:p>
          </table:table-cell>
          <table:table-cell office:value-type="float" office:value="-19.53555">
            <text:p>-19.54</text:p>
          </table:table-cell>
          <table:table-cell office:value-type="float" office:value="-31.01444">
            <text:p>-31.01</text:p>
          </table:table-cell>
          <table:table-cell office:value-type="float" office:value="-40.78402">
            <text:p>-40.78</text:p>
          </table:table-cell>
          <table:table-cell office:value-type="float" office:value="-47.58989">
            <text:p>-47.59</text:p>
          </table:table-cell>
          <table:table-cell office:value-type="float" office:value="-53.17249">
            <text:p>-53.17</text:p>
          </table:table-cell>
          <table:table-cell office:value-type="float" office:value="-55.42437">
            <text:p>-55.42</text:p>
          </table:table-cell>
          <table:table-cell office:value-type="float" office:value="-53.73551">
            <text:p>-53.74</text:p>
          </table:table-cell>
          <table:table-cell office:value-type="float" office:value="-50.61532">
            <text:p>-50.62</text:p>
          </table:table-cell>
          <table:table-cell office:value-type="float" office:value="-43.94972">
            <text:p>-43.95</text:p>
          </table:table-cell>
          <table:table-cell office:value-type="float" office:value="-36.2157">
            <text:p>-36.22</text:p>
          </table:table-cell>
          <table:table-cell office:value-type="float" office:value="-29.9525">
            <text:p>-29.95</text:p>
          </table:table-cell>
          <table:table-cell office:value-type="float" office:value="-20.47257">
            <text:p>-20.47</text:p>
          </table:table-cell>
          <table:table-cell office:value-type="float" office:value="-12.60427">
            <text:p>-12.6</text:p>
          </table:table-cell>
          <table:table-cell office:value-type="float" office:value="-4.69458">
            <text:p>-4.69</text:p>
          </table:table-cell>
          <table:table-cell office:value-type="float" office:value="1.69071">
            <text:p>1.69</text:p>
          </table:table-cell>
          <table:table-cell office:value-type="float" office:value="8.79439">
            <text:p>8.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10391">
            <text:p>8.1</text:p>
          </table:table-cell>
          <table:table-cell office:value-type="float" office:value="-4.64916">
            <text:p>-4.65</text:p>
          </table:table-cell>
          <table:table-cell office:value-type="float" office:value="-11.75067">
            <text:p>-11.75</text:p>
          </table:table-cell>
          <table:table-cell office:value-type="float" office:value="-20.81616">
            <text:p>-20.82</text:p>
          </table:table-cell>
          <table:table-cell office:value-type="float" office:value="-29.77853">
            <text:p>-29.78</text:p>
          </table:table-cell>
          <table:table-cell office:value-type="float" office:value="-36.58594">
            <text:p>-36.59</text:p>
          </table:table-cell>
          <table:table-cell office:value-type="float" office:value="-43.85618">
            <text:p>-43.86</text:p>
          </table:table-cell>
          <table:table-cell office:value-type="float" office:value="-50.77654">
            <text:p>-50.78</text:p>
          </table:table-cell>
          <table:table-cell office:value-type="float" office:value="-53.18468">
            <text:p>-53.18</text:p>
          </table:table-cell>
          <table:table-cell office:value-type="float" office:value="-55.30628">
            <text:p>-55.31</text:p>
          </table:table-cell>
          <table:table-cell office:value-type="float" office:value="-53.38247">
            <text:p>-53.38</text:p>
          </table:table-cell>
          <table:table-cell office:value-type="float" office:value="-47.89237">
            <text:p>-47.89</text:p>
          </table:table-cell>
          <table:table-cell office:value-type="float" office:value="-40.89874">
            <text:p>-40.9</text:p>
          </table:table-cell>
          <table:table-cell office:value-type="float" office:value="-31.18493">
            <text:p>-31.18</text:p>
          </table:table-cell>
          <table:table-cell office:value-type="float" office:value="-19.48235">
            <text:p>-19.48</text:p>
          </table:table-cell>
          <table:table-cell office:value-type="float" office:value="-32.28112">
            <text:p>-32.28</text:p>
          </table:table-cell>
          <table:table-cell office:value-type="float" office:value="-19.80117">
            <text:p>-19.8</text:p>
          </table:table-cell>
          <table:table-cell office:value-type="float" office:value="-31.21884">
            <text:p>-31.22</text:p>
          </table:table-cell>
          <table:table-cell office:value-type="float" office:value="-40.49061">
            <text:p>-40.49</text:p>
          </table:table-cell>
          <table:table-cell office:value-type="float" office:value="-47.38706">
            <text:p>-47.39</text:p>
          </table:table-cell>
          <table:table-cell office:value-type="float" office:value="-53.26344">
            <text:p>-53.26</text:p>
            <draw:frame table:end-cell-address="Sheet2.Z22" table:end-x="13.25mm" table:end-y="2.76mm" draw:z-index="0" draw:style-name="gr1" svg:width="79.99mm" svg:height="69.99mm" svg:x="1.01mm" svg:y="1.01mm">
              <draw:object draw:notify-on-update-of-ranges="Sheet2.A3:Sheet2.A3 Sheet2.C5:Sheet2.AH5 Sheet2.D3:Sheet2.D3 Sheet2.C13:Sheet2.AH13 Sheet2.A14:Sheet2.A14 Sheet2.C16:Sheet2.AH16 Sheet2.B14:Sheet2.B14 Sheet2.C24:Sheet2.AH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-54.826">
            <text:p>-54.83</text:p>
          </table:table-cell>
          <table:table-cell office:value-type="float" office:value="-53.27683">
            <text:p>-53.28</text:p>
          </table:table-cell>
          <table:table-cell office:value-type="float" office:value="-50.6604">
            <text:p>-50.66</text:p>
          </table:table-cell>
          <table:table-cell office:value-type="float" office:value="-44.23561">
            <text:p>-44.24</text:p>
          </table:table-cell>
          <table:table-cell office:value-type="float" office:value="-36.20993">
            <text:p>-36.21</text:p>
          </table:table-cell>
          <table:table-cell office:value-type="float" office:value="-30.08111">
            <text:p>-30.08</text:p>
          </table:table-cell>
          <table:table-cell office:value-type="float" office:value="-20.9829">
            <text:p>-20.98</text:p>
          </table:table-cell>
          <table:table-cell office:value-type="float" office:value="-12.65193">
            <text:p>-12.65</text:p>
          </table:table-cell>
          <table:table-cell office:value-type="float" office:value="-5.14894">
            <text:p>-5.15</text:p>
          </table:table-cell>
          <table:table-cell office:value-type="float" office:value="1.73589">
            <text:p>1.74</text:p>
          </table:table-cell>
          <table:table-cell office:value-type="float" office:value="8.2099">
            <text:p>8.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0211">
            <text:p>2.02</text:p>
          </table:table-cell>
          <table:table-cell office:value-type="float" office:value="-5.30399">
            <text:p>-5.3</text:p>
          </table:table-cell>
          <table:table-cell office:value-type="float" office:value="-11.84486">
            <text:p>-11.84</text:p>
          </table:table-cell>
          <table:table-cell office:value-type="float" office:value="-21.22887">
            <text:p>-21.23</text:p>
          </table:table-cell>
          <table:table-cell office:value-type="float" office:value="-29.20558">
            <text:p>-29.21</text:p>
          </table:table-cell>
          <table:table-cell office:value-type="float" office:value="-36.17688">
            <text:p>-36.18</text:p>
          </table:table-cell>
          <table:table-cell office:value-type="float" office:value="-43.71494">
            <text:p>-43.71</text:p>
          </table:table-cell>
          <table:table-cell office:value-type="float" office:value="-49.84243">
            <text:p>-49.84</text:p>
          </table:table-cell>
          <table:table-cell office:value-type="float" office:value="-53.1856">
            <text:p>-53.19</text:p>
          </table:table-cell>
          <table:table-cell office:value-type="float" office:value="-55.53078">
            <text:p>-55.53</text:p>
          </table:table-cell>
          <table:table-cell office:value-type="float" office:value="-53.67466">
            <text:p>-53.67</text:p>
          </table:table-cell>
          <table:table-cell office:value-type="float" office:value="-47.85423">
            <text:p>-47.85</text:p>
          </table:table-cell>
          <table:table-cell office:value-type="float" office:value="-40.68726">
            <text:p>-40.69</text:p>
          </table:table-cell>
          <table:table-cell office:value-type="float" office:value="-31.52525">
            <text:p>-31.53</text:p>
          </table:table-cell>
          <table:table-cell office:value-type="float" office:value="-19.55462">
            <text:p>-19.55</text:p>
          </table:table-cell>
          <table:table-cell office:value-type="float" office:value="-32.69214">
            <text:p>-32.69</text:p>
          </table:table-cell>
          <table:table-cell office:value-type="float" office:value="-18.6017">
            <text:p>-18.6</text:p>
          </table:table-cell>
          <table:table-cell office:value-type="float" office:value="-31.17805">
            <text:p>-31.18</text:p>
          </table:table-cell>
          <table:table-cell office:value-type="float" office:value="-39.85145">
            <text:p>-39.85</text:p>
          </table:table-cell>
          <table:table-cell office:value-type="float" office:value="-48.14905">
            <text:p>-48.15</text:p>
          </table:table-cell>
          <table:table-cell office:value-type="float" office:value="-52.98105">
            <text:p>-52.98</text:p>
          </table:table-cell>
          <table:table-cell office:value-type="float" office:value="-55.6896">
            <text:p>-55.69</text:p>
          </table:table-cell>
          <table:table-cell office:value-type="float" office:value="-53.42815">
            <text:p>-53.43</text:p>
          </table:table-cell>
          <table:table-cell office:value-type="float" office:value="-50.06373">
            <text:p>-50.06</text:p>
          </table:table-cell>
          <table:table-cell office:value-type="float" office:value="-44.01544">
            <text:p>-44.02</text:p>
          </table:table-cell>
          <table:table-cell office:value-type="float" office:value="-36.22773">
            <text:p>-36.23</text:p>
          </table:table-cell>
          <table:table-cell office:value-type="float" office:value="-30.35801">
            <text:p>-30.36</text:p>
          </table:table-cell>
          <table:table-cell office:value-type="float" office:value="-21.584">
            <text:p>-21.58</text:p>
          </table:table-cell>
          <table:table-cell office:value-type="float" office:value="-12.42841">
            <text:p>-12.43</text:p>
          </table:table-cell>
          <table:table-cell office:value-type="float" office:value="-4.20381">
            <text:p>-4.2</text:p>
          </table:table-cell>
          <table:table-cell office:value-type="float" office:value="1.69351">
            <text:p>1.69</text:p>
          </table:table-cell>
          <table:table-cell office:value-type="float" office:value="8.42803">
            <text:p>8.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35526">
            <text:p>1.36</text:p>
          </table:table-cell>
          <table:table-cell office:value-type="float" office:value="-5.50694">
            <text:p>-5.51</text:p>
          </table:table-cell>
          <table:table-cell office:value-type="float" office:value="-11.67779">
            <text:p>-11.68</text:p>
          </table:table-cell>
          <table:table-cell office:value-type="float" office:value="-21.22406">
            <text:p>-21.22</text:p>
          </table:table-cell>
          <table:table-cell office:value-type="float" office:value="-29.62647">
            <text:p>-29.63</text:p>
          </table:table-cell>
          <table:table-cell office:value-type="float" office:value="-36.61752">
            <text:p>-36.62</text:p>
          </table:table-cell>
          <table:table-cell office:value-type="float" office:value="-44.15317">
            <text:p>-44.15</text:p>
          </table:table-cell>
          <table:table-cell office:value-type="float" office:value="-50.16575">
            <text:p>-50.17</text:p>
          </table:table-cell>
          <table:table-cell office:value-type="float" office:value="-53.54443">
            <text:p>-53.54</text:p>
          </table:table-cell>
          <table:table-cell office:value-type="float" office:value="-55.50201">
            <text:p>-55.5</text:p>
          </table:table-cell>
          <table:table-cell office:value-type="float" office:value="-53.44385">
            <text:p>-53.44</text:p>
          </table:table-cell>
          <table:table-cell office:value-type="float" office:value="-47.32284">
            <text:p>-47.32</text:p>
          </table:table-cell>
          <table:table-cell office:value-type="float" office:value="-40.95704">
            <text:p>-40.96</text:p>
          </table:table-cell>
          <table:table-cell office:value-type="float" office:value="-30.9225">
            <text:p>-30.92</text:p>
          </table:table-cell>
          <table:table-cell office:value-type="float" office:value="-19.25984">
            <text:p>-19.26</text:p>
          </table:table-cell>
          <table:table-cell office:value-type="float" office:value="-31.46783">
            <text:p>-31.47</text:p>
          </table:table-cell>
          <table:table-cell office:value-type="float" office:value="-19.88392">
            <text:p>-19.88</text:p>
          </table:table-cell>
          <table:table-cell office:value-type="float" office:value="-31.36597">
            <text:p>-31.37</text:p>
          </table:table-cell>
          <table:table-cell office:value-type="float" office:value="-40.70776">
            <text:p>-40.71</text:p>
          </table:table-cell>
          <table:table-cell office:value-type="float" office:value="-48.46401">
            <text:p>-48.46</text:p>
          </table:table-cell>
          <table:table-cell office:value-type="float" office:value="-52.93905">
            <text:p>-52.94</text:p>
          </table:table-cell>
          <table:table-cell office:value-type="float" office:value="-55.74675">
            <text:p>-55.75</text:p>
          </table:table-cell>
          <table:table-cell office:value-type="float" office:value="-53.02265">
            <text:p>-53.02</text:p>
          </table:table-cell>
          <table:table-cell office:value-type="float" office:value="-50.35019">
            <text:p>-50.35</text:p>
          </table:table-cell>
          <table:table-cell office:value-type="float" office:value="-43.65179">
            <text:p>-43.65</text:p>
          </table:table-cell>
          <table:table-cell office:value-type="float" office:value="-37.15276">
            <text:p>-37.15</text:p>
          </table:table-cell>
          <table:table-cell office:value-type="float" office:value="-30.0197">
            <text:p>-30.02</text:p>
          </table:table-cell>
          <table:table-cell office:value-type="float" office:value="-21.4581">
            <text:p>-21.46</text:p>
          </table:table-cell>
          <table:table-cell office:value-type="float" office:value="-11.63469">
            <text:p>-11.63</text:p>
          </table:table-cell>
          <table:table-cell office:value-type="float" office:value="-4.90805">
            <text:p>-4.91</text:p>
          </table:table-cell>
          <table:table-cell office:value-type="float" office:value="1.86542">
            <text:p>1.87</text:p>
          </table:table-cell>
          <table:table-cell office:value-type="float" office:value="8.63895">
            <text:p>8.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.89841">
            <text:p>1.9</text:p>
          </table:table-cell>
          <table:table-cell office:value-type="float" office:value="-5.27679">
            <text:p>-5.28</text:p>
          </table:table-cell>
          <table:table-cell office:value-type="float" office:value="-12.20087">
            <text:p>-12.2</text:p>
          </table:table-cell>
          <table:table-cell office:value-type="float" office:value="-20.60638">
            <text:p>-20.61</text:p>
          </table:table-cell>
          <table:table-cell office:value-type="float" office:value="-29.67816">
            <text:p>-29.68</text:p>
          </table:table-cell>
          <table:table-cell office:value-type="float" office:value="-35.96219">
            <text:p>-35.96</text:p>
          </table:table-cell>
          <table:table-cell office:value-type="float" office:value="-43.90597">
            <text:p>-43.91</text:p>
          </table:table-cell>
          <table:table-cell office:value-type="float" office:value="-50.29447">
            <text:p>-50.29</text:p>
          </table:table-cell>
          <table:table-cell office:value-type="float" office:value="-54.37021">
            <text:p>-54.37</text:p>
          </table:table-cell>
          <table:table-cell office:value-type="float" office:value="-55.85286">
            <text:p>-55.85</text:p>
          </table:table-cell>
          <table:table-cell office:value-type="float" office:value="-52.83334">
            <text:p>-52.83</text:p>
          </table:table-cell>
          <table:table-cell office:value-type="float" office:value="-47.45454">
            <text:p>-47.45</text:p>
          </table:table-cell>
          <table:table-cell office:value-type="float" office:value="-40.86522">
            <text:p>-40.87</text:p>
          </table:table-cell>
          <table:table-cell office:value-type="float" office:value="-31.13232">
            <text:p>-31.13</text:p>
          </table:table-cell>
          <table:table-cell office:value-type="float" office:value="-19.1592">
            <text:p>-19.16</text:p>
          </table:table-cell>
          <table:table-cell office:value-type="float" office:value="-34.01376">
            <text:p>-34.01</text:p>
          </table:table-cell>
          <table:table-cell office:value-type="float" office:value="-18.9694">
            <text:p>-18.97</text:p>
          </table:table-cell>
          <table:table-cell office:value-type="float" office:value="-31.39675">
            <text:p>-31.4</text:p>
          </table:table-cell>
          <table:table-cell office:value-type="float" office:value="-40.25542">
            <text:p>-40.26</text:p>
          </table:table-cell>
          <table:table-cell office:value-type="float" office:value="-47.90803">
            <text:p>-47.91</text:p>
          </table:table-cell>
          <table:table-cell office:value-type="float" office:value="-53.5737">
            <text:p>-53.57</text:p>
          </table:table-cell>
          <table:table-cell office:value-type="float" office:value="-55.90137">
            <text:p>-55.9</text:p>
          </table:table-cell>
          <table:table-cell office:value-type="float" office:value="-53.2124">
            <text:p>-53.21</text:p>
          </table:table-cell>
          <table:table-cell office:value-type="float" office:value="-49.96469">
            <text:p>-49.96</text:p>
          </table:table-cell>
          <table:table-cell office:value-type="float" office:value="-44.4723">
            <text:p>-44.47</text:p>
          </table:table-cell>
          <table:table-cell office:value-type="float" office:value="-36.84642">
            <text:p>-36.85</text:p>
          </table:table-cell>
          <table:table-cell office:value-type="float" office:value="-30.1802">
            <text:p>-30.18</text:p>
          </table:table-cell>
          <table:table-cell office:value-type="float" office:value="-20.94805">
            <text:p>-20.95</text:p>
          </table:table-cell>
          <table:table-cell office:value-type="float" office:value="-11.9237">
            <text:p>-11.92</text:p>
          </table:table-cell>
          <table:table-cell office:value-type="float" office:value="-5.18415">
            <text:p>-5.18</text:p>
          </table:table-cell>
          <table:table-cell office:value-type="float" office:value="1.73121">
            <text:p>1.73</text:p>
          </table:table-cell>
          <table:table-cell office:value-type="float" office:value="8.71699">
            <text:p>8.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62378">
            <text:p>1.62</text:p>
          </table:table-cell>
          <table:table-cell office:value-type="float" office:value="-5.04958">
            <text:p>-5.05</text:p>
          </table:table-cell>
          <table:table-cell office:value-type="float" office:value="-11.94755">
            <text:p>-11.95</text:p>
          </table:table-cell>
          <table:table-cell office:value-type="float" office:value="-21.31642">
            <text:p>-21.32</text:p>
          </table:table-cell>
          <table:table-cell office:value-type="float" office:value="-29.54138">
            <text:p>-29.54</text:p>
          </table:table-cell>
          <table:table-cell office:value-type="float" office:value="-36.94219">
            <text:p>-36.94</text:p>
          </table:table-cell>
          <table:table-cell office:value-type="float" office:value="-44.42365">
            <text:p>-44.42</text:p>
          </table:table-cell>
          <table:table-cell office:value-type="float" office:value="-50.12346">
            <text:p>-50.12</text:p>
          </table:table-cell>
          <table:table-cell office:value-type="float" office:value="-53.10351">
            <text:p>-53.1</text:p>
          </table:table-cell>
          <table:table-cell office:value-type="float" office:value="-55.51705">
            <text:p>-55.52</text:p>
          </table:table-cell>
          <table:table-cell office:value-type="float" office:value="-53.12144">
            <text:p>-53.12</text:p>
          </table:table-cell>
          <table:table-cell office:value-type="float" office:value="-47.58368">
            <text:p>-47.58</text:p>
          </table:table-cell>
          <table:table-cell office:value-type="float" office:value="-41.07302">
            <text:p>-41.07</text:p>
          </table:table-cell>
          <table:table-cell office:value-type="float" office:value="-31.08181">
            <text:p>-31.08</text:p>
          </table:table-cell>
          <table:table-cell office:value-type="float" office:value="-19.69696">
            <text:p>-19.7</text:p>
          </table:table-cell>
          <table:table-cell office:value-type="float" office:value="-32.86346">
            <text:p>-32.86</text:p>
          </table:table-cell>
          <table:table-cell office:value-type="float" office:value="-19.00957">
            <text:p>-19.01</text:p>
          </table:table-cell>
          <table:table-cell office:value-type="float" office:value="-30.95115">
            <text:p>-30.95</text:p>
          </table:table-cell>
          <table:table-cell office:value-type="float" office:value="-40.45701">
            <text:p>-40.46</text:p>
          </table:table-cell>
          <table:table-cell office:value-type="float" office:value="-47.03837">
            <text:p>-47.04</text:p>
          </table:table-cell>
          <table:table-cell office:value-type="float" office:value="-53.13346">
            <text:p>-53.13</text:p>
          </table:table-cell>
          <table:table-cell office:value-type="float" office:value="-55.82725">
            <text:p>-55.83</text:p>
          </table:table-cell>
          <table:table-cell office:value-type="float" office:value="-53.40367">
            <text:p>-53.4</text:p>
          </table:table-cell>
          <table:table-cell office:value-type="float" office:value="-50.79359">
            <text:p>-50.79</text:p>
          </table:table-cell>
          <table:table-cell office:value-type="float" office:value="-44.13139">
            <text:p>-44.13</text:p>
          </table:table-cell>
          <table:table-cell office:value-type="float" office:value="-36.70115">
            <text:p>-36.7</text:p>
          </table:table-cell>
          <table:table-cell office:value-type="float" office:value="-29.64118">
            <text:p>-29.64</text:p>
          </table:table-cell>
          <table:table-cell office:value-type="float" office:value="-21.59719">
            <text:p>-21.6</text:p>
          </table:table-cell>
          <table:table-cell office:value-type="float" office:value="-12.12264">
            <text:p>-12.12</text:p>
          </table:table-cell>
          <table:table-cell office:value-type="float" office:value="-5.04874">
            <text:p>-5.05</text:p>
          </table:table-cell>
          <table:table-cell office:value-type="float" office:value="2.17455">
            <text:p>2.17</text:p>
          </table:table-cell>
          <table:table-cell office:value-type="float" office:value="9.0168">
            <text:p>9.0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.55561">
            <text:p>1.56</text:p>
          </table:table-cell>
          <table:table-cell office:value-type="float" office:value="-5.23931">
            <text:p>-5.24</text:p>
          </table:table-cell>
          <table:table-cell office:value-type="float" office:value="-12.01262">
            <text:p>-12.01</text:p>
          </table:table-cell>
          <table:table-cell office:value-type="float" office:value="-20.96886">
            <text:p>-20.97</text:p>
          </table:table-cell>
          <table:table-cell office:value-type="float" office:value="-29.84105">
            <text:p>-29.84</text:p>
          </table:table-cell>
          <table:table-cell office:value-type="float" office:value="-37.62567">
            <text:p>-37.63</text:p>
          </table:table-cell>
          <table:table-cell office:value-type="float" office:value="-43.99307">
            <text:p>-43.99</text:p>
          </table:table-cell>
          <table:table-cell office:value-type="float" office:value="-49.84659">
            <text:p>-49.85</text:p>
          </table:table-cell>
          <table:table-cell office:value-type="float" office:value="-53.38899">
            <text:p>-53.39</text:p>
          </table:table-cell>
          <table:table-cell office:value-type="float" office:value="-56.23456">
            <text:p>-56.23</text:p>
          </table:table-cell>
          <table:table-cell office:value-type="float" office:value="-52.77776">
            <text:p>-52.78</text:p>
          </table:table-cell>
          <table:table-cell office:value-type="float" office:value="-47.49026">
            <text:p>-47.49</text:p>
          </table:table-cell>
          <table:table-cell office:value-type="float" office:value="-40.46342">
            <text:p>-40.46</text:p>
          </table:table-cell>
          <table:table-cell office:value-type="float" office:value="-31.33281">
            <text:p>-31.33</text:p>
          </table:table-cell>
          <table:table-cell office:value-type="float" office:value="-19.63974">
            <text:p>-19.64</text:p>
          </table:table-cell>
          <table:table-cell office:value-type="float" office:value="-34.31929">
            <text:p>-34.32</text:p>
          </table:table-cell>
          <table:table-cell office:value-type="float" office:value="-18.86894">
            <text:p>-18.87</text:p>
          </table:table-cell>
          <table:table-cell office:value-type="float" office:value="-30.68199">
            <text:p>-30.68</text:p>
          </table:table-cell>
          <table:table-cell office:value-type="float" office:value="-40.11744">
            <text:p>-40.12</text:p>
          </table:table-cell>
          <table:table-cell office:value-type="float" office:value="-47.69976">
            <text:p>-47.7</text:p>
          </table:table-cell>
          <table:table-cell office:value-type="float" office:value="-53.92885">
            <text:p>-53.93</text:p>
          </table:table-cell>
          <table:table-cell office:value-type="float" office:value="-55.21118">
            <text:p>-55.21</text:p>
          </table:table-cell>
          <table:table-cell office:value-type="float" office:value="-53.53376">
            <text:p>-53.53</text:p>
          </table:table-cell>
          <table:table-cell office:value-type="float" office:value="-49.95029">
            <text:p>-49.95</text:p>
          </table:table-cell>
          <table:table-cell office:value-type="float" office:value="-43.60437">
            <text:p>-43.6</text:p>
          </table:table-cell>
          <table:table-cell office:value-type="float" office:value="-36.36589">
            <text:p>-36.37</text:p>
          </table:table-cell>
          <table:table-cell office:value-type="float" office:value="-29.96034">
            <text:p>-29.96</text:p>
          </table:table-cell>
          <table:table-cell office:value-type="float" office:value="-21.48767">
            <text:p>-21.49</text:p>
          </table:table-cell>
          <table:table-cell office:value-type="float" office:value="-12.08751">
            <text:p>-12.09</text:p>
          </table:table-cell>
          <table:table-cell office:value-type="float" office:value="-5.16448">
            <text:p>-5.16</text:p>
          </table:table-cell>
          <table:table-cell office:value-type="float" office:value="1.98312">
            <text:p>1.98</text:p>
          </table:table-cell>
          <table:table-cell office:value-type="float" office:value="8.82995">
            <text:p>8.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65428">
            <text:p>1.65</text:p>
          </table:table-cell>
          <table:table-cell office:value-type="float" office:value="-4.83443">
            <text:p>-4.83</text:p>
          </table:table-cell>
          <table:table-cell office:value-type="float" office:value="-12.41296">
            <text:p>-12.41</text:p>
          </table:table-cell>
          <table:table-cell office:value-type="float" office:value="-21.04232">
            <text:p>-21.04</text:p>
          </table:table-cell>
          <table:table-cell office:value-type="float" office:value="-29.20794">
            <text:p>-29.21</text:p>
          </table:table-cell>
          <table:table-cell office:value-type="float" office:value="-36.87333">
            <text:p>-36.87</text:p>
          </table:table-cell>
          <table:table-cell office:value-type="float" office:value="-43.58979">
            <text:p>-43.59</text:p>
          </table:table-cell>
          <table:table-cell office:value-type="float" office:value="-49.72458">
            <text:p>-49.72</text:p>
          </table:table-cell>
          <table:table-cell office:value-type="float" office:value="-53.08743">
            <text:p>-53.09</text:p>
          </table:table-cell>
          <table:table-cell office:value-type="float" office:value="-55.7414">
            <text:p>-55.74</text:p>
          </table:table-cell>
          <table:table-cell office:value-type="float" office:value="-53.89816">
            <text:p>-53.9</text:p>
          </table:table-cell>
          <table:table-cell office:value-type="float" office:value="-47.34037">
            <text:p>-47.34</text:p>
          </table:table-cell>
          <table:table-cell office:value-type="float" office:value="-40.75887">
            <text:p>-40.76</text:p>
          </table:table-cell>
          <table:table-cell office:value-type="float" office:value="-30.84414">
            <text:p>-30.84</text:p>
          </table:table-cell>
          <table:table-cell office:value-type="float" office:value="-18.97047">
            <text:p>-18.97</text:p>
          </table:table-cell>
          <table:table-cell office:value-type="float" office:value="-32.19165">
            <text:p>-32.19</text:p>
          </table:table-cell>
          <table:table-cell office:value-type="float" office:value="-19.81034">
            <text:p>-19.81</text:p>
          </table:table-cell>
          <table:table-cell office:value-type="float" office:value="-31.54821">
            <text:p>-31.55</text:p>
          </table:table-cell>
          <table:table-cell office:value-type="float" office:value="-41.31927">
            <text:p>-41.32</text:p>
          </table:table-cell>
          <table:table-cell office:value-type="float" office:value="-47.50716">
            <text:p>-47.51</text:p>
          </table:table-cell>
          <table:table-cell office:value-type="float" office:value="-52.85859">
            <text:p>-52.86</text:p>
          </table:table-cell>
          <table:table-cell office:value-type="float" office:value="-55.22804">
            <text:p>-55.23</text:p>
          </table:table-cell>
          <table:table-cell office:value-type="float" office:value="-53.45413">
            <text:p>-53.45</text:p>
          </table:table-cell>
          <table:table-cell office:value-type="float" office:value="-49.69255">
            <text:p>-49.69</text:p>
          </table:table-cell>
          <table:table-cell office:value-type="float" office:value="-44.29813">
            <text:p>-44.3</text:p>
          </table:table-cell>
          <table:table-cell office:value-type="float" office:value="-37.16384">
            <text:p>-37.16</text:p>
          </table:table-cell>
          <table:table-cell office:value-type="float" office:value="-30.37672">
            <text:p>-30.38</text:p>
          </table:table-cell>
          <table:table-cell office:value-type="float" office:value="-21.42265">
            <text:p>-21.42</text:p>
          </table:table-cell>
          <table:table-cell office:value-type="float" office:value="-12.69255">
            <text:p>-12.69</text:p>
          </table:table-cell>
          <table:table-cell office:value-type="float" office:value="-5.04506">
            <text:p>-5.05</text:p>
          </table:table-cell>
          <table:table-cell office:value-type="float" office:value="1.39283">
            <text:p>1.39</text:p>
          </table:table-cell>
          <table:table-cell office:value-type="float" office:value="8.04081">
            <text:p>8.0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85938">
            <text:p>1.86</text:p>
          </table:table-cell>
          <table:table-cell office:value-type="float" office:value="-4.98829">
            <text:p>-4.99</text:p>
          </table:table-cell>
          <table:table-cell office:value-type="float" office:value="-12.25497">
            <text:p>-12.25</text:p>
          </table:table-cell>
          <table:table-cell office:value-type="float" office:value="-21.2136">
            <text:p>-21.21</text:p>
          </table:table-cell>
          <table:table-cell office:value-type="float" office:value="-30.4473">
            <text:p>-30.45</text:p>
          </table:table-cell>
          <table:table-cell office:value-type="float" office:value="-36.59854">
            <text:p>-36.6</text:p>
          </table:table-cell>
          <table:table-cell office:value-type="float" office:value="-44.34612">
            <text:p>-44.35</text:p>
          </table:table-cell>
          <table:table-cell office:value-type="float" office:value="-50.12061">
            <text:p>-50.12</text:p>
          </table:table-cell>
          <table:table-cell office:value-type="float" office:value="-52.86827">
            <text:p>-52.87</text:p>
          </table:table-cell>
          <table:table-cell office:value-type="float" office:value="-55.82941">
            <text:p>-55.83</text:p>
          </table:table-cell>
          <table:table-cell office:value-type="float" office:value="-52.84774">
            <text:p>-52.85</text:p>
          </table:table-cell>
          <table:table-cell office:value-type="float" office:value="-48.91439">
            <text:p>-48.91</text:p>
          </table:table-cell>
          <table:table-cell office:value-type="float" office:value="-41.01844">
            <text:p>-41.02</text:p>
          </table:table-cell>
          <table:table-cell office:value-type="float" office:value="-31.16943">
            <text:p>-31.17</text:p>
          </table:table-cell>
          <table:table-cell office:value-type="float" office:value="-19.21585">
            <text:p>-19.22</text:p>
          </table:table-cell>
          <table:table-cell office:value-type="float" office:value="-33.54595">
            <text:p>-33.55</text:p>
          </table:table-cell>
          <table:table-cell office:value-type="float" office:value="-18.80034">
            <text:p>-18.8</text:p>
          </table:table-cell>
          <table:table-cell office:value-type="float" office:value="-31.09542">
            <text:p>-31.1</text:p>
          </table:table-cell>
          <table:table-cell office:value-type="float" office:value="-41.30779">
            <text:p>-41.31</text:p>
          </table:table-cell>
          <table:table-cell office:value-type="float" office:value="-47.12697">
            <text:p>-47.13</text:p>
          </table:table-cell>
          <table:table-cell office:value-type="float" office:value="-53.6136">
            <text:p>-53.61</text:p>
          </table:table-cell>
          <table:table-cell office:value-type="float" office:value="-54.83657">
            <text:p>-54.84</text:p>
          </table:table-cell>
          <table:table-cell office:value-type="float" office:value="-53.23904">
            <text:p>-53.24</text:p>
          </table:table-cell>
          <table:table-cell office:value-type="float" office:value="-49.52638">
            <text:p>-49.53</text:p>
          </table:table-cell>
          <table:table-cell office:value-type="float" office:value="-43.62642">
            <text:p>-43.63</text:p>
          </table:table-cell>
          <table:table-cell office:value-type="float" office:value="-36.25396">
            <text:p>-36.25</text:p>
          </table:table-cell>
          <table:table-cell office:value-type="float" office:value="-29.68252">
            <text:p>-29.68</text:p>
          </table:table-cell>
          <table:table-cell office:value-type="float" office:value="-21.25895">
            <text:p>-21.26</text:p>
          </table:table-cell>
          <table:table-cell office:value-type="float" office:value="-12.60111">
            <text:p>-12.6</text:p>
          </table:table-cell>
          <table:table-cell office:value-type="float" office:value="-4.9835">
            <text:p>-4.98</text:p>
          </table:table-cell>
          <table:table-cell office:value-type="float" office:value="1.97243">
            <text:p>1.97</text:p>
          </table:table-cell>
          <table:table-cell office:value-type="float" office:value="8.34314">
            <text:p>8.34</text:p>
          </table:table-cell>
          <table:table-cell/>
        </table:table-row>
        <table:table-row table:style-name="ro1">
          <table:table-cell office:value-type="string">
            <text:p>Imaginary, t0</text:p>
          </table:table-cell>
          <table:table-cell office:value-type="string">
            <text:p>Imaginary, t8</text:p>
          </table:table-cell>
          <table:table-cell table:number-columns-repeated="33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34.72135">
            <text:p>-34.72</text:p>
          </table:table-cell>
          <table:table-cell office:value-type="float" office:value="-31.80096">
            <text:p>-31.8</text:p>
          </table:table-cell>
          <table:table-cell office:value-type="float" office:value="-30.89893">
            <text:p>-30.9</text:p>
          </table:table-cell>
          <table:table-cell office:value-type="float" office:value="-26.35196">
            <text:p>-26.35</text:p>
          </table:table-cell>
          <table:table-cell office:value-type="float" office:value="-20.63318">
            <text:p>-20.63</text:p>
          </table:table-cell>
          <table:table-cell office:value-type="float" office:value="-16.12079">
            <text:p>-16.12</text:p>
          </table:table-cell>
          <table:table-cell office:value-type="float" office:value="-10.3463">
            <text:p>-10.35</text:p>
          </table:table-cell>
          <table:table-cell office:value-type="float" office:value="-4.885">
            <text:p>-4.89</text:p>
          </table:table-cell>
          <table:table-cell office:value-type="float" office:value="-0.26717">
            <text:p>-0.27</text:p>
          </table:table-cell>
          <table:table-cell office:value-type="float" office:value="2.7434">
            <text:p>2.74</text:p>
          </table:table-cell>
          <table:table-cell office:value-type="float" office:value="3.6569">
            <text:p>3.66</text:p>
          </table:table-cell>
          <table:table-cell office:value-type="float" office:value="8.12228">
            <text:p>8.12</text:p>
          </table:table-cell>
          <table:table-cell office:value-type="float" office:value="9.12033">
            <text:p>9.12</text:p>
          </table:table-cell>
          <table:table-cell office:value-type="float" office:value="10.0962">
            <text:p>10.1</text:p>
          </table:table-cell>
          <table:table-cell office:value-type="float" office:value="11.40122">
            <text:p>11.4</text:p>
          </table:table-cell>
          <table:table-cell office:value-type="float" office:value="-15.01502">
            <text:p>-15.02</text:p>
          </table:table-cell>
          <table:table-cell office:value-type="float" office:value="-11.39325">
            <text:p>-11.39</text:p>
          </table:table-cell>
          <table:table-cell office:value-type="float" office:value="-9.76573">
            <text:p>-9.77</text:p>
          </table:table-cell>
          <table:table-cell office:value-type="float" office:value="-7.95552">
            <text:p>-7.96</text:p>
          </table:table-cell>
          <table:table-cell office:value-type="float" office:value="-7.57145">
            <text:p>-7.57</text:p>
          </table:table-cell>
          <table:table-cell office:value-type="float" office:value="-4.28926">
            <text:p>-4.29</text:p>
          </table:table-cell>
          <table:table-cell office:value-type="float" office:value="-3.11185">
            <text:p>-3.11</text:p>
          </table:table-cell>
          <table:table-cell office:value-type="float" office:value="-0.08464">
            <text:p>-0.08</text:p>
          </table:table-cell>
          <table:table-cell office:value-type="float" office:value="4.41959">
            <text:p>4.42</text:p>
          </table:table-cell>
          <table:table-cell office:value-type="float" office:value="10.26314">
            <text:p>10.26</text:p>
          </table:table-cell>
          <table:table-cell office:value-type="float" office:value="15.96844">
            <text:p>15.97</text:p>
          </table:table-cell>
          <table:table-cell office:value-type="float" office:value="21.25883">
            <text:p>21.26</text:p>
          </table:table-cell>
          <table:table-cell office:value-type="float" office:value="26.01405">
            <text:p>26.01</text:p>
          </table:table-cell>
          <table:table-cell office:value-type="float" office:value="30.98192">
            <text:p>30.98</text:p>
          </table:table-cell>
          <table:table-cell office:value-type="float" office:value="31.17473">
            <text:p>31.17</text:p>
          </table:table-cell>
          <table:table-cell office:value-type="float" office:value="34.28285">
            <text:p>34.28</text:p>
          </table:table-cell>
          <table:table-cell office:value-type="float" office:value="33.99727">
            <text:p>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4.88159">
            <text:p>-34.88</text:p>
          </table:table-cell>
          <table:table-cell office:value-type="float" office:value="-31.19848">
            <text:p>-31.2</text:p>
          </table:table-cell>
          <table:table-cell office:value-type="float" office:value="-31.13601">
            <text:p>-31.14</text:p>
          </table:table-cell>
          <table:table-cell office:value-type="float" office:value="-25.85957">
            <text:p>-25.86</text:p>
          </table:table-cell>
          <table:table-cell office:value-type="float" office:value="-21.21789">
            <text:p>-21.22</text:p>
          </table:table-cell>
          <table:table-cell office:value-type="float" office:value="-15.99541">
            <text:p>-16</text:p>
          </table:table-cell>
          <table:table-cell office:value-type="float" office:value="-10.46201">
            <text:p>-10.46</text:p>
          </table:table-cell>
          <table:table-cell office:value-type="float" office:value="-4.98803">
            <text:p>-4.99</text:p>
          </table:table-cell>
          <table:table-cell office:value-type="float" office:value="-0.00814">
            <text:p>-0.01</text:p>
          </table:table-cell>
          <table:table-cell office:value-type="float" office:value="3.60967">
            <text:p>3.61</text:p>
          </table:table-cell>
          <table:table-cell office:value-type="float" office:value="4.53613">
            <text:p>4.54</text:p>
          </table:table-cell>
          <table:table-cell office:value-type="float" office:value="7.86576">
            <text:p>7.87</text:p>
          </table:table-cell>
          <table:table-cell office:value-type="float" office:value="9.01033">
            <text:p>9.01</text:p>
          </table:table-cell>
          <table:table-cell office:value-type="float" office:value="9.90508">
            <text:p>9.91</text:p>
          </table:table-cell>
          <table:table-cell office:value-type="float" office:value="11.09453">
            <text:p>11.09</text:p>
          </table:table-cell>
          <table:table-cell office:value-type="float" office:value="-14.81123">
            <text:p>-14.81</text:p>
          </table:table-cell>
          <table:table-cell office:value-type="float" office:value="-11.72821">
            <text:p>-11.73</text:p>
          </table:table-cell>
          <table:table-cell office:value-type="float" office:value="-10.15749">
            <text:p>-10.16</text:p>
          </table:table-cell>
          <table:table-cell office:value-type="float" office:value="-8.28314">
            <text:p>-8.28</text:p>
          </table:table-cell>
          <table:table-cell office:value-type="float" office:value="-7.99995">
            <text:p>-8</text:p>
          </table:table-cell>
          <table:table-cell office:value-type="float" office:value="-3.40775">
            <text:p>-3.41</text:p>
          </table:table-cell>
          <table:table-cell office:value-type="float" office:value="-2.93915">
            <text:p>-2.94</text:p>
          </table:table-cell>
          <table:table-cell office:value-type="float" office:value="-0.08435">
            <text:p>-0.08</text:p>
          </table:table-cell>
          <table:table-cell office:value-type="float" office:value="4.15846">
            <text:p>4.16</text:p>
          </table:table-cell>
          <table:table-cell office:value-type="float" office:value="10.54558">
            <text:p>10.55</text:p>
          </table:table-cell>
          <table:table-cell office:value-type="float" office:value="16.15719">
            <text:p>16.16</text:p>
          </table:table-cell>
          <table:table-cell office:value-type="float" office:value="20.74125">
            <text:p>20.74</text:p>
          </table:table-cell>
          <table:table-cell office:value-type="float" office:value="25.85723">
            <text:p>25.86</text:p>
          </table:table-cell>
          <table:table-cell office:value-type="float" office:value="30.9128">
            <text:p>30.91</text:p>
          </table:table-cell>
          <table:table-cell office:value-type="float" office:value="31.87647">
            <text:p>31.88</text:p>
          </table:table-cell>
          <table:table-cell office:value-type="float" office:value="34.37808">
            <text:p>34.38</text:p>
          </table:table-cell>
          <table:table-cell office:value-type="float" office:value="33.39591">
            <text:p>33.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4.01101">
            <text:p>-34.01</text:p>
          </table:table-cell>
          <table:table-cell office:value-type="float" office:value="-31.46139">
            <text:p>-31.46</text:p>
          </table:table-cell>
          <table:table-cell office:value-type="float" office:value="-30.67167">
            <text:p>-30.67</text:p>
          </table:table-cell>
          <table:table-cell office:value-type="float" office:value="-25.69163">
            <text:p>-25.69</text:p>
          </table:table-cell>
          <table:table-cell office:value-type="float" office:value="-20.52757">
            <text:p>-20.53</text:p>
          </table:table-cell>
          <table:table-cell office:value-type="float" office:value="-15.19403">
            <text:p>-15.19</text:p>
          </table:table-cell>
          <table:table-cell office:value-type="float" office:value="-10.43316">
            <text:p>-10.43</text:p>
          </table:table-cell>
          <table:table-cell office:value-type="float" office:value="-4.61753">
            <text:p>-4.62</text:p>
          </table:table-cell>
          <table:table-cell office:value-type="float" office:value="-0.45988">
            <text:p>-0.46</text:p>
          </table:table-cell>
          <table:table-cell office:value-type="float" office:value="2.79214">
            <text:p>2.79</text:p>
          </table:table-cell>
          <table:table-cell office:value-type="float" office:value="4.13358">
            <text:p>4.13</text:p>
          </table:table-cell>
          <table:table-cell office:value-type="float" office:value="7.54088">
            <text:p>7.54</text:p>
          </table:table-cell>
          <table:table-cell office:value-type="float" office:value="8.87491">
            <text:p>8.87</text:p>
          </table:table-cell>
          <table:table-cell office:value-type="float" office:value="10.16429">
            <text:p>10.16</text:p>
          </table:table-cell>
          <table:table-cell office:value-type="float" office:value="11.36798">
            <text:p>11.37</text:p>
          </table:table-cell>
          <table:table-cell office:value-type="float" office:value="-15.14795">
            <text:p>-15.15</text:p>
          </table:table-cell>
          <table:table-cell office:value-type="float" office:value="-11.25856">
            <text:p>-11.26</text:p>
          </table:table-cell>
          <table:table-cell office:value-type="float" office:value="-10.15014">
            <text:p>-10.15</text:p>
          </table:table-cell>
          <table:table-cell office:value-type="float" office:value="-8.47333">
            <text:p>-8.47</text:p>
          </table:table-cell>
          <table:table-cell office:value-type="float" office:value="-7.75409">
            <text:p>-7.75</text:p>
          </table:table-cell>
          <table:table-cell office:value-type="float" office:value="-4.20062">
            <text:p>-4.2</text:p>
          </table:table-cell>
          <table:table-cell office:value-type="float" office:value="-3.40003">
            <text:p>-3.4</text:p>
          </table:table-cell>
          <table:table-cell office:value-type="float" office:value="-0.1597">
            <text:p>-0.16</text:p>
          </table:table-cell>
          <table:table-cell office:value-type="float" office:value="4.68345">
            <text:p>4.68</text:p>
          </table:table-cell>
          <table:table-cell office:value-type="float" office:value="9.97181">
            <text:p>9.97</text:p>
          </table:table-cell>
          <table:table-cell office:value-type="float" office:value="16.07773">
            <text:p>16.08</text:p>
          </table:table-cell>
          <table:table-cell office:value-type="float" office:value="20.46592">
            <text:p>20.47</text:p>
          </table:table-cell>
          <table:table-cell office:value-type="float" office:value="25.47572">
            <text:p>25.48</text:p>
          </table:table-cell>
          <table:table-cell office:value-type="float" office:value="31.64612">
            <text:p>31.65</text:p>
          </table:table-cell>
          <table:table-cell office:value-type="float" office:value="31.60141">
            <text:p>31.6</text:p>
          </table:table-cell>
          <table:table-cell office:value-type="float" office:value="33.84253">
            <text:p>33.84</text:p>
          </table:table-cell>
          <table:table-cell office:value-type="float" office:value="33.68095">
            <text:p>33.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34.34025">
            <text:p>-34.34</text:p>
          </table:table-cell>
          <table:table-cell office:value-type="float" office:value="-31.43461">
            <text:p>-31.43</text:p>
          </table:table-cell>
          <table:table-cell office:value-type="float" office:value="-31.11888">
            <text:p>-31.12</text:p>
          </table:table-cell>
          <table:table-cell office:value-type="float" office:value="-25.96058">
            <text:p>-25.96</text:p>
          </table:table-cell>
          <table:table-cell office:value-type="float" office:value="-21.28724">
            <text:p>-21.29</text:p>
          </table:table-cell>
          <table:table-cell office:value-type="float" office:value="-16.11609">
            <text:p>-16.12</text:p>
          </table:table-cell>
          <table:table-cell office:value-type="float" office:value="-10.07705">
            <text:p>-10.08</text:p>
          </table:table-cell>
          <table:table-cell office:value-type="float" office:value="-4.83333">
            <text:p>-4.83</text:p>
          </table:table-cell>
          <table:table-cell office:value-type="float" office:value="-0.25422">
            <text:p>-0.25</text:p>
          </table:table-cell>
          <table:table-cell office:value-type="float" office:value="2.81701">
            <text:p>2.82</text:p>
          </table:table-cell>
          <table:table-cell office:value-type="float" office:value="4.30036">
            <text:p>4.3</text:p>
          </table:table-cell>
          <table:table-cell office:value-type="float" office:value="6.88816">
            <text:p>6.89</text:p>
          </table:table-cell>
          <table:table-cell office:value-type="float" office:value="8.67041">
            <text:p>8.67</text:p>
          </table:table-cell>
          <table:table-cell office:value-type="float" office:value="9.49841">
            <text:p>9.5</text:p>
          </table:table-cell>
          <table:table-cell office:value-type="float" office:value="11.30495">
            <text:p>11.3</text:p>
          </table:table-cell>
          <table:table-cell office:value-type="float" office:value="-14.83216">
            <text:p>-14.83</text:p>
          </table:table-cell>
          <table:table-cell office:value-type="float" office:value="-11.83782">
            <text:p>-11.84</text:p>
          </table:table-cell>
          <table:table-cell office:value-type="float" office:value="-10.16722">
            <text:p>-10.17</text:p>
          </table:table-cell>
          <table:table-cell office:value-type="float" office:value="-9.04937">
            <text:p>-9.05</text:p>
          </table:table-cell>
          <table:table-cell office:value-type="float" office:value="-7.90722">
            <text:p>-7.91</text:p>
          </table:table-cell>
          <table:table-cell office:value-type="float" office:value="-4.05727">
            <text:p>-4.06</text:p>
          </table:table-cell>
          <table:table-cell office:value-type="float" office:value="-2.30479">
            <text:p>-2.3</text:p>
          </table:table-cell>
          <table:table-cell office:value-type="float" office:value="0.34553">
            <text:p>0.35</text:p>
          </table:table-cell>
          <table:table-cell office:value-type="float" office:value="4.78269">
            <text:p>4.78</text:p>
          </table:table-cell>
          <table:table-cell office:value-type="float" office:value="10.0512">
            <text:p>10.05</text:p>
          </table:table-cell>
          <table:table-cell office:value-type="float" office:value="16.28275">
            <text:p>16.28</text:p>
          </table:table-cell>
          <table:table-cell office:value-type="float" office:value="21.0162">
            <text:p>21.02</text:p>
          </table:table-cell>
          <table:table-cell office:value-type="float" office:value="26.302">
            <text:p>26.3</text:p>
          </table:table-cell>
          <table:table-cell office:value-type="float" office:value="31.07">
            <text:p>31.07</text:p>
          </table:table-cell>
          <table:table-cell office:value-type="float" office:value="31.35196">
            <text:p>31.35</text:p>
          </table:table-cell>
          <table:table-cell office:value-type="float" office:value="34.13541">
            <text:p>34.14</text:p>
          </table:table-cell>
          <table:table-cell office:value-type="float" office:value="34.3067">
            <text:p>34.3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34.80982">
            <text:p>-34.81</text:p>
          </table:table-cell>
          <table:table-cell office:value-type="float" office:value="-31.55651">
            <text:p>-31.56</text:p>
          </table:table-cell>
          <table:table-cell office:value-type="float" office:value="-30.98559">
            <text:p>-30.99</text:p>
          </table:table-cell>
          <table:table-cell office:value-type="float" office:value="-26.17209">
            <text:p>-26.17</text:p>
          </table:table-cell>
          <table:table-cell office:value-type="float" office:value="-20.74974">
            <text:p>-20.75</text:p>
          </table:table-cell>
          <table:table-cell office:value-type="float" office:value="-15.99443">
            <text:p>-15.99</text:p>
          </table:table-cell>
          <table:table-cell office:value-type="float" office:value="-10.28154">
            <text:p>-10.28</text:p>
          </table:table-cell>
          <table:table-cell office:value-type="float" office:value="-4.54265">
            <text:p>-4.54</text:p>
          </table:table-cell>
          <table:table-cell office:value-type="float" office:value="0.11008">
            <text:p>0.11</text:p>
          </table:table-cell>
          <table:table-cell office:value-type="float" office:value="2.83914">
            <text:p>2.84</text:p>
          </table:table-cell>
          <table:table-cell office:value-type="float" office:value="3.96377">
            <text:p>3.96</text:p>
          </table:table-cell>
          <table:table-cell office:value-type="float" office:value="7.25879">
            <text:p>7.26</text:p>
          </table:table-cell>
          <table:table-cell office:value-type="float" office:value="8.74708">
            <text:p>8.75</text:p>
          </table:table-cell>
          <table:table-cell office:value-type="float" office:value="9.54566">
            <text:p>9.55</text:p>
          </table:table-cell>
          <table:table-cell office:value-type="float" office:value="11.19129">
            <text:p>11.19</text:p>
          </table:table-cell>
          <table:table-cell office:value-type="float" office:value="-15.52188">
            <text:p>-15.52</text:p>
          </table:table-cell>
          <table:table-cell office:value-type="float" office:value="-11.1216">
            <text:p>-11.12</text:p>
          </table:table-cell>
          <table:table-cell office:value-type="float" office:value="-9.52881">
            <text:p>-9.53</text:p>
          </table:table-cell>
          <table:table-cell office:value-type="float" office:value="-8.07141">
            <text:p>-8.07</text:p>
          </table:table-cell>
          <table:table-cell office:value-type="float" office:value="-8.33859">
            <text:p>-8.34</text:p>
          </table:table-cell>
          <table:table-cell office:value-type="float" office:value="-4.09339">
            <text:p>-4.09</text:p>
          </table:table-cell>
          <table:table-cell office:value-type="float" office:value="-2.61058">
            <text:p>-2.61</text:p>
          </table:table-cell>
          <table:table-cell office:value-type="float" office:value="0.32035">
            <text:p>0.32</text:p>
          </table:table-cell>
          <table:table-cell office:value-type="float" office:value="5.39591">
            <text:p>5.4</text:p>
          </table:table-cell>
          <table:table-cell office:value-type="float" office:value="10.30419">
            <text:p>10.3</text:p>
          </table:table-cell>
          <table:table-cell office:value-type="float" office:value="15.48943">
            <text:p>15.49</text:p>
          </table:table-cell>
          <table:table-cell office:value-type="float" office:value="21.45213">
            <text:p>21.45</text:p>
          </table:table-cell>
          <table:table-cell office:value-type="float" office:value="26.02632">
            <text:p>26.03</text:p>
          </table:table-cell>
          <table:table-cell office:value-type="float" office:value="30.85602">
            <text:p>30.86</text:p>
          </table:table-cell>
          <table:table-cell office:value-type="float" office:value="31.28031">
            <text:p>31.28</text:p>
          </table:table-cell>
          <table:table-cell office:value-type="float" office:value="33.96834">
            <text:p>33.97</text:p>
          </table:table-cell>
          <table:table-cell office:value-type="float" office:value="33.64317">
            <text:p>33.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34.21035">
            <text:p>-34.21</text:p>
          </table:table-cell>
          <table:table-cell office:value-type="float" office:value="-30.74756">
            <text:p>-30.75</text:p>
          </table:table-cell>
          <table:table-cell office:value-type="float" office:value="-31.45463">
            <text:p>-31.45</text:p>
          </table:table-cell>
          <table:table-cell office:value-type="float" office:value="-26.0755">
            <text:p>-26.08</text:p>
          </table:table-cell>
          <table:table-cell office:value-type="float" office:value="-20.91094">
            <text:p>-20.91</text:p>
          </table:table-cell>
          <table:table-cell office:value-type="float" office:value="-15.56413">
            <text:p>-15.56</text:p>
          </table:table-cell>
          <table:table-cell office:value-type="float" office:value="-10.42966">
            <text:p>-10.43</text:p>
          </table:table-cell>
          <table:table-cell office:value-type="float" office:value="-4.7641">
            <text:p>-4.76</text:p>
          </table:table-cell>
          <table:table-cell office:value-type="float" office:value="-0.30881">
            <text:p>-0.31</text:p>
          </table:table-cell>
          <table:table-cell office:value-type="float" office:value="3.2296">
            <text:p>3.23</text:p>
          </table:table-cell>
          <table:table-cell office:value-type="float" office:value="4.09803">
            <text:p>4.1</text:p>
          </table:table-cell>
          <table:table-cell office:value-type="float" office:value="7.21722">
            <text:p>7.22</text:p>
          </table:table-cell>
          <table:table-cell office:value-type="float" office:value="8.0511">
            <text:p>8.05</text:p>
          </table:table-cell>
          <table:table-cell office:value-type="float" office:value="10.05242">
            <text:p>10.05</text:p>
          </table:table-cell>
          <table:table-cell office:value-type="float" office:value="11.52762">
            <text:p>11.53</text:p>
          </table:table-cell>
          <table:table-cell office:value-type="float" office:value="-15.0977">
            <text:p>-15.1</text:p>
          </table:table-cell>
          <table:table-cell office:value-type="float" office:value="-11.77779">
            <text:p>-11.78</text:p>
          </table:table-cell>
          <table:table-cell office:value-type="float" office:value="-9.6362">
            <text:p>-9.64</text:p>
          </table:table-cell>
          <table:table-cell office:value-type="float" office:value="-9.11211">
            <text:p>-9.11</text:p>
          </table:table-cell>
          <table:table-cell office:value-type="float" office:value="-7.64106">
            <text:p>-7.64</text:p>
          </table:table-cell>
          <table:table-cell office:value-type="float" office:value="-3.26332">
            <text:p>-3.26</text:p>
          </table:table-cell>
          <table:table-cell office:value-type="float" office:value="-2.86352">
            <text:p>-2.86</text:p>
          </table:table-cell>
          <table:table-cell office:value-type="float" office:value="0.36238">
            <text:p>0.36</text:p>
          </table:table-cell>
          <table:table-cell office:value-type="float" office:value="4.34949">
            <text:p>4.35</text:p>
          </table:table-cell>
          <table:table-cell office:value-type="float" office:value="10.01608">
            <text:p>10.02</text:p>
          </table:table-cell>
          <table:table-cell office:value-type="float" office:value="15.99735">
            <text:p>16</text:p>
          </table:table-cell>
          <table:table-cell office:value-type="float" office:value="21.0272">
            <text:p>21.03</text:p>
          </table:table-cell>
          <table:table-cell office:value-type="float" office:value="25.68072">
            <text:p>25.68</text:p>
          </table:table-cell>
          <table:table-cell office:value-type="float" office:value="31.30884">
            <text:p>31.31</text:p>
          </table:table-cell>
          <table:table-cell office:value-type="float" office:value="31.05831">
            <text:p>31.06</text:p>
          </table:table-cell>
          <table:table-cell office:value-type="float" office:value="34.66318">
            <text:p>34.66</text:p>
          </table:table-cell>
          <table:table-cell office:value-type="float" office:value="33.66403">
            <text:p>33.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34.04565">
            <text:p>-34.05</text:p>
          </table:table-cell>
          <table:table-cell office:value-type="float" office:value="-30.83461">
            <text:p>-30.83</text:p>
          </table:table-cell>
          <table:table-cell office:value-type="float" office:value="-31.01483">
            <text:p>-31.01</text:p>
          </table:table-cell>
          <table:table-cell office:value-type="float" office:value="-26.51468">
            <text:p>-26.51</text:p>
          </table:table-cell>
          <table:table-cell office:value-type="float" office:value="-21.24945">
            <text:p>-21.25</text:p>
          </table:table-cell>
          <table:table-cell office:value-type="float" office:value="-16.25961">
            <text:p>-16.26</text:p>
          </table:table-cell>
          <table:table-cell office:value-type="float" office:value="-10.46898">
            <text:p>-10.47</text:p>
          </table:table-cell>
          <table:table-cell office:value-type="float" office:value="-4.63769">
            <text:p>-4.64</text:p>
          </table:table-cell>
          <table:table-cell office:value-type="float" office:value="-0.97924">
            <text:p>-0.98</text:p>
          </table:table-cell>
          <table:table-cell office:value-type="float" office:value="2.33548">
            <text:p>2.34</text:p>
          </table:table-cell>
          <table:table-cell office:value-type="float" office:value="3.95061">
            <text:p>3.95</text:p>
          </table:table-cell>
          <table:table-cell office:value-type="float" office:value="7.42785">
            <text:p>7.43</text:p>
          </table:table-cell>
          <table:table-cell office:value-type="float" office:value="9.01222">
            <text:p>9.01</text:p>
          </table:table-cell>
          <table:table-cell office:value-type="float" office:value="10.93126">
            <text:p>10.93</text:p>
          </table:table-cell>
          <table:table-cell office:value-type="float" office:value="11.97263">
            <text:p>11.97</text:p>
          </table:table-cell>
          <table:table-cell office:value-type="float" office:value="-13.82662">
            <text:p>-13.83</text:p>
          </table:table-cell>
          <table:table-cell office:value-type="float" office:value="-11.2005">
            <text:p>-11.2</text:p>
          </table:table-cell>
          <table:table-cell office:value-type="float" office:value="-10.17132">
            <text:p>-10.17</text:p>
          </table:table-cell>
          <table:table-cell office:value-type="float" office:value="-8.95894">
            <text:p>-8.96</text:p>
          </table:table-cell>
          <table:table-cell office:value-type="float" office:value="-7.40594">
            <text:p>-7.41</text:p>
          </table:table-cell>
          <table:table-cell office:value-type="float" office:value="-3.73831">
            <text:p>-3.74</text:p>
          </table:table-cell>
          <table:table-cell office:value-type="float" office:value="-3.10177">
            <text:p>-3.1</text:p>
          </table:table-cell>
          <table:table-cell office:value-type="float" office:value="-0.2985">
            <text:p>-0.3</text:p>
          </table:table-cell>
          <table:table-cell office:value-type="float" office:value="5.21707">
            <text:p>5.22</text:p>
          </table:table-cell>
          <table:table-cell office:value-type="float" office:value="10.15021">
            <text:p>10.15</text:p>
          </table:table-cell>
          <table:table-cell office:value-type="float" office:value="16.24717">
            <text:p>16.25</text:p>
          </table:table-cell>
          <table:table-cell office:value-type="float" office:value="21.01829">
            <text:p>21.02</text:p>
          </table:table-cell>
          <table:table-cell office:value-type="float" office:value="25.60101">
            <text:p>25.6</text:p>
          </table:table-cell>
          <table:table-cell office:value-type="float" office:value="31.42706">
            <text:p>31.43</text:p>
          </table:table-cell>
          <table:table-cell office:value-type="float" office:value="31.69012">
            <text:p>31.69</text:p>
          </table:table-cell>
          <table:table-cell office:value-type="float" office:value="33.88988">
            <text:p>33.89</text:p>
          </table:table-cell>
          <table:table-cell office:value-type="float" office:value="33.17133">
            <text:p>33.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33.65868">
            <text:p>-33.66</text:p>
          </table:table-cell>
          <table:table-cell office:value-type="float" office:value="-30.31476">
            <text:p>-30.31</text:p>
          </table:table-cell>
          <table:table-cell office:value-type="float" office:value="-30.98274">
            <text:p>-30.98</text:p>
          </table:table-cell>
          <table:table-cell office:value-type="float" office:value="-26.19836">
            <text:p>-26.2</text:p>
          </table:table-cell>
          <table:table-cell office:value-type="float" office:value="-20.74061">
            <text:p>-20.74</text:p>
          </table:table-cell>
          <table:table-cell office:value-type="float" office:value="-15.80918">
            <text:p>-15.81</text:p>
          </table:table-cell>
          <table:table-cell office:value-type="float" office:value="-10.34958">
            <text:p>-10.35</text:p>
          </table:table-cell>
          <table:table-cell office:value-type="float" office:value="-5.00839">
            <text:p>-5.01</text:p>
          </table:table-cell>
          <table:table-cell office:value-type="float" office:value="-0.34981">
            <text:p>-0.35</text:p>
          </table:table-cell>
          <table:table-cell office:value-type="float" office:value="2.74073">
            <text:p>2.74</text:p>
          </table:table-cell>
          <table:table-cell office:value-type="float" office:value="3.68478">
            <text:p>3.68</text:p>
          </table:table-cell>
          <table:table-cell office:value-type="float" office:value="7.11927">
            <text:p>7.12</text:p>
          </table:table-cell>
          <table:table-cell office:value-type="float" office:value="9.34926">
            <text:p>9.35</text:p>
          </table:table-cell>
          <table:table-cell office:value-type="float" office:value="9.84631">
            <text:p>9.85</text:p>
          </table:table-cell>
          <table:table-cell office:value-type="float" office:value="10.87756">
            <text:p>10.88</text:p>
          </table:table-cell>
          <table:table-cell office:value-type="float" office:value="-15.60784">
            <text:p>-15.61</text:p>
          </table:table-cell>
          <table:table-cell office:value-type="float" office:value="-11.24556">
            <text:p>-11.25</text:p>
          </table:table-cell>
          <table:table-cell office:value-type="float" office:value="-10.39523">
            <text:p>-10.4</text:p>
          </table:table-cell>
          <table:table-cell office:value-type="float" office:value="-8.66515">
            <text:p>-8.67</text:p>
          </table:table-cell>
          <table:table-cell office:value-type="float" office:value="-6.97119">
            <text:p>-6.97</text:p>
          </table:table-cell>
          <table:table-cell office:value-type="float" office:value="-3.42332">
            <text:p>-3.42</text:p>
          </table:table-cell>
          <table:table-cell office:value-type="float" office:value="-2.15529">
            <text:p>-2.16</text:p>
          </table:table-cell>
          <table:table-cell office:value-type="float" office:value="0.42973">
            <text:p>0.43</text:p>
          </table:table-cell>
          <table:table-cell office:value-type="float" office:value="4.92653">
            <text:p>4.93</text:p>
          </table:table-cell>
          <table:table-cell office:value-type="float" office:value="11.03973">
            <text:p>11.04</text:p>
          </table:table-cell>
          <table:table-cell office:value-type="float" office:value="16.13811">
            <text:p>16.14</text:p>
          </table:table-cell>
          <table:table-cell office:value-type="float" office:value="21.07257">
            <text:p>21.07</text:p>
          </table:table-cell>
          <table:table-cell office:value-type="float" office:value="26.35869">
            <text:p>26.36</text:p>
          </table:table-cell>
          <table:table-cell office:value-type="float" office:value="31.19094">
            <text:p>31.19</text:p>
          </table:table-cell>
          <table:table-cell office:value-type="float" office:value="30.68264">
            <text:p>30.68</text:p>
          </table:table-cell>
          <table:table-cell office:value-type="float" office:value="33.86604">
            <text:p>33.87</text:p>
          </table:table-cell>
          <table:table-cell office:value-type="float" office:value="33.81225">
            <text:p>33.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34.59461">
            <text:p>-34.59</text:p>
          </table:table-cell>
          <table:table-cell office:value-type="float" office:value="-31.01315">
            <text:p>-31.01</text:p>
          </table:table-cell>
          <table:table-cell office:value-type="float" office:value="-30.78028">
            <text:p>-30.78</text:p>
          </table:table-cell>
          <table:table-cell office:value-type="float" office:value="-25.83951">
            <text:p>-25.84</text:p>
          </table:table-cell>
          <table:table-cell office:value-type="float" office:value="-21.02261">
            <text:p>-21.02</text:p>
          </table:table-cell>
          <table:table-cell office:value-type="float" office:value="-16.49005">
            <text:p>-16.49</text:p>
          </table:table-cell>
          <table:table-cell office:value-type="float" office:value="-10.2848">
            <text:p>-10.28</text:p>
          </table:table-cell>
          <table:table-cell office:value-type="float" office:value="-4.48965">
            <text:p>-4.49</text:p>
          </table:table-cell>
          <table:table-cell office:value-type="float" office:value="-0.00138">
            <text:p>0</text:p>
          </table:table-cell>
          <table:table-cell office:value-type="float" office:value="3.46094">
            <text:p>3.46</text:p>
          </table:table-cell>
          <table:table-cell office:value-type="float" office:value="3.99337">
            <text:p>3.99</text:p>
          </table:table-cell>
          <table:table-cell office:value-type="float" office:value="7.28643">
            <text:p>7.29</text:p>
          </table:table-cell>
          <table:table-cell office:value-type="float" office:value="8.47295">
            <text:p>8.47</text:p>
          </table:table-cell>
          <table:table-cell office:value-type="float" office:value="10.32835">
            <text:p>10.33</text:p>
          </table:table-cell>
          <table:table-cell office:value-type="float" office:value="11.00356">
            <text:p>11</text:p>
          </table:table-cell>
          <table:table-cell office:value-type="float" office:value="-14.22728">
            <text:p>-14.23</text:p>
          </table:table-cell>
          <table:table-cell office:value-type="float" office:value="-11.87636">
            <text:p>-11.88</text:p>
          </table:table-cell>
          <table:table-cell office:value-type="float" office:value="-10.54098">
            <text:p>-10.54</text:p>
          </table:table-cell>
          <table:table-cell office:value-type="float" office:value="-8.24015">
            <text:p>-8.24</text:p>
          </table:table-cell>
          <table:table-cell office:value-type="float" office:value="-7.44264">
            <text:p>-7.44</text:p>
          </table:table-cell>
          <table:table-cell office:value-type="float" office:value="-4.14636">
            <text:p>-4.15</text:p>
          </table:table-cell>
          <table:table-cell office:value-type="float" office:value="-2.66567">
            <text:p>-2.67</text:p>
          </table:table-cell>
          <table:table-cell office:value-type="float" office:value="-0.28513">
            <text:p>-0.29</text:p>
          </table:table-cell>
          <table:table-cell office:value-type="float" office:value="4.52762">
            <text:p>4.53</text:p>
          </table:table-cell>
          <table:table-cell office:value-type="float" office:value="10.15948">
            <text:p>10.16</text:p>
          </table:table-cell>
          <table:table-cell office:value-type="float" office:value="15.98489">
            <text:p>15.98</text:p>
          </table:table-cell>
          <table:table-cell office:value-type="float" office:value="20.92594">
            <text:p>20.93</text:p>
          </table:table-cell>
          <table:table-cell office:value-type="float" office:value="25.94244">
            <text:p>25.94</text:p>
          </table:table-cell>
          <table:table-cell office:value-type="float" office:value="30.70681">
            <text:p>30.71</text:p>
          </table:table-cell>
          <table:table-cell office:value-type="float" office:value="31.28941">
            <text:p>31.29</text:p>
          </table:table-cell>
          <table:table-cell office:value-type="float" office:value="33.77379">
            <text:p>33.77</text:p>
          </table:table-cell>
          <table:table-cell office:value-type="float" office:value="33.15358">
            <text:p>33.15</text:p>
          </table:table-cell>
          <table:table-cell/>
        </table:table-row>
        <table:table-row table:style-name="ro1">
          <table:table-cell office:value-type="string">
            <text:p>Real variance</text:p>
          </table:table-cell>
          <table:table-cell table:number-columns-repeated="3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29488.38065">
            <text:p>629488.38</text:p>
          </table:table-cell>
          <table:table-cell office:value-type="float" office:value="619087.22321">
            <text:p>619087.22</text:p>
          </table:table-cell>
          <table:table-cell office:value-type="float" office:value="620592.30085">
            <text:p>620592.3</text:p>
          </table:table-cell>
          <table:table-cell office:value-type="float" office:value="620115.20586">
            <text:p>620115.21</text:p>
          </table:table-cell>
          <table:table-cell office:value-type="float" office:value="621207.97353">
            <text:p>621207.97</text:p>
          </table:table-cell>
          <table:table-cell office:value-type="float" office:value="622261.70523">
            <text:p>622261.71</text:p>
          </table:table-cell>
          <table:table-cell office:value-type="float" office:value="620739.0653">
            <text:p>620739.07</text:p>
          </table:table-cell>
          <table:table-cell office:value-type="float" office:value="618523.75025">
            <text:p>618523.75</text:p>
          </table:table-cell>
          <table:table-cell office:value-type="float" office:value="620229.21242">
            <text:p>620229.21</text:p>
          </table:table-cell>
          <table:table-cell office:value-type="float" office:value="622419.44198">
            <text:p>622419.44</text:p>
          </table:table-cell>
          <table:table-cell office:value-type="float" office:value="620841.63706">
            <text:p>620841.64</text:p>
          </table:table-cell>
          <table:table-cell office:value-type="float" office:value="622522.34603">
            <text:p>622522.35</text:p>
          </table:table-cell>
          <table:table-cell office:value-type="float" office:value="621352.58406">
            <text:p>621352.58</text:p>
          </table:table-cell>
          <table:table-cell office:value-type="float" office:value="619967.92767">
            <text:p>619967.93</text:p>
          </table:table-cell>
          <table:table-cell office:value-type="float" office:value="617870.66056">
            <text:p>617870.66</text:p>
          </table:table-cell>
          <table:table-cell office:value-type="float" office:value="1105415.7296">
            <text:p>1105415.73</text:p>
          </table:table-cell>
          <table:table-cell office:value-type="float" office:value="626679.50579">
            <text:p>626679.51</text:p>
          </table:table-cell>
          <table:table-cell office:value-type="float" office:value="621182.64698">
            <text:p>621182.65</text:p>
          </table:table-cell>
          <table:table-cell office:value-type="float" office:value="621052.6948">
            <text:p>621052.69</text:p>
          </table:table-cell>
          <table:table-cell office:value-type="float" office:value="622066.79336">
            <text:p>622066.79</text:p>
          </table:table-cell>
          <table:table-cell office:value-type="float" office:value="620735.22121">
            <text:p>620735.22</text:p>
          </table:table-cell>
          <table:table-cell office:value-type="float" office:value="623907.20223">
            <text:p>623907.2</text:p>
          </table:table-cell>
          <table:table-cell office:value-type="float" office:value="620407.36669">
            <text:p>620407.37</text:p>
          </table:table-cell>
          <table:table-cell office:value-type="float" office:value="618795.4181">
            <text:p>618795.42</text:p>
          </table:table-cell>
          <table:table-cell office:value-type="float" office:value="620705.59982">
            <text:p>620705.6</text:p>
          </table:table-cell>
          <table:table-cell office:value-type="float" office:value="621558.53811">
            <text:p>621558.54</text:p>
          </table:table-cell>
          <table:table-cell office:value-type="float" office:value="621853.31532">
            <text:p>621853.32</text:p>
          </table:table-cell>
          <table:table-cell office:value-type="float" office:value="621214.10819">
            <text:p>621214.11</text:p>
          </table:table-cell>
          <table:table-cell office:value-type="float" office:value="620444.74124">
            <text:p>620444.74</text:p>
          </table:table-cell>
          <table:table-cell office:value-type="float" office:value="619871.27013">
            <text:p>619871.27</text:p>
          </table:table-cell>
          <table:table-cell office:value-type="float" office:value="620773.63081">
            <text:p>620773.63</text:p>
          </table:table-cell>
          <table:table-cell office:value-type="float" office:value="625133.61119">
            <text:p>625133.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633.98636">
            <text:p>625633.99</text:p>
          </table:table-cell>
          <table:table-cell office:value-type="float" office:value="618757.9368">
            <text:p>618757.94</text:p>
          </table:table-cell>
          <table:table-cell office:value-type="float" office:value="620809.97386">
            <text:p>620809.97</text:p>
          </table:table-cell>
          <table:table-cell office:value-type="float" office:value="621254.30623">
            <text:p>621254.31</text:p>
          </table:table-cell>
          <table:table-cell office:value-type="float" office:value="620731.21047">
            <text:p>620731.21</text:p>
          </table:table-cell>
          <table:table-cell office:value-type="float" office:value="621101.63964">
            <text:p>621101.64</text:p>
          </table:table-cell>
          <table:table-cell office:value-type="float" office:value="621087.73863">
            <text:p>621087.74</text:p>
          </table:table-cell>
          <table:table-cell office:value-type="float" office:value="618563.24731">
            <text:p>618563.25</text:p>
          </table:table-cell>
          <table:table-cell office:value-type="float" office:value="620550.11866">
            <text:p>620550.12</text:p>
          </table:table-cell>
          <table:table-cell office:value-type="float" office:value="623811.53861">
            <text:p>623811.54</text:p>
          </table:table-cell>
          <table:table-cell office:value-type="float" office:value="621008.36474">
            <text:p>621008.36</text:p>
          </table:table-cell>
          <table:table-cell office:value-type="float" office:value="623809.24043">
            <text:p>623809.24</text:p>
          </table:table-cell>
          <table:table-cell office:value-type="float" office:value="620964.28478">
            <text:p>620964.28</text:p>
          </table:table-cell>
          <table:table-cell office:value-type="float" office:value="620487.88383">
            <text:p>620487.88</text:p>
          </table:table-cell>
          <table:table-cell office:value-type="float" office:value="618528.86647">
            <text:p>618528.87</text:p>
          </table:table-cell>
          <table:table-cell office:value-type="float" office:value="1104910.17034">
            <text:p>1104910.17</text:p>
          </table:table-cell>
          <table:table-cell office:value-type="float" office:value="624906.32538">
            <text:p>624906.33</text:p>
          </table:table-cell>
          <table:table-cell office:value-type="float" office:value="620114.04379">
            <text:p>620114.04</text:p>
          </table:table-cell>
          <table:table-cell office:value-type="float" office:value="621336.97538">
            <text:p>621336.98</text:p>
          </table:table-cell>
          <table:table-cell office:value-type="float" office:value="622376.20516">
            <text:p>622376.21</text:p>
          </table:table-cell>
          <table:table-cell office:value-type="float" office:value="620947.47158">
            <text:p>620947.47</text:p>
          </table:table-cell>
          <table:table-cell office:value-type="float" office:value="623952.99874">
            <text:p>623953</text:p>
          </table:table-cell>
          <table:table-cell office:value-type="float" office:value="620485.08417">
            <text:p>620485.08</text:p>
          </table:table-cell>
          <table:table-cell office:value-type="float" office:value="618988.07764">
            <text:p>618988.08</text:p>
          </table:table-cell>
          <table:table-cell office:value-type="float" office:value="619811.9762">
            <text:p>619811.98</text:p>
          </table:table-cell>
          <table:table-cell office:value-type="float" office:value="621949.87007">
            <text:p>621949.87</text:p>
          </table:table-cell>
          <table:table-cell office:value-type="float" office:value="621350.82952">
            <text:p>621350.83</text:p>
          </table:table-cell>
          <table:table-cell office:value-type="float" office:value="621413.40869">
            <text:p>621413.41</text:p>
          </table:table-cell>
          <table:table-cell office:value-type="float" office:value="620023.4224">
            <text:p>620023.42</text:p>
          </table:table-cell>
          <table:table-cell office:value-type="float" office:value="619099.29004">
            <text:p>619099.29</text:p>
          </table:table-cell>
          <table:table-cell office:value-type="float" office:value="618162.0583">
            <text:p>618162.06</text:p>
          </table:table-cell>
          <table:table-cell office:value-type="float" office:value="624733.63498">
            <text:p>624733.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4526.96202">
            <text:p>624526.96</text:p>
          </table:table-cell>
          <table:table-cell office:value-type="float" office:value="619200.80298">
            <text:p>619200.8</text:p>
          </table:table-cell>
          <table:table-cell office:value-type="float" office:value="620435.62791">
            <text:p>620435.63</text:p>
          </table:table-cell>
          <table:table-cell office:value-type="float" office:value="621549.41827">
            <text:p>621549.42</text:p>
          </table:table-cell>
          <table:table-cell office:value-type="float" office:value="622312.05361">
            <text:p>622312.05</text:p>
          </table:table-cell>
          <table:table-cell office:value-type="float" office:value="621665.57109">
            <text:p>621665.57</text:p>
          </table:table-cell>
          <table:table-cell office:value-type="float" office:value="620726.45114">
            <text:p>620726.45</text:p>
          </table:table-cell>
          <table:table-cell office:value-type="float" office:value="618443.49804">
            <text:p>618443.5</text:p>
          </table:table-cell>
          <table:table-cell office:value-type="float" office:value="621108.731">
            <text:p>621108.73</text:p>
          </table:table-cell>
          <table:table-cell office:value-type="float" office:value="623380.03349">
            <text:p>623380.03</text:p>
          </table:table-cell>
          <table:table-cell office:value-type="float" office:value="620766.1262">
            <text:p>620766.13</text:p>
          </table:table-cell>
          <table:table-cell office:value-type="float" office:value="623418.70485">
            <text:p>623418.7</text:p>
          </table:table-cell>
          <table:table-cell office:value-type="float" office:value="621276.30901">
            <text:p>621276.31</text:p>
          </table:table-cell>
          <table:table-cell office:value-type="float" office:value="619568.41195">
            <text:p>619568.41</text:p>
          </table:table-cell>
          <table:table-cell office:value-type="float" office:value="618929.33644">
            <text:p>618929.34</text:p>
          </table:table-cell>
          <table:table-cell office:value-type="float" office:value="1105517.59353">
            <text:p>1105517.59</text:p>
          </table:table-cell>
          <table:table-cell office:value-type="float" office:value="625135.95828">
            <text:p>625135.96</text:p>
          </table:table-cell>
          <table:table-cell office:value-type="float" office:value="620525.49576">
            <text:p>620525.5</text:p>
          </table:table-cell>
          <table:table-cell office:value-type="float" office:value="621378.76909">
            <text:p>621378.77</text:p>
          </table:table-cell>
          <table:table-cell office:value-type="float" office:value="622259.68003">
            <text:p>622259.68</text:p>
          </table:table-cell>
          <table:table-cell office:value-type="float" office:value="621000.47413">
            <text:p>621000.47</text:p>
          </table:table-cell>
          <table:table-cell office:value-type="float" office:value="623384.06621">
            <text:p>623384.07</text:p>
          </table:table-cell>
          <table:table-cell office:value-type="float" office:value="620831.1748">
            <text:p>620831.17</text:p>
          </table:table-cell>
          <table:table-cell office:value-type="float" office:value="618333.34487">
            <text:p>618333.34</text:p>
          </table:table-cell>
          <table:table-cell office:value-type="float" office:value="619649.89423">
            <text:p>619649.89</text:p>
          </table:table-cell>
          <table:table-cell office:value-type="float" office:value="621515.08853">
            <text:p>621515.09</text:p>
          </table:table-cell>
          <table:table-cell office:value-type="float" office:value="621731.96342">
            <text:p>621731.96</text:p>
          </table:table-cell>
          <table:table-cell office:value-type="float" office:value="620348.11899">
            <text:p>620348.12</text:p>
          </table:table-cell>
          <table:table-cell office:value-type="float" office:value="620403.14444">
            <text:p>620403.14</text:p>
          </table:table-cell>
          <table:table-cell office:value-type="float" office:value="618568.48238">
            <text:p>618568.48</text:p>
          </table:table-cell>
          <table:table-cell office:value-type="float" office:value="618333.94512">
            <text:p>618333.95</text:p>
          </table:table-cell>
          <table:table-cell office:value-type="float" office:value="626154.9092">
            <text:p>626154.9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2770.46376">
            <text:p>622770.46</text:p>
          </table:table-cell>
          <table:table-cell office:value-type="float" office:value="618275.62149">
            <text:p>618275.62</text:p>
          </table:table-cell>
          <table:table-cell office:value-type="float" office:value="620174.91825">
            <text:p>620174.92</text:p>
          </table:table-cell>
          <table:table-cell office:value-type="float" office:value="620997.23982">
            <text:p>620997.24</text:p>
          </table:table-cell>
          <table:table-cell office:value-type="float" office:value="622229.10592">
            <text:p>622229.11</text:p>
          </table:table-cell>
          <table:table-cell office:value-type="float" office:value="622270.18483">
            <text:p>622270.18</text:p>
          </table:table-cell>
          <table:table-cell office:value-type="float" office:value="620821.85633">
            <text:p>620821.86</text:p>
          </table:table-cell>
          <table:table-cell office:value-type="float" office:value="618662.09135">
            <text:p>618662.09</text:p>
          </table:table-cell>
          <table:table-cell office:value-type="float" office:value="620973.51876">
            <text:p>620973.52</text:p>
          </table:table-cell>
          <table:table-cell office:value-type="float" office:value="623623.77397">
            <text:p>623623.77</text:p>
          </table:table-cell>
          <table:table-cell office:value-type="float" office:value="621075.28373">
            <text:p>621075.28</text:p>
          </table:table-cell>
          <table:table-cell office:value-type="float" office:value="622839.30951">
            <text:p>622839.31</text:p>
          </table:table-cell>
          <table:table-cell office:value-type="float" office:value="621343.47271">
            <text:p>621343.47</text:p>
          </table:table-cell>
          <table:table-cell office:value-type="float" office:value="620623.72923">
            <text:p>620623.73</text:p>
          </table:table-cell>
          <table:table-cell office:value-type="float" office:value="618482.53625">
            <text:p>618482.54</text:p>
          </table:table-cell>
          <table:table-cell office:value-type="float" office:value="1107538.13411">
            <text:p>1107538.13</text:p>
          </table:table-cell>
          <table:table-cell office:value-type="float" office:value="624978.12569">
            <text:p>624978.13</text:p>
          </table:table-cell>
          <table:table-cell office:value-type="float" office:value="620361.70486">
            <text:p>620361.7</text:p>
          </table:table-cell>
          <table:table-cell office:value-type="float" office:value="621123.05463">
            <text:p>621123.05</text:p>
          </table:table-cell>
          <table:table-cell office:value-type="float" office:value="622988.34553">
            <text:p>622988.35</text:p>
          </table:table-cell>
          <table:table-cell office:value-type="float" office:value="620519.75104">
            <text:p>620519.75</text:p>
          </table:table-cell>
          <table:table-cell office:value-type="float" office:value="623607.61295">
            <text:p>623607.61</text:p>
          </table:table-cell>
          <table:table-cell office:value-type="float" office:value="620736.25883">
            <text:p>620736.26</text:p>
          </table:table-cell>
          <table:table-cell office:value-type="float" office:value="619096.37422">
            <text:p>619096.37</text:p>
          </table:table-cell>
          <table:table-cell office:value-type="float" office:value="620611.74829">
            <text:p>620611.75</text:p>
          </table:table-cell>
          <table:table-cell office:value-type="float" office:value="622165.73163">
            <text:p>622165.73</text:p>
          </table:table-cell>
          <table:table-cell office:value-type="float" office:value="622220.71603">
            <text:p>622220.72</text:p>
          </table:table-cell>
          <table:table-cell office:value-type="float" office:value="621892.21165">
            <text:p>621892.21</text:p>
          </table:table-cell>
          <table:table-cell office:value-type="float" office:value="620121.58695">
            <text:p>620121.59</text:p>
          </table:table-cell>
          <table:table-cell office:value-type="float" office:value="618484.34666">
            <text:p>618484.35</text:p>
          </table:table-cell>
          <table:table-cell office:value-type="float" office:value="618122.39255">
            <text:p>618122.39</text:p>
          </table:table-cell>
          <table:table-cell office:value-type="float" office:value="626115.64486">
            <text:p>626115.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1225.80918">
            <text:p>621225.81</text:p>
          </table:table-cell>
          <table:table-cell office:value-type="float" office:value="620337.84716">
            <text:p>620337.85</text:p>
          </table:table-cell>
          <table:table-cell office:value-type="float" office:value="619055.77004">
            <text:p>619055.77</text:p>
          </table:table-cell>
          <table:table-cell office:value-type="float" office:value="620665.44176">
            <text:p>620665.44</text:p>
          </table:table-cell>
          <table:table-cell office:value-type="float" office:value="622591.12889">
            <text:p>622591.13</text:p>
          </table:table-cell>
          <table:table-cell office:value-type="float" office:value="621523.92329">
            <text:p>621523.92</text:p>
          </table:table-cell>
          <table:table-cell office:value-type="float" office:value="621022.27179">
            <text:p>621022.27</text:p>
          </table:table-cell>
          <table:table-cell office:value-type="float" office:value="618876.91377">
            <text:p>618876.91</text:p>
          </table:table-cell>
          <table:table-cell office:value-type="float" office:value="619876.62083">
            <text:p>619876.62</text:p>
          </table:table-cell>
          <table:table-cell office:value-type="float" office:value="623569.84686">
            <text:p>623569.85</text:p>
          </table:table-cell>
          <table:table-cell office:value-type="float" office:value="621146.81415">
            <text:p>621146.81</text:p>
          </table:table-cell>
          <table:table-cell office:value-type="float" office:value="622271.25574">
            <text:p>622271.26</text:p>
          </table:table-cell>
          <table:table-cell office:value-type="float" office:value="621451.33442">
            <text:p>621451.33</text:p>
          </table:table-cell>
          <table:table-cell office:value-type="float" office:value="620181.01263">
            <text:p>620181.01</text:p>
          </table:table-cell>
          <table:table-cell office:value-type="float" office:value="619455.18813">
            <text:p>619455.19</text:p>
          </table:table-cell>
          <table:table-cell office:value-type="float" office:value="1107303.74941">
            <text:p>1107303.75</text:p>
          </table:table-cell>
          <table:table-cell office:value-type="float" office:value="621823.4919">
            <text:p>621823.49</text:p>
          </table:table-cell>
          <table:table-cell office:value-type="float" office:value="621364.58905">
            <text:p>621364.59</text:p>
          </table:table-cell>
          <table:table-cell office:value-type="float" office:value="621327.91937">
            <text:p>621327.92</text:p>
          </table:table-cell>
          <table:table-cell office:value-type="float" office:value="623129.19602">
            <text:p>623129.2</text:p>
          </table:table-cell>
          <table:table-cell office:value-type="float" office:value="620978.76435">
            <text:p>620978.76</text:p>
          </table:table-cell>
          <table:table-cell office:value-type="float" office:value="623655.29539">
            <text:p>623655.3</text:p>
          </table:table-cell>
          <table:table-cell office:value-type="float" office:value="621492.94455">
            <text:p>621492.94</text:p>
          </table:table-cell>
          <table:table-cell office:value-type="float" office:value="618263.07345">
            <text:p>618263.07</text:p>
          </table:table-cell>
          <table:table-cell office:value-type="float" office:value="620946.92691">
            <text:p>620946.93</text:p>
          </table:table-cell>
          <table:table-cell office:value-type="float" office:value="622835.8173">
            <text:p>622835.82</text:p>
          </table:table-cell>
          <table:table-cell office:value-type="float" office:value="621496.98785">
            <text:p>621496.99</text:p>
          </table:table-cell>
          <table:table-cell office:value-type="float" office:value="620920.16504">
            <text:p>620920.17</text:p>
          </table:table-cell>
          <table:table-cell office:value-type="float" office:value="620613.74932">
            <text:p>620613.75</text:p>
          </table:table-cell>
          <table:table-cell office:value-type="float" office:value="618502.97049">
            <text:p>618502.97</text:p>
          </table:table-cell>
          <table:table-cell office:value-type="float" office:value="618375.12209">
            <text:p>618375.12</text:p>
          </table:table-cell>
          <table:table-cell office:value-type="float" office:value="626155.23178">
            <text:p>626155.2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0264.4525">
            <text:p>620264.45</text:p>
          </table:table-cell>
          <table:table-cell office:value-type="float" office:value="618972.10751">
            <text:p>618972.11</text:p>
          </table:table-cell>
          <table:table-cell office:value-type="float" office:value="620837.93233">
            <text:p>620837.93</text:p>
          </table:table-cell>
          <table:table-cell office:value-type="float" office:value="621479.1919">
            <text:p>621479.19</text:p>
          </table:table-cell>
          <table:table-cell office:value-type="float" office:value="622299.27764">
            <text:p>622299.28</text:p>
          </table:table-cell>
          <table:table-cell office:value-type="float" office:value="621906.67837">
            <text:p>621906.68</text:p>
          </table:table-cell>
          <table:table-cell office:value-type="float" office:value="619664.62301">
            <text:p>619664.62</text:p>
          </table:table-cell>
          <table:table-cell office:value-type="float" office:value="618830.99297">
            <text:p>618830.99</text:p>
          </table:table-cell>
          <table:table-cell office:value-type="float" office:value="620297.87175">
            <text:p>620297.87</text:p>
          </table:table-cell>
          <table:table-cell office:value-type="float" office:value="623601.06317">
            <text:p>623601.06</text:p>
          </table:table-cell>
          <table:table-cell office:value-type="float" office:value="620408.36063">
            <text:p>620408.36</text:p>
          </table:table-cell>
          <table:table-cell office:value-type="float" office:value="622524.61072">
            <text:p>622524.61</text:p>
          </table:table-cell>
          <table:table-cell office:value-type="float" office:value="620504.4107">
            <text:p>620504.41</text:p>
          </table:table-cell>
          <table:table-cell office:value-type="float" office:value="620790.45784">
            <text:p>620790.46</text:p>
          </table:table-cell>
          <table:table-cell office:value-type="float" office:value="618763.97648">
            <text:p>618763.98</text:p>
          </table:table-cell>
          <table:table-cell office:value-type="float" office:value="1106957.29833">
            <text:p>1106957.3</text:p>
          </table:table-cell>
          <table:table-cell office:value-type="float" office:value="620409.60154">
            <text:p>620409.6</text:p>
          </table:table-cell>
          <table:table-cell office:value-type="float" office:value="619518.91768">
            <text:p>619518.92</text:p>
          </table:table-cell>
          <table:table-cell office:value-type="float" office:value="621789.76416">
            <text:p>621789.76</text:p>
          </table:table-cell>
          <table:table-cell office:value-type="float" office:value="622359.41777">
            <text:p>622359.42</text:p>
          </table:table-cell>
          <table:table-cell office:value-type="float" office:value="620831.71311">
            <text:p>620831.71</text:p>
          </table:table-cell>
          <table:table-cell office:value-type="float" office:value="623575.76372">
            <text:p>623575.76</text:p>
          </table:table-cell>
          <table:table-cell office:value-type="float" office:value="620919.66528">
            <text:p>620919.67</text:p>
          </table:table-cell>
          <table:table-cell office:value-type="float" office:value="620063.56389">
            <text:p>620063.56</text:p>
          </table:table-cell>
          <table:table-cell office:value-type="float" office:value="621012.07922">
            <text:p>621012.08</text:p>
          </table:table-cell>
          <table:table-cell office:value-type="float" office:value="622854.34248">
            <text:p>622854.34</text:p>
          </table:table-cell>
          <table:table-cell office:value-type="float" office:value="621486.44892">
            <text:p>621486.45</text:p>
          </table:table-cell>
          <table:table-cell office:value-type="float" office:value="620524.93233">
            <text:p>620524.93</text:p>
          </table:table-cell>
          <table:table-cell office:value-type="float" office:value="620300.2792">
            <text:p>620300.28</text:p>
          </table:table-cell>
          <table:table-cell office:value-type="float" office:value="619162.94937">
            <text:p>619162.95</text:p>
          </table:table-cell>
          <table:table-cell office:value-type="float" office:value="617270.45989">
            <text:p>617270.46</text:p>
          </table:table-cell>
          <table:table-cell office:value-type="float" office:value="625348.77337">
            <text:p>625348.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7552.14708">
            <text:p>617552.15</text:p>
          </table:table-cell>
          <table:table-cell office:value-type="float" office:value="619462.77561">
            <text:p>619462.78</text:p>
          </table:table-cell>
          <table:table-cell office:value-type="float" office:value="620171.19311">
            <text:p>620171.19</text:p>
          </table:table-cell>
          <table:table-cell office:value-type="float" office:value="620465.09537">
            <text:p>620465.1</text:p>
          </table:table-cell>
          <table:table-cell office:value-type="float" office:value="622086.30753">
            <text:p>622086.31</text:p>
          </table:table-cell>
          <table:table-cell office:value-type="float" office:value="622989.38953">
            <text:p>622989.39</text:p>
          </table:table-cell>
          <table:table-cell office:value-type="float" office:value="621681.23106">
            <text:p>621681.23</text:p>
          </table:table-cell>
          <table:table-cell office:value-type="float" office:value="619211.20246">
            <text:p>619211.2</text:p>
          </table:table-cell>
          <table:table-cell office:value-type="float" office:value="619999.15453">
            <text:p>619999.15</text:p>
          </table:table-cell>
          <table:table-cell office:value-type="float" office:value="622349.40417">
            <text:p>622349.4</text:p>
          </table:table-cell>
          <table:table-cell office:value-type="float" office:value="620514.41102">
            <text:p>620514.41</text:p>
          </table:table-cell>
          <table:table-cell office:value-type="float" office:value="621604.19968">
            <text:p>621604.2</text:p>
          </table:table-cell>
          <table:table-cell office:value-type="float" office:value="621448.6287">
            <text:p>621448.63</text:p>
          </table:table-cell>
          <table:table-cell office:value-type="float" office:value="619666.49773">
            <text:p>619666.5</text:p>
          </table:table-cell>
          <table:table-cell office:value-type="float" office:value="617235.05122">
            <text:p>617235.05</text:p>
          </table:table-cell>
          <table:table-cell office:value-type="float" office:value="1105413.47491">
            <text:p>1105413.47</text:p>
          </table:table-cell>
          <table:table-cell office:value-type="float" office:value="618914.7863">
            <text:p>618914.79</text:p>
          </table:table-cell>
          <table:table-cell office:value-type="float" office:value="620435.45853">
            <text:p>620435.46</text:p>
          </table:table-cell>
          <table:table-cell office:value-type="float" office:value="620530.07314">
            <text:p>620530.07</text:p>
          </table:table-cell>
          <table:table-cell office:value-type="float" office:value="622280.75938">
            <text:p>622280.76</text:p>
          </table:table-cell>
          <table:table-cell office:value-type="float" office:value="621107.61247">
            <text:p>621107.61</text:p>
          </table:table-cell>
          <table:table-cell office:value-type="float" office:value="623795.49244">
            <text:p>623795.49</text:p>
          </table:table-cell>
          <table:table-cell office:value-type="float" office:value="621115.98651">
            <text:p>621115.99</text:p>
          </table:table-cell>
          <table:table-cell office:value-type="float" office:value="619878.28772">
            <text:p>619878.29</text:p>
          </table:table-cell>
          <table:table-cell office:value-type="float" office:value="620816.1655">
            <text:p>620816.17</text:p>
          </table:table-cell>
          <table:table-cell office:value-type="float" office:value="622621.05317">
            <text:p>622621.05</text:p>
          </table:table-cell>
          <table:table-cell office:value-type="float" office:value="621655.81976">
            <text:p>621655.82</text:p>
          </table:table-cell>
          <table:table-cell office:value-type="float" office:value="620727.86598">
            <text:p>620727.87</text:p>
          </table:table-cell>
          <table:table-cell office:value-type="float" office:value="620029.48232">
            <text:p>620029.48</text:p>
          </table:table-cell>
          <table:table-cell office:value-type="float" office:value="618589.03046">
            <text:p>618589.03</text:p>
          </table:table-cell>
          <table:table-cell office:value-type="float" office:value="618567.74005">
            <text:p>618567.74</text:p>
          </table:table-cell>
          <table:table-cell office:value-type="float" office:value="625106.09188">
            <text:p>625106.0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7264.54612">
            <text:p>617264.55</text:p>
          </table:table-cell>
          <table:table-cell office:value-type="float" office:value="619557.1276">
            <text:p>619557.13</text:p>
          </table:table-cell>
          <table:table-cell office:value-type="float" office:value="620408.86886">
            <text:p>620408.87</text:p>
          </table:table-cell>
          <table:table-cell office:value-type="float" office:value="620421.71402">
            <text:p>620421.71</text:p>
          </table:table-cell>
          <table:table-cell office:value-type="float" office:value="622568.31769">
            <text:p>622568.32</text:p>
          </table:table-cell>
          <table:table-cell office:value-type="float" office:value="621843.55791">
            <text:p>621843.56</text:p>
          </table:table-cell>
          <table:table-cell office:value-type="float" office:value="622110.68337">
            <text:p>622110.68</text:p>
          </table:table-cell>
          <table:table-cell office:value-type="float" office:value="618822.95603">
            <text:p>618822.96</text:p>
          </table:table-cell>
          <table:table-cell office:value-type="float" office:value="619427.76302">
            <text:p>619427.76</text:p>
          </table:table-cell>
          <table:table-cell office:value-type="float" office:value="622489.1784">
            <text:p>622489.18</text:p>
          </table:table-cell>
          <table:table-cell office:value-type="float" office:value="620382.96787">
            <text:p>620382.97</text:p>
          </table:table-cell>
          <table:table-cell office:value-type="float" office:value="620344.11143">
            <text:p>620344.11</text:p>
          </table:table-cell>
          <table:table-cell office:value-type="float" office:value="621402.17433">
            <text:p>621402.17</text:p>
          </table:table-cell>
          <table:table-cell office:value-type="float" office:value="619812.89037">
            <text:p>619812.89</text:p>
          </table:table-cell>
          <table:table-cell office:value-type="float" office:value="619526.48212">
            <text:p>619526.48</text:p>
          </table:table-cell>
          <table:table-cell office:value-type="float" office:value="1103913.25542">
            <text:p>1103913.26</text:p>
          </table:table-cell>
          <table:table-cell office:value-type="float" office:value="618903.48904">
            <text:p>618903.49</text:p>
          </table:table-cell>
          <table:table-cell office:value-type="float" office:value="619624.94854">
            <text:p>619624.95</text:p>
          </table:table-cell>
          <table:table-cell office:value-type="float" office:value="620543.70304">
            <text:p>620543.7</text:p>
          </table:table-cell>
          <table:table-cell office:value-type="float" office:value="622671.3095">
            <text:p>622671.31</text:p>
          </table:table-cell>
          <table:table-cell office:value-type="float" office:value="620739.16849">
            <text:p>620739.17</text:p>
          </table:table-cell>
          <table:table-cell office:value-type="float" office:value="623705.53356">
            <text:p>623705.53</text:p>
          </table:table-cell>
          <table:table-cell office:value-type="float" office:value="620525.62922">
            <text:p>620525.63</text:p>
          </table:table-cell>
          <table:table-cell office:value-type="float" office:value="619845.36095">
            <text:p>619845.36</text:p>
          </table:table-cell>
          <table:table-cell office:value-type="float" office:value="621123.04579">
            <text:p>621123.05</text:p>
          </table:table-cell>
          <table:table-cell office:value-type="float" office:value="622377.44921">
            <text:p>622377.45</text:p>
          </table:table-cell>
          <table:table-cell office:value-type="float" office:value="621541.67964">
            <text:p>621541.68</text:p>
          </table:table-cell>
          <table:table-cell office:value-type="float" office:value="621268.55042">
            <text:p>621268.55</text:p>
          </table:table-cell>
          <table:table-cell office:value-type="float" office:value="619922.51183">
            <text:p>619922.51</text:p>
          </table:table-cell>
          <table:table-cell office:value-type="float" office:value="619859.70466">
            <text:p>619859.7</text:p>
          </table:table-cell>
          <table:table-cell office:value-type="float" office:value="617439.20434">
            <text:p>617439.2</text:p>
          </table:table-cell>
          <table:table-cell office:value-type="float" office:value="624431.07024">
            <text:p>624431.0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7165.42174">
            <text:p>617165.42</text:p>
          </table:table-cell>
          <table:table-cell office:value-type="float" office:value="618501.21606">
            <text:p>618501.22</text:p>
          </table:table-cell>
          <table:table-cell office:value-type="float" office:value="620861.89363">
            <text:p>620861.89</text:p>
          </table:table-cell>
          <table:table-cell office:value-type="float" office:value="619839.35263">
            <text:p>619839.35</text:p>
          </table:table-cell>
          <table:table-cell office:value-type="float" office:value="622136.236">
            <text:p>622136.24</text:p>
          </table:table-cell>
          <table:table-cell office:value-type="float" office:value="622028.27938">
            <text:p>622028.28</text:p>
          </table:table-cell>
          <table:table-cell office:value-type="float" office:value="620777.15552">
            <text:p>620777.16</text:p>
          </table:table-cell>
          <table:table-cell office:value-type="float" office:value="619551.14411">
            <text:p>619551.14</text:p>
          </table:table-cell>
          <table:table-cell office:value-type="float" office:value="620484.43915">
            <text:p>620484.44</text:p>
          </table:table-cell>
          <table:table-cell office:value-type="float" office:value="622520.38724">
            <text:p>622520.39</text:p>
          </table:table-cell>
          <table:table-cell office:value-type="float" office:value="621615.67996">
            <text:p>621615.68</text:p>
          </table:table-cell>
          <table:table-cell office:value-type="float" office:value="622488.3887">
            <text:p>622488.39</text:p>
          </table:table-cell>
          <table:table-cell office:value-type="float" office:value="621463.51617">
            <text:p>621463.52</text:p>
          </table:table-cell>
          <table:table-cell office:value-type="float" office:value="619824.10305">
            <text:p>619824.1</text:p>
          </table:table-cell>
          <table:table-cell office:value-type="float" office:value="618587.94829">
            <text:p>618587.95</text:p>
          </table:table-cell>
          <table:table-cell office:value-type="float" office:value="1106442.04028">
            <text:p>1106442.04</text:p>
          </table:table-cell>
          <table:table-cell office:value-type="float" office:value="619126.29276">
            <text:p>619126.29</text:p>
          </table:table-cell>
          <table:table-cell office:value-type="float" office:value="620345.13131">
            <text:p>620345.13</text:p>
          </table:table-cell>
          <table:table-cell office:value-type="float" office:value="620530.8176">
            <text:p>620530.82</text:p>
          </table:table-cell>
          <table:table-cell office:value-type="float" office:value="623047.07849">
            <text:p>623047.08</text:p>
          </table:table-cell>
          <table:table-cell office:value-type="float" office:value="621422.64873">
            <text:p>621422.65</text:p>
          </table:table-cell>
          <table:table-cell office:value-type="float" office:value="623861.76957">
            <text:p>623861.77</text:p>
          </table:table-cell>
          <table:table-cell office:value-type="float" office:value="621403.37532">
            <text:p>621403.38</text:p>
          </table:table-cell>
          <table:table-cell office:value-type="float" office:value="619345.9456">
            <text:p>619345.95</text:p>
          </table:table-cell>
          <table:table-cell office:value-type="float" office:value="621144.22992">
            <text:p>621144.23</text:p>
          </table:table-cell>
          <table:table-cell office:value-type="float" office:value="622028.34762">
            <text:p>622028.35</text:p>
          </table:table-cell>
          <table:table-cell office:value-type="float" office:value="622292.22143">
            <text:p>622292.22</text:p>
          </table:table-cell>
          <table:table-cell office:value-type="float" office:value="620422.10414">
            <text:p>620422.1</text:p>
          </table:table-cell>
          <table:table-cell office:value-type="float" office:value="620529.51391">
            <text:p>620529.51</text:p>
          </table:table-cell>
          <table:table-cell office:value-type="float" office:value="618897.9722">
            <text:p>618897.97</text:p>
          </table:table-cell>
          <table:table-cell office:value-type="float" office:value="618462.83269">
            <text:p>618462.83</text:p>
          </table:table-cell>
          <table:table-cell office:value-type="float" office:value="624555.76471">
            <text:p>624555.76</text:p>
          </table:table-cell>
          <table:table-cell/>
        </table:table-row>
        <table:table-row table:style-name="ro1">
          <table:table-cell office:value-type="string">
            <text:p>Imaginary variance</text:p>
          </table:table-cell>
          <table:table-cell table:number-columns-repeated="3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11236.77152">
            <text:p>611236.77</text:p>
          </table:table-cell>
          <table:table-cell office:value-type="float" office:value="624166.59188">
            <text:p>624166.59</text:p>
          </table:table-cell>
          <table:table-cell office:value-type="float" office:value="623341.51955">
            <text:p>623341.52</text:p>
          </table:table-cell>
          <table:table-cell office:value-type="float" office:value="621417.40032">
            <text:p>621417.4</text:p>
          </table:table-cell>
          <table:table-cell office:value-type="float" office:value="620911.73182">
            <text:p>620911.73</text:p>
          </table:table-cell>
          <table:table-cell office:value-type="float" office:value="621299.63991">
            <text:p>621299.64</text:p>
          </table:table-cell>
          <table:table-cell office:value-type="float" office:value="621861.20098">
            <text:p>621861.2</text:p>
          </table:table-cell>
          <table:table-cell office:value-type="float" office:value="619915.90814">
            <text:p>619915.91</text:p>
          </table:table-cell>
          <table:table-cell office:value-type="float" office:value="619854.83381">
            <text:p>619854.83</text:p>
          </table:table-cell>
          <table:table-cell office:value-type="float" office:value="619316.69926">
            <text:p>619316.7</text:p>
          </table:table-cell>
          <table:table-cell office:value-type="float" office:value="619560.59607">
            <text:p>619560.6</text:p>
          </table:table-cell>
          <table:table-cell office:value-type="float" office:value="621153.33632">
            <text:p>621153.34</text:p>
          </table:table-cell>
          <table:table-cell office:value-type="float" office:value="622337.42452">
            <text:p>622337.42</text:p>
          </table:table-cell>
          <table:table-cell office:value-type="float" office:value="622607.56005">
            <text:p>622607.56</text:p>
          </table:table-cell>
          <table:table-cell office:value-type="float" office:value="623352.61383">
            <text:p>623352.61</text:p>
          </table:table-cell>
          <table:table-cell office:value-type="float" office:value="1109878.5379">
            <text:p>1109878.54</text:p>
          </table:table-cell>
          <table:table-cell office:value-type="float" office:value="615443.95899">
            <text:p>615443.96</text:p>
          </table:table-cell>
          <table:table-cell office:value-type="float" office:value="621331.76884">
            <text:p>621331.77</text:p>
          </table:table-cell>
          <table:table-cell office:value-type="float" office:value="622472.09621">
            <text:p>622472.1</text:p>
          </table:table-cell>
          <table:table-cell office:value-type="float" office:value="621041.09581">
            <text:p>621041.1</text:p>
          </table:table-cell>
          <table:table-cell office:value-type="float" office:value="619607.52555">
            <text:p>619607.53</text:p>
          </table:table-cell>
          <table:table-cell office:value-type="float" office:value="621617.38418">
            <text:p>621617.38</text:p>
          </table:table-cell>
          <table:table-cell office:value-type="float" office:value="620291.37451">
            <text:p>620291.37</text:p>
          </table:table-cell>
          <table:table-cell office:value-type="float" office:value="620043.18258">
            <text:p>620043.18</text:p>
          </table:table-cell>
          <table:table-cell office:value-type="float" office:value="621161.98673">
            <text:p>621161.99</text:p>
          </table:table-cell>
          <table:table-cell office:value-type="float" office:value="621457.36823">
            <text:p>621457.37</text:p>
          </table:table-cell>
          <table:table-cell office:value-type="float" office:value="620598.55295">
            <text:p>620598.55</text:p>
          </table:table-cell>
          <table:table-cell office:value-type="float" office:value="620996.29776">
            <text:p>620996.3</text:p>
          </table:table-cell>
          <table:table-cell office:value-type="float" office:value="622665.63935">
            <text:p>622665.64</text:p>
          </table:table-cell>
          <table:table-cell office:value-type="float" office:value="625015.75248">
            <text:p>625015.75</text:p>
          </table:table-cell>
          <table:table-cell office:value-type="float" office:value="629595.20078">
            <text:p>629595.2</text:p>
          </table:table-cell>
          <table:table-cell office:value-type="float" office:value="618001.36561">
            <text:p>618001.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191.98707">
            <text:p>616191.99</text:p>
          </table:table-cell>
          <table:table-cell office:value-type="float" office:value="625073.83902">
            <text:p>625073.84</text:p>
          </table:table-cell>
          <table:table-cell office:value-type="float" office:value="622667.13449">
            <text:p>622667.13</text:p>
          </table:table-cell>
          <table:table-cell office:value-type="float" office:value="621397.34512">
            <text:p>621397.35</text:p>
          </table:table-cell>
          <table:table-cell office:value-type="float" office:value="621733.72384">
            <text:p>621733.72</text:p>
          </table:table-cell>
          <table:table-cell office:value-type="float" office:value="619560.61795">
            <text:p>619560.62</text:p>
          </table:table-cell>
          <table:table-cell office:value-type="float" office:value="622683.93036">
            <text:p>622683.93</text:p>
          </table:table-cell>
          <table:table-cell office:value-type="float" office:value="620549.49504">
            <text:p>620549.5</text:p>
          </table:table-cell>
          <table:table-cell office:value-type="float" office:value="620019.16842">
            <text:p>620019.17</text:p>
          </table:table-cell>
          <table:table-cell office:value-type="float" office:value="620434.30919">
            <text:p>620434.31</text:p>
          </table:table-cell>
          <table:table-cell office:value-type="float" office:value="620352.77435">
            <text:p>620352.77</text:p>
          </table:table-cell>
          <table:table-cell office:value-type="float" office:value="621097.55901">
            <text:p>621097.56</text:p>
          </table:table-cell>
          <table:table-cell office:value-type="float" office:value="621351.30524">
            <text:p>621351.31</text:p>
          </table:table-cell>
          <table:table-cell office:value-type="float" office:value="622651.70216">
            <text:p>622651.7</text:p>
          </table:table-cell>
          <table:table-cell office:value-type="float" office:value="623949.89762">
            <text:p>623949.9</text:p>
          </table:table-cell>
          <table:table-cell office:value-type="float" office:value="1108469.52769">
            <text:p>1108469.53</text:p>
          </table:table-cell>
          <table:table-cell office:value-type="float" office:value="616409.85128">
            <text:p>616409.85</text:p>
          </table:table-cell>
          <table:table-cell office:value-type="float" office:value="622780.89193">
            <text:p>622780.89</text:p>
          </table:table-cell>
          <table:table-cell office:value-type="float" office:value="621933.20266">
            <text:p>621933.2</text:p>
          </table:table-cell>
          <table:table-cell office:value-type="float" office:value="622366.71346">
            <text:p>622366.71</text:p>
          </table:table-cell>
          <table:table-cell office:value-type="float" office:value="620318.74102">
            <text:p>620318.74</text:p>
          </table:table-cell>
          <table:table-cell office:value-type="float" office:value="621313.79179">
            <text:p>621313.79</text:p>
          </table:table-cell>
          <table:table-cell office:value-type="float" office:value="620337.92353">
            <text:p>620337.92</text:p>
          </table:table-cell>
          <table:table-cell office:value-type="float" office:value="619771.26717">
            <text:p>619771.27</text:p>
          </table:table-cell>
          <table:table-cell office:value-type="float" office:value="621069.6956">
            <text:p>621069.7</text:p>
          </table:table-cell>
          <table:table-cell office:value-type="float" office:value="621133.12168">
            <text:p>621133.12</text:p>
          </table:table-cell>
          <table:table-cell office:value-type="float" office:value="621140.04199">
            <text:p>621140.04</text:p>
          </table:table-cell>
          <table:table-cell office:value-type="float" office:value="622375.16176">
            <text:p>622375.16</text:p>
          </table:table-cell>
          <table:table-cell office:value-type="float" office:value="622737.66637">
            <text:p>622737.67</text:p>
          </table:table-cell>
          <table:table-cell office:value-type="float" office:value="624251.59694">
            <text:p>624251.6</text:p>
          </table:table-cell>
          <table:table-cell office:value-type="float" office:value="625015.8529">
            <text:p>625015.85</text:p>
          </table:table-cell>
          <table:table-cell office:value-type="float" office:value="617827.18146">
            <text:p>617827.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8850.09484">
            <text:p>618850.09</text:p>
          </table:table-cell>
          <table:table-cell office:value-type="float" office:value="624133.12937">
            <text:p>624133.13</text:p>
          </table:table-cell>
          <table:table-cell office:value-type="float" office:value="622403.08548">
            <text:p>622403.09</text:p>
          </table:table-cell>
          <table:table-cell office:value-type="float" office:value="620931.92708">
            <text:p>620931.93</text:p>
          </table:table-cell>
          <table:table-cell office:value-type="float" office:value="622206.41184">
            <text:p>622206.41</text:p>
          </table:table-cell>
          <table:table-cell office:value-type="float" office:value="620304.52512">
            <text:p>620304.53</text:p>
          </table:table-cell>
          <table:table-cell office:value-type="float" office:value="622254.38509">
            <text:p>622254.39</text:p>
          </table:table-cell>
          <table:table-cell office:value-type="float" office:value="619876.36827">
            <text:p>619876.37</text:p>
          </table:table-cell>
          <table:table-cell office:value-type="float" office:value="619724.23315">
            <text:p>619724.23</text:p>
          </table:table-cell>
          <table:table-cell office:value-type="float" office:value="620133.69866">
            <text:p>620133.7</text:p>
          </table:table-cell>
          <table:table-cell office:value-type="float" office:value="620642.05001">
            <text:p>620642.05</text:p>
          </table:table-cell>
          <table:table-cell office:value-type="float" office:value="621597.30928">
            <text:p>621597.31</text:p>
          </table:table-cell>
          <table:table-cell office:value-type="float" office:value="620941.1187">
            <text:p>620941.12</text:p>
          </table:table-cell>
          <table:table-cell office:value-type="float" office:value="622501.36235">
            <text:p>622501.36</text:p>
          </table:table-cell>
          <table:table-cell office:value-type="float" office:value="623698.10168">
            <text:p>623698.1</text:p>
          </table:table-cell>
          <table:table-cell office:value-type="float" office:value="1108754.0455">
            <text:p>1108754.05</text:p>
          </table:table-cell>
          <table:table-cell office:value-type="float" office:value="616753.89766">
            <text:p>616753.9</text:p>
          </table:table-cell>
          <table:table-cell office:value-type="float" office:value="622860.92551">
            <text:p>622860.93</text:p>
          </table:table-cell>
          <table:table-cell office:value-type="float" office:value="621626.92046">
            <text:p>621626.92</text:p>
          </table:table-cell>
          <table:table-cell office:value-type="float" office:value="620949.00353">
            <text:p>620949</text:p>
          </table:table-cell>
          <table:table-cell office:value-type="float" office:value="620217.14252">
            <text:p>620217.14</text:p>
          </table:table-cell>
          <table:table-cell office:value-type="float" office:value="619988.12745">
            <text:p>619988.13</text:p>
          </table:table-cell>
          <table:table-cell office:value-type="float" office:value="620328.83184">
            <text:p>620328.83</text:p>
          </table:table-cell>
          <table:table-cell office:value-type="float" office:value="620385.80968">
            <text:p>620385.81</text:p>
          </table:table-cell>
          <table:table-cell office:value-type="float" office:value="621279.11993">
            <text:p>621279.12</text:p>
          </table:table-cell>
          <table:table-cell office:value-type="float" office:value="621155.16247">
            <text:p>621155.16</text:p>
          </table:table-cell>
          <table:table-cell office:value-type="float" office:value="621437.81583">
            <text:p>621437.82</text:p>
          </table:table-cell>
          <table:table-cell office:value-type="float" office:value="620882.35597">
            <text:p>620882.36</text:p>
          </table:table-cell>
          <table:table-cell office:value-type="float" office:value="621746.61042">
            <text:p>621746.61</text:p>
          </table:table-cell>
          <table:table-cell office:value-type="float" office:value="624531.97224">
            <text:p>624531.97</text:p>
          </table:table-cell>
          <table:table-cell office:value-type="float" office:value="625773.40592">
            <text:p>625773.41</text:p>
          </table:table-cell>
          <table:table-cell office:value-type="float" office:value="618259.3808">
            <text:p>618259.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9585.97188">
            <text:p>619585.97</text:p>
          </table:table-cell>
          <table:table-cell office:value-type="float" office:value="624367.09406">
            <text:p>624367.09</text:p>
          </table:table-cell>
          <table:table-cell office:value-type="float" office:value="622287.3204">
            <text:p>622287.32</text:p>
          </table:table-cell>
          <table:table-cell office:value-type="float" office:value="621001.03538">
            <text:p>621001.04</text:p>
          </table:table-cell>
          <table:table-cell office:value-type="float" office:value="622022.91045">
            <text:p>622022.91</text:p>
          </table:table-cell>
          <table:table-cell office:value-type="float" office:value="621493.56554">
            <text:p>621493.57</text:p>
          </table:table-cell>
          <table:table-cell office:value-type="float" office:value="621885.96474">
            <text:p>621885.96</text:p>
          </table:table-cell>
          <table:table-cell office:value-type="float" office:value="620691.55285">
            <text:p>620691.55</text:p>
          </table:table-cell>
          <table:table-cell office:value-type="float" office:value="620501.2073">
            <text:p>620501.21</text:p>
          </table:table-cell>
          <table:table-cell office:value-type="float" office:value="620404.15605">
            <text:p>620404.16</text:p>
          </table:table-cell>
          <table:table-cell office:value-type="float" office:value="620669.80404">
            <text:p>620669.8</text:p>
          </table:table-cell>
          <table:table-cell office:value-type="float" office:value="620992.13324">
            <text:p>620992.13</text:p>
          </table:table-cell>
          <table:table-cell office:value-type="float" office:value="621590.99477">
            <text:p>621590.99</text:p>
          </table:table-cell>
          <table:table-cell office:value-type="float" office:value="623499.86287">
            <text:p>623499.86</text:p>
          </table:table-cell>
          <table:table-cell office:value-type="float" office:value="623132.19141">
            <text:p>623132.19</text:p>
          </table:table-cell>
          <table:table-cell office:value-type="float" office:value="1105964.16155">
            <text:p>1105964.16</text:p>
          </table:table-cell>
          <table:table-cell office:value-type="float" office:value="618190.53751">
            <text:p>618190.54</text:p>
          </table:table-cell>
          <table:table-cell office:value-type="float" office:value="622523.65394">
            <text:p>622523.65</text:p>
          </table:table-cell>
          <table:table-cell office:value-type="float" office:value="621852.16962">
            <text:p>621852.17</text:p>
          </table:table-cell>
          <table:table-cell office:value-type="float" office:value="621762.26851">
            <text:p>621762.27</text:p>
          </table:table-cell>
          <table:table-cell office:value-type="float" office:value="619226.66634">
            <text:p>619226.67</text:p>
          </table:table-cell>
          <table:table-cell office:value-type="float" office:value="620628.82938">
            <text:p>620628.83</text:p>
          </table:table-cell>
          <table:table-cell office:value-type="float" office:value="620461.89141">
            <text:p>620461.89</text:p>
          </table:table-cell>
          <table:table-cell office:value-type="float" office:value="620453.52209">
            <text:p>620453.52</text:p>
          </table:table-cell>
          <table:table-cell office:value-type="float" office:value="621996.05662">
            <text:p>621996.06</text:p>
          </table:table-cell>
          <table:table-cell office:value-type="float" office:value="621474.28244">
            <text:p>621474.28</text:p>
          </table:table-cell>
          <table:table-cell office:value-type="float" office:value="620958.69646">
            <text:p>620958.7</text:p>
          </table:table-cell>
          <table:table-cell office:value-type="float" office:value="621031.7899">
            <text:p>621031.79</text:p>
          </table:table-cell>
          <table:table-cell office:value-type="float" office:value="622938.01307">
            <text:p>622938.01</text:p>
          </table:table-cell>
          <table:table-cell office:value-type="float" office:value="624381.68661">
            <text:p>624381.69</text:p>
          </table:table-cell>
          <table:table-cell office:value-type="float" office:value="625211.6304">
            <text:p>625211.63</text:p>
          </table:table-cell>
          <table:table-cell office:value-type="float" office:value="617502.65642">
            <text:p>617502.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0458.24776">
            <text:p>620458.25</text:p>
          </table:table-cell>
          <table:table-cell office:value-type="float" office:value="624970.30574">
            <text:p>624970.31</text:p>
          </table:table-cell>
          <table:table-cell office:value-type="float" office:value="622038.32405">
            <text:p>622038.32</text:p>
          </table:table-cell>
          <table:table-cell office:value-type="float" office:value="621333.95097">
            <text:p>621333.95</text:p>
          </table:table-cell>
          <table:table-cell office:value-type="float" office:value="621419.67616">
            <text:p>621419.68</text:p>
          </table:table-cell>
          <table:table-cell office:value-type="float" office:value="621768.62944">
            <text:p>621768.63</text:p>
          </table:table-cell>
          <table:table-cell office:value-type="float" office:value="622105.27802">
            <text:p>622105.28</text:p>
          </table:table-cell>
          <table:table-cell office:value-type="float" office:value="620566.65212">
            <text:p>620566.65</text:p>
          </table:table-cell>
          <table:table-cell office:value-type="float" office:value="621447.77702">
            <text:p>621447.78</text:p>
          </table:table-cell>
          <table:table-cell office:value-type="float" office:value="620462.61166">
            <text:p>620462.61</text:p>
          </table:table-cell>
          <table:table-cell office:value-type="float" office:value="620719.31626">
            <text:p>620719.32</text:p>
          </table:table-cell>
          <table:table-cell office:value-type="float" office:value="621904.83601">
            <text:p>621904.84</text:p>
          </table:table-cell>
          <table:table-cell office:value-type="float" office:value="622073.97804">
            <text:p>622073.98</text:p>
          </table:table-cell>
          <table:table-cell office:value-type="float" office:value="622193.95769">
            <text:p>622193.96</text:p>
          </table:table-cell>
          <table:table-cell office:value-type="float" office:value="622706.56204">
            <text:p>622706.56</text:p>
          </table:table-cell>
          <table:table-cell office:value-type="float" office:value="1106821.33803">
            <text:p>1106821.34</text:p>
          </table:table-cell>
          <table:table-cell office:value-type="float" office:value="619840.42823">
            <text:p>619840.43</text:p>
          </table:table-cell>
          <table:table-cell office:value-type="float" office:value="622987.32583">
            <text:p>622987.33</text:p>
          </table:table-cell>
          <table:table-cell office:value-type="float" office:value="622925.56295">
            <text:p>622925.56</text:p>
          </table:table-cell>
          <table:table-cell office:value-type="float" office:value="620686.45132">
            <text:p>620686.45</text:p>
          </table:table-cell>
          <table:table-cell office:value-type="float" office:value="620658.65713">
            <text:p>620658.66</text:p>
          </table:table-cell>
          <table:table-cell office:value-type="float" office:value="621191.73329">
            <text:p>621191.73</text:p>
          </table:table-cell>
          <table:table-cell office:value-type="float" office:value="621031.86972">
            <text:p>621031.87</text:p>
          </table:table-cell>
          <table:table-cell office:value-type="float" office:value="619711.43193">
            <text:p>619711.43</text:p>
          </table:table-cell>
          <table:table-cell office:value-type="float" office:value="620521.64899">
            <text:p>620521.65</text:p>
          </table:table-cell>
          <table:table-cell office:value-type="float" office:value="622272.04861">
            <text:p>622272.05</text:p>
          </table:table-cell>
          <table:table-cell office:value-type="float" office:value="620785.22529">
            <text:p>620785.23</text:p>
          </table:table-cell>
          <table:table-cell office:value-type="float" office:value="620369.50283">
            <text:p>620369.5</text:p>
          </table:table-cell>
          <table:table-cell office:value-type="float" office:value="621723.67886">
            <text:p>621723.68</text:p>
          </table:table-cell>
          <table:table-cell office:value-type="float" office:value="624750.08692">
            <text:p>624750.09</text:p>
          </table:table-cell>
          <table:table-cell office:value-type="float" office:value="625718.18978">
            <text:p>625718.19</text:p>
          </table:table-cell>
          <table:table-cell office:value-type="float" office:value="618033.7241">
            <text:p>618033.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2786.26922">
            <text:p>622786.27</text:p>
          </table:table-cell>
          <table:table-cell office:value-type="float" office:value="624847.22041">
            <text:p>624847.22</text:p>
          </table:table-cell>
          <table:table-cell office:value-type="float" office:value="621734.52085">
            <text:p>621734.52</text:p>
          </table:table-cell>
          <table:table-cell office:value-type="float" office:value="621611.60976">
            <text:p>621611.61</text:p>
          </table:table-cell>
          <table:table-cell office:value-type="float" office:value="621240.12546">
            <text:p>621240.13</text:p>
          </table:table-cell>
          <table:table-cell office:value-type="float" office:value="621571.4232">
            <text:p>621571.42</text:p>
          </table:table-cell>
          <table:table-cell office:value-type="float" office:value="622557.69974">
            <text:p>622557.7</text:p>
          </table:table-cell>
          <table:table-cell office:value-type="float" office:value="621458.24408">
            <text:p>621458.24</text:p>
          </table:table-cell>
          <table:table-cell office:value-type="float" office:value="621770.18235">
            <text:p>621770.18</text:p>
          </table:table-cell>
          <table:table-cell office:value-type="float" office:value="621481.59052">
            <text:p>621481.59</text:p>
          </table:table-cell>
          <table:table-cell office:value-type="float" office:value="620779.74877">
            <text:p>620779.75</text:p>
          </table:table-cell>
          <table:table-cell office:value-type="float" office:value="622273.89749">
            <text:p>622273.9</text:p>
          </table:table-cell>
          <table:table-cell office:value-type="float" office:value="622099.08179">
            <text:p>622099.08</text:p>
          </table:table-cell>
          <table:table-cell office:value-type="float" office:value="623397.26449">
            <text:p>623397.26</text:p>
          </table:table-cell>
          <table:table-cell office:value-type="float" office:value="623973.45933">
            <text:p>623973.46</text:p>
          </table:table-cell>
          <table:table-cell office:value-type="float" office:value="1108391.3927">
            <text:p>1108391.39</text:p>
          </table:table-cell>
          <table:table-cell office:value-type="float" office:value="621558.83262">
            <text:p>621558.83</text:p>
          </table:table-cell>
          <table:table-cell office:value-type="float" office:value="622328.8748">
            <text:p>622328.87</text:p>
          </table:table-cell>
          <table:table-cell office:value-type="float" office:value="621449.22791">
            <text:p>621449.23</text:p>
          </table:table-cell>
          <table:table-cell office:value-type="float" office:value="622163.79572">
            <text:p>622163.8</text:p>
          </table:table-cell>
          <table:table-cell office:value-type="float" office:value="620622.88084">
            <text:p>620622.88</text:p>
          </table:table-cell>
          <table:table-cell office:value-type="float" office:value="620608.69533">
            <text:p>620608.7</text:p>
          </table:table-cell>
          <table:table-cell office:value-type="float" office:value="620255.17868">
            <text:p>620255.18</text:p>
          </table:table-cell>
          <table:table-cell office:value-type="float" office:value="619619.10267">
            <text:p>619619.1</text:p>
          </table:table-cell>
          <table:table-cell office:value-type="float" office:value="621798.854">
            <text:p>621798.85</text:p>
          </table:table-cell>
          <table:table-cell office:value-type="float" office:value="621268.64839">
            <text:p>621268.65</text:p>
          </table:table-cell>
          <table:table-cell office:value-type="float" office:value="621584.53228">
            <text:p>621584.53</text:p>
          </table:table-cell>
          <table:table-cell office:value-type="float" office:value="621843.24561">
            <text:p>621843.25</text:p>
          </table:table-cell>
          <table:table-cell office:value-type="float" office:value="621944.00478">
            <text:p>621944</text:p>
          </table:table-cell>
          <table:table-cell office:value-type="float" office:value="624757.02207">
            <text:p>624757.02</text:p>
          </table:table-cell>
          <table:table-cell office:value-type="float" office:value="623966.8243">
            <text:p>623966.82</text:p>
          </table:table-cell>
          <table:table-cell office:value-type="float" office:value="617568.71989">
            <text:p>617568.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819.81217">
            <text:p>623819.81</text:p>
          </table:table-cell>
          <table:table-cell office:value-type="float" office:value="624578.39017">
            <text:p>624578.39</text:p>
          </table:table-cell>
          <table:table-cell office:value-type="float" office:value="622723.1872">
            <text:p>622723.19</text:p>
          </table:table-cell>
          <table:table-cell office:value-type="float" office:value="621207.83658">
            <text:p>621207.84</text:p>
          </table:table-cell>
          <table:table-cell office:value-type="float" office:value="621243.44559">
            <text:p>621243.45</text:p>
          </table:table-cell>
          <table:table-cell office:value-type="float" office:value="621947.14444">
            <text:p>621947.14</text:p>
          </table:table-cell>
          <table:table-cell office:value-type="float" office:value="621418.18015">
            <text:p>621418.18</text:p>
          </table:table-cell>
          <table:table-cell office:value-type="float" office:value="619957.04936">
            <text:p>619957.05</text:p>
          </table:table-cell>
          <table:table-cell office:value-type="float" office:value="619511.66874">
            <text:p>619511.67</text:p>
          </table:table-cell>
          <table:table-cell office:value-type="float" office:value="620810.67611">
            <text:p>620810.68</text:p>
          </table:table-cell>
          <table:table-cell office:value-type="float" office:value="619496.80303">
            <text:p>619496.8</text:p>
          </table:table-cell>
          <table:table-cell office:value-type="float" office:value="621424.50887">
            <text:p>621424.51</text:p>
          </table:table-cell>
          <table:table-cell office:value-type="float" office:value="621782.21619">
            <text:p>621782.22</text:p>
          </table:table-cell>
          <table:table-cell office:value-type="float" office:value="623193.82857">
            <text:p>623193.83</text:p>
          </table:table-cell>
          <table:table-cell office:value-type="float" office:value="624237.54355">
            <text:p>624237.54</text:p>
          </table:table-cell>
          <table:table-cell office:value-type="float" office:value="1109669.66385">
            <text:p>1109669.66</text:p>
          </table:table-cell>
          <table:table-cell office:value-type="float" office:value="623825.78689">
            <text:p>623825.79</text:p>
          </table:table-cell>
          <table:table-cell office:value-type="float" office:value="622200.8342">
            <text:p>622200.83</text:p>
          </table:table-cell>
          <table:table-cell office:value-type="float" office:value="621649.67027">
            <text:p>621649.67</text:p>
          </table:table-cell>
          <table:table-cell office:value-type="float" office:value="621608.94577">
            <text:p>621608.95</text:p>
          </table:table-cell>
          <table:table-cell office:value-type="float" office:value="619994.46357">
            <text:p>619994.46</text:p>
          </table:table-cell>
          <table:table-cell office:value-type="float" office:value="620380.49046">
            <text:p>620380.49</text:p>
          </table:table-cell>
          <table:table-cell office:value-type="float" office:value="621691.02696">
            <text:p>621691.03</text:p>
          </table:table-cell>
          <table:table-cell office:value-type="float" office:value="620451.07847">
            <text:p>620451.08</text:p>
          </table:table-cell>
          <table:table-cell office:value-type="float" office:value="621058.85114">
            <text:p>621058.85</text:p>
          </table:table-cell>
          <table:table-cell office:value-type="float" office:value="621312.33356">
            <text:p>621312.33</text:p>
          </table:table-cell>
          <table:table-cell office:value-type="float" office:value="621164.76688">
            <text:p>621164.77</text:p>
          </table:table-cell>
          <table:table-cell office:value-type="float" office:value="622261.91085">
            <text:p>622261.91</text:p>
          </table:table-cell>
          <table:table-cell office:value-type="float" office:value="622904.34692">
            <text:p>622904.35</text:p>
          </table:table-cell>
          <table:table-cell office:value-type="float" office:value="624811.00436">
            <text:p>624811</text:p>
          </table:table-cell>
          <table:table-cell office:value-type="float" office:value="624567.41546">
            <text:p>624567.42</text:p>
          </table:table-cell>
          <table:table-cell office:value-type="float" office:value="617339.12559">
            <text:p>617339.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4292.01099">
            <text:p>624292.01</text:p>
          </table:table-cell>
          <table:table-cell office:value-type="float" office:value="624867.02589">
            <text:p>624867.03</text:p>
          </table:table-cell>
          <table:table-cell office:value-type="float" office:value="622168.01672">
            <text:p>622168.02</text:p>
          </table:table-cell>
          <table:table-cell office:value-type="float" office:value="621420.57349">
            <text:p>621420.57</text:p>
          </table:table-cell>
          <table:table-cell office:value-type="float" office:value="621806.79904">
            <text:p>621806.8</text:p>
          </table:table-cell>
          <table:table-cell office:value-type="float" office:value="620759.03606">
            <text:p>620759.04</text:p>
          </table:table-cell>
          <table:table-cell office:value-type="float" office:value="621526.17776">
            <text:p>621526.18</text:p>
          </table:table-cell>
          <table:table-cell office:value-type="float" office:value="619717.70547">
            <text:p>619717.71</text:p>
          </table:table-cell>
          <table:table-cell office:value-type="float" office:value="621092.96845">
            <text:p>621092.97</text:p>
          </table:table-cell>
          <table:table-cell office:value-type="float" office:value="620599.07965">
            <text:p>620599.08</text:p>
          </table:table-cell>
          <table:table-cell office:value-type="float" office:value="620747.90158">
            <text:p>620747.9</text:p>
          </table:table-cell>
          <table:table-cell office:value-type="float" office:value="622013.05583">
            <text:p>622013.06</text:p>
          </table:table-cell>
          <table:table-cell office:value-type="float" office:value="622283.82503">
            <text:p>622283.83</text:p>
          </table:table-cell>
          <table:table-cell office:value-type="float" office:value="621882.59343">
            <text:p>621882.59</text:p>
          </table:table-cell>
          <table:table-cell office:value-type="float" office:value="623899.94593">
            <text:p>623899.95</text:p>
          </table:table-cell>
          <table:table-cell office:value-type="float" office:value="1107452.68247">
            <text:p>1107452.68</text:p>
          </table:table-cell>
          <table:table-cell office:value-type="float" office:value="624019.16423">
            <text:p>624019.16</text:p>
          </table:table-cell>
          <table:table-cell office:value-type="float" office:value="623481.33582">
            <text:p>623481.34</text:p>
          </table:table-cell>
          <table:table-cell office:value-type="float" office:value="622424.49953">
            <text:p>622424.5</text:p>
          </table:table-cell>
          <table:table-cell office:value-type="float" office:value="621071.01365">
            <text:p>621071.01</text:p>
          </table:table-cell>
          <table:table-cell office:value-type="float" office:value="620178.91962">
            <text:p>620178.92</text:p>
          </table:table-cell>
          <table:table-cell office:value-type="float" office:value="620152.31389">
            <text:p>620152.31</text:p>
          </table:table-cell>
          <table:table-cell office:value-type="float" office:value="621281.04286">
            <text:p>621281.04</text:p>
          </table:table-cell>
          <table:table-cell office:value-type="float" office:value="620162.15527">
            <text:p>620162.16</text:p>
          </table:table-cell>
          <table:table-cell office:value-type="float" office:value="621146.64015">
            <text:p>621146.64</text:p>
          </table:table-cell>
          <table:table-cell office:value-type="float" office:value="620604.81986">
            <text:p>620604.82</text:p>
          </table:table-cell>
          <table:table-cell office:value-type="float" office:value="621715.72206">
            <text:p>621715.72</text:p>
          </table:table-cell>
          <table:table-cell office:value-type="float" office:value="621714.56635">
            <text:p>621714.57</text:p>
          </table:table-cell>
          <table:table-cell office:value-type="float" office:value="622656.22404">
            <text:p>622656.22</text:p>
          </table:table-cell>
          <table:table-cell office:value-type="float" office:value="624825.38348">
            <text:p>624825.38</text:p>
          </table:table-cell>
          <table:table-cell office:value-type="float" office:value="625480.49204">
            <text:p>625480.49</text:p>
          </table:table-cell>
          <table:table-cell office:value-type="float" office:value="617836.82237">
            <text:p>617836.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4240.70139">
            <text:p>624240.7</text:p>
          </table:table-cell>
          <table:table-cell office:value-type="float" office:value="623966.62863">
            <text:p>623966.63</text:p>
          </table:table-cell>
          <table:table-cell office:value-type="float" office:value="622198.12206">
            <text:p>622198.12</text:p>
          </table:table-cell>
          <table:table-cell office:value-type="float" office:value="620752.29999">
            <text:p>620752.3</text:p>
          </table:table-cell>
          <table:table-cell office:value-type="float" office:value="620704.00419">
            <text:p>620704</text:p>
          </table:table-cell>
          <table:table-cell office:value-type="float" office:value="619957.69487">
            <text:p>619957.69</text:p>
          </table:table-cell>
          <table:table-cell office:value-type="float" office:value="620201.90933">
            <text:p>620201.91</text:p>
          </table:table-cell>
          <table:table-cell office:value-type="float" office:value="620340.14696">
            <text:p>620340.15</text:p>
          </table:table-cell>
          <table:table-cell office:value-type="float" office:value="620637.00797">
            <text:p>620637.01</text:p>
          </table:table-cell>
          <table:table-cell office:value-type="float" office:value="620285.97383">
            <text:p>620285.97</text:p>
          </table:table-cell>
          <table:table-cell office:value-type="float" office:value="619825.93124">
            <text:p>619825.93</text:p>
          </table:table-cell>
          <table:table-cell office:value-type="float" office:value="622308.24745">
            <text:p>622308.25</text:p>
          </table:table-cell>
          <table:table-cell office:value-type="float" office:value="622926.10588">
            <text:p>622926.11</text:p>
          </table:table-cell>
          <table:table-cell office:value-type="float" office:value="622930.25899">
            <text:p>622930.26</text:p>
          </table:table-cell>
          <table:table-cell office:value-type="float" office:value="623114.17103">
            <text:p>623114.17</text:p>
          </table:table-cell>
          <table:table-cell office:value-type="float" office:value="1107934.99694">
            <text:p>1107935</text:p>
          </table:table-cell>
          <table:table-cell office:value-type="float" office:value="623876.48664">
            <text:p>623876.49</text:p>
          </table:table-cell>
          <table:table-cell office:value-type="float" office:value="622628.58727">
            <text:p>622628.59</text:p>
          </table:table-cell>
          <table:table-cell office:value-type="float" office:value="621501.64312">
            <text:p>621501.64</text:p>
          </table:table-cell>
          <table:table-cell office:value-type="float" office:value="621580.85536">
            <text:p>621580.86</text:p>
          </table:table-cell>
          <table:table-cell office:value-type="float" office:value="619754.91179">
            <text:p>619754.91</text:p>
          </table:table-cell>
          <table:table-cell office:value-type="float" office:value="620342.88571">
            <text:p>620342.89</text:p>
          </table:table-cell>
          <table:table-cell office:value-type="float" office:value="621315.75827">
            <text:p>621315.76</text:p>
          </table:table-cell>
          <table:table-cell office:value-type="float" office:value="619267.59611">
            <text:p>619267.6</text:p>
          </table:table-cell>
          <table:table-cell office:value-type="float" office:value="620945.60585">
            <text:p>620945.61</text:p>
          </table:table-cell>
          <table:table-cell office:value-type="float" office:value="620675.72926">
            <text:p>620675.73</text:p>
          </table:table-cell>
          <table:table-cell office:value-type="float" office:value="621416.01744">
            <text:p>621416.02</text:p>
          </table:table-cell>
          <table:table-cell office:value-type="float" office:value="621521.5978">
            <text:p>621521.6</text:p>
          </table:table-cell>
          <table:table-cell office:value-type="float" office:value="621776.97358">
            <text:p>621776.97</text:p>
          </table:table-cell>
          <table:table-cell office:value-type="float" office:value="624386.55246">
            <text:p>624386.55</text:p>
          </table:table-cell>
          <table:table-cell office:value-type="float" office:value="625413.7733">
            <text:p>625413.77</text:p>
          </table:table-cell>
          <table:table-cell office:value-type="float" office:value="617989.00225">
            <text:p>617989</text:p>
          </table:table-cell>
          <table:table-cell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34"/>
          <table:table-cell>
            <draw:frame table:end-cell-address="Sheet2.AL68" table:end-x="13.26mm" table:end-y="3.14mm" draw:z-index="1" draw:style-name="gr1" svg:width="79.99mm" svg:height="70.37mm" svg:x="1.01mm" svg:y="1.2mm">
              <draw:object draw:notify-on-update-of-ranges="Sheet2.A55:Sheet2.A55 Sheet2.C57:Sheet2.AH57 Sheet2.B55:Sheet2.B55 Sheet2.C65:Sheet2.AH65 Sheet2.A66:Sheet2.A66 Sheet2.C68:Sheet2.AH68 Sheet2.B66:Sheet2.B66 Sheet2.C76:Sheet2.AH7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ISF:</text:p>
          </table:table-cell>
          <table:table-cell table:number-columns-repeated="3"/>
          <table:table-cell office:value-type="string">
            <text:p>NN rep.</text:p>
          </table:table-cell>
          <table:table-cell table:number-columns-repeated="30"/>
        </table:table-row>
        <table:table-row table:style-name="ro1">
          <table:table-cell office:value-type="string">
            <text:p>time_factor: 2</text:p>
          </table:table-cell>
          <table:table-cell office:value-type="string">
            <text:p><text:s/>time_steps: 8</text:p>
          </table:table-cell>
          <table:table-cell office:value-type="string">
            <text:p><text:s/>repeats: 1000000</text:p>
          </table:table-cell>
          <table:table-cell table:number-columns-repeated="32"/>
        </table:table-row>
        <table:table-row table:style-name="ro1">
          <table:table-cell office:value-type="string">
            <text:p>Real, t0</text:p>
          </table:table-cell>
          <table:table-cell office:value-type="string">
            <text:p>Real, t8</text:p>
          </table:table-cell>
          <table:table-cell table:number-columns-repeated="33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4.5286">
            <text:p>114.53</text:p>
          </table:table-cell>
          <table:table-cell office:value-type="float" office:value="-1.36589">
            <text:p>-1.37</text:p>
          </table:table-cell>
          <table:table-cell office:value-type="float" office:value="-1.45243">
            <text:p>-1.45</text:p>
          </table:table-cell>
          <table:table-cell office:value-type="float" office:value="-5.34227">
            <text:p>-5.34</text:p>
          </table:table-cell>
          <table:table-cell office:value-type="float" office:value="-7.84">
            <text:p>-7.84</text:p>
          </table:table-cell>
          <table:table-cell office:value-type="float" office:value="-12.69746">
            <text:p>-12.7</text:p>
          </table:table-cell>
          <table:table-cell office:value-type="float" office:value="-13.94549">
            <text:p>-13.95</text:p>
          </table:table-cell>
          <table:table-cell office:value-type="float" office:value="-16.80498">
            <text:p>-16.8</text:p>
          </table:table-cell>
          <table:table-cell office:value-type="float" office:value="-19.76551">
            <text:p>-19.77</text:p>
          </table:table-cell>
          <table:table-cell office:value-type="float" office:value="-18.05001">
            <text:p>-18.05</text:p>
          </table:table-cell>
          <table:table-cell office:value-type="float" office:value="-17.39727">
            <text:p>-17.4</text:p>
          </table:table-cell>
          <table:table-cell office:value-type="float" office:value="-12.86604">
            <text:p>-12.87</text:p>
          </table:table-cell>
          <table:table-cell office:value-type="float" office:value="-8.24594">
            <text:p>-8.25</text:p>
          </table:table-cell>
          <table:table-cell office:value-type="float" office:value="-2.63288">
            <text:p>-2.63</text:p>
          </table:table-cell>
          <table:table-cell office:value-type="float" office:value="3.89476">
            <text:p>3.89</text:p>
          </table:table-cell>
          <table:table-cell office:value-type="float" office:value="-3.38021">
            <text:p>-3.38</text:p>
          </table:table-cell>
          <table:table-cell office:value-type="float" office:value="4.34614">
            <text:p>4.35</text:p>
          </table:table-cell>
          <table:table-cell office:value-type="float" office:value="-2.96021">
            <text:p>-2.96</text:p>
          </table:table-cell>
          <table:table-cell office:value-type="float" office:value="-9.31429">
            <text:p>-9.31</text:p>
          </table:table-cell>
          <table:table-cell office:value-type="float" office:value="-12.4591">
            <text:p>-12.46</text:p>
          </table:table-cell>
          <table:table-cell office:value-type="float" office:value="-17.62324">
            <text:p>-17.62</text:p>
          </table:table-cell>
          <table:table-cell office:value-type="float" office:value="-18.10806">
            <text:p>-18.11</text:p>
          </table:table-cell>
          <table:table-cell office:value-type="float" office:value="-19.81623">
            <text:p>-19.82</text:p>
          </table:table-cell>
          <table:table-cell office:value-type="float" office:value="-16.09155">
            <text:p>-16.09</text:p>
          </table:table-cell>
          <table:table-cell office:value-type="float" office:value="-14.49619">
            <text:p>-14.5</text:p>
          </table:table-cell>
          <table:table-cell office:value-type="float" office:value="-12.46035">
            <text:p>-12.46</text:p>
          </table:table-cell>
          <table:table-cell office:value-type="float" office:value="-8.64139">
            <text:p>-8.64</text:p>
          </table:table-cell>
          <table:table-cell office:value-type="float" office:value="-5.10424">
            <text:p>-5.1</text:p>
          </table:table-cell>
          <table:table-cell office:value-type="float" office:value="-0.85152">
            <text:p>-0.85</text:p>
          </table:table-cell>
          <table:table-cell office:value-type="float" office:value="-1.12293">
            <text:p>-1.12</text:p>
          </table:table-cell>
          <table:table-cell office:value-type="float" office:value="1.4564">
            <text:p>1.46</text:p>
          </table:table-cell>
          <table:table-cell office:value-type="float" office:value="0.69427">
            <text:p>0.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93118">
            <text:p>29.93</text:p>
          </table:table-cell>
          <table:table-cell office:value-type="float" office:value="-1.00973">
            <text:p>-1.01</text:p>
          </table:table-cell>
          <table:table-cell office:value-type="float" office:value="-1.25771">
            <text:p>-1.26</text:p>
          </table:table-cell>
          <table:table-cell office:value-type="float" office:value="-5.0305">
            <text:p>-5.03</text:p>
          </table:table-cell>
          <table:table-cell office:value-type="float" office:value="-7.86924">
            <text:p>-7.87</text:p>
          </table:table-cell>
          <table:table-cell office:value-type="float" office:value="-12.57332">
            <text:p>-12.57</text:p>
          </table:table-cell>
          <table:table-cell office:value-type="float" office:value="-14.43486">
            <text:p>-14.43</text:p>
          </table:table-cell>
          <table:table-cell office:value-type="float" office:value="-16.95999">
            <text:p>-16.96</text:p>
          </table:table-cell>
          <table:table-cell office:value-type="float" office:value="-19.69436">
            <text:p>-19.69</text:p>
          </table:table-cell>
          <table:table-cell office:value-type="float" office:value="-18.36475">
            <text:p>-18.36</text:p>
          </table:table-cell>
          <table:table-cell office:value-type="float" office:value="-17.36058">
            <text:p>-17.36</text:p>
          </table:table-cell>
          <table:table-cell office:value-type="float" office:value="-12.70974">
            <text:p>-12.71</text:p>
          </table:table-cell>
          <table:table-cell office:value-type="float" office:value="-8.45178">
            <text:p>-8.45</text:p>
          </table:table-cell>
          <table:table-cell office:value-type="float" office:value="-2.52134">
            <text:p>-2.52</text:p>
          </table:table-cell>
          <table:table-cell office:value-type="float" office:value="4.51988">
            <text:p>4.52</text:p>
          </table:table-cell>
          <table:table-cell office:value-type="float" office:value="-2.7818">
            <text:p>-2.78</text:p>
          </table:table-cell>
          <table:table-cell office:value-type="float" office:value="4.17035">
            <text:p>4.17</text:p>
          </table:table-cell>
          <table:table-cell office:value-type="float" office:value="-2.29089">
            <text:p>-2.29</text:p>
          </table:table-cell>
          <table:table-cell office:value-type="float" office:value="-8.89591">
            <text:p>-8.9</text:p>
          </table:table-cell>
          <table:table-cell office:value-type="float" office:value="-12.53609">
            <text:p>-12.54</text:p>
          </table:table-cell>
          <table:table-cell office:value-type="float" office:value="-17.31345">
            <text:p>-17.31</text:p>
          </table:table-cell>
          <table:table-cell office:value-type="float" office:value="-18.29381">
            <text:p>-18.29</text:p>
          </table:table-cell>
          <table:table-cell office:value-type="float" office:value="-19.64474">
            <text:p>-19.64</text:p>
          </table:table-cell>
          <table:table-cell office:value-type="float" office:value="-16.382">
            <text:p>-16.38</text:p>
          </table:table-cell>
          <table:table-cell office:value-type="float" office:value="-14.65878">
            <text:p>-14.66</text:p>
          </table:table-cell>
          <table:table-cell office:value-type="float" office:value="-12.54466">
            <text:p>-12.54</text:p>
          </table:table-cell>
          <table:table-cell office:value-type="float" office:value="-8.57987">
            <text:p>-8.58</text:p>
          </table:table-cell>
          <table:table-cell office:value-type="float" office:value="-5.20603">
            <text:p>-5.21</text:p>
          </table:table-cell>
          <table:table-cell office:value-type="float" office:value="-0.55909">
            <text:p>-0.56</text:p>
          </table:table-cell>
          <table:table-cell office:value-type="float" office:value="-1.03992">
            <text:p>-1.04</text:p>
          </table:table-cell>
          <table:table-cell office:value-type="float" office:value="1.79455">
            <text:p>1.79</text:p>
          </table:table-cell>
          <table:table-cell office:value-type="float" office:value="0.28623">
            <text:p>0.2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11489">
            <text:p>10.11</text:p>
          </table:table-cell>
          <table:table-cell office:value-type="float" office:value="-0.76882">
            <text:p>-0.77</text:p>
          </table:table-cell>
          <table:table-cell office:value-type="float" office:value="-1.04942">
            <text:p>-1.05</text:p>
          </table:table-cell>
          <table:table-cell office:value-type="float" office:value="-5.28748">
            <text:p>-5.29</text:p>
          </table:table-cell>
          <table:table-cell office:value-type="float" office:value="-7.91785">
            <text:p>-7.92</text:p>
          </table:table-cell>
          <table:table-cell office:value-type="float" office:value="-13.04172">
            <text:p>-13.04</text:p>
          </table:table-cell>
          <table:table-cell office:value-type="float" office:value="-14.54853">
            <text:p>-14.55</text:p>
          </table:table-cell>
          <table:table-cell office:value-type="float" office:value="-17.32138">
            <text:p>-17.32</text:p>
          </table:table-cell>
          <table:table-cell office:value-type="float" office:value="-19.84396">
            <text:p>-19.84</text:p>
          </table:table-cell>
          <table:table-cell office:value-type="float" office:value="-18.61395">
            <text:p>-18.61</text:p>
          </table:table-cell>
          <table:table-cell office:value-type="float" office:value="-17.52012">
            <text:p>-17.52</text:p>
          </table:table-cell>
          <table:table-cell office:value-type="float" office:value="-12.93696">
            <text:p>-12.94</text:p>
          </table:table-cell>
          <table:table-cell office:value-type="float" office:value="-8.48947">
            <text:p>-8.49</text:p>
          </table:table-cell>
          <table:table-cell office:value-type="float" office:value="-3.08852">
            <text:p>-3.09</text:p>
          </table:table-cell>
          <table:table-cell office:value-type="float" office:value="4.26267">
            <text:p>4.26</text:p>
          </table:table-cell>
          <table:table-cell office:value-type="float" office:value="-3.00721">
            <text:p>-3.01</text:p>
          </table:table-cell>
          <table:table-cell office:value-type="float" office:value="4.2478">
            <text:p>4.25</text:p>
          </table:table-cell>
          <table:table-cell office:value-type="float" office:value="-2.55049">
            <text:p>-2.55</text:p>
          </table:table-cell>
          <table:table-cell office:value-type="float" office:value="-9.04929">
            <text:p>-9.05</text:p>
          </table:table-cell>
          <table:table-cell office:value-type="float" office:value="-12.75817">
            <text:p>-12.76</text:p>
          </table:table-cell>
          <table:table-cell office:value-type="float" office:value="-17.36978">
            <text:p>-17.37</text:p>
          </table:table-cell>
          <table:table-cell office:value-type="float" office:value="-18.58344">
            <text:p>-18.58</text:p>
          </table:table-cell>
          <table:table-cell office:value-type="float" office:value="-20.14538">
            <text:p>-20.15</text:p>
          </table:table-cell>
          <table:table-cell office:value-type="float" office:value="-16.41323">
            <text:p>-16.41</text:p>
          </table:table-cell>
          <table:table-cell office:value-type="float" office:value="-14.41905">
            <text:p>-14.42</text:p>
          </table:table-cell>
          <table:table-cell office:value-type="float" office:value="-13.19007">
            <text:p>-13.19</text:p>
          </table:table-cell>
          <table:table-cell office:value-type="float" office:value="-8.64244">
            <text:p>-8.64</text:p>
          </table:table-cell>
          <table:table-cell office:value-type="float" office:value="-5.12445">
            <text:p>-5.12</text:p>
          </table:table-cell>
          <table:table-cell office:value-type="float" office:value="-0.76099">
            <text:p>-0.76</text:p>
          </table:table-cell>
          <table:table-cell office:value-type="float" office:value="-0.45002">
            <text:p>-0.45</text:p>
          </table:table-cell>
          <table:table-cell office:value-type="float" office:value="1.59114">
            <text:p>1.59</text:p>
          </table:table-cell>
          <table:table-cell office:value-type="float" office:value="0.23785">
            <text:p>0.2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.5798">
            <text:p>2.58</text:p>
          </table:table-cell>
          <table:table-cell office:value-type="float" office:value="-1.49363">
            <text:p>-1.49</text:p>
          </table:table-cell>
          <table:table-cell office:value-type="float" office:value="-1.27382">
            <text:p>-1.27</text:p>
          </table:table-cell>
          <table:table-cell office:value-type="float" office:value="-5.60896">
            <text:p>-5.61</text:p>
          </table:table-cell>
          <table:table-cell office:value-type="float" office:value="-8.08507">
            <text:p>-8.09</text:p>
          </table:table-cell>
          <table:table-cell office:value-type="float" office:value="-13.12975">
            <text:p>-13.13</text:p>
          </table:table-cell>
          <table:table-cell office:value-type="float" office:value="-14.22058">
            <text:p>-14.22</text:p>
          </table:table-cell>
          <table:table-cell office:value-type="float" office:value="-17.45774">
            <text:p>-17.46</text:p>
          </table:table-cell>
          <table:table-cell office:value-type="float" office:value="-19.69542">
            <text:p>-19.7</text:p>
          </table:table-cell>
          <table:table-cell office:value-type="float" office:value="-18.48901">
            <text:p>-18.49</text:p>
          </table:table-cell>
          <table:table-cell office:value-type="float" office:value="-17.46899">
            <text:p>-17.47</text:p>
          </table:table-cell>
          <table:table-cell office:value-type="float" office:value="-12.7511">
            <text:p>-12.75</text:p>
          </table:table-cell>
          <table:table-cell office:value-type="float" office:value="-8.22673">
            <text:p>-8.23</text:p>
          </table:table-cell>
          <table:table-cell office:value-type="float" office:value="-2.74154">
            <text:p>-2.74</text:p>
          </table:table-cell>
          <table:table-cell office:value-type="float" office:value="4.25082">
            <text:p>4.25</text:p>
          </table:table-cell>
          <table:table-cell office:value-type="float" office:value="-2.82985">
            <text:p>-2.83</text:p>
          </table:table-cell>
          <table:table-cell office:value-type="float" office:value="4.7641">
            <text:p>4.76</text:p>
          </table:table-cell>
          <table:table-cell office:value-type="float" office:value="-2.58512">
            <text:p>-2.59</text:p>
          </table:table-cell>
          <table:table-cell office:value-type="float" office:value="-8.79812">
            <text:p>-8.8</text:p>
          </table:table-cell>
          <table:table-cell office:value-type="float" office:value="-12.97886">
            <text:p>-12.98</text:p>
          </table:table-cell>
          <table:table-cell office:value-type="float" office:value="-17.12046">
            <text:p>-17.12</text:p>
          </table:table-cell>
          <table:table-cell office:value-type="float" office:value="-18.41328">
            <text:p>-18.41</text:p>
          </table:table-cell>
          <table:table-cell office:value-type="float" office:value="-19.3994">
            <text:p>-19.4</text:p>
          </table:table-cell>
          <table:table-cell office:value-type="float" office:value="-16.28914">
            <text:p>-16.29</text:p>
          </table:table-cell>
          <table:table-cell office:value-type="float" office:value="-14.44775">
            <text:p>-14.45</text:p>
          </table:table-cell>
          <table:table-cell office:value-type="float" office:value="-12.68392">
            <text:p>-12.68</text:p>
          </table:table-cell>
          <table:table-cell office:value-type="float" office:value="-8.13977">
            <text:p>-8.14</text:p>
          </table:table-cell>
          <table:table-cell office:value-type="float" office:value="-4.7885">
            <text:p>-4.79</text:p>
          </table:table-cell>
          <table:table-cell office:value-type="float" office:value="-1.51841">
            <text:p>-1.52</text:p>
          </table:table-cell>
          <table:table-cell office:value-type="float" office:value="-1.00873">
            <text:p>-1.01</text:p>
          </table:table-cell>
          <table:table-cell office:value-type="float" office:value="1.06228">
            <text:p>1.06</text:p>
          </table:table-cell>
          <table:table-cell office:value-type="float" office:value="0.82246">
            <text:p>0.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94413">
            <text:p>0.94</text:p>
          </table:table-cell>
          <table:table-cell office:value-type="float" office:value="-1.42123">
            <text:p>-1.42</text:p>
          </table:table-cell>
          <table:table-cell office:value-type="float" office:value="-0.26992">
            <text:p>-0.27</text:p>
          </table:table-cell>
          <table:table-cell office:value-type="float" office:value="-5.40495">
            <text:p>-5.4</text:p>
          </table:table-cell>
          <table:table-cell office:value-type="float" office:value="-7.72228">
            <text:p>-7.72</text:p>
          </table:table-cell>
          <table:table-cell office:value-type="float" office:value="-12.84236">
            <text:p>-12.84</text:p>
          </table:table-cell>
          <table:table-cell office:value-type="float" office:value="-14.59047">
            <text:p>-14.59</text:p>
          </table:table-cell>
          <table:table-cell office:value-type="float" office:value="-16.83193">
            <text:p>-16.83</text:p>
          </table:table-cell>
          <table:table-cell office:value-type="float" office:value="-19.52912">
            <text:p>-19.53</text:p>
          </table:table-cell>
          <table:table-cell office:value-type="float" office:value="-18.9566">
            <text:p>-18.96</text:p>
          </table:table-cell>
          <table:table-cell office:value-type="float" office:value="-17.71576">
            <text:p>-17.72</text:p>
          </table:table-cell>
          <table:table-cell office:value-type="float" office:value="-12.9803">
            <text:p>-12.98</text:p>
          </table:table-cell>
          <table:table-cell office:value-type="float" office:value="-8.50069">
            <text:p>-8.5</text:p>
          </table:table-cell>
          <table:table-cell office:value-type="float" office:value="-2.78989">
            <text:p>-2.79</text:p>
          </table:table-cell>
          <table:table-cell office:value-type="float" office:value="3.83911">
            <text:p>3.84</text:p>
          </table:table-cell>
          <table:table-cell office:value-type="float" office:value="-3.41157">
            <text:p>-3.41</text:p>
          </table:table-cell>
          <table:table-cell office:value-type="float" office:value="4.01411">
            <text:p>4.01</text:p>
          </table:table-cell>
          <table:table-cell office:value-type="float" office:value="-2.92737">
            <text:p>-2.93</text:p>
          </table:table-cell>
          <table:table-cell office:value-type="float" office:value="-8.67622">
            <text:p>-8.68</text:p>
          </table:table-cell>
          <table:table-cell office:value-type="float" office:value="-13.05205">
            <text:p>-13.05</text:p>
          </table:table-cell>
          <table:table-cell office:value-type="float" office:value="-17.1861">
            <text:p>-17.19</text:p>
          </table:table-cell>
          <table:table-cell office:value-type="float" office:value="-18.24095">
            <text:p>-18.24</text:p>
          </table:table-cell>
          <table:table-cell office:value-type="float" office:value="-19.62449">
            <text:p>-19.62</text:p>
          </table:table-cell>
          <table:table-cell office:value-type="float" office:value="-16.59008">
            <text:p>-16.59</text:p>
          </table:table-cell>
          <table:table-cell office:value-type="float" office:value="-13.66329">
            <text:p>-13.66</text:p>
          </table:table-cell>
          <table:table-cell office:value-type="float" office:value="-12.67245">
            <text:p>-12.67</text:p>
          </table:table-cell>
          <table:table-cell office:value-type="float" office:value="-7.97119">
            <text:p>-7.97</text:p>
          </table:table-cell>
          <table:table-cell office:value-type="float" office:value="-4.65635">
            <text:p>-4.66</text:p>
          </table:table-cell>
          <table:table-cell office:value-type="float" office:value="-1.02751">
            <text:p>-1.03</text:p>
          </table:table-cell>
          <table:table-cell office:value-type="float" office:value="-1.19261">
            <text:p>-1.19</text:p>
          </table:table-cell>
          <table:table-cell office:value-type="float" office:value="1.19556">
            <text:p>1.2</text:p>
          </table:table-cell>
          <table:table-cell office:value-type="float" office:value="0.93432">
            <text:p>0.9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85667">
            <text:p>0.86</text:p>
          </table:table-cell>
          <table:table-cell office:value-type="float" office:value="-1.58727">
            <text:p>-1.59</text:p>
          </table:table-cell>
          <table:table-cell office:value-type="float" office:value="-0.84432">
            <text:p>-0.84</text:p>
          </table:table-cell>
          <table:table-cell office:value-type="float" office:value="-4.93088">
            <text:p>-4.93</text:p>
          </table:table-cell>
          <table:table-cell office:value-type="float" office:value="-7.73513">
            <text:p>-7.74</text:p>
          </table:table-cell>
          <table:table-cell office:value-type="float" office:value="-12.59325">
            <text:p>-12.59</text:p>
          </table:table-cell>
          <table:table-cell office:value-type="float" office:value="-14.55865">
            <text:p>-14.56</text:p>
          </table:table-cell>
          <table:table-cell office:value-type="float" office:value="-16.74157">
            <text:p>-16.74</text:p>
          </table:table-cell>
          <table:table-cell office:value-type="float" office:value="-19.70511">
            <text:p>-19.71</text:p>
          </table:table-cell>
          <table:table-cell office:value-type="float" office:value="-18.58179">
            <text:p>-18.58</text:p>
          </table:table-cell>
          <table:table-cell office:value-type="float" office:value="-17.51971">
            <text:p>-17.52</text:p>
          </table:table-cell>
          <table:table-cell office:value-type="float" office:value="-13.04403">
            <text:p>-13.04</text:p>
          </table:table-cell>
          <table:table-cell office:value-type="float" office:value="-8.58013">
            <text:p>-8.58</text:p>
          </table:table-cell>
          <table:table-cell office:value-type="float" office:value="-2.54174">
            <text:p>-2.54</text:p>
          </table:table-cell>
          <table:table-cell office:value-type="float" office:value="3.93642">
            <text:p>3.94</text:p>
          </table:table-cell>
          <table:table-cell office:value-type="float" office:value="-4.11897">
            <text:p>-4.12</text:p>
          </table:table-cell>
          <table:table-cell office:value-type="float" office:value="4.12765">
            <text:p>4.13</text:p>
          </table:table-cell>
          <table:table-cell office:value-type="float" office:value="-2.8214">
            <text:p>-2.82</text:p>
          </table:table-cell>
          <table:table-cell office:value-type="float" office:value="-9.22655">
            <text:p>-9.23</text:p>
          </table:table-cell>
          <table:table-cell office:value-type="float" office:value="-12.63302">
            <text:p>-12.63</text:p>
          </table:table-cell>
          <table:table-cell office:value-type="float" office:value="-17.49807">
            <text:p>-17.5</text:p>
          </table:table-cell>
          <table:table-cell office:value-type="float" office:value="-18.74522">
            <text:p>-18.75</text:p>
          </table:table-cell>
          <table:table-cell office:value-type="float" office:value="-19.41821">
            <text:p>-19.42</text:p>
          </table:table-cell>
          <table:table-cell office:value-type="float" office:value="-16.23885">
            <text:p>-16.24</text:p>
          </table:table-cell>
          <table:table-cell office:value-type="float" office:value="-14.4096">
            <text:p>-14.41</text:p>
          </table:table-cell>
          <table:table-cell office:value-type="float" office:value="-13.02317">
            <text:p>-13.02</text:p>
          </table:table-cell>
          <table:table-cell office:value-type="float" office:value="-7.99108">
            <text:p>-7.99</text:p>
          </table:table-cell>
          <table:table-cell office:value-type="float" office:value="-5.21684">
            <text:p>-5.22</text:p>
          </table:table-cell>
          <table:table-cell office:value-type="float" office:value="-1.39187">
            <text:p>-1.39</text:p>
          </table:table-cell>
          <table:table-cell office:value-type="float" office:value="-0.69184">
            <text:p>-0.69</text:p>
          </table:table-cell>
          <table:table-cell office:value-type="float" office:value="1.81277">
            <text:p>1.81</text:p>
          </table:table-cell>
          <table:table-cell office:value-type="float" office:value="0.79919">
            <text:p>0.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.3932">
            <text:p>1.39</text:p>
          </table:table-cell>
          <table:table-cell office:value-type="float" office:value="-1.00077">
            <text:p>-1</text:p>
          </table:table-cell>
          <table:table-cell office:value-type="float" office:value="-0.64965">
            <text:p>-0.65</text:p>
          </table:table-cell>
          <table:table-cell office:value-type="float" office:value="-5.68752">
            <text:p>-5.69</text:p>
          </table:table-cell>
          <table:table-cell office:value-type="float" office:value="-7.61318">
            <text:p>-7.61</text:p>
          </table:table-cell>
          <table:table-cell office:value-type="float" office:value="-12.39925">
            <text:p>-12.4</text:p>
          </table:table-cell>
          <table:table-cell office:value-type="float" office:value="-14.381">
            <text:p>-14.38</text:p>
          </table:table-cell>
          <table:table-cell office:value-type="float" office:value="-16.40954">
            <text:p>-16.41</text:p>
          </table:table-cell>
          <table:table-cell office:value-type="float" office:value="-19.30247">
            <text:p>-19.3</text:p>
          </table:table-cell>
          <table:table-cell office:value-type="float" office:value="-18.55536">
            <text:p>-18.56</text:p>
          </table:table-cell>
          <table:table-cell office:value-type="float" office:value="-17.8145">
            <text:p>-17.81</text:p>
          </table:table-cell>
          <table:table-cell office:value-type="float" office:value="-13.1119">
            <text:p>-13.11</text:p>
          </table:table-cell>
          <table:table-cell office:value-type="float" office:value="-8.15447">
            <text:p>-8.15</text:p>
          </table:table-cell>
          <table:table-cell office:value-type="float" office:value="-2.56697">
            <text:p>-2.57</text:p>
          </table:table-cell>
          <table:table-cell office:value-type="float" office:value="4.17358">
            <text:p>4.17</text:p>
          </table:table-cell>
          <table:table-cell office:value-type="float" office:value="-4.17584">
            <text:p>-4.18</text:p>
          </table:table-cell>
          <table:table-cell office:value-type="float" office:value="4.67985">
            <text:p>4.68</text:p>
          </table:table-cell>
          <table:table-cell office:value-type="float" office:value="-2.85614">
            <text:p>-2.86</text:p>
          </table:table-cell>
          <table:table-cell office:value-type="float" office:value="-9.17469">
            <text:p>-9.17</text:p>
          </table:table-cell>
          <table:table-cell office:value-type="float" office:value="-12.57814">
            <text:p>-12.58</text:p>
          </table:table-cell>
          <table:table-cell office:value-type="float" office:value="-17.31996">
            <text:p>-17.32</text:p>
          </table:table-cell>
          <table:table-cell office:value-type="float" office:value="-18.66218">
            <text:p>-18.66</text:p>
          </table:table-cell>
          <table:table-cell office:value-type="float" office:value="-19.73968">
            <text:p>-19.74</text:p>
          </table:table-cell>
          <table:table-cell office:value-type="float" office:value="-16.5803">
            <text:p>-16.58</text:p>
          </table:table-cell>
          <table:table-cell office:value-type="float" office:value="-14.1004">
            <text:p>-14.1</text:p>
          </table:table-cell>
          <table:table-cell office:value-type="float" office:value="-12.31389">
            <text:p>-12.31</text:p>
          </table:table-cell>
          <table:table-cell office:value-type="float" office:value="-7.73607">
            <text:p>-7.74</text:p>
          </table:table-cell>
          <table:table-cell office:value-type="float" office:value="-5.318">
            <text:p>-5.32</text:p>
          </table:table-cell>
          <table:table-cell office:value-type="float" office:value="-1.00216">
            <text:p>-1</text:p>
          </table:table-cell>
          <table:table-cell office:value-type="float" office:value="-1.26026">
            <text:p>-1.26</text:p>
          </table:table-cell>
          <table:table-cell office:value-type="float" office:value="1.41164">
            <text:p>1.41</text:p>
          </table:table-cell>
          <table:table-cell office:value-type="float" office:value="1.70994">
            <text:p>1.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47972">
            <text:p>1.48</text:p>
          </table:table-cell>
          <table:table-cell office:value-type="float" office:value="-0.96402">
            <text:p>-0.96</text:p>
          </table:table-cell>
          <table:table-cell office:value-type="float" office:value="-1.10704">
            <text:p>-1.11</text:p>
          </table:table-cell>
          <table:table-cell office:value-type="float" office:value="-5.57703">
            <text:p>-5.58</text:p>
          </table:table-cell>
          <table:table-cell office:value-type="float" office:value="-7.76996">
            <text:p>-7.77</text:p>
          </table:table-cell>
          <table:table-cell office:value-type="float" office:value="-12.85879">
            <text:p>-12.86</text:p>
          </table:table-cell>
          <table:table-cell office:value-type="float" office:value="-14.33952">
            <text:p>-14.34</text:p>
          </table:table-cell>
          <table:table-cell office:value-type="float" office:value="-16.95036">
            <text:p>-16.95</text:p>
          </table:table-cell>
          <table:table-cell office:value-type="float" office:value="-19.77976">
            <text:p>-19.78</text:p>
          </table:table-cell>
          <table:table-cell office:value-type="float" office:value="-18.50795">
            <text:p>-18.51</text:p>
          </table:table-cell>
          <table:table-cell office:value-type="float" office:value="-17.5055">
            <text:p>-17.51</text:p>
          </table:table-cell>
          <table:table-cell office:value-type="float" office:value="-12.73535">
            <text:p>-12.74</text:p>
          </table:table-cell>
          <table:table-cell office:value-type="float" office:value="-8.85506">
            <text:p>-8.86</text:p>
          </table:table-cell>
          <table:table-cell office:value-type="float" office:value="-2.84512">
            <text:p>-2.85</text:p>
          </table:table-cell>
          <table:table-cell office:value-type="float" office:value="4.53886">
            <text:p>4.54</text:p>
          </table:table-cell>
          <table:table-cell office:value-type="float" office:value="-3.88642">
            <text:p>-3.89</text:p>
          </table:table-cell>
          <table:table-cell office:value-type="float" office:value="4.46834">
            <text:p>4.47</text:p>
          </table:table-cell>
          <table:table-cell office:value-type="float" office:value="-3.30691">
            <text:p>-3.31</text:p>
          </table:table-cell>
          <table:table-cell office:value-type="float" office:value="-8.45775">
            <text:p>-8.46</text:p>
          </table:table-cell>
          <table:table-cell office:value-type="float" office:value="-13.07244">
            <text:p>-13.07</text:p>
          </table:table-cell>
          <table:table-cell office:value-type="float" office:value="-17.11711">
            <text:p>-17.12</text:p>
          </table:table-cell>
          <table:table-cell office:value-type="float" office:value="-18.06717">
            <text:p>-18.07</text:p>
          </table:table-cell>
          <table:table-cell office:value-type="float" office:value="-19.69712">
            <text:p>-19.7</text:p>
          </table:table-cell>
          <table:table-cell office:value-type="float" office:value="-16.40179">
            <text:p>-16.4</text:p>
          </table:table-cell>
          <table:table-cell office:value-type="float" office:value="-13.9941">
            <text:p>-13.99</text:p>
          </table:table-cell>
          <table:table-cell office:value-type="float" office:value="-12.72826">
            <text:p>-12.73</text:p>
          </table:table-cell>
          <table:table-cell office:value-type="float" office:value="-8.13594">
            <text:p>-8.14</text:p>
          </table:table-cell>
          <table:table-cell office:value-type="float" office:value="-5.12541">
            <text:p>-5.13</text:p>
          </table:table-cell>
          <table:table-cell office:value-type="float" office:value="-0.90454">
            <text:p>-0.9</text:p>
          </table:table-cell>
          <table:table-cell office:value-type="float" office:value="-1.19023">
            <text:p>-1.19</text:p>
          </table:table-cell>
          <table:table-cell office:value-type="float" office:value="0.64851">
            <text:p>0.65</text:p>
          </table:table-cell>
          <table:table-cell office:value-type="float" office:value="1.19946">
            <text:p>1.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28162">
            <text:p>1.28</text:p>
          </table:table-cell>
          <table:table-cell office:value-type="float" office:value="-1.287">
            <text:p>-1.29</text:p>
          </table:table-cell>
          <table:table-cell office:value-type="float" office:value="-1.5">
            <text:p>-1.5</text:p>
          </table:table-cell>
          <table:table-cell office:value-type="float" office:value="-5.29405">
            <text:p>-5.29</text:p>
          </table:table-cell>
          <table:table-cell office:value-type="float" office:value="-8.21489">
            <text:p>-8.21</text:p>
          </table:table-cell>
          <table:table-cell office:value-type="float" office:value="-13.23473">
            <text:p>-13.23</text:p>
          </table:table-cell>
          <table:table-cell office:value-type="float" office:value="-14.47897">
            <text:p>-14.48</text:p>
          </table:table-cell>
          <table:table-cell office:value-type="float" office:value="-16.6263">
            <text:p>-16.63</text:p>
          </table:table-cell>
          <table:table-cell office:value-type="float" office:value="-19.4624">
            <text:p>-19.46</text:p>
          </table:table-cell>
          <table:table-cell office:value-type="float" office:value="-18.3494">
            <text:p>-18.35</text:p>
          </table:table-cell>
          <table:table-cell office:value-type="float" office:value="-17.26216">
            <text:p>-17.26</text:p>
          </table:table-cell>
          <table:table-cell office:value-type="float" office:value="-13.14406">
            <text:p>-13.14</text:p>
          </table:table-cell>
          <table:table-cell office:value-type="float" office:value="-8.47516">
            <text:p>-8.48</text:p>
          </table:table-cell>
          <table:table-cell office:value-type="float" office:value="-2.96666">
            <text:p>-2.97</text:p>
          </table:table-cell>
          <table:table-cell office:value-type="float" office:value="4.08769">
            <text:p>4.09</text:p>
          </table:table-cell>
          <table:table-cell office:value-type="float" office:value="-3.24281">
            <text:p>-3.24</text:p>
          </table:table-cell>
          <table:table-cell office:value-type="float" office:value="3.96321">
            <text:p>3.96</text:p>
          </table:table-cell>
          <table:table-cell office:value-type="float" office:value="-3.24122">
            <text:p>-3.24</text:p>
          </table:table-cell>
          <table:table-cell office:value-type="float" office:value="-8.86706">
            <text:p>-8.87</text:p>
          </table:table-cell>
          <table:table-cell office:value-type="float" office:value="-12.84904">
            <text:p>-12.85</text:p>
          </table:table-cell>
          <table:table-cell office:value-type="float" office:value="-17.71296">
            <text:p>-17.71</text:p>
          </table:table-cell>
          <table:table-cell office:value-type="float" office:value="-19.30977">
            <text:p>-19.31</text:p>
          </table:table-cell>
          <table:table-cell office:value-type="float" office:value="-19.42216">
            <text:p>-19.42</text:p>
          </table:table-cell>
          <table:table-cell office:value-type="float" office:value="-16.39449">
            <text:p>-16.39</text:p>
          </table:table-cell>
          <table:table-cell office:value-type="float" office:value="-14.12577">
            <text:p>-14.13</text:p>
          </table:table-cell>
          <table:table-cell office:value-type="float" office:value="-12.7883">
            <text:p>-12.79</text:p>
          </table:table-cell>
          <table:table-cell office:value-type="float" office:value="-7.95148">
            <text:p>-7.95</text:p>
          </table:table-cell>
          <table:table-cell office:value-type="float" office:value="-5.40733">
            <text:p>-5.41</text:p>
          </table:table-cell>
          <table:table-cell office:value-type="float" office:value="-1.98029">
            <text:p>-1.98</text:p>
          </table:table-cell>
          <table:table-cell office:value-type="float" office:value="-1.34287">
            <text:p>-1.34</text:p>
          </table:table-cell>
          <table:table-cell office:value-type="float" office:value="1.7536">
            <text:p>1.75</text:p>
          </table:table-cell>
          <table:table-cell office:value-type="float" office:value="0.35028">
            <text:p>0.35</text:p>
          </table:table-cell>
          <table:table-cell/>
        </table:table-row>
        <table:table-row table:style-name="ro1">
          <table:table-cell office:value-type="string">
            <text:p>Imaginary, t0</text:p>
          </table:table-cell>
          <table:table-cell office:value-type="string">
            <text:p>Imaginary, t8</text:p>
          </table:table-cell>
          <table:table-cell table:number-columns-repeated="33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.05136">
            <text:p>2.05</text:p>
          </table:table-cell>
          <table:table-cell office:value-type="float" office:value="-1.11795">
            <text:p>-1.12</text:p>
          </table:table-cell>
          <table:table-cell office:value-type="float" office:value="-1.26662">
            <text:p>-1.27</text:p>
          </table:table-cell>
          <table:table-cell office:value-type="float" office:value="-4.23637">
            <text:p>-4.24</text:p>
          </table:table-cell>
          <table:table-cell office:value-type="float" office:value="-2.66143">
            <text:p>-2.66</text:p>
          </table:table-cell>
          <table:table-cell office:value-type="float" office:value="-1.80366">
            <text:p>-1.8</text:p>
          </table:table-cell>
          <table:table-cell office:value-type="float" office:value="3.52183">
            <text:p>3.52</text:p>
          </table:table-cell>
          <table:table-cell office:value-type="float" office:value="5.40335">
            <text:p>5.4</text:p>
          </table:table-cell>
          <table:table-cell office:value-type="float" office:value="11.6843">
            <text:p>11.68</text:p>
          </table:table-cell>
          <table:table-cell office:value-type="float" office:value="17.06594">
            <text:p>17.07</text:p>
          </table:table-cell>
          <table:table-cell office:value-type="float" office:value="21.35801">
            <text:p>21.36</text:p>
          </table:table-cell>
          <table:table-cell office:value-type="float" office:value="28.30096">
            <text:p>28.3</text:p>
          </table:table-cell>
          <table:table-cell office:value-type="float" office:value="30.70098">
            <text:p>30.7</text:p>
          </table:table-cell>
          <table:table-cell office:value-type="float" office:value="35.24861">
            <text:p>35.25</text:p>
          </table:table-cell>
          <table:table-cell office:value-type="float" office:value="36.50789">
            <text:p>36.51</text:p>
          </table:table-cell>
          <table:table-cell office:value-type="float" office:value="-32.61969">
            <text:p>-32.62</text:p>
          </table:table-cell>
          <table:table-cell office:value-type="float" office:value="-36.54545">
            <text:p>-36.55</text:p>
          </table:table-cell>
          <table:table-cell office:value-type="float" office:value="-34.93193">
            <text:p>-34.93</text:p>
          </table:table-cell>
          <table:table-cell office:value-type="float" office:value="-31.06335">
            <text:p>-31.06</text:p>
          </table:table-cell>
          <table:table-cell office:value-type="float" office:value="-28.48489">
            <text:p>-28.48</text:p>
          </table:table-cell>
          <table:table-cell office:value-type="float" office:value="-21.50161">
            <text:p>-21.5</text:p>
          </table:table-cell>
          <table:table-cell office:value-type="float" office:value="-17.07522">
            <text:p>-17.08</text:p>
          </table:table-cell>
          <table:table-cell office:value-type="float" office:value="-12.1792">
            <text:p>-12.18</text:p>
          </table:table-cell>
          <table:table-cell office:value-type="float" office:value="-4.72437">
            <text:p>-4.72</text:p>
          </table:table-cell>
          <table:table-cell office:value-type="float" office:value="-3.92269">
            <text:p>-3.92</text:p>
          </table:table-cell>
          <table:table-cell office:value-type="float" office:value="1.82918">
            <text:p>1.83</text:p>
          </table:table-cell>
          <table:table-cell office:value-type="float" office:value="2.07731">
            <text:p>2.08</text:p>
          </table:table-cell>
          <table:table-cell office:value-type="float" office:value="3.90248">
            <text:p>3.9</text:p>
          </table:table-cell>
          <table:table-cell office:value-type="float" office:value="1.6474">
            <text:p>1.65</text:p>
          </table:table-cell>
          <table:table-cell office:value-type="float" office:value="0.286">
            <text:p>0.29</text:p>
          </table:table-cell>
          <table:table-cell office:value-type="float" office:value="-2.00755">
            <text:p>-2.01</text:p>
          </table:table-cell>
          <table:table-cell office:value-type="float" office:value="-1.35608">
            <text:p>-1.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6902">
            <text:p>1.97</text:p>
          </table:table-cell>
          <table:table-cell office:value-type="float" office:value="-0.73239">
            <text:p>-0.73</text:p>
          </table:table-cell>
          <table:table-cell office:value-type="float" office:value="-1.86763">
            <text:p>-1.87</text:p>
          </table:table-cell>
          <table:table-cell office:value-type="float" office:value="-3.93748">
            <text:p>-3.94</text:p>
          </table:table-cell>
          <table:table-cell office:value-type="float" office:value="-2.6018">
            <text:p>-2.6</text:p>
          </table:table-cell>
          <table:table-cell office:value-type="float" office:value="-1.23798">
            <text:p>-1.24</text:p>
          </table:table-cell>
          <table:table-cell office:value-type="float" office:value="3.4207">
            <text:p>3.42</text:p>
          </table:table-cell>
          <table:table-cell office:value-type="float" office:value="5.6164">
            <text:p>5.62</text:p>
          </table:table-cell>
          <table:table-cell office:value-type="float" office:value="11.84077">
            <text:p>11.84</text:p>
          </table:table-cell>
          <table:table-cell office:value-type="float" office:value="17.25678">
            <text:p>17.26</text:p>
          </table:table-cell>
          <table:table-cell office:value-type="float" office:value="20.77706">
            <text:p>20.78</text:p>
          </table:table-cell>
          <table:table-cell office:value-type="float" office:value="28.41514">
            <text:p>28.42</text:p>
          </table:table-cell>
          <table:table-cell office:value-type="float" office:value="31.09058">
            <text:p>31.09</text:p>
          </table:table-cell>
          <table:table-cell office:value-type="float" office:value="35.34179">
            <text:p>35.34</text:p>
          </table:table-cell>
          <table:table-cell office:value-type="float" office:value="36.23104">
            <text:p>36.23</text:p>
          </table:table-cell>
          <table:table-cell office:value-type="float" office:value="-32.53051">
            <text:p>-32.53</text:p>
          </table:table-cell>
          <table:table-cell office:value-type="float" office:value="-36.72721">
            <text:p>-36.73</text:p>
          </table:table-cell>
          <table:table-cell office:value-type="float" office:value="-34.46846">
            <text:p>-34.47</text:p>
          </table:table-cell>
          <table:table-cell office:value-type="float" office:value="-30.8072">
            <text:p>-30.81</text:p>
          </table:table-cell>
          <table:table-cell office:value-type="float" office:value="-28.05457">
            <text:p>-28.05</text:p>
          </table:table-cell>
          <table:table-cell office:value-type="float" office:value="-21.407">
            <text:p>-21.41</text:p>
          </table:table-cell>
          <table:table-cell office:value-type="float" office:value="-17.37094">
            <text:p>-17.37</text:p>
          </table:table-cell>
          <table:table-cell office:value-type="float" office:value="-12.44555">
            <text:p>-12.45</text:p>
          </table:table-cell>
          <table:table-cell office:value-type="float" office:value="-4.8564">
            <text:p>-4.86</text:p>
          </table:table-cell>
          <table:table-cell office:value-type="float" office:value="-3.84082">
            <text:p>-3.84</text:p>
          </table:table-cell>
          <table:table-cell office:value-type="float" office:value="1.57115">
            <text:p>1.57</text:p>
          </table:table-cell>
          <table:table-cell office:value-type="float" office:value="2.51284">
            <text:p>2.51</text:p>
          </table:table-cell>
          <table:table-cell office:value-type="float" office:value="4.28675">
            <text:p>4.29</text:p>
          </table:table-cell>
          <table:table-cell office:value-type="float" office:value="2.11094">
            <text:p>2.11</text:p>
          </table:table-cell>
          <table:table-cell office:value-type="float" office:value="0.25282">
            <text:p>0.25</text:p>
          </table:table-cell>
          <table:table-cell office:value-type="float" office:value="-1.16905">
            <text:p>-1.17</text:p>
          </table:table-cell>
          <table:table-cell office:value-type="float" office:value="-1.42563">
            <text:p>-1.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90756">
            <text:p>1.91</text:p>
          </table:table-cell>
          <table:table-cell office:value-type="float" office:value="-1.46962">
            <text:p>-1.47</text:p>
          </table:table-cell>
          <table:table-cell office:value-type="float" office:value="-1.5856">
            <text:p>-1.59</text:p>
          </table:table-cell>
          <table:table-cell office:value-type="float" office:value="-4.61197">
            <text:p>-4.61</text:p>
          </table:table-cell>
          <table:table-cell office:value-type="float" office:value="-2.29936">
            <text:p>-2.3</text:p>
          </table:table-cell>
          <table:table-cell office:value-type="float" office:value="-1.47747">
            <text:p>-1.48</text:p>
          </table:table-cell>
          <table:table-cell office:value-type="float" office:value="3.22025">
            <text:p>3.22</text:p>
          </table:table-cell>
          <table:table-cell office:value-type="float" office:value="5.23681">
            <text:p>5.24</text:p>
          </table:table-cell>
          <table:table-cell office:value-type="float" office:value="12.02272">
            <text:p>12.02</text:p>
          </table:table-cell>
          <table:table-cell office:value-type="float" office:value="17.20674">
            <text:p>17.21</text:p>
          </table:table-cell>
          <table:table-cell office:value-type="float" office:value="20.81568">
            <text:p>20.82</text:p>
          </table:table-cell>
          <table:table-cell office:value-type="float" office:value="27.87146">
            <text:p>27.87</text:p>
          </table:table-cell>
          <table:table-cell office:value-type="float" office:value="30.65917">
            <text:p>30.66</text:p>
          </table:table-cell>
          <table:table-cell office:value-type="float" office:value="35.36518">
            <text:p>35.37</text:p>
          </table:table-cell>
          <table:table-cell office:value-type="float" office:value="36.20993">
            <text:p>36.21</text:p>
          </table:table-cell>
          <table:table-cell office:value-type="float" office:value="-31.19084">
            <text:p>-31.19</text:p>
          </table:table-cell>
          <table:table-cell office:value-type="float" office:value="-36.4949">
            <text:p>-36.49</text:p>
          </table:table-cell>
          <table:table-cell office:value-type="float" office:value="-34.70833">
            <text:p>-34.71</text:p>
          </table:table-cell>
          <table:table-cell office:value-type="float" office:value="-30.68541">
            <text:p>-30.69</text:p>
          </table:table-cell>
          <table:table-cell office:value-type="float" office:value="-27.70871">
            <text:p>-27.71</text:p>
          </table:table-cell>
          <table:table-cell office:value-type="float" office:value="-21.47397">
            <text:p>-21.47</text:p>
          </table:table-cell>
          <table:table-cell office:value-type="float" office:value="-17.07545">
            <text:p>-17.08</text:p>
          </table:table-cell>
          <table:table-cell office:value-type="float" office:value="-12.00991">
            <text:p>-12.01</text:p>
          </table:table-cell>
          <table:table-cell office:value-type="float" office:value="-5.28088">
            <text:p>-5.28</text:p>
          </table:table-cell>
          <table:table-cell office:value-type="float" office:value="-3.81385">
            <text:p>-3.81</text:p>
          </table:table-cell>
          <table:table-cell office:value-type="float" office:value="1.93768">
            <text:p>1.94</text:p>
          </table:table-cell>
          <table:table-cell office:value-type="float" office:value="2.54673">
            <text:p>2.55</text:p>
          </table:table-cell>
          <table:table-cell office:value-type="float" office:value="4.34366">
            <text:p>4.34</text:p>
          </table:table-cell>
          <table:table-cell office:value-type="float" office:value="1.74384">
            <text:p>1.74</text:p>
          </table:table-cell>
          <table:table-cell office:value-type="float" office:value="0.97192">
            <text:p>0.97</text:p>
          </table:table-cell>
          <table:table-cell office:value-type="float" office:value="-1.08298">
            <text:p>-1.08</text:p>
          </table:table-cell>
          <table:table-cell office:value-type="float" office:value="-1.35659">
            <text:p>-1.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76061">
            <text:p>1.76</text:p>
          </table:table-cell>
          <table:table-cell office:value-type="float" office:value="-0.2566">
            <text:p>-0.26</text:p>
          </table:table-cell>
          <table:table-cell office:value-type="float" office:value="-1.98824">
            <text:p>-1.99</text:p>
          </table:table-cell>
          <table:table-cell office:value-type="float" office:value="-4.21807">
            <text:p>-4.22</text:p>
          </table:table-cell>
          <table:table-cell office:value-type="float" office:value="-2.66229">
            <text:p>-2.66</text:p>
          </table:table-cell>
          <table:table-cell office:value-type="float" office:value="-2.18214">
            <text:p>-2.18</text:p>
          </table:table-cell>
          <table:table-cell office:value-type="float" office:value="3.93948">
            <text:p>3.94</text:p>
          </table:table-cell>
          <table:table-cell office:value-type="float" office:value="5.52463">
            <text:p>5.52</text:p>
          </table:table-cell>
          <table:table-cell office:value-type="float" office:value="11.63009">
            <text:p>11.63</text:p>
          </table:table-cell>
          <table:table-cell office:value-type="float" office:value="17.52587">
            <text:p>17.53</text:p>
          </table:table-cell>
          <table:table-cell office:value-type="float" office:value="21.40174">
            <text:p>21.4</text:p>
          </table:table-cell>
          <table:table-cell office:value-type="float" office:value="28.2388">
            <text:p>28.24</text:p>
          </table:table-cell>
          <table:table-cell office:value-type="float" office:value="30.87489">
            <text:p>30.87</text:p>
          </table:table-cell>
          <table:table-cell office:value-type="float" office:value="35.59159">
            <text:p>35.59</text:p>
          </table:table-cell>
          <table:table-cell office:value-type="float" office:value="36.4379">
            <text:p>36.44</text:p>
          </table:table-cell>
          <table:table-cell office:value-type="float" office:value="-31.43136">
            <text:p>-31.43</text:p>
          </table:table-cell>
          <table:table-cell office:value-type="float" office:value="-36.43374">
            <text:p>-36.43</text:p>
          </table:table-cell>
          <table:table-cell office:value-type="float" office:value="-35.33449">
            <text:p>-35.33</text:p>
          </table:table-cell>
          <table:table-cell office:value-type="float" office:value="-31.26458">
            <text:p>-31.26</text:p>
          </table:table-cell>
          <table:table-cell office:value-type="float" office:value="-28.20836">
            <text:p>-28.21</text:p>
          </table:table-cell>
          <table:table-cell office:value-type="float" office:value="-21.19564">
            <text:p>-21.2</text:p>
          </table:table-cell>
          <table:table-cell office:value-type="float" office:value="-17.2451">
            <text:p>-17.25</text:p>
          </table:table-cell>
          <table:table-cell office:value-type="float" office:value="-11.56543">
            <text:p>-11.57</text:p>
          </table:table-cell>
          <table:table-cell office:value-type="float" office:value="-4.99497">
            <text:p>-4.99</text:p>
          </table:table-cell>
          <table:table-cell office:value-type="float" office:value="-3.58797">
            <text:p>-3.59</text:p>
          </table:table-cell>
          <table:table-cell office:value-type="float" office:value="1.702">
            <text:p>1.7</text:p>
          </table:table-cell>
          <table:table-cell office:value-type="float" office:value="2.3457">
            <text:p>2.35</text:p>
          </table:table-cell>
          <table:table-cell office:value-type="float" office:value="3.90125">
            <text:p>3.9</text:p>
          </table:table-cell>
          <table:table-cell office:value-type="float" office:value="2.05845">
            <text:p>2.06</text:p>
          </table:table-cell>
          <table:table-cell office:value-type="float" office:value="0.91883">
            <text:p>0.92</text:p>
          </table:table-cell>
          <table:table-cell office:value-type="float" office:value="-1.02618">
            <text:p>-1.03</text:p>
          </table:table-cell>
          <table:table-cell office:value-type="float" office:value="-1.02942">
            <text:p>-1.0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.24543">
            <text:p>2.25</text:p>
          </table:table-cell>
          <table:table-cell office:value-type="float" office:value="-0.74317">
            <text:p>-0.74</text:p>
          </table:table-cell>
          <table:table-cell office:value-type="float" office:value="-1.36538">
            <text:p>-1.37</text:p>
          </table:table-cell>
          <table:table-cell office:value-type="float" office:value="-4.3757">
            <text:p>-4.38</text:p>
          </table:table-cell>
          <table:table-cell office:value-type="float" office:value="-2.24283">
            <text:p>-2.24</text:p>
          </table:table-cell>
          <table:table-cell office:value-type="float" office:value="-1.51339">
            <text:p>-1.51</text:p>
          </table:table-cell>
          <table:table-cell office:value-type="float" office:value="3.87225">
            <text:p>3.87</text:p>
          </table:table-cell>
          <table:table-cell office:value-type="float" office:value="5.4994">
            <text:p>5.5</text:p>
          </table:table-cell>
          <table:table-cell office:value-type="float" office:value="11.62775">
            <text:p>11.63</text:p>
          </table:table-cell>
          <table:table-cell office:value-type="float" office:value="17.09954">
            <text:p>17.1</text:p>
          </table:table-cell>
          <table:table-cell office:value-type="float" office:value="21.28707">
            <text:p>21.29</text:p>
          </table:table-cell>
          <table:table-cell office:value-type="float" office:value="27.81887">
            <text:p>27.82</text:p>
          </table:table-cell>
          <table:table-cell office:value-type="float" office:value="31.10647">
            <text:p>31.11</text:p>
          </table:table-cell>
          <table:table-cell office:value-type="float" office:value="35.06745">
            <text:p>35.07</text:p>
          </table:table-cell>
          <table:table-cell office:value-type="float" office:value="36.08439">
            <text:p>36.08</text:p>
          </table:table-cell>
          <table:table-cell office:value-type="float" office:value="-31.53183">
            <text:p>-31.53</text:p>
          </table:table-cell>
          <table:table-cell office:value-type="float" office:value="-36.3473">
            <text:p>-36.35</text:p>
          </table:table-cell>
          <table:table-cell office:value-type="float" office:value="-35.22942">
            <text:p>-35.23</text:p>
          </table:table-cell>
          <table:table-cell office:value-type="float" office:value="-31.33866">
            <text:p>-31.34</text:p>
          </table:table-cell>
          <table:table-cell office:value-type="float" office:value="-28.24118">
            <text:p>-28.24</text:p>
          </table:table-cell>
          <table:table-cell office:value-type="float" office:value="-21.85535">
            <text:p>-21.86</text:p>
          </table:table-cell>
          <table:table-cell office:value-type="float" office:value="-16.69754">
            <text:p>-16.7</text:p>
          </table:table-cell>
          <table:table-cell office:value-type="float" office:value="-12.23505">
            <text:p>-12.24</text:p>
          </table:table-cell>
          <table:table-cell office:value-type="float" office:value="-5.47825">
            <text:p>-5.48</text:p>
          </table:table-cell>
          <table:table-cell office:value-type="float" office:value="-3.21193">
            <text:p>-3.21</text:p>
          </table:table-cell>
          <table:table-cell office:value-type="float" office:value="2.153">
            <text:p>2.15</text:p>
          </table:table-cell>
          <table:table-cell office:value-type="float" office:value="2.76112">
            <text:p>2.76</text:p>
          </table:table-cell>
          <table:table-cell office:value-type="float" office:value="4.38998">
            <text:p>4.39</text:p>
          </table:table-cell>
          <table:table-cell office:value-type="float" office:value="1.71861">
            <text:p>1.72</text:p>
          </table:table-cell>
          <table:table-cell office:value-type="float" office:value="0.5666">
            <text:p>0.57</text:p>
          </table:table-cell>
          <table:table-cell office:value-type="float" office:value="-1.67947">
            <text:p>-1.68</text:p>
          </table:table-cell>
          <table:table-cell office:value-type="float" office:value="-0.9858">
            <text:p>-0.9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50656">
            <text:p>1.51</text:p>
          </table:table-cell>
          <table:table-cell office:value-type="float" office:value="-0.48802">
            <text:p>-0.49</text:p>
          </table:table-cell>
          <table:table-cell office:value-type="float" office:value="-1.77203">
            <text:p>-1.77</text:p>
          </table:table-cell>
          <table:table-cell office:value-type="float" office:value="-4.07141">
            <text:p>-4.07</text:p>
          </table:table-cell>
          <table:table-cell office:value-type="float" office:value="-1.86726">
            <text:p>-1.87</text:p>
          </table:table-cell>
          <table:table-cell office:value-type="float" office:value="-1.48692">
            <text:p>-1.49</text:p>
          </table:table-cell>
          <table:table-cell office:value-type="float" office:value="4.53646">
            <text:p>4.54</text:p>
          </table:table-cell>
          <table:table-cell office:value-type="float" office:value="5.31587">
            <text:p>5.32</text:p>
          </table:table-cell>
          <table:table-cell office:value-type="float" office:value="11.74913">
            <text:p>11.75</text:p>
          </table:table-cell>
          <table:table-cell office:value-type="float" office:value="16.82793">
            <text:p>16.83</text:p>
          </table:table-cell>
          <table:table-cell office:value-type="float" office:value="21.18239">
            <text:p>21.18</text:p>
          </table:table-cell>
          <table:table-cell office:value-type="float" office:value="27.91905">
            <text:p>27.92</text:p>
          </table:table-cell>
          <table:table-cell office:value-type="float" office:value="31.36158">
            <text:p>31.36</text:p>
          </table:table-cell>
          <table:table-cell office:value-type="float" office:value="34.90793">
            <text:p>34.91</text:p>
          </table:table-cell>
          <table:table-cell office:value-type="float" office:value="36.12403">
            <text:p>36.12</text:p>
          </table:table-cell>
          <table:table-cell office:value-type="float" office:value="-29.94457">
            <text:p>-29.94</text:p>
          </table:table-cell>
          <table:table-cell office:value-type="float" office:value="-36.45607">
            <text:p>-36.46</text:p>
          </table:table-cell>
          <table:table-cell office:value-type="float" office:value="-34.85409">
            <text:p>-34.85</text:p>
          </table:table-cell>
          <table:table-cell office:value-type="float" office:value="-31.10521">
            <text:p>-31.11</text:p>
          </table:table-cell>
          <table:table-cell office:value-type="float" office:value="-28.25675">
            <text:p>-28.26</text:p>
          </table:table-cell>
          <table:table-cell office:value-type="float" office:value="-21.15933">
            <text:p>-21.16</text:p>
          </table:table-cell>
          <table:table-cell office:value-type="float" office:value="-17.11938">
            <text:p>-17.12</text:p>
          </table:table-cell>
          <table:table-cell office:value-type="float" office:value="-12.0495">
            <text:p>-12.05</text:p>
          </table:table-cell>
          <table:table-cell office:value-type="float" office:value="-5.54965">
            <text:p>-5.55</text:p>
          </table:table-cell>
          <table:table-cell office:value-type="float" office:value="-3.6387">
            <text:p>-3.64</text:p>
          </table:table-cell>
          <table:table-cell office:value-type="float" office:value="1.8587">
            <text:p>1.86</text:p>
          </table:table-cell>
          <table:table-cell office:value-type="float" office:value="2.54621">
            <text:p>2.55</text:p>
          </table:table-cell>
          <table:table-cell office:value-type="float" office:value="3.95849">
            <text:p>3.96</text:p>
          </table:table-cell>
          <table:table-cell office:value-type="float" office:value="1.35904">
            <text:p>1.36</text:p>
          </table:table-cell>
          <table:table-cell office:value-type="float" office:value="0.48059">
            <text:p>0.48</text:p>
          </table:table-cell>
          <table:table-cell office:value-type="float" office:value="-1.85081">
            <text:p>-1.85</text:p>
          </table:table-cell>
          <table:table-cell office:value-type="float" office:value="-0.9987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13519">
            <text:p>2.14</text:p>
          </table:table-cell>
          <table:table-cell office:value-type="float" office:value="-0.48907">
            <text:p>-0.49</text:p>
          </table:table-cell>
          <table:table-cell office:value-type="float" office:value="-1.63748">
            <text:p>-1.64</text:p>
          </table:table-cell>
          <table:table-cell office:value-type="float" office:value="-3.48987">
            <text:p>-3.49</text:p>
          </table:table-cell>
          <table:table-cell office:value-type="float" office:value="-1.9042">
            <text:p>-1.9</text:p>
          </table:table-cell>
          <table:table-cell office:value-type="float" office:value="-1.98434">
            <text:p>-1.98</text:p>
          </table:table-cell>
          <table:table-cell office:value-type="float" office:value="4.10188">
            <text:p>4.1</text:p>
          </table:table-cell>
          <table:table-cell office:value-type="float" office:value="5.9139">
            <text:p>5.91</text:p>
          </table:table-cell>
          <table:table-cell office:value-type="float" office:value="11.3948">
            <text:p>11.39</text:p>
          </table:table-cell>
          <table:table-cell office:value-type="float" office:value="16.71969">
            <text:p>16.72</text:p>
          </table:table-cell>
          <table:table-cell office:value-type="float" office:value="21.30152">
            <text:p>21.3</text:p>
          </table:table-cell>
          <table:table-cell office:value-type="float" office:value="27.73685">
            <text:p>27.74</text:p>
          </table:table-cell>
          <table:table-cell office:value-type="float" office:value="31.43418">
            <text:p>31.43</text:p>
          </table:table-cell>
          <table:table-cell office:value-type="float" office:value="35.18817">
            <text:p>35.19</text:p>
          </table:table-cell>
          <table:table-cell office:value-type="float" office:value="36.03123">
            <text:p>36.03</text:p>
          </table:table-cell>
          <table:table-cell office:value-type="float" office:value="-32.37223">
            <text:p>-32.37</text:p>
          </table:table-cell>
          <table:table-cell office:value-type="float" office:value="-36.20548">
            <text:p>-36.21</text:p>
          </table:table-cell>
          <table:table-cell office:value-type="float" office:value="-34.84835">
            <text:p>-34.85</text:p>
          </table:table-cell>
          <table:table-cell office:value-type="float" office:value="-30.86422">
            <text:p>-30.86</text:p>
          </table:table-cell>
          <table:table-cell office:value-type="float" office:value="-27.80574">
            <text:p>-27.81</text:p>
          </table:table-cell>
          <table:table-cell office:value-type="float" office:value="-22.09291">
            <text:p>-22.09</text:p>
          </table:table-cell>
          <table:table-cell office:value-type="float" office:value="-17.48275">
            <text:p>-17.48</text:p>
          </table:table-cell>
          <table:table-cell office:value-type="float" office:value="-11.94275">
            <text:p>-11.94</text:p>
          </table:table-cell>
          <table:table-cell office:value-type="float" office:value="-5.0781">
            <text:p>-5.08</text:p>
          </table:table-cell>
          <table:table-cell office:value-type="float" office:value="-4.36278">
            <text:p>-4.36</text:p>
          </table:table-cell>
          <table:table-cell office:value-type="float" office:value="1.6068">
            <text:p>1.61</text:p>
          </table:table-cell>
          <table:table-cell office:value-type="float" office:value="2.36004">
            <text:p>2.36</text:p>
          </table:table-cell>
          <table:table-cell office:value-type="float" office:value="4.58152">
            <text:p>4.58</text:p>
          </table:table-cell>
          <table:table-cell office:value-type="float" office:value="2.18499">
            <text:p>2.18</text:p>
          </table:table-cell>
          <table:table-cell office:value-type="float" office:value="0.79314">
            <text:p>0.79</text:p>
          </table:table-cell>
          <table:table-cell office:value-type="float" office:value="-1.98883">
            <text:p>-1.99</text:p>
          </table:table-cell>
          <table:table-cell office:value-type="float" office:value="-1.09286">
            <text:p>-1.0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19657">
            <text:p>2.2</text:p>
          </table:table-cell>
          <table:table-cell office:value-type="float" office:value="-0.95052">
            <text:p>-0.95</text:p>
          </table:table-cell>
          <table:table-cell office:value-type="float" office:value="-1.13388">
            <text:p>-1.13</text:p>
          </table:table-cell>
          <table:table-cell office:value-type="float" office:value="-4.2064">
            <text:p>-4.21</text:p>
          </table:table-cell>
          <table:table-cell office:value-type="float" office:value="-2.67749">
            <text:p>-2.68</text:p>
          </table:table-cell>
          <table:table-cell office:value-type="float" office:value="-1.31879">
            <text:p>-1.32</text:p>
          </table:table-cell>
          <table:table-cell office:value-type="float" office:value="4.40643">
            <text:p>4.41</text:p>
          </table:table-cell>
          <table:table-cell office:value-type="float" office:value="5.56067">
            <text:p>5.56</text:p>
          </table:table-cell>
          <table:table-cell office:value-type="float" office:value="11.67382">
            <text:p>11.67</text:p>
          </table:table-cell>
          <table:table-cell office:value-type="float" office:value="17.56165">
            <text:p>17.56</text:p>
          </table:table-cell>
          <table:table-cell office:value-type="float" office:value="21.11052">
            <text:p>21.11</text:p>
          </table:table-cell>
          <table:table-cell office:value-type="float" office:value="27.83915">
            <text:p>27.84</text:p>
          </table:table-cell>
          <table:table-cell office:value-type="float" office:value="31.06905">
            <text:p>31.07</text:p>
          </table:table-cell>
          <table:table-cell office:value-type="float" office:value="35.28705">
            <text:p>35.29</text:p>
          </table:table-cell>
          <table:table-cell office:value-type="float" office:value="36.25935">
            <text:p>36.26</text:p>
          </table:table-cell>
          <table:table-cell office:value-type="float" office:value="-31.22212">
            <text:p>-31.22</text:p>
          </table:table-cell>
          <table:table-cell office:value-type="float" office:value="-36.59626">
            <text:p>-36.6</text:p>
          </table:table-cell>
          <table:table-cell office:value-type="float" office:value="-35.36191">
            <text:p>-35.36</text:p>
          </table:table-cell>
          <table:table-cell office:value-type="float" office:value="-30.65263">
            <text:p>-30.65</text:p>
          </table:table-cell>
          <table:table-cell office:value-type="float" office:value="-27.45094">
            <text:p>-27.45</text:p>
          </table:table-cell>
          <table:table-cell office:value-type="float" office:value="-21.32156">
            <text:p>-21.32</text:p>
          </table:table-cell>
          <table:table-cell office:value-type="float" office:value="-16.92639">
            <text:p>-16.93</text:p>
          </table:table-cell>
          <table:table-cell office:value-type="float" office:value="-11.99695">
            <text:p>-12</text:p>
          </table:table-cell>
          <table:table-cell office:value-type="float" office:value="-5.42588">
            <text:p>-5.43</text:p>
          </table:table-cell>
          <table:table-cell office:value-type="float" office:value="-3.58239">
            <text:p>-3.58</text:p>
          </table:table-cell>
          <table:table-cell office:value-type="float" office:value="1.41135">
            <text:p>1.41</text:p>
          </table:table-cell>
          <table:table-cell office:value-type="float" office:value="2.28168">
            <text:p>2.28</text:p>
          </table:table-cell>
          <table:table-cell office:value-type="float" office:value="4.42142">
            <text:p>4.42</text:p>
          </table:table-cell>
          <table:table-cell office:value-type="float" office:value="1.82167">
            <text:p>1.82</text:p>
          </table:table-cell>
          <table:table-cell office:value-type="float" office:value="0.76729">
            <text:p>0.77</text:p>
          </table:table-cell>
          <table:table-cell office:value-type="float" office:value="-1.70052">
            <text:p>-1.7</text:p>
          </table:table-cell>
          <table:table-cell office:value-type="float" office:value="-0.8374">
            <text:p>-0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15519">
            <text:p>1.16</text:p>
          </table:table-cell>
          <table:table-cell office:value-type="float" office:value="-0.94765">
            <text:p>-0.95</text:p>
          </table:table-cell>
          <table:table-cell office:value-type="float" office:value="-1.46411">
            <text:p>-1.46</text:p>
          </table:table-cell>
          <table:table-cell office:value-type="float" office:value="-3.88043">
            <text:p>-3.88</text:p>
          </table:table-cell>
          <table:table-cell office:value-type="float" office:value="-2.8411">
            <text:p>-2.84</text:p>
          </table:table-cell>
          <table:table-cell office:value-type="float" office:value="-1.61649">
            <text:p>-1.62</text:p>
          </table:table-cell>
          <table:table-cell office:value-type="float" office:value="3.67718">
            <text:p>3.68</text:p>
          </table:table-cell>
          <table:table-cell office:value-type="float" office:value="5.14091">
            <text:p>5.14</text:p>
          </table:table-cell>
          <table:table-cell office:value-type="float" office:value="11.92534">
            <text:p>11.93</text:p>
          </table:table-cell>
          <table:table-cell office:value-type="float" office:value="16.92605">
            <text:p>16.93</text:p>
          </table:table-cell>
          <table:table-cell office:value-type="float" office:value="21.24549">
            <text:p>21.25</text:p>
          </table:table-cell>
          <table:table-cell office:value-type="float" office:value="28.00859">
            <text:p>28.01</text:p>
          </table:table-cell>
          <table:table-cell office:value-type="float" office:value="31.45995">
            <text:p>31.46</text:p>
          </table:table-cell>
          <table:table-cell office:value-type="float" office:value="35.30262">
            <text:p>35.3</text:p>
          </table:table-cell>
          <table:table-cell office:value-type="float" office:value="36.78164">
            <text:p>36.78</text:p>
          </table:table-cell>
          <table:table-cell office:value-type="float" office:value="-32.42627">
            <text:p>-32.43</text:p>
          </table:table-cell>
          <table:table-cell office:value-type="float" office:value="-36.02512">
            <text:p>-36.03</text:p>
          </table:table-cell>
          <table:table-cell office:value-type="float" office:value="-35.35984">
            <text:p>-35.36</text:p>
          </table:table-cell>
          <table:table-cell office:value-type="float" office:value="-31.02995">
            <text:p>-31.03</text:p>
          </table:table-cell>
          <table:table-cell office:value-type="float" office:value="-28.1557">
            <text:p>-28.16</text:p>
          </table:table-cell>
          <table:table-cell office:value-type="float" office:value="-22.04386">
            <text:p>-22.04</text:p>
          </table:table-cell>
          <table:table-cell office:value-type="float" office:value="-17.05649">
            <text:p>-17.06</text:p>
          </table:table-cell>
          <table:table-cell office:value-type="float" office:value="-11.93536">
            <text:p>-11.94</text:p>
          </table:table-cell>
          <table:table-cell office:value-type="float" office:value="-5.51928">
            <text:p>-5.52</text:p>
          </table:table-cell>
          <table:table-cell office:value-type="float" office:value="-3.85776">
            <text:p>-3.86</text:p>
          </table:table-cell>
          <table:table-cell office:value-type="float" office:value="1.54174">
            <text:p>1.54</text:p>
          </table:table-cell>
          <table:table-cell office:value-type="float" office:value="2.55041">
            <text:p>2.55</text:p>
          </table:table-cell>
          <table:table-cell office:value-type="float" office:value="4.30321">
            <text:p>4.3</text:p>
          </table:table-cell>
          <table:table-cell office:value-type="float" office:value="0.58195">
            <text:p>0.58</text:p>
          </table:table-cell>
          <table:table-cell office:value-type="float" office:value="0.92581">
            <text:p>0.93</text:p>
          </table:table-cell>
          <table:table-cell office:value-type="float" office:value="-1.195">
            <text:p>-1.2</text:p>
          </table:table-cell>
          <table:table-cell office:value-type="float" office:value="-1.1785">
            <text:p>-1.18</text:p>
          </table:table-cell>
          <table:table-cell/>
        </table:table-row>
        <table:table-row table:style-name="ro1">
          <table:table-cell office:value-type="string">
            <text:p>Real variance</text:p>
          </table:table-cell>
          <table:table-cell table:number-columns-repeated="3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40968.61495">
            <text:p>740968.61</text:p>
          </table:table-cell>
          <table:table-cell office:value-type="float" office:value="722268.19392">
            <text:p>722268.19</text:p>
          </table:table-cell>
          <table:table-cell office:value-type="float" office:value="713503.96697">
            <text:p>713503.97</text:p>
          </table:table-cell>
          <table:table-cell office:value-type="float" office:value="700692.5527">
            <text:p>700692.55</text:p>
          </table:table-cell>
          <table:table-cell office:value-type="float" office:value="691440.09504">
            <text:p>691440.1</text:p>
          </table:table-cell>
          <table:table-cell office:value-type="float" office:value="682514.65816">
            <text:p>682514.66</text:p>
          </table:table-cell>
          <table:table-cell office:value-type="float" office:value="673362.60554">
            <text:p>673362.61</text:p>
          </table:table-cell>
          <table:table-cell office:value-type="float" office:value="665227.12037">
            <text:p>665227.12</text:p>
          </table:table-cell>
          <table:table-cell office:value-type="float" office:value="659969.90551">
            <text:p>659969.91</text:p>
          </table:table-cell>
          <table:table-cell office:value-type="float" office:value="659859.33876">
            <text:p>659859.34</text:p>
          </table:table-cell>
          <table:table-cell office:value-type="float" office:value="657903.91246">
            <text:p>657903.91</text:p>
          </table:table-cell>
          <table:table-cell office:value-type="float" office:value="657365.26066">
            <text:p>657365.26</text:p>
          </table:table-cell>
          <table:table-cell office:value-type="float" office:value="657095.20974">
            <text:p>657095.21</text:p>
          </table:table-cell>
          <table:table-cell office:value-type="float" office:value="662339.30305">
            <text:p>662339.3</text:p>
          </table:table-cell>
          <table:table-cell office:value-type="float" office:value="665653.81268">
            <text:p>665653.81</text:p>
          </table:table-cell>
          <table:table-cell office:value-type="float" office:value="1274516.90942">
            <text:p>1274516.91</text:p>
          </table:table-cell>
          <table:table-cell office:value-type="float" office:value="671489.09391">
            <text:p>671489.09</text:p>
          </table:table-cell>
          <table:table-cell office:value-type="float" office:value="662830.98763">
            <text:p>662830.99</text:p>
          </table:table-cell>
          <table:table-cell office:value-type="float" office:value="656949.92786">
            <text:p>656949.93</text:p>
          </table:table-cell>
          <table:table-cell office:value-type="float" office:value="657466.75311">
            <text:p>657466.75</text:p>
          </table:table-cell>
          <table:table-cell office:value-type="float" office:value="657184.90261">
            <text:p>657184.9</text:p>
          </table:table-cell>
          <table:table-cell office:value-type="float" office:value="659150.2806">
            <text:p>659150.28</text:p>
          </table:table-cell>
          <table:table-cell office:value-type="float" office:value="659307.71873">
            <text:p>659307.72</text:p>
          </table:table-cell>
          <table:table-cell office:value-type="float" office:value="665668.66046">
            <text:p>665668.66</text:p>
          </table:table-cell>
          <table:table-cell office:value-type="float" office:value="673974.84597">
            <text:p>673974.85</text:p>
          </table:table-cell>
          <table:table-cell office:value-type="float" office:value="681142.17269">
            <text:p>681142.17</text:p>
          </table:table-cell>
          <table:table-cell office:value-type="float" office:value="691766.95688">
            <text:p>691766.96</text:p>
          </table:table-cell>
          <table:table-cell office:value-type="float" office:value="700684.31741">
            <text:p>700684.32</text:p>
          </table:table-cell>
          <table:table-cell office:value-type="float" office:value="713273.89596">
            <text:p>713273.9</text:p>
          </table:table-cell>
          <table:table-cell office:value-type="float" office:value="721292.26258">
            <text:p>721292.26</text:p>
          </table:table-cell>
          <table:table-cell office:value-type="float" office:value="735247.09017">
            <text:p>735247.09</text:p>
          </table:table-cell>
          <table:table-cell office:value-type="float" office:value="740643.06581">
            <text:p>740643.0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4695.0365">
            <text:p>734695.04</text:p>
          </table:table-cell>
          <table:table-cell office:value-type="float" office:value="722055.10057">
            <text:p>722055.1</text:p>
          </table:table-cell>
          <table:table-cell office:value-type="float" office:value="714529.3576">
            <text:p>714529.36</text:p>
          </table:table-cell>
          <table:table-cell office:value-type="float" office:value="700267.60709">
            <text:p>700267.61</text:p>
          </table:table-cell>
          <table:table-cell office:value-type="float" office:value="691430.88108">
            <text:p>691430.88</text:p>
          </table:table-cell>
          <table:table-cell office:value-type="float" office:value="682446.67391">
            <text:p>682446.67</text:p>
          </table:table-cell>
          <table:table-cell office:value-type="float" office:value="674833.65574">
            <text:p>674833.66</text:p>
          </table:table-cell>
          <table:table-cell office:value-type="float" office:value="665540.3299">
            <text:p>665540.33</text:p>
          </table:table-cell>
          <table:table-cell office:value-type="float" office:value="660012.46285">
            <text:p>660012.46</text:p>
          </table:table-cell>
          <table:table-cell office:value-type="float" office:value="660128.34122">
            <text:p>660128.34</text:p>
          </table:table-cell>
          <table:table-cell office:value-type="float" office:value="657658.30408">
            <text:p>657658.3</text:p>
          </table:table-cell>
          <table:table-cell office:value-type="float" office:value="656875.96779">
            <text:p>656875.97</text:p>
          </table:table-cell>
          <table:table-cell office:value-type="float" office:value="656617.41163">
            <text:p>656617.41</text:p>
          </table:table-cell>
          <table:table-cell office:value-type="float" office:value="662076.08346">
            <text:p>662076.08</text:p>
          </table:table-cell>
          <table:table-cell office:value-type="float" office:value="665780.96346">
            <text:p>665780.96</text:p>
          </table:table-cell>
          <table:table-cell office:value-type="float" office:value="1271589.82637">
            <text:p>1271589.83</text:p>
          </table:table-cell>
          <table:table-cell office:value-type="float" office:value="671410.34383">
            <text:p>671410.34</text:p>
          </table:table-cell>
          <table:table-cell office:value-type="float" office:value="662445.24879">
            <text:p>662445.25</text:p>
          </table:table-cell>
          <table:table-cell office:value-type="float" office:value="656863.82639">
            <text:p>656863.83</text:p>
          </table:table-cell>
          <table:table-cell office:value-type="float" office:value="656642.30158">
            <text:p>656642.3</text:p>
          </table:table-cell>
          <table:table-cell office:value-type="float" office:value="657334.54465">
            <text:p>657334.54</text:p>
          </table:table-cell>
          <table:table-cell office:value-type="float" office:value="659194.9004">
            <text:p>659194.9</text:p>
          </table:table-cell>
          <table:table-cell office:value-type="float" office:value="660132.92774">
            <text:p>660132.93</text:p>
          </table:table-cell>
          <table:table-cell office:value-type="float" office:value="665340.02248">
            <text:p>665340.02</text:p>
          </table:table-cell>
          <table:table-cell office:value-type="float" office:value="674960.12257">
            <text:p>674960.12</text:p>
          </table:table-cell>
          <table:table-cell office:value-type="float" office:value="682355.80108">
            <text:p>682355.8</text:p>
          </table:table-cell>
          <table:table-cell office:value-type="float" office:value="692444.01345">
            <text:p>692444.01</text:p>
          </table:table-cell>
          <table:table-cell office:value-type="float" office:value="701167.23558">
            <text:p>701167.24</text:p>
          </table:table-cell>
          <table:table-cell office:value-type="float" office:value="714394.20587">
            <text:p>714394.21</text:p>
          </table:table-cell>
          <table:table-cell office:value-type="float" office:value="721687.32513">
            <text:p>721687.33</text:p>
          </table:table-cell>
          <table:table-cell office:value-type="float" office:value="729495.57894">
            <text:p>729495.58</text:p>
          </table:table-cell>
          <table:table-cell office:value-type="float" office:value="740989.99561">
            <text:p>7409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4860.21025">
            <text:p>734860.21</text:p>
          </table:table-cell>
          <table:table-cell office:value-type="float" office:value="722612.2885">
            <text:p>722612.29</text:p>
          </table:table-cell>
          <table:table-cell office:value-type="float" office:value="714529.82158">
            <text:p>714529.82</text:p>
          </table:table-cell>
          <table:table-cell office:value-type="float" office:value="701559.41288">
            <text:p>701559.41</text:p>
          </table:table-cell>
          <table:table-cell office:value-type="float" office:value="692044.13226">
            <text:p>692044.13</text:p>
          </table:table-cell>
          <table:table-cell office:value-type="float" office:value="682666.68837">
            <text:p>682666.69</text:p>
          </table:table-cell>
          <table:table-cell office:value-type="float" office:value="675574.86061">
            <text:p>675574.86</text:p>
          </table:table-cell>
          <table:table-cell office:value-type="float" office:value="665696.1168">
            <text:p>665696.12</text:p>
          </table:table-cell>
          <table:table-cell office:value-type="float" office:value="660387.43011">
            <text:p>660387.43</text:p>
          </table:table-cell>
          <table:table-cell office:value-type="float" office:value="659829.41599">
            <text:p>659829.42</text:p>
          </table:table-cell>
          <table:table-cell office:value-type="float" office:value="658031.09439">
            <text:p>658031.09</text:p>
          </table:table-cell>
          <table:table-cell office:value-type="float" office:value="656537.4132">
            <text:p>656537.41</text:p>
          </table:table-cell>
          <table:table-cell office:value-type="float" office:value="657472.21109">
            <text:p>657472.21</text:p>
          </table:table-cell>
          <table:table-cell office:value-type="float" office:value="662863.55802">
            <text:p>662863.56</text:p>
          </table:table-cell>
          <table:table-cell office:value-type="float" office:value="666039.01293">
            <text:p>666039.01</text:p>
          </table:table-cell>
          <table:table-cell office:value-type="float" office:value="1273392.58342">
            <text:p>1273392.58</text:p>
          </table:table-cell>
          <table:table-cell office:value-type="float" office:value="671018.44253">
            <text:p>671018.44</text:p>
          </table:table-cell>
          <table:table-cell office:value-type="float" office:value="662292.32947">
            <text:p>662292.33</text:p>
          </table:table-cell>
          <table:table-cell office:value-type="float" office:value="657690.09945">
            <text:p>657690.1</text:p>
          </table:table-cell>
          <table:table-cell office:value-type="float" office:value="657956.47493">
            <text:p>657956.47</text:p>
          </table:table-cell>
          <table:table-cell office:value-type="float" office:value="656952.61079">
            <text:p>656952.61</text:p>
          </table:table-cell>
          <table:table-cell office:value-type="float" office:value="659748.67736">
            <text:p>659748.68</text:p>
          </table:table-cell>
          <table:table-cell office:value-type="float" office:value="660211.12516">
            <text:p>660211.13</text:p>
          </table:table-cell>
          <table:table-cell office:value-type="float" office:value="665186.63621">
            <text:p>665186.64</text:p>
          </table:table-cell>
          <table:table-cell office:value-type="float" office:value="674469.08819">
            <text:p>674469.09</text:p>
          </table:table-cell>
          <table:table-cell office:value-type="float" office:value="682688.10756">
            <text:p>682688.11</text:p>
          </table:table-cell>
          <table:table-cell office:value-type="float" office:value="691596.16377">
            <text:p>691596.16</text:p>
          </table:table-cell>
          <table:table-cell office:value-type="float" office:value="701783.3604">
            <text:p>701783.36</text:p>
          </table:table-cell>
          <table:table-cell office:value-type="float" office:value="712897.00448">
            <text:p>712897</text:p>
          </table:table-cell>
          <table:table-cell office:value-type="float" office:value="722710.05308">
            <text:p>722710.05</text:p>
          </table:table-cell>
          <table:table-cell office:value-type="float" office:value="729450.6828">
            <text:p>729450.68</text:p>
          </table:table-cell>
          <table:table-cell office:value-type="float" office:value="741281.84753">
            <text:p>741281.8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3041.49671">
            <text:p>733041.5</text:p>
          </table:table-cell>
          <table:table-cell office:value-type="float" office:value="721856.84724">
            <text:p>721856.85</text:p>
          </table:table-cell>
          <table:table-cell office:value-type="float" office:value="713833.29363">
            <text:p>713833.29</text:p>
          </table:table-cell>
          <table:table-cell office:value-type="float" office:value="701649.63805">
            <text:p>701649.64</text:p>
          </table:table-cell>
          <table:table-cell office:value-type="float" office:value="691169.12117">
            <text:p>691169.12</text:p>
          </table:table-cell>
          <table:table-cell office:value-type="float" office:value="682795.4602">
            <text:p>682795.46</text:p>
          </table:table-cell>
          <table:table-cell office:value-type="float" office:value="674726.23152">
            <text:p>674726.23</text:p>
          </table:table-cell>
          <table:table-cell office:value-type="float" office:value="665539.97456">
            <text:p>665539.97</text:p>
          </table:table-cell>
          <table:table-cell office:value-type="float" office:value="660209.32356">
            <text:p>660209.32</text:p>
          </table:table-cell>
          <table:table-cell office:value-type="float" office:value="659677.37896">
            <text:p>659677.38</text:p>
          </table:table-cell>
          <table:table-cell office:value-type="float" office:value="656701.08343">
            <text:p>656701.08</text:p>
          </table:table-cell>
          <table:table-cell office:value-type="float" office:value="656952.61338">
            <text:p>656952.61</text:p>
          </table:table-cell>
          <table:table-cell office:value-type="float" office:value="658690.92028">
            <text:p>658690.92</text:p>
          </table:table-cell>
          <table:table-cell office:value-type="float" office:value="663527.81776">
            <text:p>663527.82</text:p>
          </table:table-cell>
          <table:table-cell office:value-type="float" office:value="666599.58609">
            <text:p>666599.59</text:p>
          </table:table-cell>
          <table:table-cell office:value-type="float" office:value="1272702.51146">
            <text:p>1272702.51</text:p>
          </table:table-cell>
          <table:table-cell office:value-type="float" office:value="670368.21414">
            <text:p>670368.21</text:p>
          </table:table-cell>
          <table:table-cell office:value-type="float" office:value="662596.63191">
            <text:p>662596.63</text:p>
          </table:table-cell>
          <table:table-cell office:value-type="float" office:value="657717.04363">
            <text:p>657717.04</text:p>
          </table:table-cell>
          <table:table-cell office:value-type="float" office:value="657324.84774">
            <text:p>657324.85</text:p>
          </table:table-cell>
          <table:table-cell office:value-type="float" office:value="657839.48324">
            <text:p>657839.48</text:p>
          </table:table-cell>
          <table:table-cell office:value-type="float" office:value="659446.35421">
            <text:p>659446.35</text:p>
          </table:table-cell>
          <table:table-cell office:value-type="float" office:value="659452.21373">
            <text:p>659452.21</text:p>
          </table:table-cell>
          <table:table-cell office:value-type="float" office:value="665606.50352">
            <text:p>665606.5</text:p>
          </table:table-cell>
          <table:table-cell office:value-type="float" office:value="673563.54077">
            <text:p>673563.54</text:p>
          </table:table-cell>
          <table:table-cell office:value-type="float" office:value="682812.5602">
            <text:p>682812.56</text:p>
          </table:table-cell>
          <table:table-cell office:value-type="float" office:value="691917.54952">
            <text:p>691917.55</text:p>
          </table:table-cell>
          <table:table-cell office:value-type="float" office:value="702045.92384">
            <text:p>702045.92</text:p>
          </table:table-cell>
          <table:table-cell office:value-type="float" office:value="713675.57661">
            <text:p>713675.58</text:p>
          </table:table-cell>
          <table:table-cell office:value-type="float" office:value="721950.14979">
            <text:p>721950.15</text:p>
          </table:table-cell>
          <table:table-cell office:value-type="float" office:value="730295.90927">
            <text:p>730295.91</text:p>
          </table:table-cell>
          <table:table-cell office:value-type="float" office:value="740304.62073">
            <text:p>740304.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1553.07103">
            <text:p>731553.07</text:p>
          </table:table-cell>
          <table:table-cell office:value-type="float" office:value="722244.68069">
            <text:p>722244.68</text:p>
          </table:table-cell>
          <table:table-cell office:value-type="float" office:value="713245.93066">
            <text:p>713245.93</text:p>
          </table:table-cell>
          <table:table-cell office:value-type="float" office:value="701010.62286">
            <text:p>701010.62</text:p>
          </table:table-cell>
          <table:table-cell office:value-type="float" office:value="692399.97856">
            <text:p>692399.98</text:p>
          </table:table-cell>
          <table:table-cell office:value-type="float" office:value="682296.06962">
            <text:p>682296.07</text:p>
          </table:table-cell>
          <table:table-cell office:value-type="float" office:value="673213.75826">
            <text:p>673213.76</text:p>
          </table:table-cell>
          <table:table-cell office:value-type="float" office:value="665867.99191">
            <text:p>665867.99</text:p>
          </table:table-cell>
          <table:table-cell office:value-type="float" office:value="659065.42833">
            <text:p>659065.43</text:p>
          </table:table-cell>
          <table:table-cell office:value-type="float" office:value="659571.2936">
            <text:p>659571.29</text:p>
          </table:table-cell>
          <table:table-cell office:value-type="float" office:value="658079.8192">
            <text:p>658079.82</text:p>
          </table:table-cell>
          <table:table-cell office:value-type="float" office:value="658298.70499">
            <text:p>658298.7</text:p>
          </table:table-cell>
          <table:table-cell office:value-type="float" office:value="657419.96446">
            <text:p>657419.96</text:p>
          </table:table-cell>
          <table:table-cell office:value-type="float" office:value="662591.156">
            <text:p>662591.16</text:p>
          </table:table-cell>
          <table:table-cell office:value-type="float" office:value="665841.78813">
            <text:p>665841.79</text:p>
          </table:table-cell>
          <table:table-cell office:value-type="float" office:value="1270479.63827">
            <text:p>1270479.64</text:p>
          </table:table-cell>
          <table:table-cell office:value-type="float" office:value="667802.45272">
            <text:p>667802.45</text:p>
          </table:table-cell>
          <table:table-cell office:value-type="float" office:value="662775.50444">
            <text:p>662775.5</text:p>
          </table:table-cell>
          <table:table-cell office:value-type="float" office:value="657673.50578">
            <text:p>657673.51</text:p>
          </table:table-cell>
          <table:table-cell office:value-type="float" office:value="656987.52486">
            <text:p>656987.52</text:p>
          </table:table-cell>
          <table:table-cell office:value-type="float" office:value="657765.40086">
            <text:p>657765.4</text:p>
          </table:table-cell>
          <table:table-cell office:value-type="float" office:value="659404.60052">
            <text:p>659404.6</text:p>
          </table:table-cell>
          <table:table-cell office:value-type="float" office:value="660029.99661">
            <text:p>660030</text:p>
          </table:table-cell>
          <table:table-cell office:value-type="float" office:value="665040.4017">
            <text:p>665040.4</text:p>
          </table:table-cell>
          <table:table-cell office:value-type="float" office:value="675071.92471">
            <text:p>675071.92</text:p>
          </table:table-cell>
          <table:table-cell office:value-type="float" office:value="681859.22399">
            <text:p>681859.22</text:p>
          </table:table-cell>
          <table:table-cell office:value-type="float" office:value="691887.24172">
            <text:p>691887.24</text:p>
          </table:table-cell>
          <table:table-cell office:value-type="float" office:value="702424.22401">
            <text:p>702424.22</text:p>
          </table:table-cell>
          <table:table-cell office:value-type="float" office:value="713584.294">
            <text:p>713584.29</text:p>
          </table:table-cell>
          <table:table-cell office:value-type="float" office:value="721484.48176">
            <text:p>721484.48</text:p>
          </table:table-cell>
          <table:table-cell office:value-type="float" office:value="728759.45216">
            <text:p>728759.45</text:p>
          </table:table-cell>
          <table:table-cell office:value-type="float" office:value="741067.94598">
            <text:p>741067.9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29905.32559">
            <text:p>729905.33</text:p>
          </table:table-cell>
          <table:table-cell office:value-type="float" office:value="721570.45238">
            <text:p>721570.45</text:p>
          </table:table-cell>
          <table:table-cell office:value-type="float" office:value="714223.74566">
            <text:p>714223.75</text:p>
          </table:table-cell>
          <table:table-cell office:value-type="float" office:value="702232.13293">
            <text:p>702232.13</text:p>
          </table:table-cell>
          <table:table-cell office:value-type="float" office:value="691764.82332">
            <text:p>691764.82</text:p>
          </table:table-cell>
          <table:table-cell office:value-type="float" office:value="682342.9363">
            <text:p>682342.94</text:p>
          </table:table-cell>
          <table:table-cell office:value-type="float" office:value="674055.9796">
            <text:p>674055.98</text:p>
          </table:table-cell>
          <table:table-cell office:value-type="float" office:value="665524.51471">
            <text:p>665524.51</text:p>
          </table:table-cell>
          <table:table-cell office:value-type="float" office:value="660031.19868">
            <text:p>660031.2</text:p>
          </table:table-cell>
          <table:table-cell office:value-type="float" office:value="659240.99793">
            <text:p>659241</text:p>
          </table:table-cell>
          <table:table-cell office:value-type="float" office:value="657019.93611">
            <text:p>657019.94</text:p>
          </table:table-cell>
          <table:table-cell office:value-type="float" office:value="656531.80797">
            <text:p>656531.81</text:p>
          </table:table-cell>
          <table:table-cell office:value-type="float" office:value="657358.24902">
            <text:p>657358.25</text:p>
          </table:table-cell>
          <table:table-cell office:value-type="float" office:value="661609.87518">
            <text:p>661609.88</text:p>
          </table:table-cell>
          <table:table-cell office:value-type="float" office:value="665508.07886">
            <text:p>665508.08</text:p>
          </table:table-cell>
          <table:table-cell office:value-type="float" office:value="1271364.51519">
            <text:p>1271364.52</text:p>
          </table:table-cell>
          <table:table-cell office:value-type="float" office:value="666527.19744">
            <text:p>666527.2</text:p>
          </table:table-cell>
          <table:table-cell office:value-type="float" office:value="662715.51117">
            <text:p>662715.51</text:p>
          </table:table-cell>
          <table:table-cell office:value-type="float" office:value="657732.75054">
            <text:p>657732.75</text:p>
          </table:table-cell>
          <table:table-cell office:value-type="float" office:value="657342.11596">
            <text:p>657342.12</text:p>
          </table:table-cell>
          <table:table-cell office:value-type="float" office:value="657037.18276">
            <text:p>657037.18</text:p>
          </table:table-cell>
          <table:table-cell office:value-type="float" office:value="659262.51851">
            <text:p>659262.52</text:p>
          </table:table-cell>
          <table:table-cell office:value-type="float" office:value="659792.61977">
            <text:p>659792.62</text:p>
          </table:table-cell>
          <table:table-cell office:value-type="float" office:value="666406.17267">
            <text:p>666406.17</text:p>
          </table:table-cell>
          <table:table-cell office:value-type="float" office:value="675280.60173">
            <text:p>675280.6</text:p>
          </table:table-cell>
          <table:table-cell office:value-type="float" office:value="682067.25573">
            <text:p>682067.26</text:p>
          </table:table-cell>
          <table:table-cell office:value-type="float" office:value="691373.0178">
            <text:p>691373.02</text:p>
          </table:table-cell>
          <table:table-cell office:value-type="float" office:value="702478.71575">
            <text:p>702478.72</text:p>
          </table:table-cell>
          <table:table-cell office:value-type="float" office:value="712764.62463">
            <text:p>712764.62</text:p>
          </table:table-cell>
          <table:table-cell office:value-type="float" office:value="721630.83114">
            <text:p>721630.83</text:p>
          </table:table-cell>
          <table:table-cell office:value-type="float" office:value="729368.56616">
            <text:p>729368.57</text:p>
          </table:table-cell>
          <table:table-cell office:value-type="float" office:value="741010.43135">
            <text:p>741010.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9521.49956">
            <text:p>729521.5</text:p>
          </table:table-cell>
          <table:table-cell office:value-type="float" office:value="720183.46618">
            <text:p>720183.47</text:p>
          </table:table-cell>
          <table:table-cell office:value-type="float" office:value="713637.10226">
            <text:p>713637.1</text:p>
          </table:table-cell>
          <table:table-cell office:value-type="float" office:value="701391.42645">
            <text:p>701391.43</text:p>
          </table:table-cell>
          <table:table-cell office:value-type="float" office:value="692067.62932">
            <text:p>692067.63</text:p>
          </table:table-cell>
          <table:table-cell office:value-type="float" office:value="683028.70755">
            <text:p>683028.71</text:p>
          </table:table-cell>
          <table:table-cell office:value-type="float" office:value="673969.66659">
            <text:p>673969.67</text:p>
          </table:table-cell>
          <table:table-cell office:value-type="float" office:value="666425.77253">
            <text:p>666425.77</text:p>
          </table:table-cell>
          <table:table-cell office:value-type="float" office:value="659370.38404">
            <text:p>659370.38</text:p>
          </table:table-cell>
          <table:table-cell office:value-type="float" office:value="659172.49677">
            <text:p>659172.5</text:p>
          </table:table-cell>
          <table:table-cell office:value-type="float" office:value="656769.21048">
            <text:p>656769.21</text:p>
          </table:table-cell>
          <table:table-cell office:value-type="float" office:value="656989.57101">
            <text:p>656989.57</text:p>
          </table:table-cell>
          <table:table-cell office:value-type="float" office:value="657256.94223">
            <text:p>657256.94</text:p>
          </table:table-cell>
          <table:table-cell office:value-type="float" office:value="661881.21842">
            <text:p>661881.22</text:p>
          </table:table-cell>
          <table:table-cell office:value-type="float" office:value="666057.5845">
            <text:p>666057.58</text:p>
          </table:table-cell>
          <table:table-cell office:value-type="float" office:value="1271511.69734">
            <text:p>1271511.7</text:p>
          </table:table-cell>
          <table:table-cell office:value-type="float" office:value="665900.48136">
            <text:p>665900.48</text:p>
          </table:table-cell>
          <table:table-cell office:value-type="float" office:value="662551.41101">
            <text:p>662551.41</text:p>
          </table:table-cell>
          <table:table-cell office:value-type="float" office:value="657259.51779">
            <text:p>657259.52</text:p>
          </table:table-cell>
          <table:table-cell office:value-type="float" office:value="656866.36031">
            <text:p>656866.36</text:p>
          </table:table-cell>
          <table:table-cell office:value-type="float" office:value="657213.87313">
            <text:p>657213.87</text:p>
          </table:table-cell>
          <table:table-cell office:value-type="float" office:value="659577.81704">
            <text:p>659577.82</text:p>
          </table:table-cell>
          <table:table-cell office:value-type="float" office:value="658966.01507">
            <text:p>658966.02</text:p>
          </table:table-cell>
          <table:table-cell office:value-type="float" office:value="664777.92844">
            <text:p>664777.93</text:p>
          </table:table-cell>
          <table:table-cell office:value-type="float" office:value="674684.16627">
            <text:p>674684.17</text:p>
          </table:table-cell>
          <table:table-cell office:value-type="float" office:value="682907.20033">
            <text:p>682907.2</text:p>
          </table:table-cell>
          <table:table-cell office:value-type="float" office:value="692224.16898">
            <text:p>692224.17</text:p>
          </table:table-cell>
          <table:table-cell office:value-type="float" office:value="701815.37255">
            <text:p>701815.37</text:p>
          </table:table-cell>
          <table:table-cell office:value-type="float" office:value="713605.91099">
            <text:p>713605.91</text:p>
          </table:table-cell>
          <table:table-cell office:value-type="float" office:value="721949.10848">
            <text:p>721949.11</text:p>
          </table:table-cell>
          <table:table-cell office:value-type="float" office:value="728938.89497">
            <text:p>728938.89</text:p>
          </table:table-cell>
          <table:table-cell office:value-type="float" office:value="740887.65441">
            <text:p>740887.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0961.34052">
            <text:p>730961.34</text:p>
          </table:table-cell>
          <table:table-cell office:value-type="float" office:value="722402.35857">
            <text:p>722402.36</text:p>
          </table:table-cell>
          <table:table-cell office:value-type="float" office:value="713408.91493">
            <text:p>713408.91</text:p>
          </table:table-cell>
          <table:table-cell office:value-type="float" office:value="702576.10214">
            <text:p>702576.1</text:p>
          </table:table-cell>
          <table:table-cell office:value-type="float" office:value="693090.07119">
            <text:p>693090.07</text:p>
          </table:table-cell>
          <table:table-cell office:value-type="float" office:value="683093.08775">
            <text:p>683093.09</text:p>
          </table:table-cell>
          <table:table-cell office:value-type="float" office:value="674413.98272">
            <text:p>674413.98</text:p>
          </table:table-cell>
          <table:table-cell office:value-type="float" office:value="665867.07987">
            <text:p>665867.08</text:p>
          </table:table-cell>
          <table:table-cell office:value-type="float" office:value="660012.44192">
            <text:p>660012.44</text:p>
          </table:table-cell>
          <table:table-cell office:value-type="float" office:value="658890.30418">
            <text:p>658890.3</text:p>
          </table:table-cell>
          <table:table-cell office:value-type="float" office:value="657194.79293">
            <text:p>657194.79</text:p>
          </table:table-cell>
          <table:table-cell office:value-type="float" office:value="657144.1312">
            <text:p>657144.13</text:p>
          </table:table-cell>
          <table:table-cell office:value-type="float" office:value="658265.10748">
            <text:p>658265.11</text:p>
          </table:table-cell>
          <table:table-cell office:value-type="float" office:value="661547.65935">
            <text:p>661547.66</text:p>
          </table:table-cell>
          <table:table-cell office:value-type="float" office:value="665631.86954">
            <text:p>665631.87</text:p>
          </table:table-cell>
          <table:table-cell office:value-type="float" office:value="1268822.89687">
            <text:p>1268822.9</text:p>
          </table:table-cell>
          <table:table-cell office:value-type="float" office:value="666315.82108">
            <text:p>666315.82</text:p>
          </table:table-cell>
          <table:table-cell office:value-type="float" office:value="662422.78931">
            <text:p>662422.79</text:p>
          </table:table-cell>
          <table:table-cell office:value-type="float" office:value="657139.58908">
            <text:p>657139.59</text:p>
          </table:table-cell>
          <table:table-cell office:value-type="float" office:value="658477.98099">
            <text:p>658477.98</text:p>
          </table:table-cell>
          <table:table-cell office:value-type="float" office:value="657596.14984">
            <text:p>657596.15</text:p>
          </table:table-cell>
          <table:table-cell office:value-type="float" office:value="658570.4215">
            <text:p>658570.42</text:p>
          </table:table-cell>
          <table:table-cell office:value-type="float" office:value="659902.19549">
            <text:p>659902.2</text:p>
          </table:table-cell>
          <table:table-cell office:value-type="float" office:value="665359.70856">
            <text:p>665359.71</text:p>
          </table:table-cell>
          <table:table-cell office:value-type="float" office:value="674613.58067">
            <text:p>674613.58</text:p>
          </table:table-cell>
          <table:table-cell office:value-type="float" office:value="683429.5427">
            <text:p>683429.54</text:p>
          </table:table-cell>
          <table:table-cell office:value-type="float" office:value="691907.89698">
            <text:p>691907.9</text:p>
          </table:table-cell>
          <table:table-cell office:value-type="float" office:value="702087.33363">
            <text:p>702087.33</text:p>
          </table:table-cell>
          <table:table-cell office:value-type="float" office:value="713556.79408">
            <text:p>713556.79</text:p>
          </table:table-cell>
          <table:table-cell office:value-type="float" office:value="721788.3945">
            <text:p>721788.39</text:p>
          </table:table-cell>
          <table:table-cell office:value-type="float" office:value="729669.53733">
            <text:p>729669.54</text:p>
          </table:table-cell>
          <table:table-cell office:value-type="float" office:value="740349.0551">
            <text:p>740349.0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29223.75203">
            <text:p>729223.75</text:p>
          </table:table-cell>
          <table:table-cell office:value-type="float" office:value="721806.84037">
            <text:p>721806.84</text:p>
          </table:table-cell>
          <table:table-cell office:value-type="float" office:value="712968.90161">
            <text:p>712968.9</text:p>
          </table:table-cell>
          <table:table-cell office:value-type="float" office:value="701215.48626">
            <text:p>701215.49</text:p>
          </table:table-cell>
          <table:table-cell office:value-type="float" office:value="693051.28665">
            <text:p>693051.29</text:p>
          </table:table-cell>
          <table:table-cell office:value-type="float" office:value="683091.82608">
            <text:p>683091.83</text:p>
          </table:table-cell>
          <table:table-cell office:value-type="float" office:value="674221.57229">
            <text:p>674221.57</text:p>
          </table:table-cell>
          <table:table-cell office:value-type="float" office:value="665039.00316">
            <text:p>665039</text:p>
          </table:table-cell>
          <table:table-cell office:value-type="float" office:value="660922.44793">
            <text:p>660922.45</text:p>
          </table:table-cell>
          <table:table-cell office:value-type="float" office:value="658419.63735">
            <text:p>658419.64</text:p>
          </table:table-cell>
          <table:table-cell office:value-type="float" office:value="656969.08803">
            <text:p>656969.09</text:p>
          </table:table-cell>
          <table:table-cell office:value-type="float" office:value="657621.65706">
            <text:p>657621.66</text:p>
          </table:table-cell>
          <table:table-cell office:value-type="float" office:value="657607.70031">
            <text:p>657607.7</text:p>
          </table:table-cell>
          <table:table-cell office:value-type="float" office:value="662704.04668">
            <text:p>662704.05</text:p>
          </table:table-cell>
          <table:table-cell office:value-type="float" office:value="665925.38393">
            <text:p>665925.38</text:p>
          </table:table-cell>
          <table:table-cell office:value-type="float" office:value="1270002.13518">
            <text:p>1270002.14</text:p>
          </table:table-cell>
          <table:table-cell office:value-type="float" office:value="665722.81028">
            <text:p>665722.81</text:p>
          </table:table-cell>
          <table:table-cell office:value-type="float" office:value="662190.21271">
            <text:p>662190.21</text:p>
          </table:table-cell>
          <table:table-cell office:value-type="float" office:value="657314.60543">
            <text:p>657314.61</text:p>
          </table:table-cell>
          <table:table-cell office:value-type="float" office:value="657072.01824">
            <text:p>657072.02</text:p>
          </table:table-cell>
          <table:table-cell office:value-type="float" office:value="656996.28059">
            <text:p>656996.28</text:p>
          </table:table-cell>
          <table:table-cell office:value-type="float" office:value="658994.87309">
            <text:p>658994.87</text:p>
          </table:table-cell>
          <table:table-cell office:value-type="float" office:value="659430.72895">
            <text:p>659430.73</text:p>
          </table:table-cell>
          <table:table-cell office:value-type="float" office:value="665485.12033">
            <text:p>665485.12</text:p>
          </table:table-cell>
          <table:table-cell office:value-type="float" office:value="674469.88522">
            <text:p>674469.89</text:p>
          </table:table-cell>
          <table:table-cell office:value-type="float" office:value="682371.01779">
            <text:p>682371.02</text:p>
          </table:table-cell>
          <table:table-cell office:value-type="float" office:value="691765.35227">
            <text:p>691765.35</text:p>
          </table:table-cell>
          <table:table-cell office:value-type="float" office:value="700733.70363">
            <text:p>700733.7</text:p>
          </table:table-cell>
          <table:table-cell office:value-type="float" office:value="713519.55953">
            <text:p>713519.56</text:p>
          </table:table-cell>
          <table:table-cell office:value-type="float" office:value="721881.79881">
            <text:p>721881.8</text:p>
          </table:table-cell>
          <table:table-cell office:value-type="float" office:value="729922.64983">
            <text:p>729922.65</text:p>
          </table:table-cell>
          <table:table-cell office:value-type="float" office:value="741578.50278">
            <text:p>741578.5</text:p>
          </table:table-cell>
          <table:table-cell/>
        </table:table-row>
        <table:table-row table:style-name="ro1">
          <table:table-cell office:value-type="string">
            <text:p>Imaginary variance</text:p>
          </table:table-cell>
          <table:table-cell table:number-columns-repeated="3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20966.18182">
            <text:p>720966.18</text:p>
          </table:table-cell>
          <table:table-cell office:value-type="float" office:value="724397.01433">
            <text:p>724397.01</text:p>
          </table:table-cell>
          <table:table-cell office:value-type="float" office:value="712007.93745">
            <text:p>712007.94</text:p>
          </table:table-cell>
          <table:table-cell office:value-type="float" office:value="697468.40276">
            <text:p>697468.4</text:p>
          </table:table-cell>
          <table:table-cell office:value-type="float" office:value="687860.69876">
            <text:p>687860.7</text:p>
          </table:table-cell>
          <table:table-cell office:value-type="float" office:value="678944.34139">
            <text:p>678944.34</text:p>
          </table:table-cell>
          <table:table-cell office:value-type="float" office:value="670784.44783">
            <text:p>670784.45</text:p>
          </table:table-cell>
          <table:table-cell office:value-type="float" office:value="665035.70773">
            <text:p>665035.71</text:p>
          </table:table-cell>
          <table:table-cell office:value-type="float" office:value="660638.4446">
            <text:p>660638.44</text:p>
          </table:table-cell>
          <table:table-cell office:value-type="float" office:value="653477.06314">
            <text:p>653477.06</text:p>
          </table:table-cell>
          <table:table-cell office:value-type="float" office:value="653589.18734">
            <text:p>653589.19</text:p>
          </table:table-cell>
          <table:table-cell office:value-type="float" office:value="654894.37392">
            <text:p>654894.37</text:p>
          </table:table-cell>
          <table:table-cell office:value-type="float" office:value="657539.15878">
            <text:p>657539.16</text:p>
          </table:table-cell>
          <table:table-cell office:value-type="float" office:value="663560.3902">
            <text:p>663560.39</text:p>
          </table:table-cell>
          <table:table-cell office:value-type="float" office:value="670075.88875">
            <text:p>670075.89</text:p>
          </table:table-cell>
          <table:table-cell office:value-type="float" office:value="1273937.19779">
            <text:p>1273937.2</text:p>
          </table:table-cell>
          <table:table-cell office:value-type="float" office:value="664919.06783">
            <text:p>664919.07</text:p>
          </table:table-cell>
          <table:table-cell office:value-type="float" office:value="664002.3363">
            <text:p>664002.34</text:p>
          </table:table-cell>
          <table:table-cell office:value-type="float" office:value="657930.72005">
            <text:p>657930.72</text:p>
          </table:table-cell>
          <table:table-cell office:value-type="float" office:value="654593.66608">
            <text:p>654593.67</text:p>
          </table:table-cell>
          <table:table-cell office:value-type="float" office:value="653358.16176">
            <text:p>653358.16</text:p>
          </table:table-cell>
          <table:table-cell office:value-type="float" office:value="653067.63357">
            <text:p>653067.63</text:p>
          </table:table-cell>
          <table:table-cell office:value-type="float" office:value="660391.04629">
            <text:p>660391.05</text:p>
          </table:table-cell>
          <table:table-cell office:value-type="float" office:value="665335.65635">
            <text:p>665335.66</text:p>
          </table:table-cell>
          <table:table-cell office:value-type="float" office:value="670293.05322">
            <text:p>670293.05</text:p>
          </table:table-cell>
          <table:table-cell office:value-type="float" office:value="679030.59027">
            <text:p>679030.59</text:p>
          </table:table-cell>
          <table:table-cell office:value-type="float" office:value="688762.48302">
            <text:p>688762.48</text:p>
          </table:table-cell>
          <table:table-cell office:value-type="float" office:value="698696.31182">
            <text:p>698696.31</text:p>
          </table:table-cell>
          <table:table-cell office:value-type="float" office:value="712729.20095">
            <text:p>712729.2</text:p>
          </table:table-cell>
          <table:table-cell office:value-type="float" office:value="725281.91185">
            <text:p>725281.91</text:p>
          </table:table-cell>
          <table:table-cell office:value-type="float" office:value="739883.00882">
            <text:p>739883.01</text:p>
          </table:table-cell>
          <table:table-cell office:value-type="float" office:value="738095.42849">
            <text:p>738095.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470.88728">
            <text:p>727470.89</text:p>
          </table:table-cell>
          <table:table-cell office:value-type="float" office:value="724725.09208">
            <text:p>724725.09</text:p>
          </table:table-cell>
          <table:table-cell office:value-type="float" office:value="712727.48463">
            <text:p>712727.48</text:p>
          </table:table-cell>
          <table:table-cell office:value-type="float" office:value="697994.6483">
            <text:p>697994.65</text:p>
          </table:table-cell>
          <table:table-cell office:value-type="float" office:value="688851.45376">
            <text:p>688851.45</text:p>
          </table:table-cell>
          <table:table-cell office:value-type="float" office:value="679541.25551">
            <text:p>679541.26</text:p>
          </table:table-cell>
          <table:table-cell office:value-type="float" office:value="670476.14883">
            <text:p>670476.15</text:p>
          </table:table-cell>
          <table:table-cell office:value-type="float" office:value="665069.42303">
            <text:p>665069.42</text:p>
          </table:table-cell>
          <table:table-cell office:value-type="float" office:value="660164.1662">
            <text:p>660164.17</text:p>
          </table:table-cell>
          <table:table-cell office:value-type="float" office:value="653481.55256">
            <text:p>653481.55</text:p>
          </table:table-cell>
          <table:table-cell office:value-type="float" office:value="654160.79553">
            <text:p>654160.8</text:p>
          </table:table-cell>
          <table:table-cell office:value-type="float" office:value="655081.28846">
            <text:p>655081.29</text:p>
          </table:table-cell>
          <table:table-cell office:value-type="float" office:value="658064.54172">
            <text:p>658064.54</text:p>
          </table:table-cell>
          <table:table-cell office:value-type="float" office:value="663704.48852">
            <text:p>663704.49</text:p>
          </table:table-cell>
          <table:table-cell office:value-type="float" office:value="670288.47184">
            <text:p>670288.47</text:p>
          </table:table-cell>
          <table:table-cell office:value-type="float" office:value="1274138.88793">
            <text:p>1274138.89</text:p>
          </table:table-cell>
          <table:table-cell office:value-type="float" office:value="665565.06304">
            <text:p>665565.06</text:p>
          </table:table-cell>
          <table:table-cell office:value-type="float" office:value="664593.60253">
            <text:p>664593.6</text:p>
          </table:table-cell>
          <table:table-cell office:value-type="float" office:value="658076.6316">
            <text:p>658076.63</text:p>
          </table:table-cell>
          <table:table-cell office:value-type="float" office:value="655341.93556">
            <text:p>655341.94</text:p>
          </table:table-cell>
          <table:table-cell office:value-type="float" office:value="654127.9485">
            <text:p>654127.95</text:p>
          </table:table-cell>
          <table:table-cell office:value-type="float" office:value="653765.91921">
            <text:p>653765.92</text:p>
          </table:table-cell>
          <table:table-cell office:value-type="float" office:value="660886.16522">
            <text:p>660886.17</text:p>
          </table:table-cell>
          <table:table-cell office:value-type="float" office:value="666481.08441">
            <text:p>666481.08</text:p>
          </table:table-cell>
          <table:table-cell office:value-type="float" office:value="670444.60186">
            <text:p>670444.6</text:p>
          </table:table-cell>
          <table:table-cell office:value-type="float" office:value="679307.50269">
            <text:p>679307.5</text:p>
          </table:table-cell>
          <table:table-cell office:value-type="float" office:value="689247.22489">
            <text:p>689247.22</text:p>
          </table:table-cell>
          <table:table-cell office:value-type="float" office:value="699337.8571">
            <text:p>699337.86</text:p>
          </table:table-cell>
          <table:table-cell office:value-type="float" office:value="712937.83647">
            <text:p>712937.84</text:p>
          </table:table-cell>
          <table:table-cell office:value-type="float" office:value="724892.17437">
            <text:p>724892.17</text:p>
          </table:table-cell>
          <table:table-cell office:value-type="float" office:value="733883.0549">
            <text:p>733883.05</text:p>
          </table:table-cell>
          <table:table-cell office:value-type="float" office:value="739777.23403">
            <text:p>739777.2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0208.87039">
            <text:p>730208.87</text:p>
          </table:table-cell>
          <table:table-cell office:value-type="float" office:value="724238.81243">
            <text:p>724238.81</text:p>
          </table:table-cell>
          <table:table-cell office:value-type="float" office:value="712725.34191">
            <text:p>712725.34</text:p>
          </table:table-cell>
          <table:table-cell office:value-type="float" office:value="698893.8469">
            <text:p>698893.85</text:p>
          </table:table-cell>
          <table:table-cell office:value-type="float" office:value="688683.77646">
            <text:p>688683.78</text:p>
          </table:table-cell>
          <table:table-cell office:value-type="float" office:value="679347.4656">
            <text:p>679347.47</text:p>
          </table:table-cell>
          <table:table-cell office:value-type="float" office:value="669977.92941">
            <text:p>669977.93</text:p>
          </table:table-cell>
          <table:table-cell office:value-type="float" office:value="665731.6021">
            <text:p>665731.6</text:p>
          </table:table-cell>
          <table:table-cell office:value-type="float" office:value="661338.43891">
            <text:p>661338.44</text:p>
          </table:table-cell>
          <table:table-cell office:value-type="float" office:value="654398.82663">
            <text:p>654398.83</text:p>
          </table:table-cell>
          <table:table-cell office:value-type="float" office:value="654075.31913">
            <text:p>654075.32</text:p>
          </table:table-cell>
          <table:table-cell office:value-type="float" office:value="655194.05641">
            <text:p>655194.06</text:p>
          </table:table-cell>
          <table:table-cell office:value-type="float" office:value="658536.10197">
            <text:p>658536.1</text:p>
          </table:table-cell>
          <table:table-cell office:value-type="float" office:value="663016.05032">
            <text:p>663016.05</text:p>
          </table:table-cell>
          <table:table-cell office:value-type="float" office:value="670747.5226">
            <text:p>670747.52</text:p>
          </table:table-cell>
          <table:table-cell office:value-type="float" office:value="1274499.5105">
            <text:p>1274499.51</text:p>
          </table:table-cell>
          <table:table-cell office:value-type="float" office:value="666039.6455">
            <text:p>666039.65</text:p>
          </table:table-cell>
          <table:table-cell office:value-type="float" office:value="663284.13147">
            <text:p>663284.13</text:p>
          </table:table-cell>
          <table:table-cell office:value-type="float" office:value="658494.35639">
            <text:p>658494.36</text:p>
          </table:table-cell>
          <table:table-cell office:value-type="float" office:value="655584.20509">
            <text:p>655584.21</text:p>
          </table:table-cell>
          <table:table-cell office:value-type="float" office:value="653831.88835">
            <text:p>653831.89</text:p>
          </table:table-cell>
          <table:table-cell office:value-type="float" office:value="653760.55392">
            <text:p>653760.55</text:p>
          </table:table-cell>
          <table:table-cell office:value-type="float" office:value="660053.13024">
            <text:p>660053.13</text:p>
          </table:table-cell>
          <table:table-cell office:value-type="float" office:value="665461.27">
            <text:p>665461.27</text:p>
          </table:table-cell>
          <table:table-cell office:value-type="float" office:value="670621.25816">
            <text:p>670621.26</text:p>
          </table:table-cell>
          <table:table-cell office:value-type="float" office:value="678808.75574">
            <text:p>678808.76</text:p>
          </table:table-cell>
          <table:table-cell office:value-type="float" office:value="689343.91972">
            <text:p>689343.92</text:p>
          </table:table-cell>
          <table:table-cell office:value-type="float" office:value="698836.75507">
            <text:p>698836.76</text:p>
          </table:table-cell>
          <table:table-cell office:value-type="float" office:value="712672.49978">
            <text:p>712672.5</text:p>
          </table:table-cell>
          <table:table-cell office:value-type="float" office:value="724914.65557">
            <text:p>724914.66</text:p>
          </table:table-cell>
          <table:table-cell office:value-type="float" office:value="734291.90293">
            <text:p>734291.9</text:p>
          </table:table-cell>
          <table:table-cell office:value-type="float" office:value="738897.88876">
            <text:p>738897.8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1039.0598">
            <text:p>731039.06</text:p>
          </table:table-cell>
          <table:table-cell office:value-type="float" office:value="725142.86454">
            <text:p>725142.86</text:p>
          </table:table-cell>
          <table:table-cell office:value-type="float" office:value="713107.94923">
            <text:p>713107.95</text:p>
          </table:table-cell>
          <table:table-cell office:value-type="float" office:value="699406.44615">
            <text:p>699406.45</text:p>
          </table:table-cell>
          <table:table-cell office:value-type="float" office:value="688161.42645">
            <text:p>688161.43</text:p>
          </table:table-cell>
          <table:table-cell office:value-type="float" office:value="679518.59115">
            <text:p>679518.59</text:p>
          </table:table-cell>
          <table:table-cell office:value-type="float" office:value="671238.21304">
            <text:p>671238.21</text:p>
          </table:table-cell>
          <table:table-cell office:value-type="float" office:value="664988.86362">
            <text:p>664988.86</text:p>
          </table:table-cell>
          <table:table-cell office:value-type="float" office:value="661088.76405">
            <text:p>661088.76</text:p>
          </table:table-cell>
          <table:table-cell office:value-type="float" office:value="653516.23212">
            <text:p>653516.23</text:p>
          </table:table-cell>
          <table:table-cell office:value-type="float" office:value="653858.21778">
            <text:p>653858.22</text:p>
          </table:table-cell>
          <table:table-cell office:value-type="float" office:value="654198.41628">
            <text:p>654198.42</text:p>
          </table:table-cell>
          <table:table-cell office:value-type="float" office:value="658141.16409">
            <text:p>658141.16</text:p>
          </table:table-cell>
          <table:table-cell office:value-type="float" office:value="664056.54774">
            <text:p>664056.55</text:p>
          </table:table-cell>
          <table:table-cell office:value-type="float" office:value="669982.41824">
            <text:p>669982.42</text:p>
          </table:table-cell>
          <table:table-cell office:value-type="float" office:value="1276179.37469">
            <text:p>1276179.37</text:p>
          </table:table-cell>
          <table:table-cell office:value-type="float" office:value="667117.34295">
            <text:p>667117.34</text:p>
          </table:table-cell>
          <table:table-cell office:value-type="float" office:value="664104.06773">
            <text:p>664104.07</text:p>
          </table:table-cell>
          <table:table-cell office:value-type="float" office:value="658283.78099">
            <text:p>658283.78</text:p>
          </table:table-cell>
          <table:table-cell office:value-type="float" office:value="654629.58256">
            <text:p>654629.58</text:p>
          </table:table-cell>
          <table:table-cell office:value-type="float" office:value="654394.80119">
            <text:p>654394.8</text:p>
          </table:table-cell>
          <table:table-cell office:value-type="float" office:value="654161.89392">
            <text:p>654161.89</text:p>
          </table:table-cell>
          <table:table-cell office:value-type="float" office:value="660202.95864">
            <text:p>660202.96</text:p>
          </table:table-cell>
          <table:table-cell office:value-type="float" office:value="665850.14839">
            <text:p>665850.15</text:p>
          </table:table-cell>
          <table:table-cell office:value-type="float" office:value="670422.98943">
            <text:p>670422.99</text:p>
          </table:table-cell>
          <table:table-cell office:value-type="float" office:value="679220.29793">
            <text:p>679220.3</text:p>
          </table:table-cell>
          <table:table-cell office:value-type="float" office:value="688467.46917">
            <text:p>688467.47</text:p>
          </table:table-cell>
          <table:table-cell office:value-type="float" office:value="699330.58281">
            <text:p>699330.58</text:p>
          </table:table-cell>
          <table:table-cell office:value-type="float" office:value="713235.29292">
            <text:p>713235.29</text:p>
          </table:table-cell>
          <table:table-cell office:value-type="float" office:value="725299.36984">
            <text:p>725299.37</text:p>
          </table:table-cell>
          <table:table-cell office:value-type="float" office:value="734426.94437">
            <text:p>734426.94</text:p>
          </table:table-cell>
          <table:table-cell office:value-type="float" office:value="738401.7229">
            <text:p>738401.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2813.80936">
            <text:p>732813.81</text:p>
          </table:table-cell>
          <table:table-cell office:value-type="float" office:value="723988.92099">
            <text:p>723988.92</text:p>
          </table:table-cell>
          <table:table-cell office:value-type="float" office:value="712441.8157">
            <text:p>712441.82</text:p>
          </table:table-cell>
          <table:table-cell office:value-type="float" office:value="699495.81175">
            <text:p>699495.81</text:p>
          </table:table-cell>
          <table:table-cell office:value-type="float" office:value="688866.79812">
            <text:p>688866.8</text:p>
          </table:table-cell>
          <table:table-cell office:value-type="float" office:value="678988.94281">
            <text:p>678988.94</text:p>
          </table:table-cell>
          <table:table-cell office:value-type="float" office:value="670578.53552">
            <text:p>670578.54</text:p>
          </table:table-cell>
          <table:table-cell office:value-type="float" office:value="664607.2585">
            <text:p>664607.26</text:p>
          </table:table-cell>
          <table:table-cell office:value-type="float" office:value="660796.04419">
            <text:p>660796.04</text:p>
          </table:table-cell>
          <table:table-cell office:value-type="float" office:value="652867.5742">
            <text:p>652867.57</text:p>
          </table:table-cell>
          <table:table-cell office:value-type="float" office:value="654463.35793">
            <text:p>654463.36</text:p>
          </table:table-cell>
          <table:table-cell office:value-type="float" office:value="654547.18316">
            <text:p>654547.18</text:p>
          </table:table-cell>
          <table:table-cell office:value-type="float" office:value="658019.12891">
            <text:p>658019.13</text:p>
          </table:table-cell>
          <table:table-cell office:value-type="float" office:value="662883.64453">
            <text:p>662883.64</text:p>
          </table:table-cell>
          <table:table-cell office:value-type="float" office:value="670307.7453">
            <text:p>670307.75</text:p>
          </table:table-cell>
          <table:table-cell office:value-type="float" office:value="1272184.26016">
            <text:p>1272184.26</text:p>
          </table:table-cell>
          <table:table-cell office:value-type="float" office:value="668158.83959">
            <text:p>668158.84</text:p>
          </table:table-cell>
          <table:table-cell office:value-type="float" office:value="663835.53539">
            <text:p>663835.54</text:p>
          </table:table-cell>
          <table:table-cell office:value-type="float" office:value="658565.6076">
            <text:p>658565.61</text:p>
          </table:table-cell>
          <table:table-cell office:value-type="float" office:value="655232.93078">
            <text:p>655232.93</text:p>
          </table:table-cell>
          <table:table-cell office:value-type="float" office:value="654081.02467">
            <text:p>654081.02</text:p>
          </table:table-cell>
          <table:table-cell office:value-type="float" office:value="653564.762">
            <text:p>653564.76</text:p>
          </table:table-cell>
          <table:table-cell office:value-type="float" office:value="660496.18704">
            <text:p>660496.19</text:p>
          </table:table-cell>
          <table:table-cell office:value-type="float" office:value="665110.37727">
            <text:p>665110.38</text:p>
          </table:table-cell>
          <table:table-cell office:value-type="float" office:value="671368.94291">
            <text:p>671368.94</text:p>
          </table:table-cell>
          <table:table-cell office:value-type="float" office:value="679233.82157">
            <text:p>679233.82</text:p>
          </table:table-cell>
          <table:table-cell office:value-type="float" office:value="688008.34428">
            <text:p>688008.34</text:p>
          </table:table-cell>
          <table:table-cell office:value-type="float" office:value="699166.51307">
            <text:p>699166.51</text:p>
          </table:table-cell>
          <table:table-cell office:value-type="float" office:value="713249.54196">
            <text:p>713249.54</text:p>
          </table:table-cell>
          <table:table-cell office:value-type="float" office:value="725762.4877">
            <text:p>725762.49</text:p>
          </table:table-cell>
          <table:table-cell office:value-type="float" office:value="734596.54329">
            <text:p>734596.54</text:p>
          </table:table-cell>
          <table:table-cell office:value-type="float" office:value="740098.66012">
            <text:p>740098.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32817.75358">
            <text:p>732817.75</text:p>
          </table:table-cell>
          <table:table-cell office:value-type="float" office:value="725423.54302">
            <text:p>725423.54</text:p>
          </table:table-cell>
          <table:table-cell office:value-type="float" office:value="714132.50247">
            <text:p>714132.5</text:p>
          </table:table-cell>
          <table:table-cell office:value-type="float" office:value="698356.99414">
            <text:p>698356.99</text:p>
          </table:table-cell>
          <table:table-cell office:value-type="float" office:value="688363.50861">
            <text:p>688363.51</text:p>
          </table:table-cell>
          <table:table-cell office:value-type="float" office:value="680299.43871">
            <text:p>680299.44</text:p>
          </table:table-cell>
          <table:table-cell office:value-type="float" office:value="670574.0691">
            <text:p>670574.07</text:p>
          </table:table-cell>
          <table:table-cell office:value-type="float" office:value="665310.64964">
            <text:p>665310.65</text:p>
          </table:table-cell>
          <table:table-cell office:value-type="float" office:value="660428.85535">
            <text:p>660428.86</text:p>
          </table:table-cell>
          <table:table-cell office:value-type="float" office:value="653194.32574">
            <text:p>653194.33</text:p>
          </table:table-cell>
          <table:table-cell office:value-type="float" office:value="653371.01685">
            <text:p>653371.02</text:p>
          </table:table-cell>
          <table:table-cell office:value-type="float" office:value="654989.7128">
            <text:p>654989.71</text:p>
          </table:table-cell>
          <table:table-cell office:value-type="float" office:value="658540.03914">
            <text:p>658540.04</text:p>
          </table:table-cell>
          <table:table-cell office:value-type="float" office:value="663776.50124">
            <text:p>663776.5</text:p>
          </table:table-cell>
          <table:table-cell office:value-type="float" office:value="669377.3279">
            <text:p>669377.33</text:p>
          </table:table-cell>
          <table:table-cell office:value-type="float" office:value="1270084.71417">
            <text:p>1270084.71</text:p>
          </table:table-cell>
          <table:table-cell office:value-type="float" office:value="670188.32952">
            <text:p>670188.33</text:p>
          </table:table-cell>
          <table:table-cell office:value-type="float" office:value="663593.92439">
            <text:p>663593.92</text:p>
          </table:table-cell>
          <table:table-cell office:value-type="float" office:value="659106.13729">
            <text:p>659106.14</text:p>
          </table:table-cell>
          <table:table-cell office:value-type="float" office:value="655130.99783">
            <text:p>655131</text:p>
          </table:table-cell>
          <table:table-cell office:value-type="float" office:value="653947.39856">
            <text:p>653947.4</text:p>
          </table:table-cell>
          <table:table-cell office:value-type="float" office:value="654055.60292">
            <text:p>654055.6</text:p>
          </table:table-cell>
          <table:table-cell office:value-type="float" office:value="659933.34469">
            <text:p>659933.34</text:p>
          </table:table-cell>
          <table:table-cell office:value-type="float" office:value="665426.39987">
            <text:p>665426.4</text:p>
          </table:table-cell>
          <table:table-cell office:value-type="float" office:value="670531.14316">
            <text:p>670531.14</text:p>
          </table:table-cell>
          <table:table-cell office:value-type="float" office:value="679311.36655">
            <text:p>679311.37</text:p>
          </table:table-cell>
          <table:table-cell office:value-type="float" office:value="689214.90457">
            <text:p>689214.9</text:p>
          </table:table-cell>
          <table:table-cell office:value-type="float" office:value="698678.65088">
            <text:p>698678.65</text:p>
          </table:table-cell>
          <table:table-cell office:value-type="float" office:value="712928.13912">
            <text:p>712928.14</text:p>
          </table:table-cell>
          <table:table-cell office:value-type="float" office:value="725858.51394">
            <text:p>725858.51</text:p>
          </table:table-cell>
          <table:table-cell office:value-type="float" office:value="735016.29561">
            <text:p>735016.3</text:p>
          </table:table-cell>
          <table:table-cell office:value-type="float" office:value="738897.72128">
            <text:p>738897.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4489.48339">
            <text:p>734489.48</text:p>
          </table:table-cell>
          <table:table-cell office:value-type="float" office:value="725626.01696">
            <text:p>725626.02</text:p>
          </table:table-cell>
          <table:table-cell office:value-type="float" office:value="712285.64721">
            <text:p>712285.65</text:p>
          </table:table-cell>
          <table:table-cell office:value-type="float" office:value="698682.53478">
            <text:p>698682.53</text:p>
          </table:table-cell>
          <table:table-cell office:value-type="float" office:value="688266.10088">
            <text:p>688266.1</text:p>
          </table:table-cell>
          <table:table-cell office:value-type="float" office:value="679823.44205">
            <text:p>679823.44</text:p>
          </table:table-cell>
          <table:table-cell office:value-type="float" office:value="670499.92902">
            <text:p>670499.93</text:p>
          </table:table-cell>
          <table:table-cell office:value-type="float" office:value="665674.04184">
            <text:p>665674.04</text:p>
          </table:table-cell>
          <table:table-cell office:value-type="float" office:value="660305.52277">
            <text:p>660305.52</text:p>
          </table:table-cell>
          <table:table-cell office:value-type="float" office:value="653470.72694">
            <text:p>653470.73</text:p>
          </table:table-cell>
          <table:table-cell office:value-type="float" office:value="653360.79918">
            <text:p>653360.8</text:p>
          </table:table-cell>
          <table:table-cell office:value-type="float" office:value="654005.0999">
            <text:p>654005.1</text:p>
          </table:table-cell>
          <table:table-cell office:value-type="float" office:value="658535.05589">
            <text:p>658535.06</text:p>
          </table:table-cell>
          <table:table-cell office:value-type="float" office:value="663670.07634">
            <text:p>663670.08</text:p>
          </table:table-cell>
          <table:table-cell office:value-type="float" office:value="670913.10438">
            <text:p>670913.1</text:p>
          </table:table-cell>
          <table:table-cell office:value-type="float" office:value="1270144.94396">
            <text:p>1270144.94</text:p>
          </table:table-cell>
          <table:table-cell office:value-type="float" office:value="670758.31606">
            <text:p>670758.32</text:p>
          </table:table-cell>
          <table:table-cell office:value-type="float" office:value="663136.39915">
            <text:p>663136.4</text:p>
          </table:table-cell>
          <table:table-cell office:value-type="float" office:value="658840.83384">
            <text:p>658840.83</text:p>
          </table:table-cell>
          <table:table-cell office:value-type="float" office:value="655800.21089">
            <text:p>655800.21</text:p>
          </table:table-cell>
          <table:table-cell office:value-type="float" office:value="653390.75618">
            <text:p>653390.76</text:p>
          </table:table-cell>
          <table:table-cell office:value-type="float" office:value="653815.62051">
            <text:p>653815.62</text:p>
          </table:table-cell>
          <table:table-cell office:value-type="float" office:value="659778.5106">
            <text:p>659778.51</text:p>
          </table:table-cell>
          <table:table-cell office:value-type="float" office:value="665041.1664">
            <text:p>665041.17</text:p>
          </table:table-cell>
          <table:table-cell office:value-type="float" office:value="670545.95564">
            <text:p>670545.96</text:p>
          </table:table-cell>
          <table:table-cell office:value-type="float" office:value="678585.42742">
            <text:p>678585.43</text:p>
          </table:table-cell>
          <table:table-cell office:value-type="float" office:value="688243.50387">
            <text:p>688243.5</text:p>
          </table:table-cell>
          <table:table-cell office:value-type="float" office:value="697926.4713">
            <text:p>697926.47</text:p>
          </table:table-cell>
          <table:table-cell office:value-type="float" office:value="711059.45264">
            <text:p>711059.45</text:p>
          </table:table-cell>
          <table:table-cell office:value-type="float" office:value="725618.34971">
            <text:p>725618.35</text:p>
          </table:table-cell>
          <table:table-cell office:value-type="float" office:value="734259.64528">
            <text:p>734259.65</text:p>
          </table:table-cell>
          <table:table-cell office:value-type="float" office:value="738682.7272">
            <text:p>738682.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5236.44669">
            <text:p>735236.45</text:p>
          </table:table-cell>
          <table:table-cell office:value-type="float" office:value="725618.7031">
            <text:p>725618.7</text:p>
          </table:table-cell>
          <table:table-cell office:value-type="float" office:value="713274.3721">
            <text:p>713274.37</text:p>
          </table:table-cell>
          <table:table-cell office:value-type="float" office:value="698798.55293">
            <text:p>698798.55</text:p>
          </table:table-cell>
          <table:table-cell office:value-type="float" office:value="688711.66671">
            <text:p>688711.67</text:p>
          </table:table-cell>
          <table:table-cell office:value-type="float" office:value="679159.46346">
            <text:p>679159.46</text:p>
          </table:table-cell>
          <table:table-cell office:value-type="float" office:value="670789.84355">
            <text:p>670789.84</text:p>
          </table:table-cell>
          <table:table-cell office:value-type="float" office:value="666218.60128">
            <text:p>666218.6</text:p>
          </table:table-cell>
          <table:table-cell office:value-type="float" office:value="659882.04666">
            <text:p>659882.05</text:p>
          </table:table-cell>
          <table:table-cell office:value-type="float" office:value="653508.09426">
            <text:p>653508.09</text:p>
          </table:table-cell>
          <table:table-cell office:value-type="float" office:value="653913.76021">
            <text:p>653913.76</text:p>
          </table:table-cell>
          <table:table-cell office:value-type="float" office:value="656056.80978">
            <text:p>656056.81</text:p>
          </table:table-cell>
          <table:table-cell office:value-type="float" office:value="659689.84204">
            <text:p>659689.84</text:p>
          </table:table-cell>
          <table:table-cell office:value-type="float" office:value="663582.69708">
            <text:p>663582.7</text:p>
          </table:table-cell>
          <table:table-cell office:value-type="float" office:value="671101.35357">
            <text:p>671101.35</text:p>
          </table:table-cell>
          <table:table-cell office:value-type="float" office:value="1271320.02127">
            <text:p>1271320.02</text:p>
          </table:table-cell>
          <table:table-cell office:value-type="float" office:value="669957.6497">
            <text:p>669957.65</text:p>
          </table:table-cell>
          <table:table-cell office:value-type="float" office:value="663812.43747">
            <text:p>663812.44</text:p>
          </table:table-cell>
          <table:table-cell office:value-type="float" office:value="658094.6296">
            <text:p>658094.63</text:p>
          </table:table-cell>
          <table:table-cell office:value-type="float" office:value="655182.87839">
            <text:p>655182.88</text:p>
          </table:table-cell>
          <table:table-cell office:value-type="float" office:value="653727.0088">
            <text:p>653727.01</text:p>
          </table:table-cell>
          <table:table-cell office:value-type="float" office:value="653582.00504">
            <text:p>653582.01</text:p>
          </table:table-cell>
          <table:table-cell office:value-type="float" office:value="660624.72203">
            <text:p>660624.72</text:p>
          </table:table-cell>
          <table:table-cell office:value-type="float" office:value="665854.97745">
            <text:p>665854.98</text:p>
          </table:table-cell>
          <table:table-cell office:value-type="float" office:value="671788.61218">
            <text:p>671788.61</text:p>
          </table:table-cell>
          <table:table-cell office:value-type="float" office:value="680620.51448">
            <text:p>680620.51</text:p>
          </table:table-cell>
          <table:table-cell office:value-type="float" office:value="689003.77836">
            <text:p>689003.78</text:p>
          </table:table-cell>
          <table:table-cell office:value-type="float" office:value="698614.58475">
            <text:p>698614.58</text:p>
          </table:table-cell>
          <table:table-cell office:value-type="float" office:value="713742.0961">
            <text:p>713742.1</text:p>
          </table:table-cell>
          <table:table-cell office:value-type="float" office:value="724849.31113">
            <text:p>724849.31</text:p>
          </table:table-cell>
          <table:table-cell office:value-type="float" office:value="734992.50736">
            <text:p>734992.51</text:p>
          </table:table-cell>
          <table:table-cell office:value-type="float" office:value="738874.33298">
            <text:p>738874.3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34706.62816">
            <text:p>734706.63</text:p>
          </table:table-cell>
          <table:table-cell office:value-type="float" office:value="725735.59577">
            <text:p>725735.6</text:p>
          </table:table-cell>
          <table:table-cell office:value-type="float" office:value="712590.55065">
            <text:p>712590.55</text:p>
          </table:table-cell>
          <table:table-cell office:value-type="float" office:value="698989.92865">
            <text:p>698989.93</text:p>
          </table:table-cell>
          <table:table-cell office:value-type="float" office:value="688442.98025">
            <text:p>688442.98</text:p>
          </table:table-cell>
          <table:table-cell office:value-type="float" office:value="679848.3158">
            <text:p>679848.32</text:p>
          </table:table-cell>
          <table:table-cell office:value-type="float" office:value="671659.07847">
            <text:p>671659.08</text:p>
          </table:table-cell>
          <table:table-cell office:value-type="float" office:value="665261.50676">
            <text:p>665261.51</text:p>
          </table:table-cell>
          <table:table-cell office:value-type="float" office:value="660646.30713">
            <text:p>660646.31</text:p>
          </table:table-cell>
          <table:table-cell office:value-type="float" office:value="652747.08643">
            <text:p>652747.09</text:p>
          </table:table-cell>
          <table:table-cell office:value-type="float" office:value="654042.8991">
            <text:p>654042.9</text:p>
          </table:table-cell>
          <table:table-cell office:value-type="float" office:value="655008.72915">
            <text:p>655008.73</text:p>
          </table:table-cell>
          <table:table-cell office:value-type="float" office:value="658241.96185">
            <text:p>658241.96</text:p>
          </table:table-cell>
          <table:table-cell office:value-type="float" office:value="664123.27034">
            <text:p>664123.27</text:p>
          </table:table-cell>
          <table:table-cell office:value-type="float" office:value="670289.78713">
            <text:p>670289.79</text:p>
          </table:table-cell>
          <table:table-cell office:value-type="float" office:value="1274247.15761">
            <text:p>1274247.16</text:p>
          </table:table-cell>
          <table:table-cell office:value-type="float" office:value="669651.41422">
            <text:p>669651.41</text:p>
          </table:table-cell>
          <table:table-cell office:value-type="float" office:value="663786.44631">
            <text:p>663786.45</text:p>
          </table:table-cell>
          <table:table-cell office:value-type="float" office:value="658635.4865">
            <text:p>658635.49</text:p>
          </table:table-cell>
          <table:table-cell office:value-type="float" office:value="655141.07138">
            <text:p>655141.07</text:p>
          </table:table-cell>
          <table:table-cell office:value-type="float" office:value="653213.48481">
            <text:p>653213.48</text:p>
          </table:table-cell>
          <table:table-cell office:value-type="float" office:value="654254.62142">
            <text:p>654254.62</text:p>
          </table:table-cell>
          <table:table-cell office:value-type="float" office:value="660162.37904">
            <text:p>660162.38</text:p>
          </table:table-cell>
          <table:table-cell office:value-type="float" office:value="665208.41282">
            <text:p>665208.41</text:p>
          </table:table-cell>
          <table:table-cell office:value-type="float" office:value="671116.07588">
            <text:p>671116.08</text:p>
          </table:table-cell>
          <table:table-cell office:value-type="float" office:value="679429.65833">
            <text:p>679429.66</text:p>
          </table:table-cell>
          <table:table-cell office:value-type="float" office:value="688351.51874">
            <text:p>688351.52</text:p>
          </table:table-cell>
          <table:table-cell office:value-type="float" office:value="698921.31882">
            <text:p>698921.32</text:p>
          </table:table-cell>
          <table:table-cell office:value-type="float" office:value="712908.33294">
            <text:p>712908.33</text:p>
          </table:table-cell>
          <table:table-cell office:value-type="float" office:value="725597.08176">
            <text:p>725597.08</text:p>
          </table:table-cell>
          <table:table-cell office:value-type="float" office:value="734115.79424">
            <text:p>734115.79</text:p>
          </table:table-cell>
          <table:table-cell office:value-type="float" office:value="739659.1151">
            <text:p>739659.12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>
            <draw:frame table:end-cell-address="Sheet3.G22" table:end-x="18.82mm" table:end-y="3.98mm" draw:z-index="0" draw:style-name="gr1" svg:width="154.29mm" svg:height="93.27mm" svg:x="0.01mm" svg:y="0.01mm">
              <draw:object draw:notify-on-update-of-ranges="Sheet1.C106:Sheet1.C106 Sheet1.C107:Sheet1.C115 Sheet1.C119:Sheet1.C119 Sheet1.C121:Sheet1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0">
          <table:table-cell table:number-columns-repeated="4"/>
        </table:table-row>
        <table:table-row table:style-name="ro1">
          <table:table-cell>
            <draw:frame table:end-cell-address="Sheet3.D38" table:end-x="12.25mm" table:end-y="3.29mm" draw:z-index="2" draw:style-name="gr1" svg:width="79.99mm" svg:height="69.99mm" svg:x="0mm" svg:y="1.34mm">
              <draw:object draw:notify-on-update-of-ranges="Sheet2.A55:Sheet2.A55 Sheet2.C57:Sheet2.AH57 Sheet2.B55:Sheet2.B55 Sheet2.C65:Sheet2.AH65 Sheet2.A66:Sheet2.A66 Sheet2.C68:Sheet2.AH68 Sheet2.B66:Sheet2.B66 Sheet2.C76:Sheet2.AH7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Sheet3.H38" table:end-x="0.98mm" table:end-y="3.03mm" draw:z-index="1" draw:style-name="gr1" svg:width="79.99mm" svg:height="69.99mm" svg:x="11.31mm" svg:y="1.08mm">
              <draw:object draw:notify-on-update-of-ranges="Sheet2.A3:Sheet2.A3 Sheet2.C5:Sheet2.AH5 Sheet2.D3:Sheet2.D3 Sheet2.C13:Sheet2.AH13 Sheet2.A14:Sheet2.A14 Sheet2.C16:Sheet2.AH16 Sheet2.B14:Sheet2.B14 Sheet2.C24:Sheet2.A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hu Dec 10 17:47:09 2009</text:p>
          </table:table-cell>
          <table:table-cell table:number-columns-repeated="92"/>
        </table:table-row>
        <table:table-row table:style-name="ro1" table:number-rows-repeated="2">
          <table:table-cell table:number-columns-repeated="95"/>
        </table:table-row>
        <table:table-row table:style-name="ro1">
          <table:table-cell office:value-type="string">
            <text:p>name=./montecarlo-1.0.0</text:p>
          </table:table-cell>
          <table:table-cell office:value-type="string">
            <text:p><text:s/>dim=32</text:p>
          </table:table-cell>
          <table:table-cell office:value-type="string">
            <text:p><text:s/>n_co=102</text:p>
          </table:table-cell>
          <table:table-cell office:value-type="string">
            <text:p><text:s/>n_sweeps=10000</text:p>
          </table:table-cell>
          <table:table-cell office:value-type="string">
            <text:p><text:s/>skip_sweeps=10000</text:p>
          </table:table-cell>
          <table:table-cell office:value-type="string">
            <text:p><text:s/>out_name=ISFtest_r1m_noint.csv</text:p>
          </table:table-cell>
          <table:table-cell table:number-columns-repeated="89"/>
        </table:table-row>
        <table:table-row table:style-name="ro1">
          <table:table-cell office:value-type="string">
            <text:p>Interaction mode: None</text:p>
          </table:table-cell>
          <table:table-cell table:number-columns-repeated="94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----------------------</text:p>
          </table:table-cell>
          <table:table-cell table:number-columns-repeated="94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Coordinates:</text:p>
          </table:table-cell>
          <table:table-cell table:number-columns-repeated="94"/>
        </table:table-row>
        <table:table-row table:style-name="ro1">
          <table:table-cell office:value-type="string">
            <text:p>0 0 0 0 0 0 0 0 0 0 0 1 0 1 0 0 0 0 0 0 0 0 0 0 0 0 0 0 1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1 0 0 0 0 0 0 0 0 0 1 0 0 0 0 0 0 0 0 0 0 0 1 </text:p>
          </table:table-cell>
          <table:table-cell table:number-columns-repeated="94"/>
        </table:table-row>
        <table:table-row table:style-name="ro1">
          <table:table-cell office:value-type="string">
            <text:p>0 0 0 0 1 0 0 0 0 0 0 0 0 0 0 0 0 0 1 0 0 0 0 0 0 1 0 0 0 1 0 0 </text:p>
          </table:table-cell>
          <table:table-cell table:number-columns-repeated="94"/>
        </table:table-row>
        <table:table-row table:style-name="ro1">
          <table:table-cell office:value-type="string">
            <text:p>0 0 0 0 0 0 0 0 1 0 0 0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1 0 0 0 0 0 0 0 0 0 0 0 0 1 0 0 0 0 0 0 0 0 0 0 0 0 1 0 0 1 0 </text:p>
          </table:table-cell>
          <table:table-cell table:number-columns-repeated="94"/>
        </table:table-row>
        <table:table-row table:style-name="ro1">
          <table:table-cell office:value-type="string">
            <text:p>0 0 0 0 1 0 0 0 0 0 0 0 0 0 0 0 0 0 0 0 0 0 0 0 0 0 0 1 0 0 0 0 </text:p>
          </table:table-cell>
          <table:table-cell table:number-columns-repeated="94"/>
        </table:table-row>
        <table:table-row table:style-name="ro1">
          <table:table-cell office:value-type="string">
            <text:p>0 1 0 1 0 0 0 0 0 0 0 0 0 0 0 0 0 0 0 0 0 0 0 0 0 0 0 0 1 1 0 0 </text:p>
          </table:table-cell>
          <table:table-cell table:number-columns-repeated="94"/>
        </table:table-row>
        <table:table-row table:style-name="ro1">
          <table:table-cell office:value-type="string">
            <text:p>0 0 0 0 0 0 1 0 0 0 0 0 1 0 0 0 0 0 0 0 0 0 0 0 1 0 0 0 0 0 0 1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1 0 0 0 1 1 0 0 0 0 0 0 0 0 1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1 0 0 1 0 0 0 0 0 1 0 0 0 0 0 0 0 0 1 0 </text:p>
          </table:table-cell>
          <table:table-cell table:number-columns-repeated="94"/>
        </table:table-row>
        <table:table-row table:style-name="ro1">
          <table:table-cell office:value-type="string">
            <text:p>1 0 1 0 0 0 0 0 0 0 0 0 0 0 0 0 0 0 0 0 0 0 0 0 1 0 0 0 0 0 1 1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1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1 0 0 0 0 0 0 0 0 0 1 0 0 1 0 1 0 0 0 1 0 0 0 1 0 0 0 0 </text:p>
          </table:table-cell>
          <table:table-cell table:number-columns-repeated="94"/>
        </table:table-row>
        <table:table-row table:style-name="ro1">
          <table:table-cell office:value-type="string">
            <text:p>0 0 0 0 0 0 1 0 1 0 0 0 0 0 0 1 0 0 0 0 0 1 0 1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1 0 0 0 0 0 0 0 0 0 1 0 0 1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1 1 0 0 0 0 0 0 0 0 0 0 0 0 0 0 0 0 0 0 0 0 0 0 1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1 0 0 1 0 0 0 0 0 0 0 0 0 0 1 1 </text:p>
          </table:table-cell>
          <table:table-cell table:number-columns-repeated="94"/>
        </table:table-row>
        <table:table-row table:style-name="ro1">
          <table:table-cell office:value-type="string">
            <text:p>0 0 0 1 0 0 0 0 0 0 0 0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1 1 0 0 0 0 0 0 0 0 0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0 1 1 0 0 0 0 0 0 0 1 0 </text:p>
          </table:table-cell>
          <table:table-cell table:number-columns-repeated="94"/>
        </table:table-row>
        <table:table-row table:style-name="ro1">
          <table:table-cell office:value-type="string">
            <text:p>1 0 0 0 0 0 1 0 0 0 0 0 0 0 0 0 0 0 0 0 0 0 0 0 0 0 1 0 0 0 1 0 </text:p>
          </table:table-cell>
          <table:table-cell table:number-columns-repeated="94"/>
        </table:table-row>
        <table:table-row table:style-name="ro1">
          <table:table-cell office:value-type="string">
            <text:p>0 0 0 0 1 0 0 0 1 0 1 0 0 0 1 0 0 0 0 1 0 0 1 0 0 1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1 0 1 0 0 0 0 0 0 1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0 0 0 0 0 0 0 0 1 0 0 0 </text:p>
          </table:table-cell>
          <table:table-cell table:number-columns-repeated="94"/>
        </table:table-row>
        <table:table-row table:style-name="ro1">
          <table:table-cell office:value-type="string">
            <text:p>1 0 0 0 0 0 1 0 0 0 0 0 0 0 0 0 0 0 0 0 0 1 0 0 0 0 0 0 0 1 0 0 </text:p>
          </table:table-cell>
          <table:table-cell table:number-columns-repeated="94"/>
        </table:table-row>
        <table:table-row table:style-name="ro1">
          <table:table-cell office:value-type="string">
            <text:p>0 0 0 0 0 0 0 1 0 0 0 0 0 0 0 0 0 0 0 0 0 0 0 0 0 0 0 0 1 0 1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1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1 0 0 0 0 0 0 0 0 0 1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1 0 1 0 0 0 0 0 0 0 0 0 0 0 1 0 0 1 0 0 0 0 </text:p>
          </table:table-cell>
          <table:table-cell table:number-columns-repeated="94"/>
        </table:table-row>
        <table:table-row table:style-name="ro1">
          <table:table-cell office:value-type="string">
            <text:p>0 0 1 0 0 0 0 0 0 0 0 0 0 0 0 0 0 0 0 0 0 1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1 1 0 0 1 0 0 1 0 0 0 0 0 0 0 0 0 0 0 0 0 1 0 </text:p>
          </table:table-cell>
          <table:table-cell table:number-columns-repeated="94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----------------------</text:p>
          </table:table-cell>
          <table:table-cell table:number-columns-repeated="94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Coordinates:</text:p>
          </table:table-cell>
          <table:table-cell table:number-columns-repeated="94"/>
        </table:table-row>
        <table:table-row table:style-name="ro1">
          <table:table-cell office:value-type="string">
            <text:p>0 0 1 0 0 0 0 0 0 0 0 0 0 0 1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1 0 0 0 0 0 0 0 0 1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1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1 0 0 0 0 0 0 1 0 0 0 0 0 0 0 0 0 0 0 0 0 0 0 0 0 0 0 0 0 1 0 0 </text:p>
          </table:table-cell>
          <table:table-cell table:number-columns-repeated="94"/>
        </table:table-row>
        <table:table-row table:style-name="ro1">
          <table:table-cell office:value-type="string">
            <text:p>0 0 0 0 0 1 0 0 1 0 0 0 0 1 0 1 0 0 0 0 0 0 0 0 1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1 0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1 1 0 0 0 0 0 0 1 0 0 0 0 0 0 0 0 0 0 0 0 1 0 0 0 0 </text:p>
          </table:table-cell>
          <table:table-cell table:number-columns-repeated="94"/>
        </table:table-row>
        <table:table-row table:style-name="ro1">
          <table:table-cell office:value-type="string">
            <text:p>0 0 0 0 0 0 1 0 0 0 0 0 0 0 0 0 1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1 0 0 0 0 0 0 0 0 0 0 0 0 0 0 0 0 1 0 0 0 0 1 0 0 0 0 0 0 1 1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1 0 0 0 0 0 0 0 0 0 0 0 1 1 0 0 1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1 1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1 0 0 0 0 0 1 0 0 1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1 0 1 0 0 0 0 0 0 0 0 0 0 0 0 1 0 1 0 0 0 0 0 1 </text:p>
          </table:table-cell>
          <table:table-cell table:number-columns-repeated="94"/>
        </table:table-row>
        <table:table-row table:style-name="ro1">
          <table:table-cell office:value-type="string">
            <text:p>0 1 0 0 0 0 0 0 0 1 1 0 0 0 0 0 0 0 0 0 1 0 0 0 0 0 1 0 0 0 0 0 </text:p>
          </table:table-cell>
          <table:table-cell table:number-columns-repeated="94"/>
        </table:table-row>
        <table:table-row table:style-name="ro1">
          <table:table-cell office:value-type="string">
            <text:p>0 1 0 0 0 0 0 1 0 0 0 0 0 0 0 0 0 0 1 0 1 0 0 1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1 0 0 0 0 0 0 0 0 0 0 0 0 0 0 0 0 1 0 0 0 0 0 0 0 1 0 0 </text:p>
          </table:table-cell>
          <table:table-cell table:number-columns-repeated="94"/>
        </table:table-row>
        <table:table-row table:style-name="ro1">
          <table:table-cell office:value-type="string">
            <text:p>0 0 1 0 0 0 0 0 0 0 0 0 0 1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1 0 0 0 0 0 0 0 0 0 0 1 0 0 0 0 0 0 0 1 0 0 0 0 1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1 0 0 0 0 0 0 1 0 0 0 0 0 0 0 1 0 0 0 1 0 </text:p>
          </table:table-cell>
          <table:table-cell table:number-columns-repeated="94"/>
        </table:table-row>
        <table:table-row table:style-name="ro1">
          <table:table-cell office:value-type="string">
            <text:p>0 0 0 0 0 0 1 0 0 0 0 0 0 0 0 0 0 1 0 0 1 0 0 0 0 0 0 0 0 1 0 0 </text:p>
          </table:table-cell>
          <table:table-cell table:number-columns-repeated="94"/>
        </table:table-row>
        <table:table-row table:style-name="ro1">
          <table:table-cell office:value-type="string">
            <text:p>1 0 1 0 0 0 0 0 0 0 0 0 0 0 0 0 0 0 0 0 0 0 1 0 0 0 0 0 1 0 0 0 </text:p>
          </table:table-cell>
          <table:table-cell table:number-columns-repeated="94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1 0 0 1 0 0 0 0 0 0 0 0 </text:p>
          </table:table-cell>
          <table:table-cell table:number-columns-repeated="94"/>
        </table:table-row>
        <table:table-row table:style-name="ro1">
          <table:table-cell office:value-type="string">
            <text:p>0 1 0 1 0 0 0 1 0 0 0 0 0 0 0 1 0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0 1 0 0 0 1 0 0 0 0 0 1 </text:p>
          </table:table-cell>
          <table:table-cell table:number-columns-repeated="94"/>
        </table:table-row>
        <table:table-row table:style-name="ro1">
          <table:table-cell office:value-type="string">
            <text:p>0 1 1 0 0 1 0 0 0 0 0 0 0 0 0 0 0 0 0 0 0 1 0 0 0 1 0 0 0 0 1 0 </text:p>
          </table:table-cell>
          <table:table-cell table:number-columns-repeated="94"/>
        </table:table-row>
        <table:table-row table:style-name="ro1">
          <table:table-cell office:value-type="string">
            <text:p>0 0 0 1 0 0 0 0 0 0 0 0 0 0 0 0 0 0 0 0 0 0 0 1 1 0 0 0 1 0 0 0 </text:p>
          </table:table-cell>
          <table:table-cell table:number-columns-repeated="94"/>
        </table:table-row>
        <table:table-row table:style-name="ro1">
          <table:table-cell office:value-type="string">
            <text:p>0 0 1 0 0 0 0 0 1 1 1 0 1 0 0 0 0 0 0 1 1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0 0 0 0 1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1 0 0 0 0 0 0 0 0 0 0 0 0 0 1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1 0 0 0 0 0 0 0 0 0 0 1 0 0 0 0 0 0 0 0 0 0 0 0 0 0 0 </text:p>
          </table:table-cell>
          <table:table-cell table:number-columns-repeated="94"/>
        </table:table-row>
        <table:table-row table:style-name="ro1">
          <table:table-cell office:value-type="string">
            <text:p>0 0 0 0 0 0 0 0 0 0 0 0 0 0 0 0 0 0 0 0 0 0 0 0 0 0 0 0 0 1 0 0 </text:p>
          </table:table-cell>
          <table:table-cell table:number-columns-repeated="94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----------------------</text:p>
          </table:table-cell>
          <table:table-cell table:number-columns-repeated="94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Full fourier transform:</text:p>
          </table:table-cell>
          <table:table-cell table:number-columns-repeated="94"/>
        </table:table-row>
        <table:table-row table:style-name="ro1">
          <table:table-cell office:value-type="float" office:value="-5.617">
            <text:p>-5.62</text:p>
          </table:table-cell>
          <table:table-cell office:value-type="float" office:value="-5.079">
            <text:p>-5.08</text:p>
          </table:table-cell>
          <table:table-cell/>
          <table:table-cell office:value-type="float" office:value="4.889">
            <text:p>4.89</text:p>
          </table:table-cell>
          <table:table-cell office:value-type="float" office:value="1.896">
            <text:p>1.9</text:p>
          </table:table-cell>
          <table:table-cell/>
          <table:table-cell office:value-type="float" office:value="0.971">
            <text:p>0.97</text:p>
          </table:table-cell>
          <table:table-cell office:value-type="float" office:value="3.529">
            <text:p>3.53</text:p>
          </table:table-cell>
          <table:table-cell/>
          <table:table-cell office:value-type="float" office:value="-2.828">
            <text:p>-2.83</text:p>
          </table:table-cell>
          <table:table-cell office:value-type="float" office:value="-9.243">
            <text:p>-9.24</text:p>
          </table:table-cell>
          <table:table-cell/>
          <table:table-cell office:value-type="float" office:value="-0.596">
            <text:p>-0.6</text:p>
          </table:table-cell>
          <table:table-cell office:value-type="float" office:value="-2.014">
            <text:p>-2.01</text:p>
          </table:table-cell>
          <table:table-cell/>
          <table:table-cell office:value-type="float" office:value="-5.98">
            <text:p>-5.98</text:p>
          </table:table-cell>
          <table:table-cell office:value-type="float" office:value="6.377">
            <text:p>6.38</text:p>
          </table:table-cell>
          <table:table-cell/>
          <table:table-cell office:value-type="float" office:value="-0.598">
            <text:p>-0.6</text:p>
          </table:table-cell>
          <table:table-cell office:value-type="float" office:value="-7.112">
            <text:p>-7.11</text:p>
          </table:table-cell>
          <table:table-cell/>
          <table:table-cell office:value-type="float" office:value="-5">
            <text:p>-5</text:p>
          </table:table-cell>
          <table:table-cell office:value-type="float" office:value="-0">
            <text:p>0</text:p>
          </table:table-cell>
          <table:table-cell/>
          <table:table-cell office:value-type="float" office:value="-7.658">
            <text:p>-7.66</text:p>
          </table:table-cell>
          <table:table-cell office:value-type="float" office:value="11.646">
            <text:p>11.65</text:p>
          </table:table-cell>
          <table:table-cell/>
          <table:table-cell office:value-type="float" office:value="-4.263">
            <text:p>-4.26</text:p>
          </table:table-cell>
          <table:table-cell office:value-type="float" office:value="5.792">
            <text:p>5.79</text:p>
          </table:table-cell>
          <table:table-cell/>
          <table:table-cell office:value-type="float" office:value="-1.153">
            <text:p>-1.15</text:p>
          </table:table-cell>
          <table:table-cell office:value-type="float" office:value="5.539">
            <text:p>5.54</text:p>
          </table:table-cell>
          <table:table-cell/>
          <table:table-cell office:value-type="float" office:value="2.828">
            <text:p>2.83</text:p>
          </table:table-cell>
          <table:table-cell office:value-type="float" office:value="0.757">
            <text:p>0.76</text:p>
          </table:table-cell>
          <table:table-cell/>
          <table:table-cell office:value-type="float" office:value="9.264">
            <text:p>9.26</text:p>
          </table:table-cell>
          <table:table-cell office:value-type="float" office:value="0.94">
            <text:p>0.94</text:p>
          </table:table-cell>
          <table:table-cell/>
          <table:table-cell office:value-type="float" office:value="-6.646">
            <text:p>-6.65</text:p>
          </table:table-cell>
          <table:table-cell office:value-type="float" office:value="5.31">
            <text:p>5.31</text:p>
          </table:table-cell>
          <table:table-cell/>
          <table:table-cell office:value-type="float" office:value="5.386">
            <text:p>5.39</text:p>
          </table:table-cell>
          <table:table-cell office:value-type="float" office:value="-4.463">
            <text:p>-4.46</text:p>
          </table:table-cell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/>
          <table:table-cell office:value-type="float" office:value="5.386">
            <text:p>5.39</text:p>
          </table:table-cell>
          <table:table-cell office:value-type="float" office:value="4.463">
            <text:p>4.46</text:p>
          </table:table-cell>
          <table:table-cell/>
          <table:table-cell office:value-type="float" office:value="-6.646">
            <text:p>-6.65</text:p>
          </table:table-cell>
          <table:table-cell office:value-type="float" office:value="-5.31">
            <text:p>-5.31</text:p>
          </table:table-cell>
          <table:table-cell/>
          <table:table-cell office:value-type="float" office:value="9.264">
            <text:p>9.26</text:p>
          </table:table-cell>
          <table:table-cell office:value-type="float" office:value="-0.94">
            <text:p>-0.94</text:p>
          </table:table-cell>
          <table:table-cell/>
          <table:table-cell office:value-type="float" office:value="2.828">
            <text:p>2.83</text:p>
          </table:table-cell>
          <table:table-cell office:value-type="float" office:value="-0.757">
            <text:p>-0.76</text:p>
          </table:table-cell>
          <table:table-cell/>
          <table:table-cell office:value-type="float" office:value="-1.153">
            <text:p>-1.15</text:p>
          </table:table-cell>
          <table:table-cell office:value-type="float" office:value="-5.539">
            <text:p>-5.54</text:p>
          </table:table-cell>
          <table:table-cell/>
          <table:table-cell office:value-type="float" office:value="-4.263">
            <text:p>-4.26</text:p>
          </table:table-cell>
          <table:table-cell office:value-type="float" office:value="-5.792">
            <text:p>-5.79</text:p>
          </table:table-cell>
          <table:table-cell/>
          <table:table-cell office:value-type="float" office:value="-7.658">
            <text:p>-7.66</text:p>
          </table:table-cell>
          <table:table-cell office:value-type="float" office:value="-11.646">
            <text:p>-11.65</text:p>
          </table:table-cell>
          <table:table-cell/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/>
          <table:table-cell office:value-type="float" office:value="-0.598">
            <text:p>-0.6</text:p>
          </table:table-cell>
          <table:table-cell office:value-type="float" office:value="7.112">
            <text:p>7.11</text:p>
          </table:table-cell>
          <table:table-cell/>
          <table:table-cell office:value-type="float" office:value="-5.98">
            <text:p>-5.98</text:p>
          </table:table-cell>
          <table:table-cell office:value-type="float" office:value="-6.377">
            <text:p>-6.38</text:p>
          </table:table-cell>
          <table:table-cell/>
          <table:table-cell office:value-type="float" office:value="-0.596">
            <text:p>-0.6</text:p>
          </table:table-cell>
          <table:table-cell office:value-type="float" office:value="2.014">
            <text:p>2.01</text:p>
          </table:table-cell>
          <table:table-cell/>
          <table:table-cell office:value-type="float" office:value="-2.828">
            <text:p>-2.83</text:p>
          </table:table-cell>
          <table:table-cell office:value-type="float" office:value="9.243">
            <text:p>9.24</text:p>
          </table:table-cell>
          <table:table-cell/>
          <table:table-cell office:value-type="float" office:value="0.971">
            <text:p>0.97</text:p>
          </table:table-cell>
          <table:table-cell office:value-type="float" office:value="-3.529">
            <text:p>-3.53</text:p>
          </table:table-cell>
          <table:table-cell/>
          <table:table-cell office:value-type="float" office:value="4.889">
            <text:p>4.89</text:p>
          </table:table-cell>
          <table:table-cell office:value-type="float" office:value="-1.896">
            <text:p>-1.9</text:p>
          </table:table-cell>
          <table:table-cell/>
          <table:table-cell office:value-type="float" office:value="-5.617">
            <text:p>-5.62</text:p>
          </table:table-cell>
          <table:table-cell office:value-type="float" office:value="5.079">
            <text:p>5.08</text:p>
          </table:table-cell>
          <table:table-cell/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03">
            <text:p>5.9</text:p>
          </table:table-cell>
          <table:table-cell office:value-type="float" office:value="-6.185">
            <text:p>-6.19</text:p>
          </table:table-cell>
          <table:table-cell/>
          <table:table-cell office:value-type="float" office:value="5.174">
            <text:p>5.17</text:p>
          </table:table-cell>
          <table:table-cell office:value-type="float" office:value="6.613">
            <text:p>6.61</text:p>
          </table:table-cell>
          <table:table-cell/>
          <table:table-cell office:value-type="float" office:value="1.37">
            <text:p>1.37</text:p>
          </table:table-cell>
          <table:table-cell office:value-type="float" office:value="-13.959">
            <text:p>-13.96</text:p>
          </table:table-cell>
          <table:table-cell/>
          <table:table-cell office:value-type="float" office:value="7.628">
            <text:p>7.63</text:p>
          </table:table-cell>
          <table:table-cell office:value-type="float" office:value="-0.425">
            <text:p>-0.43</text:p>
          </table:table-cell>
          <table:table-cell/>
          <table:table-cell office:value-type="float" office:value="-3.332">
            <text:p>-3.33</text:p>
          </table:table-cell>
          <table:table-cell office:value-type="float" office:value="1.281">
            <text:p>1.28</text:p>
          </table:table-cell>
          <table:table-cell/>
          <table:table-cell office:value-type="float" office:value="-12.294">
            <text:p>-12.29</text:p>
          </table:table-cell>
          <table:table-cell office:value-type="float" office:value="-4.04">
            <text:p>-4.04</text:p>
          </table:table-cell>
          <table:table-cell/>
          <table:table-cell office:value-type="float" office:value="-1.342">
            <text:p>-1.34</text:p>
          </table:table-cell>
          <table:table-cell office:value-type="float" office:value="-0.857">
            <text:p>-0.86</text:p>
          </table:table-cell>
          <table:table-cell/>
          <table:table-cell office:value-type="float" office:value="13.98">
            <text:p>13.98</text:p>
          </table:table-cell>
          <table:table-cell office:value-type="float" office:value="1.388">
            <text:p>1.39</text:p>
          </table:table-cell>
          <table:table-cell/>
          <table:table-cell office:value-type="float" office:value="-5.209">
            <text:p>-5.21</text:p>
          </table:table-cell>
          <table:table-cell office:value-type="float" office:value="10.511">
            <text:p>10.51</text:p>
          </table:table-cell>
          <table:table-cell/>
          <table:table-cell office:value-type="float" office:value="-1.9">
            <text:p>-1.9</text:p>
          </table:table-cell>
          <table:table-cell office:value-type="float" office:value="4.982">
            <text:p>4.98</text:p>
          </table:table-cell>
          <table:table-cell/>
          <table:table-cell office:value-type="float" office:value="8.772">
            <text:p>8.77</text:p>
          </table:table-cell>
          <table:table-cell office:value-type="float" office:value="2.129">
            <text:p>2.13</text:p>
          </table:table-cell>
          <table:table-cell/>
          <table:table-cell office:value-type="float" office:value="4.182">
            <text:p>4.18</text:p>
          </table:table-cell>
          <table:table-cell office:value-type="float" office:value="-2.866">
            <text:p>-2.87</text:p>
          </table:table-cell>
          <table:table-cell/>
          <table:table-cell office:value-type="float" office:value="-0.783">
            <text:p>-0.78</text:p>
          </table:table-cell>
          <table:table-cell office:value-type="float" office:value="-2.82">
            <text:p>-2.82</text:p>
          </table:table-cell>
          <table:table-cell/>
          <table:table-cell office:value-type="float" office:value="10.656">
            <text:p>10.66</text:p>
          </table:table-cell>
          <table:table-cell office:value-type="float" office:value="-5.972">
            <text:p>-5.97</text:p>
          </table:table-cell>
          <table:table-cell/>
          <table:table-cell office:value-type="float" office:value="-7.39">
            <text:p>-7.39</text:p>
          </table:table-cell>
          <table:table-cell office:value-type="float" office:value="2.449">
            <text:p>2.45</text:p>
          </table:table-cell>
          <table:table-cell/>
          <table:table-cell office:value-type="float" office:value="-11.161">
            <text:p>-11.16</text:p>
          </table:table-cell>
          <table:table-cell office:value-type="float" office:value="0.602">
            <text:p>0.6</text:p>
          </table:table-cell>
          <table:table-cell/>
          <table:table-cell office:value-type="float" office:value="-7.39">
            <text:p>-7.39</text:p>
          </table:table-cell>
          <table:table-cell office:value-type="float" office:value="-2.449">
            <text:p>-2.45</text:p>
          </table:table-cell>
          <table:table-cell/>
          <table:table-cell office:value-type="float" office:value="10.656">
            <text:p>10.66</text:p>
          </table:table-cell>
          <table:table-cell office:value-type="float" office:value="5.972">
            <text:p>5.97</text:p>
          </table:table-cell>
          <table:table-cell/>
          <table:table-cell office:value-type="float" office:value="-0.783">
            <text:p>-0.78</text:p>
          </table:table-cell>
          <table:table-cell office:value-type="float" office:value="2.82">
            <text:p>2.82</text:p>
          </table:table-cell>
          <table:table-cell/>
          <table:table-cell office:value-type="float" office:value="4.182">
            <text:p>4.18</text:p>
          </table:table-cell>
          <table:table-cell office:value-type="float" office:value="2.866">
            <text:p>2.87</text:p>
          </table:table-cell>
          <table:table-cell/>
          <table:table-cell office:value-type="float" office:value="8.772">
            <text:p>8.77</text:p>
          </table:table-cell>
          <table:table-cell office:value-type="float" office:value="-2.129">
            <text:p>-2.13</text:p>
          </table:table-cell>
          <table:table-cell/>
          <table:table-cell office:value-type="float" office:value="-1.9">
            <text:p>-1.9</text:p>
          </table:table-cell>
          <table:table-cell office:value-type="float" office:value="-4.982">
            <text:p>-4.98</text:p>
          </table:table-cell>
          <table:table-cell/>
          <table:table-cell office:value-type="float" office:value="-5.209">
            <text:p>-5.21</text:p>
          </table:table-cell>
          <table:table-cell office:value-type="float" office:value="-10.511">
            <text:p>-10.51</text:p>
          </table:table-cell>
          <table:table-cell/>
          <table:table-cell office:value-type="float" office:value="13.98">
            <text:p>13.98</text:p>
          </table:table-cell>
          <table:table-cell office:value-type="float" office:value="-1.388">
            <text:p>-1.39</text:p>
          </table:table-cell>
          <table:table-cell/>
          <table:table-cell office:value-type="float" office:value="-1.342">
            <text:p>-1.34</text:p>
          </table:table-cell>
          <table:table-cell office:value-type="float" office:value="0.857">
            <text:p>0.86</text:p>
          </table:table-cell>
          <table:table-cell/>
          <table:table-cell office:value-type="float" office:value="-12.294">
            <text:p>-12.29</text:p>
          </table:table-cell>
          <table:table-cell office:value-type="float" office:value="4.04">
            <text:p>4.04</text:p>
          </table:table-cell>
          <table:table-cell/>
          <table:table-cell office:value-type="float" office:value="-3.332">
            <text:p>-3.33</text:p>
          </table:table-cell>
          <table:table-cell office:value-type="float" office:value="-1.281">
            <text:p>-1.28</text:p>
          </table:table-cell>
          <table:table-cell/>
          <table:table-cell office:value-type="float" office:value="7.628">
            <text:p>7.63</text:p>
          </table:table-cell>
          <table:table-cell office:value-type="float" office:value="0.425">
            <text:p>0.43</text:p>
          </table:table-cell>
          <table:table-cell/>
          <table:table-cell office:value-type="float" office:value="1.37">
            <text:p>1.37</text:p>
          </table:table-cell>
          <table:table-cell office:value-type="float" office:value="13.959">
            <text:p>13.96</text:p>
          </table:table-cell>
          <table:table-cell/>
          <table:table-cell office:value-type="float" office:value="5.174">
            <text:p>5.17</text:p>
          </table:table-cell>
          <table:table-cell office:value-type="float" office:value="-6.613">
            <text:p>-6.61</text:p>
          </table:table-cell>
          <table:table-cell/>
          <table:table-cell office:value-type="float" office:value="5.903">
            <text:p>5.9</text:p>
          </table:table-cell>
          <table:table-cell office:value-type="float" office:value="6.185">
            <text:p>6.19</text:p>
          </table:table-cell>
          <table:table-cell/>
          <table:table-cell office:value-type="float" office:value="-1.902">
            <text:p>-1.9</text:p>
          </table:table-cell>
          <table:table-cell office:value-type="float" office:value="0.811">
            <text:p>0.81</text:p>
          </table:table-cell>
        </table:table-row>
        <table:table-row table:style-name="ro1">
          <table:table-cell office:value-type="float" office:value="-4.244">
            <text:p>-4.24</text:p>
          </table:table-cell>
          <table:table-cell office:value-type="float" office:value="9.012">
            <text:p>9.01</text:p>
          </table:table-cell>
          <table:table-cell/>
          <table:table-cell office:value-type="float" office:value="8.217">
            <text:p>8.22</text:p>
          </table:table-cell>
          <table:table-cell office:value-type="float" office:value="-6.198">
            <text:p>-6.2</text:p>
          </table:table-cell>
          <table:table-cell/>
          <table:table-cell office:value-type="float" office:value="7.125">
            <text:p>7.13</text:p>
          </table:table-cell>
          <table:table-cell office:value-type="float" office:value="-3.212">
            <text:p>-3.21</text:p>
          </table:table-cell>
          <table:table-cell/>
          <table:table-cell office:value-type="float" office:value="0.443">
            <text:p>0.44</text:p>
          </table:table-cell>
          <table:table-cell office:value-type="float" office:value="1.462">
            <text:p>1.46</text:p>
          </table:table-cell>
          <table:table-cell/>
          <table:table-cell office:value-type="float" office:value="6.64">
            <text:p>6.64</text:p>
          </table:table-cell>
          <table:table-cell office:value-type="float" office:value="5.835">
            <text:p>5.84</text:p>
          </table:table-cell>
          <table:table-cell/>
          <table:table-cell office:value-type="float" office:value="4.202">
            <text:p>4.2</text:p>
          </table:table-cell>
          <table:table-cell office:value-type="float" office:value="5.933">
            <text:p>5.93</text:p>
          </table:table-cell>
          <table:table-cell/>
          <table:table-cell office:value-type="float" office:value="5.431">
            <text:p>5.43</text:p>
          </table:table-cell>
          <table:table-cell office:value-type="float" office:value="7.927">
            <text:p>7.93</text:p>
          </table:table-cell>
          <table:table-cell/>
          <table:table-cell office:value-type="float" office:value="-0.812">
            <text:p>-0.81</text:p>
          </table:table-cell>
          <table:table-cell office:value-type="float" office:value="4.072">
            <text:p>4.07</text:p>
          </table:table-cell>
          <table:table-cell/>
          <table:table-cell office:value-type="float" office:value="4.669">
            <text:p>4.67</text:p>
          </table:table-cell>
          <table:table-cell office:value-type="float" office:value="-8.426">
            <text:p>-8.43</text:p>
          </table:table-cell>
          <table:table-cell/>
          <table:table-cell office:value-type="float" office:value="-9.422">
            <text:p>-9.42</text:p>
          </table:table-cell>
          <table:table-cell office:value-type="float" office:value="5.047">
            <text:p>5.05</text:p>
          </table:table-cell>
          <table:table-cell/>
          <table:table-cell office:value-type="float" office:value="-4.202">
            <text:p>-4.2</text:p>
          </table:table-cell>
          <table:table-cell office:value-type="float" office:value="6.972">
            <text:p>6.97</text:p>
          </table:table-cell>
          <table:table-cell/>
          <table:table-cell office:value-type="float" office:value="1.39">
            <text:p>1.39</text:p>
          </table:table-cell>
          <table:table-cell office:value-type="float" office:value="-3.086">
            <text:p>-3.09</text:p>
          </table:table-cell>
          <table:table-cell/>
          <table:table-cell office:value-type="float" office:value="-4.116">
            <text:p>-4.12</text:p>
          </table:table-cell>
          <table:table-cell office:value-type="float" office:value="-11.925">
            <text:p>-11.93</text:p>
          </table:table-cell>
          <table:table-cell/>
          <table:table-cell office:value-type="float" office:value="6.38">
            <text:p>6.38</text:p>
          </table:table-cell>
          <table:table-cell office:value-type="float" office:value="10.661">
            <text:p>10.66</text:p>
          </table:table-cell>
          <table:table-cell/>
          <table:table-cell office:value-type="float" office:value="-8.425">
            <text:p>-8.43</text:p>
          </table:table-cell>
          <table:table-cell office:value-type="float" office:value="3.905">
            <text:p>3.91</text:p>
          </table:table-cell>
          <table:table-cell/>
          <table:table-cell office:value-type="float" office:value="-8.778">
            <text:p>-8.78</text:p>
          </table:table-cell>
          <table:table-cell office:value-type="float" office:value="6.571">
            <text:p>6.57</text:p>
          </table:table-cell>
          <table:table-cell/>
          <table:table-cell office:value-type="float" office:value="-8.425">
            <text:p>-8.43</text:p>
          </table:table-cell>
          <table:table-cell office:value-type="float" office:value="-3.905">
            <text:p>-3.91</text:p>
          </table:table-cell>
          <table:table-cell/>
          <table:table-cell office:value-type="float" office:value="6.38">
            <text:p>6.38</text:p>
          </table:table-cell>
          <table:table-cell office:value-type="float" office:value="-10.661">
            <text:p>-10.66</text:p>
          </table:table-cell>
          <table:table-cell/>
          <table:table-cell office:value-type="float" office:value="-4.116">
            <text:p>-4.12</text:p>
          </table:table-cell>
          <table:table-cell office:value-type="float" office:value="11.925">
            <text:p>11.93</text:p>
          </table:table-cell>
          <table:table-cell/>
          <table:table-cell office:value-type="float" office:value="1.39">
            <text:p>1.39</text:p>
          </table:table-cell>
          <table:table-cell office:value-type="float" office:value="3.086">
            <text:p>3.09</text:p>
          </table:table-cell>
          <table:table-cell/>
          <table:table-cell office:value-type="float" office:value="-4.202">
            <text:p>-4.2</text:p>
          </table:table-cell>
          <table:table-cell office:value-type="float" office:value="-6.972">
            <text:p>-6.97</text:p>
          </table:table-cell>
          <table:table-cell/>
          <table:table-cell office:value-type="float" office:value="-9.422">
            <text:p>-9.42</text:p>
          </table:table-cell>
          <table:table-cell office:value-type="float" office:value="-5.047">
            <text:p>-5.05</text:p>
          </table:table-cell>
          <table:table-cell/>
          <table:table-cell office:value-type="float" office:value="4.669">
            <text:p>4.67</text:p>
          </table:table-cell>
          <table:table-cell office:value-type="float" office:value="8.426">
            <text:p>8.43</text:p>
          </table:table-cell>
          <table:table-cell/>
          <table:table-cell office:value-type="float" office:value="-0.812">
            <text:p>-0.81</text:p>
          </table:table-cell>
          <table:table-cell office:value-type="float" office:value="-4.072">
            <text:p>-4.07</text:p>
          </table:table-cell>
          <table:table-cell/>
          <table:table-cell office:value-type="float" office:value="5.431">
            <text:p>5.43</text:p>
          </table:table-cell>
          <table:table-cell office:value-type="float" office:value="-7.927">
            <text:p>-7.93</text:p>
          </table:table-cell>
          <table:table-cell/>
          <table:table-cell office:value-type="float" office:value="4.202">
            <text:p>4.2</text:p>
          </table:table-cell>
          <table:table-cell office:value-type="float" office:value="-5.933">
            <text:p>-5.93</text:p>
          </table:table-cell>
          <table:table-cell/>
          <table:table-cell office:value-type="float" office:value="6.64">
            <text:p>6.64</text:p>
          </table:table-cell>
          <table:table-cell office:value-type="float" office:value="-5.835">
            <text:p>-5.84</text:p>
          </table:table-cell>
          <table:table-cell/>
          <table:table-cell office:value-type="float" office:value="0.443">
            <text:p>0.44</text:p>
          </table:table-cell>
          <table:table-cell office:value-type="float" office:value="-1.462">
            <text:p>-1.46</text:p>
          </table:table-cell>
          <table:table-cell/>
          <table:table-cell office:value-type="float" office:value="7.125">
            <text:p>7.13</text:p>
          </table:table-cell>
          <table:table-cell office:value-type="float" office:value="3.212">
            <text:p>3.21</text:p>
          </table:table-cell>
          <table:table-cell/>
          <table:table-cell office:value-type="float" office:value="8.217">
            <text:p>8.22</text:p>
          </table:table-cell>
          <table:table-cell office:value-type="float" office:value="6.198">
            <text:p>6.2</text:p>
          </table:table-cell>
          <table:table-cell/>
          <table:table-cell office:value-type="float" office:value="-4.244">
            <text:p>-4.24</text:p>
          </table:table-cell>
          <table:table-cell office:value-type="float" office:value="-9.012">
            <text:p>-9.01</text:p>
          </table:table-cell>
          <table:table-cell/>
          <table:table-cell office:value-type="float" office:value="7.399">
            <text:p>7.4</text:p>
          </table:table-cell>
          <table:table-cell office:value-type="float" office:value="-5.945">
            <text:p>-5.95</text:p>
          </table:table-cell>
        </table:table-row>
        <table:table-row table:style-name="ro1">
          <table:table-cell office:value-type="float" office:value="5.211">
            <text:p>5.21</text:p>
          </table:table-cell>
          <table:table-cell office:value-type="float" office:value="-3.715">
            <text:p>-3.72</text:p>
          </table:table-cell>
          <table:table-cell/>
          <table:table-cell office:value-type="float" office:value="-4.524">
            <text:p>-4.52</text:p>
          </table:table-cell>
          <table:table-cell office:value-type="float" office:value="-3.225">
            <text:p>-3.23</text:p>
          </table:table-cell>
          <table:table-cell/>
          <table:table-cell office:value-type="float" office:value="-5.31">
            <text:p>-5.31</text:p>
          </table:table-cell>
          <table:table-cell office:value-type="float" office:value="4.581">
            <text:p>4.58</text:p>
          </table:table-cell>
          <table:table-cell/>
          <table:table-cell office:value-type="float" office:value="2.73">
            <text:p>2.73</text:p>
          </table:table-cell>
          <table:table-cell office:value-type="float" office:value="-10.221">
            <text:p>-10.22</text:p>
          </table:table-cell>
          <table:table-cell/>
          <table:table-cell office:value-type="float" office:value="-1.578">
            <text:p>-1.58</text:p>
          </table:table-cell>
          <table:table-cell office:value-type="float" office:value="-12.284">
            <text:p>-12.28</text:p>
          </table:table-cell>
          <table:table-cell/>
          <table:table-cell office:value-type="float" office:value="1.473">
            <text:p>1.47</text:p>
          </table:table-cell>
          <table:table-cell office:value-type="float" office:value="-0.458">
            <text:p>-0.46</text:p>
          </table:table-cell>
          <table:table-cell/>
          <table:table-cell office:value-type="float" office:value="0.23">
            <text:p>0.23</text:p>
          </table:table-cell>
          <table:table-cell office:value-type="float" office:value="7.73">
            <text:p>7.73</text:p>
          </table:table-cell>
          <table:table-cell/>
          <table:table-cell office:value-type="float" office:value="-7.031">
            <text:p>-7.03</text:p>
          </table:table-cell>
          <table:table-cell office:value-type="float" office:value="4.986">
            <text:p>4.99</text:p>
          </table:table-cell>
          <table:table-cell/>
          <table:table-cell office:value-type="float" office:value="-2.15">
            <text:p>-2.15</text:p>
          </table:table-cell>
          <table:table-cell office:value-type="float" office:value="1.039">
            <text:p>1.04</text:p>
          </table:table-cell>
          <table:table-cell/>
          <table:table-cell office:value-type="float" office:value="12.905">
            <text:p>12.91</text:p>
          </table:table-cell>
          <table:table-cell office:value-type="float" office:value="-2.995">
            <text:p>-3</text:p>
          </table:table-cell>
          <table:table-cell/>
          <table:table-cell office:value-type="float" office:value="-8.417">
            <text:p>-8.42</text:p>
          </table:table-cell>
          <table:table-cell office:value-type="float" office:value="0.885">
            <text:p>0.89</text:p>
          </table:table-cell>
          <table:table-cell/>
          <table:table-cell office:value-type="float" office:value="-0.419">
            <text:p>-0.42</text:p>
          </table:table-cell>
          <table:table-cell office:value-type="float" office:value="8.505">
            <text:p>8.51</text:p>
          </table:table-cell>
          <table:table-cell/>
          <table:table-cell office:value-type="float" office:value="1.55">
            <text:p>1.55</text:p>
          </table:table-cell>
          <table:table-cell office:value-type="float" office:value="5.319">
            <text:p>5.32</text:p>
          </table:table-cell>
          <table:table-cell/>
          <table:table-cell office:value-type="float" office:value="-0.969">
            <text:p>-0.97</text:p>
          </table:table-cell>
          <table:table-cell office:value-type="float" office:value="-5.455">
            <text:p>-5.46</text:p>
          </table:table-cell>
          <table:table-cell/>
          <table:table-cell office:value-type="float" office:value="-1.004">
            <text:p>-1</text:p>
          </table:table-cell>
          <table:table-cell office:value-type="float" office:value="-2.29">
            <text:p>-2.29</text:p>
          </table:table-cell>
          <table:table-cell/>
          <table:table-cell office:value-type="float" office:value="-10.339">
            <text:p>-10.34</text:p>
          </table:table-cell>
          <table:table-cell office:value-type="float" office:value="-6.043">
            <text:p>-6.04</text:p>
          </table:table-cell>
          <table:table-cell/>
          <table:table-cell office:value-type="float" office:value="-1.004">
            <text:p>-1</text:p>
          </table:table-cell>
          <table:table-cell office:value-type="float" office:value="2.29">
            <text:p>2.29</text:p>
          </table:table-cell>
          <table:table-cell/>
          <table:table-cell office:value-type="float" office:value="-0.969">
            <text:p>-0.97</text:p>
          </table:table-cell>
          <table:table-cell office:value-type="float" office:value="5.455">
            <text:p>5.46</text:p>
          </table:table-cell>
          <table:table-cell/>
          <table:table-cell office:value-type="float" office:value="1.55">
            <text:p>1.55</text:p>
          </table:table-cell>
          <table:table-cell office:value-type="float" office:value="-5.319">
            <text:p>-5.32</text:p>
          </table:table-cell>
          <table:table-cell/>
          <table:table-cell office:value-type="float" office:value="-0.419">
            <text:p>-0.42</text:p>
          </table:table-cell>
          <table:table-cell office:value-type="float" office:value="-8.505">
            <text:p>-8.51</text:p>
          </table:table-cell>
          <table:table-cell/>
          <table:table-cell office:value-type="float" office:value="-8.417">
            <text:p>-8.42</text:p>
          </table:table-cell>
          <table:table-cell office:value-type="float" office:value="-0.885">
            <text:p>-0.89</text:p>
          </table:table-cell>
          <table:table-cell/>
          <table:table-cell office:value-type="float" office:value="12.905">
            <text:p>12.91</text:p>
          </table:table-cell>
          <table:table-cell office:value-type="float" office:value="2.995">
            <text:p>3</text:p>
          </table:table-cell>
          <table:table-cell/>
          <table:table-cell office:value-type="float" office:value="-2.15">
            <text:p>-2.15</text:p>
          </table:table-cell>
          <table:table-cell office:value-type="float" office:value="-1.039">
            <text:p>-1.04</text:p>
          </table:table-cell>
          <table:table-cell/>
          <table:table-cell office:value-type="float" office:value="-7.031">
            <text:p>-7.03</text:p>
          </table:table-cell>
          <table:table-cell office:value-type="float" office:value="-4.986">
            <text:p>-4.99</text:p>
          </table:table-cell>
          <table:table-cell/>
          <table:table-cell office:value-type="float" office:value="0.23">
            <text:p>0.23</text:p>
          </table:table-cell>
          <table:table-cell office:value-type="float" office:value="-7.73">
            <text:p>-7.73</text:p>
          </table:table-cell>
          <table:table-cell/>
          <table:table-cell office:value-type="float" office:value="1.473">
            <text:p>1.47</text:p>
          </table:table-cell>
          <table:table-cell office:value-type="float" office:value="0.458">
            <text:p>0.46</text:p>
          </table:table-cell>
          <table:table-cell/>
          <table:table-cell office:value-type="float" office:value="-1.578">
            <text:p>-1.58</text:p>
          </table:table-cell>
          <table:table-cell office:value-type="float" office:value="12.284">
            <text:p>12.28</text:p>
          </table:table-cell>
          <table:table-cell/>
          <table:table-cell office:value-type="float" office:value="2.73">
            <text:p>2.73</text:p>
          </table:table-cell>
          <table:table-cell office:value-type="float" office:value="10.221">
            <text:p>10.22</text:p>
          </table:table-cell>
          <table:table-cell/>
          <table:table-cell office:value-type="float" office:value="-5.31">
            <text:p>-5.31</text:p>
          </table:table-cell>
          <table:table-cell office:value-type="float" office:value="-4.581">
            <text:p>-4.58</text:p>
          </table:table-cell>
          <table:table-cell/>
          <table:table-cell office:value-type="float" office:value="-4.524">
            <text:p>-4.52</text:p>
          </table:table-cell>
          <table:table-cell office:value-type="float" office:value="3.225">
            <text:p>3.23</text:p>
          </table:table-cell>
          <table:table-cell/>
          <table:table-cell office:value-type="float" office:value="5.211">
            <text:p>5.21</text:p>
          </table:table-cell>
          <table:table-cell office:value-type="float" office:value="3.715">
            <text:p>3.72</text:p>
          </table:table-cell>
          <table:table-cell/>
          <table:table-cell office:value-type="float" office:value="-3.12">
            <text:p>-3.12</text:p>
          </table:table-cell>
          <table:table-cell office:value-type="float" office:value="14.453">
            <text:p>14.45</text:p>
          </table:table-cell>
        </table:table-row>
        <table:table-row table:style-name="ro1">
          <table:table-cell office:value-type="float" office:value="-5.854">
            <text:p>-5.85</text:p>
          </table:table-cell>
          <table:table-cell office:value-type="float" office:value="6.129">
            <text:p>6.13</text:p>
          </table:table-cell>
          <table:table-cell/>
          <table:table-cell office:value-type="float" office:value="4.082">
            <text:p>4.08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-10.682">
            <text:p>-10.68</text:p>
          </table:table-cell>
          <table:table-cell office:value-type="float" office:value="3.787">
            <text:p>3.79</text:p>
          </table:table-cell>
          <table:table-cell/>
          <table:table-cell office:value-type="float" office:value="-6.657">
            <text:p>-6.66</text:p>
          </table:table-cell>
          <table:table-cell office:value-type="float" office:value="10.485">
            <text:p>10.49</text:p>
          </table:table-cell>
          <table:table-cell/>
          <table:table-cell office:value-type="float" office:value="6.517">
            <text:p>6.52</text:p>
          </table:table-cell>
          <table:table-cell office:value-type="float" office:value="9.338">
            <text:p>9.34</text:p>
          </table:table-cell>
          <table:table-cell/>
          <table:table-cell office:value-type="float" office:value="-1.315">
            <text:p>-1.32</text:p>
          </table:table-cell>
          <table:table-cell office:value-type="float" office:value="-4.556">
            <text:p>-4.56</text:p>
          </table:table-cell>
          <table:table-cell/>
          <table:table-cell office:value-type="float" office:value="1.068">
            <text:p>1.07</text:p>
          </table:table-cell>
          <table:table-cell office:value-type="float" office:value="4.081">
            <text:p>4.08</text:p>
          </table:table-cell>
          <table:table-cell/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/>
          <table:table-cell office:value-type="float" office:value="-1.396">
            <text:p>-1.4</text:p>
          </table:table-cell>
          <table:table-cell office:value-type="float" office:value="-6.9">
            <text:p>-6.9</text:p>
          </table:table-cell>
          <table:table-cell/>
          <table:table-cell office:value-type="float" office:value="0.914">
            <text:p>0.91</text:p>
          </table:table-cell>
          <table:table-cell office:value-type="float" office:value="-1.704">
            <text:p>-1.7</text:p>
          </table:table-cell>
          <table:table-cell/>
          <table:table-cell office:value-type="float" office:value="7.804">
            <text:p>7.8</text:p>
          </table:table-cell>
          <table:table-cell office:value-type="float" office:value="-4.455">
            <text:p>-4.46</text:p>
          </table:table-cell>
          <table:table-cell/>
          <table:table-cell office:value-type="float" office:value="-12.586">
            <text:p>-12.59</text:p>
          </table:table-cell>
          <table:table-cell office:value-type="float" office:value="-11.485">
            <text:p>-11.49</text:p>
          </table:table-cell>
          <table:table-cell/>
          <table:table-cell office:value-type="float" office:value="-3.03">
            <text:p>-3.03</text:p>
          </table:table-cell>
          <table:table-cell office:value-type="float" office:value="15.19">
            <text:p>15.19</text:p>
          </table:table-cell>
          <table:table-cell/>
          <table:table-cell office:value-type="float" office:value="19.088">
            <text:p>19.09</text:p>
          </table:table-cell>
          <table:table-cell office:value-type="float" office:value="0.478">
            <text:p>0.48</text:p>
          </table:table-cell>
          <table:table-cell/>
          <table:table-cell office:value-type="float" office:value="9.629">
            <text:p>9.63</text:p>
          </table:table-cell>
          <table:table-cell office:value-type="float" office:value="-4.008">
            <text:p>-4.01</text:p>
          </table:table-cell>
          <table:table-cell/>
          <table:table-cell office:value-type="float" office:value="-3">
            <text:p>-3</text:p>
          </table:table-cell>
          <table:table-cell office:value-type="float" office:value="-7.899">
            <text:p>-7.9</text:p>
          </table:table-cell>
          <table:table-cell/>
          <table:table-cell office:value-type="float" office:value="9.629">
            <text:p>9.63</text:p>
          </table:table-cell>
          <table:table-cell office:value-type="float" office:value="4.008">
            <text:p>4.01</text:p>
          </table:table-cell>
          <table:table-cell/>
          <table:table-cell office:value-type="float" office:value="19.088">
            <text:p>19.09</text:p>
          </table:table-cell>
          <table:table-cell office:value-type="float" office:value="-0.478">
            <text:p>-0.48</text:p>
          </table:table-cell>
          <table:table-cell/>
          <table:table-cell office:value-type="float" office:value="-3.03">
            <text:p>-3.03</text:p>
          </table:table-cell>
          <table:table-cell office:value-type="float" office:value="-15.19">
            <text:p>-15.19</text:p>
          </table:table-cell>
          <table:table-cell/>
          <table:table-cell office:value-type="float" office:value="-12.586">
            <text:p>-12.59</text:p>
          </table:table-cell>
          <table:table-cell office:value-type="float" office:value="11.485">
            <text:p>11.49</text:p>
          </table:table-cell>
          <table:table-cell/>
          <table:table-cell office:value-type="float" office:value="7.804">
            <text:p>7.8</text:p>
          </table:table-cell>
          <table:table-cell office:value-type="float" office:value="4.455">
            <text:p>4.46</text:p>
          </table:table-cell>
          <table:table-cell/>
          <table:table-cell office:value-type="float" office:value="0.914">
            <text:p>0.91</text:p>
          </table:table-cell>
          <table:table-cell office:value-type="float" office:value="1.704">
            <text:p>1.7</text:p>
          </table:table-cell>
          <table:table-cell/>
          <table:table-cell office:value-type="float" office:value="-1.396">
            <text:p>-1.4</text:p>
          </table:table-cell>
          <table:table-cell office:value-type="float" office:value="6.9">
            <text:p>6.9</text:p>
          </table:table-cell>
          <table:table-cell/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/>
          <table:table-cell office:value-type="float" office:value="1.068">
            <text:p>1.07</text:p>
          </table:table-cell>
          <table:table-cell office:value-type="float" office:value="-4.081">
            <text:p>-4.08</text:p>
          </table:table-cell>
          <table:table-cell/>
          <table:table-cell office:value-type="float" office:value="-1.315">
            <text:p>-1.32</text:p>
          </table:table-cell>
          <table:table-cell office:value-type="float" office:value="4.556">
            <text:p>4.56</text:p>
          </table:table-cell>
          <table:table-cell/>
          <table:table-cell office:value-type="float" office:value="6.517">
            <text:p>6.52</text:p>
          </table:table-cell>
          <table:table-cell office:value-type="float" office:value="-9.338">
            <text:p>-9.34</text:p>
          </table:table-cell>
          <table:table-cell/>
          <table:table-cell office:value-type="float" office:value="-6.657">
            <text:p>-6.66</text:p>
          </table:table-cell>
          <table:table-cell office:value-type="float" office:value="-10.485">
            <text:p>-10.49</text:p>
          </table:table-cell>
          <table:table-cell/>
          <table:table-cell office:value-type="float" office:value="-10.682">
            <text:p>-10.68</text:p>
          </table:table-cell>
          <table:table-cell office:value-type="float" office:value="-3.787">
            <text:p>-3.79</text:p>
          </table:table-cell>
          <table:table-cell/>
          <table:table-cell office:value-type="float" office:value="4.082">
            <text:p>4.08</text:p>
          </table:table-cell>
          <table:table-cell office:value-type="float" office:value="3.414">
            <text:p>3.41</text:p>
          </table:table-cell>
          <table:table-cell/>
          <table:table-cell office:value-type="float" office:value="-5.854">
            <text:p>-5.85</text:p>
          </table:table-cell>
          <table:table-cell office:value-type="float" office:value="-6.129">
            <text:p>-6.13</text:p>
          </table:table-cell>
          <table:table-cell/>
          <table:table-cell office:value-type="float" office:value="-12.071">
            <text:p>-12.0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4.372">
            <text:p>-4.37</text:p>
          </table:table-cell>
          <table:table-cell office:value-type="float" office:value="-3.514">
            <text:p>-3.51</text:p>
          </table:table-cell>
          <table:table-cell/>
          <table:table-cell office:value-type="float" office:value="4.595">
            <text:p>4.6</text:p>
          </table:table-cell>
          <table:table-cell office:value-type="float" office:value="5.332">
            <text:p>5.33</text:p>
          </table:table-cell>
          <table:table-cell/>
          <table:table-cell office:value-type="float" office:value="1.365">
            <text:p>1.37</text:p>
          </table:table-cell>
          <table:table-cell office:value-type="float" office:value="-0.6">
            <text:p>-0.6</text:p>
          </table:table-cell>
          <table:table-cell/>
          <table:table-cell office:value-type="float" office:value="-5.477">
            <text:p>-5.48</text:p>
          </table:table-cell>
          <table:table-cell office:value-type="float" office:value="-2.831">
            <text:p>-2.83</text:p>
          </table:table-cell>
          <table:table-cell/>
          <table:table-cell office:value-type="float" office:value="-0.42">
            <text:p>-0.42</text:p>
          </table:table-cell>
          <table:table-cell office:value-type="float" office:value="3.275">
            <text:p>3.28</text:p>
          </table:table-cell>
          <table:table-cell/>
          <table:table-cell office:value-type="float" office:value="-3.067">
            <text:p>-3.07</text:p>
          </table:table-cell>
          <table:table-cell office:value-type="float" office:value="-3.236">
            <text:p>-3.24</text:p>
          </table:table-cell>
          <table:table-cell/>
          <table:table-cell office:value-type="float" office:value="-3.81">
            <text:p>-3.81</text:p>
          </table:table-cell>
          <table:table-cell office:value-type="float" office:value="-11.163">
            <text:p>-11.16</text:p>
          </table:table-cell>
          <table:table-cell/>
          <table:table-cell office:value-type="float" office:value="-6.545">
            <text:p>-6.55</text:p>
          </table:table-cell>
          <table:table-cell office:value-type="float" office:value="13.154">
            <text:p>13.15</text:p>
          </table:table-cell>
          <table:table-cell/>
          <table:table-cell office:value-type="float" office:value="-2.158">
            <text:p>-2.16</text:p>
          </table:table-cell>
          <table:table-cell office:value-type="float" office:value="5.936">
            <text:p>5.94</text:p>
          </table:table-cell>
          <table:table-cell/>
          <table:table-cell office:value-type="float" office:value="-9.817">
            <text:p>-9.82</text:p>
          </table:table-cell>
          <table:table-cell office:value-type="float" office:value="-5.025">
            <text:p>-5.03</text:p>
          </table:table-cell>
          <table:table-cell/>
          <table:table-cell office:value-type="float" office:value="0.52">
            <text:p>0.52</text:p>
          </table:table-cell>
          <table:table-cell office:value-type="float" office:value="-0.621">
            <text:p>-0.62</text:p>
          </table:table-cell>
          <table:table-cell/>
          <table:table-cell office:value-type="float" office:value="-2.471">
            <text:p>-2.47</text:p>
          </table:table-cell>
          <table:table-cell office:value-type="float" office:value="3.817">
            <text:p>3.82</text:p>
          </table:table-cell>
          <table:table-cell/>
          <table:table-cell office:value-type="float" office:value="2.228">
            <text:p>2.23</text:p>
          </table:table-cell>
          <table:table-cell office:value-type="float" office:value="5.408">
            <text:p>5.41</text:p>
          </table:table-cell>
          <table:table-cell/>
          <table:table-cell office:value-type="float" office:value="-6.928">
            <text:p>-6.93</text:p>
          </table:table-cell>
          <table:table-cell office:value-type="float" office:value="3.444">
            <text:p>3.44</text:p>
          </table:table-cell>
          <table:table-cell/>
          <table:table-cell office:value-type="float" office:value="6.099">
            <text:p>6.1</text:p>
          </table:table-cell>
          <table:table-cell office:value-type="float" office:value="-3.227">
            <text:p>-3.23</text:p>
          </table:table-cell>
          <table:table-cell/>
          <table:table-cell office:value-type="float" office:value="10.594">
            <text:p>10.59</text:p>
          </table:table-cell>
          <table:table-cell office:value-type="float" office:value="-0.556">
            <text:p>-0.56</text:p>
          </table:table-cell>
          <table:table-cell/>
          <table:table-cell office:value-type="float" office:value="6.099">
            <text:p>6.1</text:p>
          </table:table-cell>
          <table:table-cell office:value-type="float" office:value="3.227">
            <text:p>3.23</text:p>
          </table:table-cell>
          <table:table-cell/>
          <table:table-cell office:value-type="float" office:value="-6.928">
            <text:p>-6.93</text:p>
          </table:table-cell>
          <table:table-cell office:value-type="float" office:value="-3.444">
            <text:p>-3.44</text:p>
          </table:table-cell>
          <table:table-cell/>
          <table:table-cell office:value-type="float" office:value="2.228">
            <text:p>2.23</text:p>
          </table:table-cell>
          <table:table-cell office:value-type="float" office:value="-5.408">
            <text:p>-5.41</text:p>
          </table:table-cell>
          <table:table-cell/>
          <table:table-cell office:value-type="float" office:value="-2.471">
            <text:p>-2.47</text:p>
          </table:table-cell>
          <table:table-cell office:value-type="float" office:value="-3.817">
            <text:p>-3.82</text:p>
          </table:table-cell>
          <table:table-cell/>
          <table:table-cell office:value-type="float" office:value="0.52">
            <text:p>0.52</text:p>
          </table:table-cell>
          <table:table-cell office:value-type="float" office:value="0.621">
            <text:p>0.62</text:p>
          </table:table-cell>
          <table:table-cell/>
          <table:table-cell office:value-type="float" office:value="-9.817">
            <text:p>-9.82</text:p>
          </table:table-cell>
          <table:table-cell office:value-type="float" office:value="5.025">
            <text:p>5.03</text:p>
          </table:table-cell>
          <table:table-cell/>
          <table:table-cell office:value-type="float" office:value="-2.158">
            <text:p>-2.16</text:p>
          </table:table-cell>
          <table:table-cell office:value-type="float" office:value="-5.936">
            <text:p>-5.94</text:p>
          </table:table-cell>
          <table:table-cell/>
          <table:table-cell office:value-type="float" office:value="-6.545">
            <text:p>-6.55</text:p>
          </table:table-cell>
          <table:table-cell office:value-type="float" office:value="-13.154">
            <text:p>-13.15</text:p>
          </table:table-cell>
          <table:table-cell/>
          <table:table-cell office:value-type="float" office:value="-3.81">
            <text:p>-3.81</text:p>
          </table:table-cell>
          <table:table-cell office:value-type="float" office:value="11.163">
            <text:p>11.16</text:p>
          </table:table-cell>
          <table:table-cell/>
          <table:table-cell office:value-type="float" office:value="-3.067">
            <text:p>-3.07</text:p>
          </table:table-cell>
          <table:table-cell office:value-type="float" office:value="3.236">
            <text:p>3.24</text:p>
          </table:table-cell>
          <table:table-cell/>
          <table:table-cell office:value-type="float" office:value="-0.42">
            <text:p>-0.42</text:p>
          </table:table-cell>
          <table:table-cell office:value-type="float" office:value="-3.275">
            <text:p>-3.28</text:p>
          </table:table-cell>
          <table:table-cell/>
          <table:table-cell office:value-type="float" office:value="-5.477">
            <text:p>-5.48</text:p>
          </table:table-cell>
          <table:table-cell office:value-type="float" office:value="2.831">
            <text:p>2.83</text:p>
          </table:table-cell>
          <table:table-cell/>
          <table:table-cell office:value-type="float" office:value="1.365">
            <text:p>1.37</text:p>
          </table:table-cell>
          <table:table-cell office:value-type="float" office:value="0.6">
            <text:p>0.6</text:p>
          </table:table-cell>
          <table:table-cell/>
          <table:table-cell office:value-type="float" office:value="4.595">
            <text:p>4.6</text:p>
          </table:table-cell>
          <table:table-cell office:value-type="float" office:value="-5.332">
            <text:p>-5.33</text:p>
          </table:table-cell>
          <table:table-cell/>
          <table:table-cell office:value-type="float" office:value="-4.372">
            <text:p>-4.37</text:p>
          </table:table-cell>
          <table:table-cell office:value-type="float" office:value="3.514">
            <text:p>3.51</text:p>
          </table:table-cell>
          <table:table-cell/>
          <table:table-cell office:value-type="float" office:value="14.579">
            <text:p>14.58</text:p>
          </table:table-cell>
          <table:table-cell office:value-type="float" office:value="-10.901">
            <text:p>-10.9</text:p>
          </table:table-cell>
        </table:table-row>
        <table:table-row table:style-name="ro1">
          <table:table-cell office:value-type="float" office:value="11.061">
            <text:p>11.06</text:p>
          </table:table-cell>
          <table:table-cell office:value-type="float" office:value="-14.942">
            <text:p>-14.94</text:p>
          </table:table-cell>
          <table:table-cell/>
          <table:table-cell office:value-type="float" office:value="-5.419">
            <text:p>-5.42</text:p>
          </table:table-cell>
          <table:table-cell office:value-type="float" office:value="-1.804">
            <text:p>-1.8</text:p>
          </table:table-cell>
          <table:table-cell/>
          <table:table-cell office:value-type="float" office:value="5.947">
            <text:p>5.95</text:p>
          </table:table-cell>
          <table:table-cell office:value-type="float" office:value="-9.106">
            <text:p>-9.11</text:p>
          </table:table-cell>
          <table:table-cell/>
          <table:table-cell office:value-type="float" office:value="-4.168">
            <text:p>-4.17</text:p>
          </table:table-cell>
          <table:table-cell office:value-type="float" office:value="-4.637">
            <text:p>-4.64</text:p>
          </table:table-cell>
          <table:table-cell/>
          <table:table-cell office:value-type="float" office:value="-8.446">
            <text:p>-8.45</text:p>
          </table:table-cell>
          <table:table-cell office:value-type="float" office:value="-6.413">
            <text:p>-6.41</text:p>
          </table:table-cell>
          <table:table-cell/>
          <table:table-cell office:value-type="float" office:value="2.244">
            <text:p>2.24</text:p>
          </table:table-cell>
          <table:table-cell office:value-type="float" office:value="-4.35">
            <text:p>-4.35</text:p>
          </table:table-cell>
          <table:table-cell/>
          <table:table-cell office:value-type="float" office:value="0.623">
            <text:p>0.62</text:p>
          </table:table-cell>
          <table:table-cell office:value-type="float" office:value="-6.461">
            <text:p>-6.46</text:p>
          </table:table-cell>
          <table:table-cell/>
          <table:table-cell office:value-type="float" office:value="9.264">
            <text:p>9.26</text:p>
          </table:table-cell>
          <table:table-cell office:value-type="float" office:value="-11.191">
            <text:p>-11.19</text:p>
          </table:table-cell>
          <table:table-cell/>
          <table:table-cell office:value-type="float" office:value="13.674">
            <text:p>13.67</text:p>
          </table:table-cell>
          <table:table-cell office:value-type="float" office:value="1.193">
            <text:p>1.19</text:p>
          </table:table-cell>
          <table:table-cell/>
          <table:table-cell office:value-type="float" office:value="-5.17">
            <text:p>-5.17</text:p>
          </table:table-cell>
          <table:table-cell office:value-type="float" office:value="0.225">
            <text:p>0.23</text:p>
          </table:table-cell>
          <table:table-cell/>
          <table:table-cell office:value-type="float" office:value="-9.946">
            <text:p>-9.95</text:p>
          </table:table-cell>
          <table:table-cell office:value-type="float" office:value="15.038">
            <text:p>15.04</text:p>
          </table:table-cell>
          <table:table-cell/>
          <table:table-cell office:value-type="float" office:value="-14.151">
            <text:p>-14.15</text:p>
          </table:table-cell>
          <table:table-cell office:value-type="float" office:value="8.557">
            <text:p>8.56</text:p>
          </table:table-cell>
          <table:table-cell/>
          <table:table-cell office:value-type="float" office:value="3.785">
            <text:p>3.79</text:p>
          </table:table-cell>
          <table:table-cell office:value-type="float" office:value="8.632">
            <text:p>8.63</text:p>
          </table:table-cell>
          <table:table-cell/>
          <table:table-cell office:value-type="float" office:value="-2.63">
            <text:p>-2.63</text:p>
          </table:table-cell>
          <table:table-cell office:value-type="float" office:value="-7.391">
            <text:p>-7.39</text:p>
          </table:table-cell>
          <table:table-cell/>
          <table:table-cell office:value-type="float" office:value="-7.531">
            <text:p>-7.53</text:p>
          </table:table-cell>
          <table:table-cell office:value-type="float" office:value="-1.686">
            <text:p>-1.69</text:p>
          </table:table-cell>
          <table:table-cell/>
          <table:table-cell office:value-type="float" office:value="-8.144">
            <text:p>-8.14</text:p>
          </table:table-cell>
          <table:table-cell office:value-type="float" office:value="3.201">
            <text:p>3.2</text:p>
          </table:table-cell>
          <table:table-cell/>
          <table:table-cell office:value-type="float" office:value="-7.531">
            <text:p>-7.53</text:p>
          </table:table-cell>
          <table:table-cell office:value-type="float" office:value="1.686">
            <text:p>1.69</text:p>
          </table:table-cell>
          <table:table-cell/>
          <table:table-cell office:value-type="float" office:value="-2.63">
            <text:p>-2.63</text:p>
          </table:table-cell>
          <table:table-cell office:value-type="float" office:value="7.391">
            <text:p>7.39</text:p>
          </table:table-cell>
          <table:table-cell/>
          <table:table-cell office:value-type="float" office:value="3.785">
            <text:p>3.79</text:p>
          </table:table-cell>
          <table:table-cell office:value-type="float" office:value="-8.632">
            <text:p>-8.63</text:p>
          </table:table-cell>
          <table:table-cell/>
          <table:table-cell office:value-type="float" office:value="-14.151">
            <text:p>-14.15</text:p>
          </table:table-cell>
          <table:table-cell office:value-type="float" office:value="-8.557">
            <text:p>-8.56</text:p>
          </table:table-cell>
          <table:table-cell/>
          <table:table-cell office:value-type="float" office:value="-9.946">
            <text:p>-9.95</text:p>
          </table:table-cell>
          <table:table-cell office:value-type="float" office:value="-15.038">
            <text:p>-15.04</text:p>
          </table:table-cell>
          <table:table-cell/>
          <table:table-cell office:value-type="float" office:value="-5.17">
            <text:p>-5.17</text:p>
          </table:table-cell>
          <table:table-cell office:value-type="float" office:value="-0.225">
            <text:p>-0.23</text:p>
          </table:table-cell>
          <table:table-cell/>
          <table:table-cell office:value-type="float" office:value="13.674">
            <text:p>13.67</text:p>
          </table:table-cell>
          <table:table-cell office:value-type="float" office:value="-1.193">
            <text:p>-1.19</text:p>
          </table:table-cell>
          <table:table-cell/>
          <table:table-cell office:value-type="float" office:value="9.264">
            <text:p>9.26</text:p>
          </table:table-cell>
          <table:table-cell office:value-type="float" office:value="11.191">
            <text:p>11.19</text:p>
          </table:table-cell>
          <table:table-cell/>
          <table:table-cell office:value-type="float" office:value="0.623">
            <text:p>0.62</text:p>
          </table:table-cell>
          <table:table-cell office:value-type="float" office:value="6.461">
            <text:p>6.46</text:p>
          </table:table-cell>
          <table:table-cell/>
          <table:table-cell office:value-type="float" office:value="2.244">
            <text:p>2.24</text:p>
          </table:table-cell>
          <table:table-cell office:value-type="float" office:value="4.35">
            <text:p>4.35</text:p>
          </table:table-cell>
          <table:table-cell/>
          <table:table-cell office:value-type="float" office:value="-8.446">
            <text:p>-8.45</text:p>
          </table:table-cell>
          <table:table-cell office:value-type="float" office:value="6.413">
            <text:p>6.41</text:p>
          </table:table-cell>
          <table:table-cell/>
          <table:table-cell office:value-type="float" office:value="-4.168">
            <text:p>-4.17</text:p>
          </table:table-cell>
          <table:table-cell office:value-type="float" office:value="4.637">
            <text:p>4.64</text:p>
          </table:table-cell>
          <table:table-cell/>
          <table:table-cell office:value-type="float" office:value="5.947">
            <text:p>5.95</text:p>
          </table:table-cell>
          <table:table-cell office:value-type="float" office:value="9.106">
            <text:p>9.11</text:p>
          </table:table-cell>
          <table:table-cell/>
          <table:table-cell office:value-type="float" office:value="-5.419">
            <text:p>-5.42</text:p>
          </table:table-cell>
          <table:table-cell office:value-type="float" office:value="1.804">
            <text:p>1.8</text:p>
          </table:table-cell>
          <table:table-cell/>
          <table:table-cell office:value-type="float" office:value="11.061">
            <text:p>11.06</text:p>
          </table:table-cell>
          <table:table-cell office:value-type="float" office:value="14.942">
            <text:p>14.94</text:p>
          </table:table-cell>
          <table:table-cell/>
          <table:table-cell office:value-type="float" office:value="13.074">
            <text:p>13.07</text:p>
          </table:table-cell>
          <table:table-cell office:value-type="float" office:value="-2.11">
            <text:p>-2.11</text:p>
          </table:table-cell>
        </table:table-row>
        <table:table-row table:style-name="ro1">
          <table:table-cell office:value-type="float" office:value="0.605">
            <text:p>0.61</text:p>
          </table:table-cell>
          <table:table-cell office:value-type="float" office:value="14.923">
            <text:p>14.92</text:p>
          </table:table-cell>
          <table:table-cell/>
          <table:table-cell office:value-type="float" office:value="-8.808">
            <text:p>-8.81</text:p>
          </table:table-cell>
          <table:table-cell office:value-type="float" office:value="-1.357">
            <text:p>-1.36</text:p>
          </table:table-cell>
          <table:table-cell/>
          <table:table-cell office:value-type="float" office:value="10.002">
            <text:p>10</text:p>
          </table:table-cell>
          <table:table-cell office:value-type="float" office:value="0.805">
            <text:p>0.81</text:p>
          </table:table-cell>
          <table:table-cell/>
          <table:table-cell office:value-type="float" office:value="-6.55">
            <text:p>-6.55</text:p>
          </table:table-cell>
          <table:table-cell office:value-type="float" office:value="-3.976">
            <text:p>-3.98</text:p>
          </table:table-cell>
          <table:table-cell/>
          <table:table-cell office:value-type="float" office:value="6.698">
            <text:p>6.7</text:p>
          </table:table-cell>
          <table:table-cell office:value-type="float" office:value="2.654">
            <text:p>2.65</text:p>
          </table:table-cell>
          <table:table-cell/>
          <table:table-cell office:value-type="float" office:value="-1.674">
            <text:p>-1.67</text:p>
          </table:table-cell>
          <table:table-cell office:value-type="float" office:value="10.273">
            <text:p>10.27</text:p>
          </table:table-cell>
          <table:table-cell/>
          <table:table-cell office:value-type="float" office:value="2.318">
            <text:p>2.32</text:p>
          </table:table-cell>
          <table:table-cell office:value-type="float" office:value="17.207">
            <text:p>17.21</text:p>
          </table:table-cell>
          <table:table-cell/>
          <table:table-cell office:value-type="float" office:value="-7.251">
            <text:p>-7.25</text:p>
          </table:table-cell>
          <table:table-cell office:value-type="float" office:value="-8.878">
            <text:p>-8.88</text:p>
          </table:table-cell>
          <table:table-cell/>
          <table:table-cell office:value-type="float" office:value="3.359">
            <text:p>3.36</text:p>
          </table:table-cell>
          <table:table-cell office:value-type="float" office:value="-4.41">
            <text:p>-4.41</text:p>
          </table:table-cell>
          <table:table-cell/>
          <table:table-cell office:value-type="float" office:value="-6.938">
            <text:p>-6.94</text:p>
          </table:table-cell>
          <table:table-cell office:value-type="float" office:value="6.127">
            <text:p>6.13</text:p>
          </table:table-cell>
          <table:table-cell/>
          <table:table-cell office:value-type="float" office:value="-0.609">
            <text:p>-0.61</text:p>
          </table:table-cell>
          <table:table-cell office:value-type="float" office:value="4.182">
            <text:p>4.18</text:p>
          </table:table-cell>
          <table:table-cell/>
          <table:table-cell office:value-type="float" office:value="3.147">
            <text:p>3.15</text:p>
          </table:table-cell>
          <table:table-cell office:value-type="float" office:value="0.062">
            <text:p>0.06</text:p>
          </table:table-cell>
          <table:table-cell/>
          <table:table-cell office:value-type="float" office:value="10.616">
            <text:p>10.62</text:p>
          </table:table-cell>
          <table:table-cell office:value-type="float" office:value="-4.645">
            <text:p>-4.65</text:p>
          </table:table-cell>
          <table:table-cell/>
          <table:table-cell office:value-type="float" office:value="-8.401">
            <text:p>-8.4</text:p>
          </table:table-cell>
          <table:table-cell office:value-type="float" office:value="-3.112">
            <text:p>-3.11</text:p>
          </table:table-cell>
          <table:table-cell/>
          <table:table-cell office:value-type="float" office:value="-10.186">
            <text:p>-10.19</text:p>
          </table:table-cell>
          <table:table-cell office:value-type="float" office:value="0.711">
            <text:p>0.71</text:p>
          </table:table-cell>
          <table:table-cell/>
          <table:table-cell office:value-type="float" office:value="6.659">
            <text:p>6.66</text:p>
          </table:table-cell>
          <table:table-cell office:value-type="float" office:value="8.64">
            <text:p>8.64</text:p>
          </table:table-cell>
          <table:table-cell/>
          <table:table-cell office:value-type="float" office:value="-10.186">
            <text:p>-10.19</text:p>
          </table:table-cell>
          <table:table-cell office:value-type="float" office:value="-0.711">
            <text:p>-0.71</text:p>
          </table:table-cell>
          <table:table-cell/>
          <table:table-cell office:value-type="float" office:value="-8.401">
            <text:p>-8.4</text:p>
          </table:table-cell>
          <table:table-cell office:value-type="float" office:value="3.112">
            <text:p>3.11</text:p>
          </table:table-cell>
          <table:table-cell/>
          <table:table-cell office:value-type="float" office:value="10.616">
            <text:p>10.62</text:p>
          </table:table-cell>
          <table:table-cell office:value-type="float" office:value="4.645">
            <text:p>4.65</text:p>
          </table:table-cell>
          <table:table-cell/>
          <table:table-cell office:value-type="float" office:value="3.147">
            <text:p>3.15</text:p>
          </table:table-cell>
          <table:table-cell office:value-type="float" office:value="-0.062">
            <text:p>-0.06</text:p>
          </table:table-cell>
          <table:table-cell/>
          <table:table-cell office:value-type="float" office:value="-0.609">
            <text:p>-0.61</text:p>
          </table:table-cell>
          <table:table-cell office:value-type="float" office:value="-4.182">
            <text:p>-4.18</text:p>
          </table:table-cell>
          <table:table-cell/>
          <table:table-cell office:value-type="float" office:value="-6.938">
            <text:p>-6.94</text:p>
          </table:table-cell>
          <table:table-cell office:value-type="float" office:value="-6.127">
            <text:p>-6.13</text:p>
          </table:table-cell>
          <table:table-cell/>
          <table:table-cell office:value-type="float" office:value="3.359">
            <text:p>3.36</text:p>
          </table:table-cell>
          <table:table-cell office:value-type="float" office:value="4.41">
            <text:p>4.41</text:p>
          </table:table-cell>
          <table:table-cell/>
          <table:table-cell office:value-type="float" office:value="-7.251">
            <text:p>-7.25</text:p>
          </table:table-cell>
          <table:table-cell office:value-type="float" office:value="8.878">
            <text:p>8.88</text:p>
          </table:table-cell>
          <table:table-cell/>
          <table:table-cell office:value-type="float" office:value="2.318">
            <text:p>2.32</text:p>
          </table:table-cell>
          <table:table-cell office:value-type="float" office:value="-17.207">
            <text:p>-17.21</text:p>
          </table:table-cell>
          <table:table-cell/>
          <table:table-cell office:value-type="float" office:value="-1.674">
            <text:p>-1.67</text:p>
          </table:table-cell>
          <table:table-cell office:value-type="float" office:value="-10.273">
            <text:p>-10.27</text:p>
          </table:table-cell>
          <table:table-cell/>
          <table:table-cell office:value-type="float" office:value="6.698">
            <text:p>6.7</text:p>
          </table:table-cell>
          <table:table-cell office:value-type="float" office:value="-2.654">
            <text:p>-2.65</text:p>
          </table:table-cell>
          <table:table-cell/>
          <table:table-cell office:value-type="float" office:value="-6.55">
            <text:p>-6.55</text:p>
          </table:table-cell>
          <table:table-cell office:value-type="float" office:value="3.976">
            <text:p>3.98</text:p>
          </table:table-cell>
          <table:table-cell/>
          <table:table-cell office:value-type="float" office:value="10.002">
            <text:p>10</text:p>
          </table:table-cell>
          <table:table-cell office:value-type="float" office:value="-0.805">
            <text:p>-0.81</text:p>
          </table:table-cell>
          <table:table-cell/>
          <table:table-cell office:value-type="float" office:value="-8.808">
            <text:p>-8.81</text:p>
          </table:table-cell>
          <table:table-cell office:value-type="float" office:value="1.357">
            <text:p>1.36</text:p>
          </table:table-cell>
          <table:table-cell/>
          <table:table-cell office:value-type="float" office:value="0.605">
            <text:p>0.61</text:p>
          </table:table-cell>
          <table:table-cell office:value-type="float" office:value="-14.923">
            <text:p>-14.92</text:p>
          </table:table-cell>
          <table:table-cell/>
          <table:table-cell office:value-type="float" office:value="1.39">
            <text:p>1.39</text:p>
          </table:table-cell>
          <table:table-cell office:value-type="float" office:value="3.637">
            <text:p>3.64</text:p>
          </table:table-cell>
        </table:table-row>
        <table:table-row table:style-name="ro1">
          <table:table-cell office:value-type="float" office:value="1.733">
            <text:p>1.73</text:p>
          </table:table-cell>
          <table:table-cell office:value-type="float" office:value="-9.086">
            <text:p>-9.09</text:p>
          </table:table-cell>
          <table:table-cell/>
          <table:table-cell office:value-type="float" office:value="-11.781">
            <text:p>-11.78</text:p>
          </table:table-cell>
          <table:table-cell office:value-type="float" office:value="1.906">
            <text:p>1.91</text:p>
          </table:table-cell>
          <table:table-cell/>
          <table:table-cell office:value-type="float" office:value="-0.57">
            <text:p>-0.57</text:p>
          </table:table-cell>
          <table:table-cell office:value-type="float" office:value="-2.097">
            <text:p>-2.1</text:p>
          </table:table-cell>
          <table:table-cell/>
          <table:table-cell office:value-type="float" office:value="2.757">
            <text:p>2.76</text:p>
          </table:table-cell>
          <table:table-cell office:value-type="float" office:value="-4.243">
            <text:p>-4.24</text:p>
          </table:table-cell>
          <table:table-cell/>
          <table:table-cell office:value-type="float" office:value="-12.645">
            <text:p>-12.65</text:p>
          </table:table-cell>
          <table:table-cell office:value-type="float" office:value="-8.418">
            <text:p>-8.42</text:p>
          </table:table-cell>
          <table:table-cell/>
          <table:table-cell office:value-type="float" office:value="-5.867">
            <text:p>-5.87</text:p>
          </table:table-cell>
          <table:table-cell office:value-type="float" office:value="-27.861">
            <text:p>-27.86</text:p>
          </table:table-cell>
          <table:table-cell/>
          <table:table-cell office:value-type="float" office:value="3.228">
            <text:p>3.23</text:p>
          </table:table-cell>
          <table:table-cell office:value-type="float" office:value="-4.672">
            <text:p>-4.67</text:p>
          </table:table-cell>
          <table:table-cell/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/>
          <table:table-cell office:value-type="float" office:value="7.963">
            <text:p>7.96</text:p>
          </table:table-cell>
          <table:table-cell office:value-type="float" office:value="-0.97">
            <text:p>-0.97</text:p>
          </table:table-cell>
          <table:table-cell/>
          <table:table-cell office:value-type="float" office:value="-4.692">
            <text:p>-4.69</text:p>
          </table:table-cell>
          <table:table-cell office:value-type="float" office:value="1.789">
            <text:p>1.79</text:p>
          </table:table-cell>
          <table:table-cell/>
          <table:table-cell office:value-type="float" office:value="-0.493">
            <text:p>-0.49</text:p>
          </table:table-cell>
          <table:table-cell office:value-type="float" office:value="2.841">
            <text:p>2.84</text:p>
          </table:table-cell>
          <table:table-cell/>
          <table:table-cell office:value-type="float" office:value="3">
            <text:p>3</text:p>
          </table:table-cell>
          <table:table-cell office:value-type="float" office:value="-3.657">
            <text:p>-3.66</text:p>
          </table:table-cell>
          <table:table-cell/>
          <table:table-cell office:value-type="float" office:value="-5.08">
            <text:p>-5.08</text:p>
          </table:table-cell>
          <table:table-cell office:value-type="float" office:value="14.879">
            <text:p>14.88</text:p>
          </table:table-cell>
          <table:table-cell/>
          <table:table-cell office:value-type="float" office:value="5.563">
            <text:p>5.56</text:p>
          </table:table-cell>
          <table:table-cell office:value-type="float" office:value="-8.884">
            <text:p>-8.88</text:p>
          </table:table-cell>
          <table:table-cell/>
          <table:table-cell office:value-type="float" office:value="10.383">
            <text:p>10.38</text:p>
          </table:table-cell>
          <table:table-cell office:value-type="float" office:value="-1.266">
            <text:p>-1.27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0.383">
            <text:p>10.38</text:p>
          </table:table-cell>
          <table:table-cell office:value-type="float" office:value="1.266">
            <text:p>1.27</text:p>
          </table:table-cell>
          <table:table-cell/>
          <table:table-cell office:value-type="float" office:value="5.563">
            <text:p>5.56</text:p>
          </table:table-cell>
          <table:table-cell office:value-type="float" office:value="8.884">
            <text:p>8.88</text:p>
          </table:table-cell>
          <table:table-cell/>
          <table:table-cell office:value-type="float" office:value="-5.08">
            <text:p>-5.08</text:p>
          </table:table-cell>
          <table:table-cell office:value-type="float" office:value="-14.879">
            <text:p>-14.88</text:p>
          </table:table-cell>
          <table:table-cell/>
          <table:table-cell office:value-type="float" office:value="3">
            <text:p>3</text:p>
          </table:table-cell>
          <table:table-cell office:value-type="float" office:value="3.657">
            <text:p>3.66</text:p>
          </table:table-cell>
          <table:table-cell/>
          <table:table-cell office:value-type="float" office:value="-0.493">
            <text:p>-0.49</text:p>
          </table:table-cell>
          <table:table-cell office:value-type="float" office:value="-2.841">
            <text:p>-2.84</text:p>
          </table:table-cell>
          <table:table-cell/>
          <table:table-cell office:value-type="float" office:value="-4.692">
            <text:p>-4.69</text:p>
          </table:table-cell>
          <table:table-cell office:value-type="float" office:value="-1.789">
            <text:p>-1.79</text:p>
          </table:table-cell>
          <table:table-cell/>
          <table:table-cell office:value-type="float" office:value="7.963">
            <text:p>7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.228">
            <text:p>3.23</text:p>
          </table:table-cell>
          <table:table-cell office:value-type="float" office:value="4.672">
            <text:p>4.67</text:p>
          </table:table-cell>
          <table:table-cell/>
          <table:table-cell office:value-type="float" office:value="-5.867">
            <text:p>-5.87</text:p>
          </table:table-cell>
          <table:table-cell office:value-type="float" office:value="27.861">
            <text:p>27.86</text:p>
          </table:table-cell>
          <table:table-cell/>
          <table:table-cell office:value-type="float" office:value="-12.645">
            <text:p>-12.65</text:p>
          </table:table-cell>
          <table:table-cell office:value-type="float" office:value="8.418">
            <text:p>8.42</text:p>
          </table:table-cell>
          <table:table-cell/>
          <table:table-cell office:value-type="float" office:value="2.757">
            <text:p>2.76</text:p>
          </table:table-cell>
          <table:table-cell office:value-type="float" office:value="4.243">
            <text:p>4.24</text:p>
          </table:table-cell>
          <table:table-cell/>
          <table:table-cell office:value-type="float" office:value="-0.57">
            <text:p>-0.57</text:p>
          </table:table-cell>
          <table:table-cell office:value-type="float" office:value="2.097">
            <text:p>2.1</text:p>
          </table:table-cell>
          <table:table-cell/>
          <table:table-cell office:value-type="float" office:value="-11.781">
            <text:p>-11.78</text:p>
          </table:table-cell>
          <table:table-cell office:value-type="float" office:value="-1.906">
            <text:p>-1.91</text:p>
          </table:table-cell>
          <table:table-cell/>
          <table:table-cell office:value-type="float" office:value="1.733">
            <text:p>1.73</text:p>
          </table:table-cell>
          <table:table-cell office:value-type="float" office:value="9.086">
            <text:p>9.0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445">
            <text:p>5.45</text:p>
          </table:table-cell>
          <table:table-cell office:value-type="float" office:value="6.532">
            <text:p>6.53</text:p>
          </table:table-cell>
          <table:table-cell/>
          <table:table-cell office:value-type="float" office:value="2.091">
            <text:p>2.09</text:p>
          </table:table-cell>
          <table:table-cell office:value-type="float" office:value="-2.021">
            <text:p>-2.02</text:p>
          </table:table-cell>
          <table:table-cell/>
          <table:table-cell office:value-type="float" office:value="-17.58">
            <text:p>-17.58</text:p>
          </table:table-cell>
          <table:table-cell office:value-type="float" office:value="-5.701">
            <text:p>-5.7</text:p>
          </table:table-cell>
          <table:table-cell/>
          <table:table-cell office:value-type="float" office:value="10.168">
            <text:p>10.17</text:p>
          </table:table-cell>
          <table:table-cell office:value-type="float" office:value="-4.03">
            <text:p>-4.03</text:p>
          </table:table-cell>
          <table:table-cell/>
          <table:table-cell office:value-type="float" office:value="-4.853">
            <text:p>-4.85</text:p>
          </table:table-cell>
          <table:table-cell office:value-type="float" office:value="3.619">
            <text:p>3.62</text:p>
          </table:table-cell>
          <table:table-cell/>
          <table:table-cell office:value-type="float" office:value="-6.514">
            <text:p>-6.51</text:p>
          </table:table-cell>
          <table:table-cell office:value-type="float" office:value="-5.595">
            <text:p>-5.6</text:p>
          </table:table-cell>
          <table:table-cell/>
          <table:table-cell office:value-type="float" office:value="2.086">
            <text:p>2.09</text:p>
          </table:table-cell>
          <table:table-cell office:value-type="float" office:value="3.376">
            <text:p>3.38</text:p>
          </table:table-cell>
          <table:table-cell/>
          <table:table-cell office:value-type="float" office:value="-7.694">
            <text:p>-7.69</text:p>
          </table:table-cell>
          <table:table-cell office:value-type="float" office:value="10.522">
            <text:p>10.52</text:p>
          </table:table-cell>
          <table:table-cell/>
          <table:table-cell office:value-type="float" office:value="-3.494">
            <text:p>-3.49</text:p>
          </table:table-cell>
          <table:table-cell office:value-type="float" office:value="0.07">
            <text:p>0.07</text:p>
          </table:table-cell>
          <table:table-cell/>
          <table:table-cell office:value-type="float" office:value="-1.801">
            <text:p>-1.8</text:p>
          </table:table-cell>
          <table:table-cell office:value-type="float" office:value="-5.475">
            <text:p>-5.48</text:p>
          </table:table-cell>
          <table:table-cell/>
          <table:table-cell office:value-type="float" office:value="16.634">
            <text:p>16.63</text:p>
          </table:table-cell>
          <table:table-cell office:value-type="float" office:value="-5.299">
            <text:p>-5.3</text:p>
          </table:table-cell>
          <table:table-cell/>
          <table:table-cell office:value-type="float" office:value="6.321">
            <text:p>6.32</text:p>
          </table:table-cell>
          <table:table-cell office:value-type="float" office:value="-5.961">
            <text:p>-5.96</text:p>
          </table:table-cell>
          <table:table-cell/>
          <table:table-cell office:value-type="float" office:value="-3.567">
            <text:p>-3.57</text:p>
          </table:table-cell>
          <table:table-cell office:value-type="float" office:value="-0.98">
            <text:p>-0.98</text:p>
          </table:table-cell>
          <table:table-cell/>
          <table:table-cell office:value-type="float" office:value="-1.759">
            <text:p>-1.76</text:p>
          </table:table-cell>
          <table:table-cell office:value-type="float" office:value="3.946">
            <text:p>3.95</text:p>
          </table:table-cell>
          <table:table-cell/>
          <table:table-cell office:value-type="float" office:value="7.794">
            <text:p>7.79</text:p>
          </table:table-cell>
          <table:table-cell office:value-type="float" office:value="-6.574">
            <text:p>-6.57</text:p>
          </table:table-cell>
          <table:table-cell/>
          <table:table-cell office:value-type="float" office:value="-2.877">
            <text:p>-2.88</text:p>
          </table:table-cell>
          <table:table-cell office:value-type="float" office:value="-2.431">
            <text:p>-2.43</text:p>
          </table:table-cell>
          <table:table-cell/>
          <table:table-cell office:value-type="float" office:value="7.794">
            <text:p>7.79</text:p>
          </table:table-cell>
          <table:table-cell office:value-type="float" office:value="6.574">
            <text:p>6.57</text:p>
          </table:table-cell>
          <table:table-cell/>
          <table:table-cell office:value-type="float" office:value="-1.759">
            <text:p>-1.76</text:p>
          </table:table-cell>
          <table:table-cell office:value-type="float" office:value="-3.946">
            <text:p>-3.95</text:p>
          </table:table-cell>
          <table:table-cell/>
          <table:table-cell office:value-type="float" office:value="-3.567">
            <text:p>-3.57</text:p>
          </table:table-cell>
          <table:table-cell office:value-type="float" office:value="0.98">
            <text:p>0.98</text:p>
          </table:table-cell>
          <table:table-cell/>
          <table:table-cell office:value-type="float" office:value="6.321">
            <text:p>6.32</text:p>
          </table:table-cell>
          <table:table-cell office:value-type="float" office:value="5.961">
            <text:p>5.96</text:p>
          </table:table-cell>
          <table:table-cell/>
          <table:table-cell office:value-type="float" office:value="16.634">
            <text:p>16.63</text:p>
          </table:table-cell>
          <table:table-cell office:value-type="float" office:value="5.299">
            <text:p>5.3</text:p>
          </table:table-cell>
          <table:table-cell/>
          <table:table-cell office:value-type="float" office:value="-1.801">
            <text:p>-1.8</text:p>
          </table:table-cell>
          <table:table-cell office:value-type="float" office:value="5.475">
            <text:p>5.48</text:p>
          </table:table-cell>
          <table:table-cell/>
          <table:table-cell office:value-type="float" office:value="-3.494">
            <text:p>-3.49</text:p>
          </table:table-cell>
          <table:table-cell office:value-type="float" office:value="-0.07">
            <text:p>-0.07</text:p>
          </table:table-cell>
          <table:table-cell/>
          <table:table-cell office:value-type="float" office:value="-7.694">
            <text:p>-7.69</text:p>
          </table:table-cell>
          <table:table-cell office:value-type="float" office:value="-10.522">
            <text:p>-10.52</text:p>
          </table:table-cell>
          <table:table-cell/>
          <table:table-cell office:value-type="float" office:value="2.086">
            <text:p>2.09</text:p>
          </table:table-cell>
          <table:table-cell office:value-type="float" office:value="-3.376">
            <text:p>-3.38</text:p>
          </table:table-cell>
          <table:table-cell/>
          <table:table-cell office:value-type="float" office:value="-6.514">
            <text:p>-6.51</text:p>
          </table:table-cell>
          <table:table-cell office:value-type="float" office:value="5.595">
            <text:p>5.6</text:p>
          </table:table-cell>
          <table:table-cell/>
          <table:table-cell office:value-type="float" office:value="-4.853">
            <text:p>-4.85</text:p>
          </table:table-cell>
          <table:table-cell office:value-type="float" office:value="-3.619">
            <text:p>-3.62</text:p>
          </table:table-cell>
          <table:table-cell/>
          <table:table-cell office:value-type="float" office:value="10.168">
            <text:p>10.17</text:p>
          </table:table-cell>
          <table:table-cell office:value-type="float" office:value="4.03">
            <text:p>4.03</text:p>
          </table:table-cell>
          <table:table-cell/>
          <table:table-cell office:value-type="float" office:value="-17.58">
            <text:p>-17.58</text:p>
          </table:table-cell>
          <table:table-cell office:value-type="float" office:value="5.701">
            <text:p>5.7</text:p>
          </table:table-cell>
          <table:table-cell/>
          <table:table-cell office:value-type="float" office:value="2.091">
            <text:p>2.09</text:p>
          </table:table-cell>
          <table:table-cell office:value-type="float" office:value="2.021">
            <text:p>2.02</text:p>
          </table:table-cell>
          <table:table-cell/>
          <table:table-cell office:value-type="float" office:value="5.445">
            <text:p>5.45</text:p>
          </table:table-cell>
          <table:table-cell office:value-type="float" office:value="-6.532">
            <text:p>-6.53</text:p>
          </table:table-cell>
          <table:table-cell/>
          <table:table-cell office:value-type="float" office:value="2.063">
            <text:p>2.06</text:p>
          </table:table-cell>
          <table:table-cell office:value-type="float" office:value="6.475">
            <text:p>6.48</text:p>
          </table:table-cell>
        </table:table-row>
        <table:table-row table:style-name="ro1">
          <table:table-cell office:value-type="float" office:value="-8.512">
            <text:p>-8.51</text:p>
          </table:table-cell>
          <table:table-cell office:value-type="float" office:value="2.442">
            <text:p>2.44</text:p>
          </table:table-cell>
          <table:table-cell/>
          <table:table-cell office:value-type="float" office:value="-7.856">
            <text:p>-7.86</text:p>
          </table:table-cell>
          <table:table-cell office:value-type="float" office:value="-7.391">
            <text:p>-7.39</text:p>
          </table:table-cell>
          <table:table-cell/>
          <table:table-cell office:value-type="float" office:value="-1.935">
            <text:p>-1.94</text:p>
          </table:table-cell>
          <table:table-cell office:value-type="float" office:value="-1.546">
            <text:p>-1.55</text:p>
          </table:table-cell>
          <table:table-cell/>
          <table:table-cell office:value-type="float" office:value="1.411">
            <text:p>1.41</text:p>
          </table:table-cell>
          <table:table-cell office:value-type="float" office:value="0.996">
            <text:p>1</text:p>
          </table:table-cell>
          <table:table-cell/>
          <table:table-cell office:value-type="float" office:value="5.168">
            <text:p>5.17</text:p>
          </table:table-cell>
          <table:table-cell office:value-type="float" office:value="-3.418">
            <text:p>-3.42</text:p>
          </table:table-cell>
          <table:table-cell/>
          <table:table-cell office:value-type="float" office:value="13.756">
            <text:p>13.76</text:p>
          </table:table-cell>
          <table:table-cell office:value-type="float" office:value="15.639">
            <text:p>15.64</text:p>
          </table:table-cell>
          <table:table-cell/>
          <table:table-cell office:value-type="float" office:value="1.722">
            <text:p>1.72</text:p>
          </table:table-cell>
          <table:table-cell office:value-type="float" office:value="-9.538">
            <text:p>-9.54</text:p>
          </table:table-cell>
          <table:table-cell/>
          <table:table-cell office:value-type="float" office:value="4.499">
            <text:p>4.5</text:p>
          </table:table-cell>
          <table:table-cell office:value-type="float" office:value="4.389">
            <text:p>4.39</text:p>
          </table:table-cell>
          <table:table-cell/>
          <table:table-cell office:value-type="float" office:value="-2.775">
            <text:p>-2.78</text:p>
          </table:table-cell>
          <table:table-cell office:value-type="float" office:value="10.414">
            <text:p>10.41</text:p>
          </table:table-cell>
          <table:table-cell/>
          <table:table-cell office:value-type="float" office:value="-1.9">
            <text:p>-1.9</text:p>
          </table:table-cell>
          <table:table-cell office:value-type="float" office:value="6.963">
            <text:p>6.96</text:p>
          </table:table-cell>
          <table:table-cell/>
          <table:table-cell office:value-type="float" office:value="-10.729">
            <text:p>-10.73</text:p>
          </table:table-cell>
          <table:table-cell office:value-type="float" office:value="7.861">
            <text:p>7.86</text:p>
          </table:table-cell>
          <table:table-cell/>
          <table:table-cell office:value-type="float" office:value="-0.254">
            <text:p>-0.25</text:p>
          </table:table-cell>
          <table:table-cell office:value-type="float" office:value="-6.679">
            <text:p>-6.68</text:p>
          </table:table-cell>
          <table:table-cell/>
          <table:table-cell office:value-type="float" office:value="-9.566">
            <text:p>-9.57</text:p>
          </table:table-cell>
          <table:table-cell office:value-type="float" office:value="4.569">
            <text:p>4.57</text:p>
          </table:table-cell>
          <table:table-cell/>
          <table:table-cell office:value-type="float" office:value="-8.48">
            <text:p>-8.48</text:p>
          </table:table-cell>
          <table:table-cell office:value-type="float" office:value="2.438">
            <text:p>2.44</text:p>
          </table:table-cell>
          <table:table-cell/>
          <table:table-cell office:value-type="float" office:value="-5.137">
            <text:p>-5.14</text:p>
          </table:table-cell>
          <table:table-cell office:value-type="float" office:value="0.092">
            <text:p>0.09</text:p>
          </table:table-cell>
          <table:table-cell/>
          <table:table-cell office:value-type="float" office:value="0.144">
            <text:p>0.14</text:p>
          </table:table-cell>
          <table:table-cell office:value-type="float" office:value="-5.628">
            <text:p>-5.63</text:p>
          </table:table-cell>
          <table:table-cell/>
          <table:table-cell office:value-type="float" office:value="-5.137">
            <text:p>-5.14</text:p>
          </table:table-cell>
          <table:table-cell office:value-type="float" office:value="-0.092">
            <text:p>-0.09</text:p>
          </table:table-cell>
          <table:table-cell/>
          <table:table-cell office:value-type="float" office:value="-8.48">
            <text:p>-8.48</text:p>
          </table:table-cell>
          <table:table-cell office:value-type="float" office:value="-2.438">
            <text:p>-2.44</text:p>
          </table:table-cell>
          <table:table-cell/>
          <table:table-cell office:value-type="float" office:value="-9.566">
            <text:p>-9.57</text:p>
          </table:table-cell>
          <table:table-cell office:value-type="float" office:value="-4.569">
            <text:p>-4.57</text:p>
          </table:table-cell>
          <table:table-cell/>
          <table:table-cell office:value-type="float" office:value="-0.254">
            <text:p>-0.25</text:p>
          </table:table-cell>
          <table:table-cell office:value-type="float" office:value="6.679">
            <text:p>6.68</text:p>
          </table:table-cell>
          <table:table-cell/>
          <table:table-cell office:value-type="float" office:value="-10.729">
            <text:p>-10.73</text:p>
          </table:table-cell>
          <table:table-cell office:value-type="float" office:value="-7.861">
            <text:p>-7.86</text:p>
          </table:table-cell>
          <table:table-cell/>
          <table:table-cell office:value-type="float" office:value="-1.9">
            <text:p>-1.9</text:p>
          </table:table-cell>
          <table:table-cell office:value-type="float" office:value="-6.963">
            <text:p>-6.96</text:p>
          </table:table-cell>
          <table:table-cell/>
          <table:table-cell office:value-type="float" office:value="-2.775">
            <text:p>-2.78</text:p>
          </table:table-cell>
          <table:table-cell office:value-type="float" office:value="-10.414">
            <text:p>-10.41</text:p>
          </table:table-cell>
          <table:table-cell/>
          <table:table-cell office:value-type="float" office:value="4.499">
            <text:p>4.5</text:p>
          </table:table-cell>
          <table:table-cell office:value-type="float" office:value="-4.389">
            <text:p>-4.39</text:p>
          </table:table-cell>
          <table:table-cell/>
          <table:table-cell office:value-type="float" office:value="1.722">
            <text:p>1.72</text:p>
          </table:table-cell>
          <table:table-cell office:value-type="float" office:value="9.538">
            <text:p>9.54</text:p>
          </table:table-cell>
          <table:table-cell/>
          <table:table-cell office:value-type="float" office:value="13.756">
            <text:p>13.76</text:p>
          </table:table-cell>
          <table:table-cell office:value-type="float" office:value="-15.639">
            <text:p>-15.64</text:p>
          </table:table-cell>
          <table:table-cell/>
          <table:table-cell office:value-type="float" office:value="5.168">
            <text:p>5.17</text:p>
          </table:table-cell>
          <table:table-cell office:value-type="float" office:value="3.418">
            <text:p>3.42</text:p>
          </table:table-cell>
          <table:table-cell/>
          <table:table-cell office:value-type="float" office:value="1.411">
            <text:p>1.41</text:p>
          </table:table-cell>
          <table:table-cell office:value-type="float" office:value="-0.996">
            <text:p>-1</text:p>
          </table:table-cell>
          <table:table-cell/>
          <table:table-cell office:value-type="float" office:value="-1.935">
            <text:p>-1.94</text:p>
          </table:table-cell>
          <table:table-cell office:value-type="float" office:value="1.546">
            <text:p>1.55</text:p>
          </table:table-cell>
          <table:table-cell/>
          <table:table-cell office:value-type="float" office:value="-7.856">
            <text:p>-7.86</text:p>
          </table:table-cell>
          <table:table-cell office:value-type="float" office:value="7.391">
            <text:p>7.39</text:p>
          </table:table-cell>
          <table:table-cell/>
          <table:table-cell office:value-type="float" office:value="-8.512">
            <text:p>-8.51</text:p>
          </table:table-cell>
          <table:table-cell office:value-type="float" office:value="-2.442">
            <text:p>-2.44</text:p>
          </table:table-cell>
          <table:table-cell/>
          <table:table-cell office:value-type="float" office:value="-1.074">
            <text:p>-1.07</text:p>
          </table:table-cell>
          <table:table-cell office:value-type="float" office:value="-5.281">
            <text:p>-5.28</text:p>
          </table:table-cell>
        </table:table-row>
        <table:table-row table:style-name="ro1">
          <table:table-cell office:value-type="float" office:value="5.478">
            <text:p>5.48</text:p>
          </table:table-cell>
          <table:table-cell office:value-type="float" office:value="3.128">
            <text:p>3.13</text:p>
          </table:table-cell>
          <table:table-cell/>
          <table:table-cell office:value-type="float" office:value="12.894">
            <text:p>12.89</text:p>
          </table:table-cell>
          <table:table-cell office:value-type="float" office:value="4.086">
            <text:p>4.09</text:p>
          </table:table-cell>
          <table:table-cell/>
          <table:table-cell office:value-type="float" office:value="5.29">
            <text:p>5.29</text:p>
          </table:table-cell>
          <table:table-cell office:value-type="float" office:value="-8.85">
            <text:p>-8.85</text:p>
          </table:table-cell>
          <table:table-cell/>
          <table:table-cell office:value-type="float" office:value="7.144">
            <text:p>7.14</text:p>
          </table:table-cell>
          <table:table-cell office:value-type="float" office:value="11.935">
            <text:p>11.94</text:p>
          </table:table-cell>
          <table:table-cell/>
          <table:table-cell office:value-type="float" office:value="1.241">
            <text:p>1.24</text:p>
          </table:table-cell>
          <table:table-cell office:value-type="float" office:value="3.325">
            <text:p>3.33</text:p>
          </table:table-cell>
          <table:table-cell/>
          <table:table-cell office:value-type="float" office:value="4.256">
            <text:p>4.26</text:p>
          </table:table-cell>
          <table:table-cell office:value-type="float" office:value="-4.217">
            <text:p>-4.22</text:p>
          </table:table-cell>
          <table:table-cell/>
          <table:table-cell office:value-type="float" office:value="14.661">
            <text:p>14.66</text:p>
          </table:table-cell>
          <table:table-cell office:value-type="float" office:value="-6.499">
            <text:p>-6.5</text:p>
          </table:table-cell>
          <table:table-cell/>
          <table:table-cell office:value-type="float" office:value="-3.855">
            <text:p>-3.86</text:p>
          </table:table-cell>
          <table:table-cell office:value-type="float" office:value="-14.754">
            <text:p>-14.75</text:p>
          </table:table-cell>
          <table:table-cell/>
          <table:table-cell office:value-type="float" office:value="9.53">
            <text:p>9.53</text:p>
          </table:table-cell>
          <table:table-cell office:value-type="float" office:value="-11.315">
            <text:p>-11.32</text:p>
          </table:table-cell>
          <table:table-cell/>
          <table:table-cell office:value-type="float" office:value="4.996">
            <text:p>5</text:p>
          </table:table-cell>
          <table:table-cell office:value-type="float" office:value="13.523">
            <text:p>13.52</text:p>
          </table:table-cell>
          <table:table-cell/>
          <table:table-cell office:value-type="float" office:value="1.613">
            <text:p>1.61</text:p>
          </table:table-cell>
          <table:table-cell office:value-type="float" office:value="8.895">
            <text:p>8.9</text:p>
          </table:table-cell>
          <table:table-cell/>
          <table:table-cell office:value-type="float" office:value="2.513">
            <text:p>2.51</text:p>
          </table:table-cell>
          <table:table-cell office:value-type="float" office:value="-7.52">
            <text:p>-7.52</text:p>
          </table:table-cell>
          <table:table-cell/>
          <table:table-cell office:value-type="float" office:value="-2.031">
            <text:p>-2.03</text:p>
          </table:table-cell>
          <table:table-cell office:value-type="float" office:value="4.214">
            <text:p>4.21</text:p>
          </table:table-cell>
          <table:table-cell/>
          <table:table-cell office:value-type="float" office:value="3.445">
            <text:p>3.45</text:p>
          </table:table-cell>
          <table:table-cell office:value-type="float" office:value="-8.855">
            <text:p>-8.86</text:p>
          </table:table-cell>
          <table:table-cell/>
          <table:table-cell office:value-type="float" office:value="-1.45">
            <text:p>-1.45</text:p>
          </table:table-cell>
          <table:table-cell office:value-type="float" office:value="-10.779">
            <text:p>-10.78</text:p>
          </table:table-cell>
          <table:table-cell/>
          <table:table-cell office:value-type="float" office:value="5.632">
            <text:p>5.63</text:p>
          </table:table-cell>
          <table:table-cell office:value-type="float" office:value="-3.627">
            <text:p>-3.63</text:p>
          </table:table-cell>
          <table:table-cell/>
          <table:table-cell office:value-type="float" office:value="-1.45">
            <text:p>-1.45</text:p>
          </table:table-cell>
          <table:table-cell office:value-type="float" office:value="10.779">
            <text:p>10.78</text:p>
          </table:table-cell>
          <table:table-cell/>
          <table:table-cell office:value-type="float" office:value="3.445">
            <text:p>3.45</text:p>
          </table:table-cell>
          <table:table-cell office:value-type="float" office:value="8.855">
            <text:p>8.86</text:p>
          </table:table-cell>
          <table:table-cell/>
          <table:table-cell office:value-type="float" office:value="-2.031">
            <text:p>-2.03</text:p>
          </table:table-cell>
          <table:table-cell office:value-type="float" office:value="-4.214">
            <text:p>-4.21</text:p>
          </table:table-cell>
          <table:table-cell/>
          <table:table-cell office:value-type="float" office:value="2.513">
            <text:p>2.51</text:p>
          </table:table-cell>
          <table:table-cell office:value-type="float" office:value="7.52">
            <text:p>7.52</text:p>
          </table:table-cell>
          <table:table-cell/>
          <table:table-cell office:value-type="float" office:value="1.613">
            <text:p>1.61</text:p>
          </table:table-cell>
          <table:table-cell office:value-type="float" office:value="-8.895">
            <text:p>-8.9</text:p>
          </table:table-cell>
          <table:table-cell/>
          <table:table-cell office:value-type="float" office:value="4.996">
            <text:p>5</text:p>
          </table:table-cell>
          <table:table-cell office:value-type="float" office:value="-13.523">
            <text:p>-13.52</text:p>
          </table:table-cell>
          <table:table-cell/>
          <table:table-cell office:value-type="float" office:value="9.53">
            <text:p>9.53</text:p>
          </table:table-cell>
          <table:table-cell office:value-type="float" office:value="11.315">
            <text:p>11.32</text:p>
          </table:table-cell>
          <table:table-cell/>
          <table:table-cell office:value-type="float" office:value="-3.855">
            <text:p>-3.86</text:p>
          </table:table-cell>
          <table:table-cell office:value-type="float" office:value="14.754">
            <text:p>14.75</text:p>
          </table:table-cell>
          <table:table-cell/>
          <table:table-cell office:value-type="float" office:value="14.661">
            <text:p>14.66</text:p>
          </table:table-cell>
          <table:table-cell office:value-type="float" office:value="6.499">
            <text:p>6.5</text:p>
          </table:table-cell>
          <table:table-cell/>
          <table:table-cell office:value-type="float" office:value="4.256">
            <text:p>4.26</text:p>
          </table:table-cell>
          <table:table-cell office:value-type="float" office:value="4.217">
            <text:p>4.22</text:p>
          </table:table-cell>
          <table:table-cell/>
          <table:table-cell office:value-type="float" office:value="1.241">
            <text:p>1.24</text:p>
          </table:table-cell>
          <table:table-cell office:value-type="float" office:value="-3.325">
            <text:p>-3.33</text:p>
          </table:table-cell>
          <table:table-cell/>
          <table:table-cell office:value-type="float" office:value="7.144">
            <text:p>7.14</text:p>
          </table:table-cell>
          <table:table-cell office:value-type="float" office:value="-11.935">
            <text:p>-11.94</text:p>
          </table:table-cell>
          <table:table-cell/>
          <table:table-cell office:value-type="float" office:value="5.29">
            <text:p>5.29</text:p>
          </table:table-cell>
          <table:table-cell office:value-type="float" office:value="8.85">
            <text:p>8.85</text:p>
          </table:table-cell>
          <table:table-cell/>
          <table:table-cell office:value-type="float" office:value="12.894">
            <text:p>12.89</text:p>
          </table:table-cell>
          <table:table-cell office:value-type="float" office:value="-4.086">
            <text:p>-4.09</text:p>
          </table:table-cell>
          <table:table-cell/>
          <table:table-cell office:value-type="float" office:value="5.478">
            <text:p>5.48</text:p>
          </table:table-cell>
          <table:table-cell office:value-type="float" office:value="-3.128">
            <text:p>-3.13</text:p>
          </table:table-cell>
          <table:table-cell/>
          <table:table-cell office:value-type="float" office:value="-4.806">
            <text:p>-4.81</text:p>
          </table:table-cell>
          <table:table-cell office:value-type="float" office:value="-4.393">
            <text:p>-4.39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-8.498">
            <text:p>-8.5</text:p>
          </table:table-cell>
          <table:table-cell/>
          <table:table-cell office:value-type="float" office:value="6.854">
            <text:p>6.85</text:p>
          </table:table-cell>
          <table:table-cell office:value-type="float" office:value="8.353">
            <text:p>8.35</text:p>
          </table:table-cell>
          <table:table-cell/>
          <table:table-cell office:value-type="float" office:value="-1.235">
            <text:p>-1.24</text:p>
          </table:table-cell>
          <table:table-cell office:value-type="float" office:value="3.981">
            <text:p>3.98</text:p>
          </table:table-cell>
          <table:table-cell/>
          <table:table-cell office:value-type="float" office:value="-15.414">
            <text:p>-15.41</text:p>
          </table:table-cell>
          <table:table-cell office:value-type="float" office:value="-5.485">
            <text:p>-5.49</text:p>
          </table:table-cell>
          <table:table-cell/>
          <table:table-cell office:value-type="float" office:value="4.11">
            <text:p>4.11</text:p>
          </table:table-cell>
          <table:table-cell office:value-type="float" office:value="-4.223">
            <text:p>-4.22</text:p>
          </table:table-cell>
          <table:table-cell/>
          <table:table-cell office:value-type="float" office:value="5.613">
            <text:p>5.61</text:p>
          </table:table-cell>
          <table:table-cell office:value-type="float" office:value="0.586">
            <text:p>0.59</text:p>
          </table:table-cell>
          <table:table-cell/>
          <table:table-cell office:value-type="float" office:value="-2.917">
            <text:p>-2.92</text:p>
          </table:table-cell>
          <table:table-cell office:value-type="float" office:value="-11.435">
            <text:p>-11.44</text:p>
          </table:table-cell>
          <table:table-cell/>
          <table:table-cell office:value-type="float" office:value="-6.586">
            <text:p>-6.59</text:p>
          </table:table-cell>
          <table:table-cell office:value-type="float" office:value="7.243">
            <text:p>7.24</text:p>
          </table:table-cell>
          <table:table-cell/>
          <table:table-cell office:value-type="float" office:value="-5.233">
            <text:p>-5.23</text:p>
          </table:table-cell>
          <table:table-cell office:value-type="float" office:value="4.012">
            <text:p>4.01</text:p>
          </table:table-cell>
          <table:table-cell/>
          <table:table-cell office:value-type="float" office:value="-7.57">
            <text:p>-7.57</text:p>
          </table:table-cell>
          <table:table-cell office:value-type="float" office:value="-4.287">
            <text:p>-4.29</text:p>
          </table:table-cell>
          <table:table-cell/>
          <table:table-cell office:value-type="float" office:value="2.233">
            <text:p>2.23</text:p>
          </table:table-cell>
          <table:table-cell office:value-type="float" office:value="11.822">
            <text:p>11.82</text:p>
          </table:table-cell>
          <table:table-cell/>
          <table:table-cell office:value-type="float" office:value="4.657">
            <text:p>4.66</text:p>
          </table:table-cell>
          <table:table-cell office:value-type="float" office:value="6.485">
            <text:p>6.49</text:p>
          </table:table-cell>
          <table:table-cell/>
          <table:table-cell office:value-type="float" office:value="7.241">
            <text:p>7.24</text:p>
          </table:table-cell>
          <table:table-cell office:value-type="float" office:value="-11.389">
            <text:p>-11.39</text:p>
          </table:table-cell>
          <table:table-cell/>
          <table:table-cell office:value-type="float" office:value="0.029">
            <text:p>0.03</text:p>
          </table:table-cell>
          <table:table-cell office:value-type="float" office:value="-1.543">
            <text:p>-1.54</text:p>
          </table:table-cell>
          <table:table-cell/>
          <table:table-cell office:value-type="float" office:value="1.863">
            <text:p>1.86</text:p>
          </table:table-cell>
          <table:table-cell office:value-type="float" office:value="0.133">
            <text:p>0.13</text:p>
          </table:table-cell>
          <table:table-cell/>
          <table:table-cell office:value-type="float" office:value="-3">
            <text:p>-3</text:p>
          </table:table-cell>
          <table:table-cell office:value-type="float" office:value="-11.899">
            <text:p>-11.9</text:p>
          </table:table-cell>
          <table:table-cell/>
          <table:table-cell office:value-type="float" office:value="1.863">
            <text:p>1.86</text:p>
          </table:table-cell>
          <table:table-cell office:value-type="float" office:value="-0.133">
            <text:p>-0.13</text:p>
          </table:table-cell>
          <table:table-cell/>
          <table:table-cell office:value-type="float" office:value="0.029">
            <text:p>0.03</text:p>
          </table:table-cell>
          <table:table-cell office:value-type="float" office:value="1.543">
            <text:p>1.54</text:p>
          </table:table-cell>
          <table:table-cell/>
          <table:table-cell office:value-type="float" office:value="7.241">
            <text:p>7.24</text:p>
          </table:table-cell>
          <table:table-cell office:value-type="float" office:value="11.389">
            <text:p>11.39</text:p>
          </table:table-cell>
          <table:table-cell/>
          <table:table-cell office:value-type="float" office:value="4.657">
            <text:p>4.66</text:p>
          </table:table-cell>
          <table:table-cell office:value-type="float" office:value="-6.485">
            <text:p>-6.49</text:p>
          </table:table-cell>
          <table:table-cell/>
          <table:table-cell office:value-type="float" office:value="2.233">
            <text:p>2.23</text:p>
          </table:table-cell>
          <table:table-cell office:value-type="float" office:value="-11.822">
            <text:p>-11.82</text:p>
          </table:table-cell>
          <table:table-cell/>
          <table:table-cell office:value-type="float" office:value="-7.57">
            <text:p>-7.57</text:p>
          </table:table-cell>
          <table:table-cell office:value-type="float" office:value="4.287">
            <text:p>4.29</text:p>
          </table:table-cell>
          <table:table-cell/>
          <table:table-cell office:value-type="float" office:value="-5.233">
            <text:p>-5.23</text:p>
          </table:table-cell>
          <table:table-cell office:value-type="float" office:value="-4.012">
            <text:p>-4.01</text:p>
          </table:table-cell>
          <table:table-cell/>
          <table:table-cell office:value-type="float" office:value="-6.586">
            <text:p>-6.59</text:p>
          </table:table-cell>
          <table:table-cell office:value-type="float" office:value="-7.243">
            <text:p>-7.24</text:p>
          </table:table-cell>
          <table:table-cell/>
          <table:table-cell office:value-type="float" office:value="-2.917">
            <text:p>-2.92</text:p>
          </table:table-cell>
          <table:table-cell office:value-type="float" office:value="11.435">
            <text:p>11.44</text:p>
          </table:table-cell>
          <table:table-cell/>
          <table:table-cell office:value-type="float" office:value="5.613">
            <text:p>5.61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4.11">
            <text:p>4.11</text:p>
          </table:table-cell>
          <table:table-cell office:value-type="float" office:value="4.223">
            <text:p>4.22</text:p>
          </table:table-cell>
          <table:table-cell/>
          <table:table-cell office:value-type="float" office:value="-15.414">
            <text:p>-15.41</text:p>
          </table:table-cell>
          <table:table-cell office:value-type="float" office:value="5.485">
            <text:p>5.49</text:p>
          </table:table-cell>
          <table:table-cell/>
          <table:table-cell office:value-type="float" office:value="-1.235">
            <text:p>-1.24</text:p>
          </table:table-cell>
          <table:table-cell office:value-type="float" office:value="-3.981">
            <text:p>-3.98</text:p>
          </table:table-cell>
          <table:table-cell/>
          <table:table-cell office:value-type="float" office:value="6.854">
            <text:p>6.85</text:p>
          </table:table-cell>
          <table:table-cell office:value-type="float" office:value="-8.353">
            <text:p>-8.35</text:p>
          </table:table-cell>
          <table:table-cell/>
          <table:table-cell office:value-type="float" office:value="6.49">
            <text:p>6.49</text:p>
          </table:table-cell>
          <table:table-cell office:value-type="float" office:value="8.498">
            <text:p>8.5</text:p>
          </table:table-cell>
          <table:table-cell/>
          <table:table-cell office:value-type="float" office:value="2.071">
            <text:p>2.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2.797">
            <text:p>-12.8</text:p>
          </table:table-cell>
          <table:table-cell office:value-type="float" office:value="-8.201">
            <text:p>-8.2</text:p>
          </table:table-cell>
          <table:table-cell/>
          <table:table-cell office:value-type="float" office:value="-3.082">
            <text:p>-3.08</text:p>
          </table:table-cell>
          <table:table-cell office:value-type="float" office:value="5.835">
            <text:p>5.84</text:p>
          </table:table-cell>
          <table:table-cell/>
          <table:table-cell office:value-type="float" office:value="5.174">
            <text:p>5.17</text:p>
          </table:table-cell>
          <table:table-cell office:value-type="float" office:value="-3.22">
            <text:p>-3.22</text:p>
          </table:table-cell>
          <table:table-cell/>
          <table:table-cell office:value-type="float" office:value="0.327">
            <text:p>0.33</text:p>
          </table:table-cell>
          <table:table-cell office:value-type="float" office:value="0.32">
            <text:p>0.32</text:p>
          </table:table-cell>
          <table:table-cell/>
          <table:table-cell office:value-type="float" office:value="-10.233">
            <text:p>-10.23</text:p>
          </table:table-cell>
          <table:table-cell office:value-type="float" office:value="-11.998">
            <text:p>-12</text:p>
          </table:table-cell>
          <table:table-cell/>
          <table:table-cell office:value-type="float" office:value="3.188">
            <text:p>3.19</text:p>
          </table:table-cell>
          <table:table-cell office:value-type="float" office:value="1.466">
            <text:p>1.47</text:p>
          </table:table-cell>
          <table:table-cell/>
          <table:table-cell office:value-type="float" office:value="-11.77">
            <text:p>-11.77</text:p>
          </table:table-cell>
          <table:table-cell office:value-type="float" office:value="2.709">
            <text:p>2.71</text:p>
          </table:table-cell>
          <table:table-cell/>
          <table:table-cell office:value-type="float" office:value="-8.91">
            <text:p>-8.91</text:p>
          </table:table-cell>
          <table:table-cell office:value-type="float" office:value="-3.602">
            <text:p>-3.6</text:p>
          </table:table-cell>
          <table:table-cell/>
          <table:table-cell office:value-type="float" office:value="-1.722">
            <text:p>-1.72</text:p>
          </table:table-cell>
          <table:table-cell office:value-type="float" office:value="-2.848">
            <text:p>-2.85</text:p>
          </table:table-cell>
          <table:table-cell/>
          <table:table-cell office:value-type="float" office:value="10.283">
            <text:p>10.28</text:p>
          </table:table-cell>
          <table:table-cell office:value-type="float" office:value="-4.018">
            <text:p>-4.02</text:p>
          </table:table-cell>
          <table:table-cell/>
          <table:table-cell office:value-type="float" office:value="-7.878">
            <text:p>-7.88</text:p>
          </table:table-cell>
          <table:table-cell office:value-type="float" office:value="2.575">
            <text:p>2.58</text:p>
          </table:table-cell>
          <table:table-cell/>
          <table:table-cell office:value-type="float" office:value="-5.84">
            <text:p>-5.84</text:p>
          </table:table-cell>
          <table:table-cell office:value-type="float" office:value="1.051">
            <text:p>1.05</text:p>
          </table:table-cell>
          <table:table-cell/>
          <table:table-cell office:value-type="float" office:value="10.461">
            <text:p>10.46</text:p>
          </table:table-cell>
          <table:table-cell office:value-type="float" office:value="-0.142">
            <text:p>-0.14</text:p>
          </table:table-cell>
          <table:table-cell/>
          <table:table-cell office:value-type="float" office:value="3.993">
            <text:p>3.99</text:p>
          </table:table-cell>
          <table:table-cell office:value-type="float" office:value="11.249">
            <text:p>11.25</text:p>
          </table:table-cell>
          <table:table-cell/>
          <table:table-cell office:value-type="float" office:value="-5.173">
            <text:p>-5.17</text:p>
          </table:table-cell>
          <table:table-cell office:value-type="float" office:value="15.016">
            <text:p>15.02</text:p>
          </table:table-cell>
          <table:table-cell/>
          <table:table-cell office:value-type="float" office:value="2.598">
            <text:p>2.6</text:p>
          </table:table-cell>
          <table:table-cell office:value-type="float" office:value="-2.972">
            <text:p>-2.97</text:p>
          </table:table-cell>
          <table:table-cell/>
          <table:table-cell office:value-type="float" office:value="-5.173">
            <text:p>-5.17</text:p>
          </table:table-cell>
          <table:table-cell office:value-type="float" office:value="-15.016">
            <text:p>-15.02</text:p>
          </table:table-cell>
          <table:table-cell/>
          <table:table-cell office:value-type="float" office:value="3.993">
            <text:p>3.99</text:p>
          </table:table-cell>
          <table:table-cell office:value-type="float" office:value="-11.249">
            <text:p>-11.25</text:p>
          </table:table-cell>
          <table:table-cell/>
          <table:table-cell office:value-type="float" office:value="10.461">
            <text:p>10.46</text:p>
          </table:table-cell>
          <table:table-cell office:value-type="float" office:value="0.142">
            <text:p>0.14</text:p>
          </table:table-cell>
          <table:table-cell/>
          <table:table-cell office:value-type="float" office:value="-5.84">
            <text:p>-5.84</text:p>
          </table:table-cell>
          <table:table-cell office:value-type="float" office:value="-1.051">
            <text:p>-1.05</text:p>
          </table:table-cell>
          <table:table-cell/>
          <table:table-cell office:value-type="float" office:value="-7.878">
            <text:p>-7.88</text:p>
          </table:table-cell>
          <table:table-cell office:value-type="float" office:value="-2.575">
            <text:p>-2.58</text:p>
          </table:table-cell>
          <table:table-cell/>
          <table:table-cell office:value-type="float" office:value="10.283">
            <text:p>10.28</text:p>
          </table:table-cell>
          <table:table-cell office:value-type="float" office:value="4.018">
            <text:p>4.02</text:p>
          </table:table-cell>
          <table:table-cell/>
          <table:table-cell office:value-type="float" office:value="-1.722">
            <text:p>-1.72</text:p>
          </table:table-cell>
          <table:table-cell office:value-type="float" office:value="2.848">
            <text:p>2.85</text:p>
          </table:table-cell>
          <table:table-cell/>
          <table:table-cell office:value-type="float" office:value="-8.91">
            <text:p>-8.91</text:p>
          </table:table-cell>
          <table:table-cell office:value-type="float" office:value="3.602">
            <text:p>3.6</text:p>
          </table:table-cell>
          <table:table-cell/>
          <table:table-cell office:value-type="float" office:value="-11.77">
            <text:p>-11.77</text:p>
          </table:table-cell>
          <table:table-cell office:value-type="float" office:value="-2.709">
            <text:p>-2.71</text:p>
          </table:table-cell>
          <table:table-cell/>
          <table:table-cell office:value-type="float" office:value="3.188">
            <text:p>3.19</text:p>
          </table:table-cell>
          <table:table-cell office:value-type="float" office:value="-1.466">
            <text:p>-1.47</text:p>
          </table:table-cell>
          <table:table-cell/>
          <table:table-cell office:value-type="float" office:value="-10.233">
            <text:p>-10.23</text:p>
          </table:table-cell>
          <table:table-cell office:value-type="float" office:value="11.998">
            <text:p>12</text:p>
          </table:table-cell>
          <table:table-cell/>
          <table:table-cell office:value-type="float" office:value="0.327">
            <text:p>0.33</text:p>
          </table:table-cell>
          <table:table-cell office:value-type="float" office:value="-0.32">
            <text:p>-0.32</text:p>
          </table:table-cell>
          <table:table-cell/>
          <table:table-cell office:value-type="float" office:value="5.174">
            <text:p>5.17</text:p>
          </table:table-cell>
          <table:table-cell office:value-type="float" office:value="3.22">
            <text:p>3.22</text:p>
          </table:table-cell>
          <table:table-cell/>
          <table:table-cell office:value-type="float" office:value="-3.082">
            <text:p>-3.08</text:p>
          </table:table-cell>
          <table:table-cell office:value-type="float" office:value="-5.835">
            <text:p>-5.84</text:p>
          </table:table-cell>
          <table:table-cell/>
          <table:table-cell office:value-type="float" office:value="-12.797">
            <text:p>-12.8</text:p>
          </table:table-cell>
          <table:table-cell office:value-type="float" office:value="8.201">
            <text:p>8.2</text:p>
          </table:table-cell>
          <table:table-cell/>
          <table:table-cell office:value-type="float" office:value="9.832">
            <text:p>9.83</text:p>
          </table:table-cell>
          <table:table-cell office:value-type="float" office:value="-6.838">
            <text:p>-6.84</text:p>
          </table:table-cell>
        </table:table-row>
        <table:table-row table:style-name="ro1">
          <table:table-cell office:value-type="float" office:value="11.31">
            <text:p>11.31</text:p>
          </table:table-cell>
          <table:table-cell office:value-type="float" office:value="-2.967">
            <text:p>-2.97</text:p>
          </table:table-cell>
          <table:table-cell/>
          <table:table-cell office:value-type="float" office:value="5.035">
            <text:p>5.04</text:p>
          </table:table-cell>
          <table:table-cell office:value-type="float" office:value="-1.925">
            <text:p>-1.93</text:p>
          </table:table-cell>
          <table:table-cell/>
          <table:table-cell office:value-type="float" office:value="0.165">
            <text:p>0.17</text:p>
          </table:table-cell>
          <table:table-cell office:value-type="float" office:value="3.554">
            <text:p>3.55</text:p>
          </table:table-cell>
          <table:table-cell/>
          <table:table-cell office:value-type="float" office:value="4.419">
            <text:p>4.42</text:p>
          </table:table-cell>
          <table:table-cell office:value-type="float" office:value="0.242">
            <text:p>0.24</text:p>
          </table:table-cell>
          <table:table-cell/>
          <table:table-cell office:value-type="float" office:value="-7.831">
            <text:p>-7.83</text:p>
          </table:table-cell>
          <table:table-cell office:value-type="float" office:value="-1.347">
            <text:p>-1.35</text:p>
          </table:table-cell>
          <table:table-cell/>
          <table:table-cell office:value-type="float" office:value="-7.891">
            <text:p>-7.89</text:p>
          </table:table-cell>
          <table:table-cell office:value-type="float" office:value="3.875">
            <text:p>3.88</text:p>
          </table:table-cell>
          <table:table-cell/>
          <table:table-cell office:value-type="float" office:value="-4.555">
            <text:p>-4.56</text:p>
          </table:table-cell>
          <table:table-cell office:value-type="float" office:value="7.933">
            <text:p>7.93</text:p>
          </table:table-cell>
          <table:table-cell/>
          <table:table-cell office:value-type="float" office:value="1.341">
            <text:p>1.34</text:p>
          </table:table-cell>
          <table:table-cell office:value-type="float" office:value="1.952">
            <text:p>1.95</text:p>
          </table:table-cell>
          <table:table-cell/>
          <table:table-cell office:value-type="float" office:value="-5.34">
            <text:p>-5.34</text:p>
          </table:table-cell>
          <table:table-cell office:value-type="float" office:value="4.209">
            <text:p>4.21</text:p>
          </table:table-cell>
          <table:table-cell/>
          <table:table-cell office:value-type="float" office:value="-5.616">
            <text:p>-5.62</text:p>
          </table:table-cell>
          <table:table-cell office:value-type="float" office:value="4.519">
            <text:p>4.52</text:p>
          </table:table-cell>
          <table:table-cell/>
          <table:table-cell office:value-type="float" office:value="10.95">
            <text:p>10.95</text:p>
          </table:table-cell>
          <table:table-cell office:value-type="float" office:value="-4.473">
            <text:p>-4.47</text:p>
          </table:table-cell>
          <table:table-cell/>
          <table:table-cell office:value-type="float" office:value="9.008">
            <text:p>9.01</text:p>
          </table:table-cell>
          <table:table-cell office:value-type="float" office:value="15.296">
            <text:p>15.3</text:p>
          </table:table-cell>
          <table:table-cell/>
          <table:table-cell office:value-type="float" office:value="-7.512">
            <text:p>-7.51</text:p>
          </table:table-cell>
          <table:table-cell office:value-type="float" office:value="4.379">
            <text:p>4.38</text:p>
          </table:table-cell>
          <table:table-cell/>
          <table:table-cell office:value-type="float" office:value="3.439">
            <text:p>3.44</text:p>
          </table:table-cell>
          <table:table-cell office:value-type="float" office:value="5.116">
            <text:p>5.12</text:p>
          </table:table-cell>
          <table:table-cell/>
          <table:table-cell office:value-type="float" office:value="-3.63">
            <text:p>-3.63</text:p>
          </table:table-cell>
          <table:table-cell office:value-type="float" office:value="9.916">
            <text:p>9.92</text:p>
          </table:table-cell>
          <table:table-cell/>
          <table:table-cell office:value-type="float" office:value="0.778">
            <text:p>0.78</text:p>
          </table:table-cell>
          <table:table-cell office:value-type="float" office:value="9.742">
            <text:p>9.74</text:p>
          </table:table-cell>
          <table:table-cell/>
          <table:table-cell office:value-type="float" office:value="-3.63">
            <text:p>-3.63</text:p>
          </table:table-cell>
          <table:table-cell office:value-type="float" office:value="-9.916">
            <text:p>-9.92</text:p>
          </table:table-cell>
          <table:table-cell/>
          <table:table-cell office:value-type="float" office:value="3.439">
            <text:p>3.44</text:p>
          </table:table-cell>
          <table:table-cell office:value-type="float" office:value="-5.116">
            <text:p>-5.12</text:p>
          </table:table-cell>
          <table:table-cell/>
          <table:table-cell office:value-type="float" office:value="-7.512">
            <text:p>-7.51</text:p>
          </table:table-cell>
          <table:table-cell office:value-type="float" office:value="-4.379">
            <text:p>-4.38</text:p>
          </table:table-cell>
          <table:table-cell/>
          <table:table-cell office:value-type="float" office:value="9.008">
            <text:p>9.01</text:p>
          </table:table-cell>
          <table:table-cell office:value-type="float" office:value="-15.296">
            <text:p>-15.3</text:p>
          </table:table-cell>
          <table:table-cell/>
          <table:table-cell office:value-type="float" office:value="10.95">
            <text:p>10.95</text:p>
          </table:table-cell>
          <table:table-cell office:value-type="float" office:value="4.473">
            <text:p>4.47</text:p>
          </table:table-cell>
          <table:table-cell/>
          <table:table-cell office:value-type="float" office:value="-5.616">
            <text:p>-5.62</text:p>
          </table:table-cell>
          <table:table-cell office:value-type="float" office:value="-4.519">
            <text:p>-4.52</text:p>
          </table:table-cell>
          <table:table-cell/>
          <table:table-cell office:value-type="float" office:value="-5.34">
            <text:p>-5.34</text:p>
          </table:table-cell>
          <table:table-cell office:value-type="float" office:value="-4.209">
            <text:p>-4.21</text:p>
          </table:table-cell>
          <table:table-cell/>
          <table:table-cell office:value-type="float" office:value="1.341">
            <text:p>1.34</text:p>
          </table:table-cell>
          <table:table-cell office:value-type="float" office:value="-1.952">
            <text:p>-1.95</text:p>
          </table:table-cell>
          <table:table-cell/>
          <table:table-cell office:value-type="float" office:value="-4.555">
            <text:p>-4.56</text:p>
          </table:table-cell>
          <table:table-cell office:value-type="float" office:value="-7.933">
            <text:p>-7.93</text:p>
          </table:table-cell>
          <table:table-cell/>
          <table:table-cell office:value-type="float" office:value="-7.891">
            <text:p>-7.89</text:p>
          </table:table-cell>
          <table:table-cell office:value-type="float" office:value="-3.875">
            <text:p>-3.88</text:p>
          </table:table-cell>
          <table:table-cell/>
          <table:table-cell office:value-type="float" office:value="-7.831">
            <text:p>-7.83</text:p>
          </table:table-cell>
          <table:table-cell office:value-type="float" office:value="1.347">
            <text:p>1.35</text:p>
          </table:table-cell>
          <table:table-cell/>
          <table:table-cell office:value-type="float" office:value="4.419">
            <text:p>4.42</text:p>
          </table:table-cell>
          <table:table-cell office:value-type="float" office:value="-0.242">
            <text:p>-0.24</text:p>
          </table:table-cell>
          <table:table-cell/>
          <table:table-cell office:value-type="float" office:value="0.165">
            <text:p>0.17</text:p>
          </table:table-cell>
          <table:table-cell office:value-type="float" office:value="-3.554">
            <text:p>-3.55</text:p>
          </table:table-cell>
          <table:table-cell/>
          <table:table-cell office:value-type="float" office:value="5.035">
            <text:p>5.04</text:p>
          </table:table-cell>
          <table:table-cell office:value-type="float" office:value="1.925">
            <text:p>1.93</text:p>
          </table:table-cell>
          <table:table-cell/>
          <table:table-cell office:value-type="float" office:value="11.31">
            <text:p>11.31</text:p>
          </table:table-cell>
          <table:table-cell office:value-type="float" office:value="2.967">
            <text:p>2.97</text:p>
          </table:table-cell>
          <table:table-cell/>
          <table:table-cell office:value-type="float" office:value="4.601">
            <text:p>4.6</text:p>
          </table:table-cell>
          <table:table-cell office:value-type="float" office:value="2.883">
            <text:p>2.88</text:p>
          </table:table-cell>
        </table:table-row>
        <table:table-row table:style-name="ro1">
          <table:table-cell office:value-type="float" office:value="-6.54">
            <text:p>-6.54</text:p>
          </table:table-cell>
          <table:table-cell office:value-type="float" office:value="5.75">
            <text:p>5.75</text:p>
          </table:table-cell>
          <table:table-cell/>
          <table:table-cell office:value-type="float" office:value="-8.032">
            <text:p>-8.03</text:p>
          </table:table-cell>
          <table:table-cell office:value-type="float" office:value="2.823">
            <text:p>2.82</text:p>
          </table:table-cell>
          <table:table-cell/>
          <table:table-cell office:value-type="float" office:value="3.214">
            <text:p>3.21</text:p>
          </table:table-cell>
          <table:table-cell office:value-type="float" office:value="-11.843">
            <text:p>-11.84</text:p>
          </table:table-cell>
          <table:table-cell/>
          <table:table-cell office:value-type="float" office:value="1.832">
            <text:p>1.83</text:p>
          </table:table-cell>
          <table:table-cell office:value-type="float" office:value="16.089">
            <text:p>16.09</text:p>
          </table:table-cell>
          <table:table-cell/>
          <table:table-cell office:value-type="float" office:value="4.535">
            <text:p>4.54</text:p>
          </table:table-cell>
          <table:table-cell office:value-type="float" office:value="0.386">
            <text:p>0.39</text:p>
          </table:table-cell>
          <table:table-cell/>
          <table:table-cell office:value-type="float" office:value="0.935">
            <text:p>0.94</text:p>
          </table:table-cell>
          <table:table-cell office:value-type="float" office:value="9.261">
            <text:p>9.26</text:p>
          </table:table-cell>
          <table:table-cell/>
          <table:table-cell office:value-type="float" office:value="2.309">
            <text:p>2.31</text:p>
          </table:table-cell>
          <table:table-cell office:value-type="float" office:value="-2.91">
            <text:p>-2.91</text:p>
          </table:table-cell>
          <table:table-cell/>
          <table:table-cell office:value-type="float" office:value="3.901">
            <text:p>3.9</text:p>
          </table:table-cell>
          <table:table-cell office:value-type="float" office:value="12.746">
            <text:p>12.75</text:p>
          </table:table-cell>
          <table:table-cell/>
          <table:table-cell office:value-type="float" office:value="3.725">
            <text:p>3.73</text:p>
          </table:table-cell>
          <table:table-cell office:value-type="float" office:value="6.803">
            <text:p>6.8</text:p>
          </table:table-cell>
          <table:table-cell/>
          <table:table-cell office:value-type="float" office:value="0.547">
            <text:p>0.55</text:p>
          </table:table-cell>
          <table:table-cell office:value-type="float" office:value="-0.417">
            <text:p>-0.42</text:p>
          </table:table-cell>
          <table:table-cell/>
          <table:table-cell office:value-type="float" office:value="0.211">
            <text:p>0.21</text:p>
          </table:table-cell>
          <table:table-cell office:value-type="float" office:value="-2.161">
            <text:p>-2.16</text:p>
          </table:table-cell>
          <table:table-cell/>
          <table:table-cell office:value-type="float" office:value="-2.773">
            <text:p>-2.77</text:p>
          </table:table-cell>
          <table:table-cell office:value-type="float" office:value="-5.461">
            <text:p>-5.46</text:p>
          </table:table-cell>
          <table:table-cell/>
          <table:table-cell office:value-type="float" office:value="-18.071">
            <text:p>-18.07</text:p>
          </table:table-cell>
          <table:table-cell office:value-type="float" office:value="5.69">
            <text:p>5.69</text:p>
          </table:table-cell>
          <table:table-cell/>
          <table:table-cell office:value-type="float" office:value="6.151">
            <text:p>6.15</text:p>
          </table:table-cell>
          <table:table-cell office:value-type="float" office:value="-2.817">
            <text:p>-2.82</text:p>
          </table:table-cell>
          <table:table-cell/>
          <table:table-cell office:value-type="float" office:value="12.929">
            <text:p>12.93</text:p>
          </table:table-cell>
          <table:table-cell office:value-type="float" office:value="-1.666">
            <text:p>-1.67</text:p>
          </table:table-cell>
          <table:table-cell/>
          <table:table-cell office:value-type="float" office:value="-1.107">
            <text:p>-1.11</text:p>
          </table:table-cell>
          <table:table-cell office:value-type="float" office:value="11.673">
            <text:p>11.67</text:p>
          </table:table-cell>
          <table:table-cell/>
          <table:table-cell office:value-type="float" office:value="12.929">
            <text:p>12.93</text:p>
          </table:table-cell>
          <table:table-cell office:value-type="float" office:value="1.666">
            <text:p>1.67</text:p>
          </table:table-cell>
          <table:table-cell/>
          <table:table-cell office:value-type="float" office:value="6.151">
            <text:p>6.15</text:p>
          </table:table-cell>
          <table:table-cell office:value-type="float" office:value="2.817">
            <text:p>2.82</text:p>
          </table:table-cell>
          <table:table-cell/>
          <table:table-cell office:value-type="float" office:value="-18.071">
            <text:p>-18.07</text:p>
          </table:table-cell>
          <table:table-cell office:value-type="float" office:value="-5.69">
            <text:p>-5.69</text:p>
          </table:table-cell>
          <table:table-cell/>
          <table:table-cell office:value-type="float" office:value="-2.773">
            <text:p>-2.77</text:p>
          </table:table-cell>
          <table:table-cell office:value-type="float" office:value="5.461">
            <text:p>5.46</text:p>
          </table:table-cell>
          <table:table-cell/>
          <table:table-cell office:value-type="float" office:value="0.211">
            <text:p>0.21</text:p>
          </table:table-cell>
          <table:table-cell office:value-type="float" office:value="2.161">
            <text:p>2.16</text:p>
          </table:table-cell>
          <table:table-cell/>
          <table:table-cell office:value-type="float" office:value="0.547">
            <text:p>0.55</text:p>
          </table:table-cell>
          <table:table-cell office:value-type="float" office:value="0.417">
            <text:p>0.42</text:p>
          </table:table-cell>
          <table:table-cell/>
          <table:table-cell office:value-type="float" office:value="3.725">
            <text:p>3.73</text:p>
          </table:table-cell>
          <table:table-cell office:value-type="float" office:value="-6.803">
            <text:p>-6.8</text:p>
          </table:table-cell>
          <table:table-cell/>
          <table:table-cell office:value-type="float" office:value="3.901">
            <text:p>3.9</text:p>
          </table:table-cell>
          <table:table-cell office:value-type="float" office:value="-12.746">
            <text:p>-12.75</text:p>
          </table:table-cell>
          <table:table-cell/>
          <table:table-cell office:value-type="float" office:value="2.309">
            <text:p>2.31</text:p>
          </table:table-cell>
          <table:table-cell office:value-type="float" office:value="2.91">
            <text:p>2.91</text:p>
          </table:table-cell>
          <table:table-cell/>
          <table:table-cell office:value-type="float" office:value="0.935">
            <text:p>0.94</text:p>
          </table:table-cell>
          <table:table-cell office:value-type="float" office:value="-9.261">
            <text:p>-9.26</text:p>
          </table:table-cell>
          <table:table-cell/>
          <table:table-cell office:value-type="float" office:value="4.535">
            <text:p>4.54</text:p>
          </table:table-cell>
          <table:table-cell office:value-type="float" office:value="-0.386">
            <text:p>-0.39</text:p>
          </table:table-cell>
          <table:table-cell/>
          <table:table-cell office:value-type="float" office:value="1.832">
            <text:p>1.83</text:p>
          </table:table-cell>
          <table:table-cell office:value-type="float" office:value="-16.089">
            <text:p>-16.09</text:p>
          </table:table-cell>
          <table:table-cell/>
          <table:table-cell office:value-type="float" office:value="3.214">
            <text:p>3.21</text:p>
          </table:table-cell>
          <table:table-cell office:value-type="float" office:value="11.843">
            <text:p>11.84</text:p>
          </table:table-cell>
          <table:table-cell/>
          <table:table-cell office:value-type="float" office:value="-8.032">
            <text:p>-8.03</text:p>
          </table:table-cell>
          <table:table-cell office:value-type="float" office:value="-2.823">
            <text:p>-2.82</text:p>
          </table:table-cell>
          <table:table-cell/>
          <table:table-cell office:value-type="float" office:value="-6.54">
            <text:p>-6.54</text:p>
          </table:table-cell>
          <table:table-cell office:value-type="float" office:value="-5.75">
            <text:p>-5.75</text:p>
          </table:table-cell>
          <table:table-cell/>
          <table:table-cell office:value-type="float" office:value="-2.036">
            <text:p>-2.04</text:p>
          </table:table-cell>
          <table:table-cell office:value-type="float" office:value="-8.15">
            <text:p>-8.15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7.349">
            <text:p>7.35</text:p>
          </table:table-cell>
          <table:table-cell/>
          <table:table-cell office:value-type="float" office:value="2.174">
            <text:p>2.17</text:p>
          </table:table-cell>
          <table:table-cell office:value-type="float" office:value="-2.096">
            <text:p>-2.1</text:p>
          </table:table-cell>
          <table:table-cell/>
          <table:table-cell office:value-type="float" office:value="-5.613">
            <text:p>-5.61</text:p>
          </table:table-cell>
          <table:table-cell office:value-type="float" office:value="14.762">
            <text:p>14.76</text:p>
          </table:table-cell>
          <table:table-cell/>
          <table:table-cell office:value-type="float" office:value="-1.071">
            <text:p>-1.07</text:p>
          </table:table-cell>
          <table:table-cell office:value-type="float" office:value="-6.657">
            <text:p>-6.66</text:p>
          </table:table-cell>
          <table:table-cell/>
          <table:table-cell office:value-type="float" office:value="-4.884">
            <text:p>-4.88</text:p>
          </table:table-cell>
          <table:table-cell office:value-type="float" office:value="-10.849">
            <text:p>-10.85</text:p>
          </table:table-cell>
          <table:table-cell/>
          <table:table-cell office:value-type="float" office:value="-11.104">
            <text:p>-11.1</text:p>
          </table:table-cell>
          <table:table-cell office:value-type="float" office:value="0.365">
            <text:p>0.37</text:p>
          </table:table-cell>
          <table:table-cell/>
          <table:table-cell office:value-type="float" office:value="-2.88">
            <text:p>-2.88</text:p>
          </table:table-cell>
          <table:table-cell office:value-type="float" office:value="-5.17">
            <text:p>-5.17</text:p>
          </table:table-cell>
          <table:table-cell/>
          <table:table-cell office:value-type="float" office:value="-3">
            <text:p>-3</text:p>
          </table:table-cell>
          <table:table-cell office:value-type="float" office:value="-10">
            <text:p>-10</text:p>
          </table:table-cell>
          <table:table-cell/>
          <table:table-cell office:value-type="float" office:value="12.666">
            <text:p>12.67</text:p>
          </table:table-cell>
          <table:table-cell office:value-type="float" office:value="-4.919">
            <text:p>-4.92</text:p>
          </table:table-cell>
          <table:table-cell/>
          <table:table-cell office:value-type="float" office:value="-4.795">
            <text:p>-4.8</text:p>
          </table:table-cell>
          <table:table-cell office:value-type="float" office:value="3.779">
            <text:p>3.78</text:p>
          </table:table-cell>
          <table:table-cell/>
          <table:table-cell office:value-type="float" office:value="2.938">
            <text:p>2.94</text:p>
          </table:table-cell>
          <table:table-cell office:value-type="float" office:value="-12.619">
            <text:p>-12.62</text:p>
          </table:table-cell>
          <table:table-cell/>
          <table:table-cell office:value-type="float" office:value="13.071">
            <text:p>13.07</text:p>
          </table:table-cell>
          <table:table-cell office:value-type="float" office:value="-4.657">
            <text:p>-4.66</text:p>
          </table:table-cell>
          <table:table-cell/>
          <table:table-cell office:value-type="float" office:value="-0.926">
            <text:p>-0.93</text:p>
          </table:table-cell>
          <table:table-cell office:value-type="float" office:value="8.506">
            <text:p>8.51</text:p>
          </table:table-cell>
          <table:table-cell/>
          <table:table-cell office:value-type="float" office:value="1.726">
            <text:p>1.73</text:p>
          </table:table-cell>
          <table:table-cell office:value-type="float" office:value="-2.682">
            <text:p>-2.68</text:p>
          </table:table-cell>
          <table:table-cell/>
          <table:table-cell office:value-type="float" office:value="-2.32">
            <text:p>-2.32</text:p>
          </table:table-cell>
          <table:table-cell office:value-type="float" office:value="-4.885">
            <text:p>-4.89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-2.32">
            <text:p>-2.32</text:p>
          </table:table-cell>
          <table:table-cell office:value-type="float" office:value="4.885">
            <text:p>4.89</text:p>
          </table:table-cell>
          <table:table-cell/>
          <table:table-cell office:value-type="float" office:value="1.726">
            <text:p>1.73</text:p>
          </table:table-cell>
          <table:table-cell office:value-type="float" office:value="2.682">
            <text:p>2.68</text:p>
          </table:table-cell>
          <table:table-cell/>
          <table:table-cell office:value-type="float" office:value="-0.926">
            <text:p>-0.93</text:p>
          </table:table-cell>
          <table:table-cell office:value-type="float" office:value="-8.506">
            <text:p>-8.51</text:p>
          </table:table-cell>
          <table:table-cell/>
          <table:table-cell office:value-type="float" office:value="13.071">
            <text:p>13.07</text:p>
          </table:table-cell>
          <table:table-cell office:value-type="float" office:value="4.657">
            <text:p>4.66</text:p>
          </table:table-cell>
          <table:table-cell/>
          <table:table-cell office:value-type="float" office:value="2.938">
            <text:p>2.94</text:p>
          </table:table-cell>
          <table:table-cell office:value-type="float" office:value="12.619">
            <text:p>12.62</text:p>
          </table:table-cell>
          <table:table-cell/>
          <table:table-cell office:value-type="float" office:value="-4.795">
            <text:p>-4.8</text:p>
          </table:table-cell>
          <table:table-cell office:value-type="float" office:value="-3.779">
            <text:p>-3.78</text:p>
          </table:table-cell>
          <table:table-cell/>
          <table:table-cell office:value-type="float" office:value="12.666">
            <text:p>12.67</text:p>
          </table:table-cell>
          <table:table-cell office:value-type="float" office:value="4.919">
            <text:p>4.92</text:p>
          </table:table-cell>
          <table:table-cell/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/>
          <table:table-cell office:value-type="float" office:value="-2.88">
            <text:p>-2.88</text:p>
          </table:table-cell>
          <table:table-cell office:value-type="float" office:value="5.17">
            <text:p>5.17</text:p>
          </table:table-cell>
          <table:table-cell/>
          <table:table-cell office:value-type="float" office:value="-11.104">
            <text:p>-11.1</text:p>
          </table:table-cell>
          <table:table-cell office:value-type="float" office:value="-0.365">
            <text:p>-0.37</text:p>
          </table:table-cell>
          <table:table-cell/>
          <table:table-cell office:value-type="float" office:value="-4.884">
            <text:p>-4.88</text:p>
          </table:table-cell>
          <table:table-cell office:value-type="float" office:value="10.849">
            <text:p>10.85</text:p>
          </table:table-cell>
          <table:table-cell/>
          <table:table-cell office:value-type="float" office:value="-1.071">
            <text:p>-1.07</text:p>
          </table:table-cell>
          <table:table-cell office:value-type="float" office:value="6.657">
            <text:p>6.66</text:p>
          </table:table-cell>
          <table:table-cell/>
          <table:table-cell office:value-type="float" office:value="-5.613">
            <text:p>-5.61</text:p>
          </table:table-cell>
          <table:table-cell office:value-type="float" office:value="-14.762">
            <text:p>-14.76</text:p>
          </table:table-cell>
          <table:table-cell/>
          <table:table-cell office:value-type="float" office:value="2.174">
            <text:p>2.17</text:p>
          </table:table-cell>
          <table:table-cell office:value-type="float" office:value="2.096">
            <text:p>2.1</text:p>
          </table:table-cell>
          <table:table-cell/>
          <table:table-cell office:value-type="float" office:value="1.02">
            <text:p>1.02</text:p>
          </table:table-cell>
          <table:table-cell office:value-type="float" office:value="-7.349">
            <text:p>-7.35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1.165">
            <text:p>-1.17</text:p>
          </table:table-cell>
          <table:table-cell/>
          <table:table-cell office:value-type="float" office:value="-8.593">
            <text:p>-8.59</text:p>
          </table:table-cell>
          <table:table-cell office:value-type="float" office:value="-3.351">
            <text:p>-3.35</text:p>
          </table:table-cell>
          <table:table-cell/>
          <table:table-cell office:value-type="float" office:value="-2.385">
            <text:p>-2.39</text:p>
          </table:table-cell>
          <table:table-cell office:value-type="float" office:value="1.044">
            <text:p>1.04</text:p>
          </table:table-cell>
          <table:table-cell/>
          <table:table-cell office:value-type="float" office:value="5.814">
            <text:p>5.81</text:p>
          </table:table-cell>
          <table:table-cell office:value-type="float" office:value="6.928">
            <text:p>6.93</text:p>
          </table:table-cell>
          <table:table-cell/>
          <table:table-cell office:value-type="float" office:value="-0.101">
            <text:p>-0.1</text:p>
          </table:table-cell>
          <table:table-cell office:value-type="float" office:value="-4.152">
            <text:p>-4.15</text:p>
          </table:table-cell>
          <table:table-cell/>
          <table:table-cell office:value-type="float" office:value="-6.894">
            <text:p>-6.89</text:p>
          </table:table-cell>
          <table:table-cell office:value-type="float" office:value="-8.245">
            <text:p>-8.25</text:p>
          </table:table-cell>
          <table:table-cell/>
          <table:table-cell office:value-type="float" office:value="-7.01">
            <text:p>-7.01</text:p>
          </table:table-cell>
          <table:table-cell office:value-type="float" office:value="-8.245">
            <text:p>-8.25</text:p>
          </table:table-cell>
          <table:table-cell/>
          <table:table-cell office:value-type="float" office:value="-0.346">
            <text:p>-0.35</text:p>
          </table:table-cell>
          <table:table-cell office:value-type="float" office:value="-6.841">
            <text:p>-6.84</text:p>
          </table:table-cell>
          <table:table-cell/>
          <table:table-cell office:value-type="float" office:value="6.523">
            <text:p>6.52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0.207">
            <text:p>0.21</text:p>
          </table:table-cell>
          <table:table-cell office:value-type="float" office:value="-10.42">
            <text:p>-10.42</text:p>
          </table:table-cell>
          <table:table-cell/>
          <table:table-cell office:value-type="float" office:value="-10.695">
            <text:p>-10.7</text:p>
          </table:table-cell>
          <table:table-cell office:value-type="float" office:value="7.044">
            <text:p>7.04</text:p>
          </table:table-cell>
          <table:table-cell/>
          <table:table-cell office:value-type="float" office:value="-0.272">
            <text:p>-0.27</text:p>
          </table:table-cell>
          <table:table-cell office:value-type="float" office:value="1.483">
            <text:p>1.48</text:p>
          </table:table-cell>
          <table:table-cell/>
          <table:table-cell office:value-type="float" office:value="-11.521">
            <text:p>-11.52</text:p>
          </table:table-cell>
          <table:table-cell office:value-type="float" office:value="9.218">
            <text:p>9.22</text:p>
          </table:table-cell>
          <table:table-cell/>
          <table:table-cell office:value-type="float" office:value="-2.291">
            <text:p>-2.29</text:p>
          </table:table-cell>
          <table:table-cell office:value-type="float" office:value="7.129">
            <text:p>7.13</text:p>
          </table:table-cell>
          <table:table-cell/>
          <table:table-cell office:value-type="float" office:value="-14.901">
            <text:p>-14.9</text:p>
          </table:table-cell>
          <table:table-cell office:value-type="float" office:value="-0.789">
            <text:p>-0.79</text:p>
          </table:table-cell>
          <table:table-cell/>
          <table:table-cell office:value-type="float" office:value="-1.107">
            <text:p>-1.11</text:p>
          </table:table-cell>
          <table:table-cell office:value-type="float" office:value="-11.673">
            <text:p>-11.67</text:p>
          </table:table-cell>
          <table:table-cell/>
          <table:table-cell office:value-type="float" office:value="-14.901">
            <text:p>-14.9</text:p>
          </table:table-cell>
          <table:table-cell office:value-type="float" office:value="0.789">
            <text:p>0.79</text:p>
          </table:table-cell>
          <table:table-cell/>
          <table:table-cell office:value-type="float" office:value="-2.291">
            <text:p>-2.29</text:p>
          </table:table-cell>
          <table:table-cell office:value-type="float" office:value="-7.129">
            <text:p>-7.13</text:p>
          </table:table-cell>
          <table:table-cell/>
          <table:table-cell office:value-type="float" office:value="-11.521">
            <text:p>-11.52</text:p>
          </table:table-cell>
          <table:table-cell office:value-type="float" office:value="-9.218">
            <text:p>-9.22</text:p>
          </table:table-cell>
          <table:table-cell/>
          <table:table-cell office:value-type="float" office:value="-0.272">
            <text:p>-0.27</text:p>
          </table:table-cell>
          <table:table-cell office:value-type="float" office:value="-1.483">
            <text:p>-1.48</text:p>
          </table:table-cell>
          <table:table-cell/>
          <table:table-cell office:value-type="float" office:value="-10.695">
            <text:p>-10.7</text:p>
          </table:table-cell>
          <table:table-cell office:value-type="float" office:value="-7.044">
            <text:p>-7.04</text:p>
          </table:table-cell>
          <table:table-cell/>
          <table:table-cell office:value-type="float" office:value="0.207">
            <text:p>0.21</text:p>
          </table:table-cell>
          <table:table-cell office:value-type="float" office:value="10.42">
            <text:p>10.42</text:p>
          </table:table-cell>
          <table:table-cell/>
          <table:table-cell office:value-type="float" office:value="6.523">
            <text:p>6.52</text:p>
          </table:table-cell>
          <table:table-cell office:value-type="float" office:value="1.293">
            <text:p>1.29</text:p>
          </table:table-cell>
          <table:table-cell/>
          <table:table-cell office:value-type="float" office:value="-0.346">
            <text:p>-0.35</text:p>
          </table:table-cell>
          <table:table-cell office:value-type="float" office:value="6.841">
            <text:p>6.84</text:p>
          </table:table-cell>
          <table:table-cell/>
          <table:table-cell office:value-type="float" office:value="-7.01">
            <text:p>-7.01</text:p>
          </table:table-cell>
          <table:table-cell office:value-type="float" office:value="8.245">
            <text:p>8.25</text:p>
          </table:table-cell>
          <table:table-cell/>
          <table:table-cell office:value-type="float" office:value="-6.894">
            <text:p>-6.89</text:p>
          </table:table-cell>
          <table:table-cell office:value-type="float" office:value="8.245">
            <text:p>8.25</text:p>
          </table:table-cell>
          <table:table-cell/>
          <table:table-cell office:value-type="float" office:value="-0.101">
            <text:p>-0.1</text:p>
          </table:table-cell>
          <table:table-cell office:value-type="float" office:value="4.152">
            <text:p>4.15</text:p>
          </table:table-cell>
          <table:table-cell/>
          <table:table-cell office:value-type="float" office:value="5.814">
            <text:p>5.81</text:p>
          </table:table-cell>
          <table:table-cell office:value-type="float" office:value="-6.928">
            <text:p>-6.93</text:p>
          </table:table-cell>
          <table:table-cell/>
          <table:table-cell office:value-type="float" office:value="-2.385">
            <text:p>-2.39</text:p>
          </table:table-cell>
          <table:table-cell office:value-type="float" office:value="-1.044">
            <text:p>-1.04</text:p>
          </table:table-cell>
          <table:table-cell/>
          <table:table-cell office:value-type="float" office:value="-8.593">
            <text:p>-8.59</text:p>
          </table:table-cell>
          <table:table-cell office:value-type="float" office:value="3.351">
            <text:p>3.35</text:p>
          </table:table-cell>
          <table:table-cell/>
          <table:table-cell office:value-type="float" office:value="1.5">
            <text:p>1.5</text:p>
          </table:table-cell>
          <table:table-cell office:value-type="float" office:value="1.165">
            <text:p>1.17</text:p>
          </table:table-cell>
          <table:table-cell/>
          <table:table-cell office:value-type="float" office:value="-2.036">
            <text:p>-2.04</text:p>
          </table:table-cell>
          <table:table-cell office:value-type="float" office:value="8.15">
            <text:p>8.15</text:p>
          </table:table-cell>
        </table:table-row>
        <table:table-row table:style-name="ro1">
          <table:table-cell office:value-type="float" office:value="3.143">
            <text:p>3.14</text:p>
          </table:table-cell>
          <table:table-cell office:value-type="float" office:value="16.321">
            <text:p>16.32</text:p>
          </table:table-cell>
          <table:table-cell/>
          <table:table-cell office:value-type="float" office:value="3.082">
            <text:p>3.08</text:p>
          </table:table-cell>
          <table:table-cell office:value-type="float" office:value="1.241">
            <text:p>1.24</text:p>
          </table:table-cell>
          <table:table-cell/>
          <table:table-cell office:value-type="float" office:value="4.519">
            <text:p>4.52</text:p>
          </table:table-cell>
          <table:table-cell office:value-type="float" office:value="3.72">
            <text:p>3.72</text:p>
          </table:table-cell>
          <table:table-cell/>
          <table:table-cell office:value-type="float" office:value="0.628">
            <text:p>0.63</text:p>
          </table:table-cell>
          <table:table-cell office:value-type="float" office:value="-2.048">
            <text:p>-2.05</text:p>
          </table:table-cell>
          <table:table-cell/>
          <table:table-cell office:value-type="float" office:value="-7.255">
            <text:p>-7.26</text:p>
          </table:table-cell>
          <table:table-cell office:value-type="float" office:value="-6.803">
            <text:p>-6.8</text:p>
          </table:table-cell>
          <table:table-cell/>
          <table:table-cell office:value-type="float" office:value="-0.746">
            <text:p>-0.75</text:p>
          </table:table-cell>
          <table:table-cell office:value-type="float" office:value="-6.582">
            <text:p>-6.58</text:p>
          </table:table-cell>
          <table:table-cell/>
          <table:table-cell office:value-type="float" office:value="-15.619">
            <text:p>-15.62</text:p>
          </table:table-cell>
          <table:table-cell office:value-type="float" office:value="-0.638">
            <text:p>-0.64</text:p>
          </table:table-cell>
          <table:table-cell/>
          <table:table-cell office:value-type="float" office:value="-8.017">
            <text:p>-8.02</text:p>
          </table:table-cell>
          <table:table-cell office:value-type="float" office:value="-0.072">
            <text:p>-0.07</text:p>
          </table:table-cell>
          <table:table-cell/>
          <table:table-cell office:value-type="float" office:value="-2.378">
            <text:p>-2.38</text:p>
          </table:table-cell>
          <table:table-cell office:value-type="float" office:value="8.052">
            <text:p>8.05</text:p>
          </table:table-cell>
          <table:table-cell/>
          <table:table-cell office:value-type="float" office:value="2.16">
            <text:p>2.16</text:p>
          </table:table-cell>
          <table:table-cell office:value-type="float" office:value="3.061">
            <text:p>3.06</text:p>
          </table:table-cell>
          <table:table-cell/>
          <table:table-cell office:value-type="float" office:value="-4.747">
            <text:p>-4.75</text:p>
          </table:table-cell>
          <table:table-cell office:value-type="float" office:value="6.403">
            <text:p>6.4</text:p>
          </table:table-cell>
          <table:table-cell/>
          <table:table-cell office:value-type="float" office:value="2.024">
            <text:p>2.02</text:p>
          </table:table-cell>
          <table:table-cell office:value-type="float" office:value="3.671">
            <text:p>3.67</text:p>
          </table:table-cell>
          <table:table-cell/>
          <table:table-cell office:value-type="float" office:value="-2.563">
            <text:p>-2.56</text:p>
          </table:table-cell>
          <table:table-cell office:value-type="float" office:value="7.359">
            <text:p>7.36</text:p>
          </table:table-cell>
          <table:table-cell/>
          <table:table-cell office:value-type="float" office:value="5.729">
            <text:p>5.73</text:p>
          </table:table-cell>
          <table:table-cell office:value-type="float" office:value="0.96">
            <text:p>0.96</text:p>
          </table:table-cell>
          <table:table-cell/>
          <table:table-cell office:value-type="float" office:value="-0.876">
            <text:p>-0.88</text:p>
          </table:table-cell>
          <table:table-cell office:value-type="float" office:value="5.443">
            <text:p>5.44</text:p>
          </table:table-cell>
          <table:table-cell/>
          <table:table-cell office:value-type="float" office:value="0.778">
            <text:p>0.78</text:p>
          </table:table-cell>
          <table:table-cell office:value-type="float" office:value="-9.742">
            <text:p>-9.74</text:p>
          </table:table-cell>
          <table:table-cell/>
          <table:table-cell office:value-type="float" office:value="-0.876">
            <text:p>-0.88</text:p>
          </table:table-cell>
          <table:table-cell office:value-type="float" office:value="-5.443">
            <text:p>-5.44</text:p>
          </table:table-cell>
          <table:table-cell/>
          <table:table-cell office:value-type="float" office:value="5.729">
            <text:p>5.73</text:p>
          </table:table-cell>
          <table:table-cell office:value-type="float" office:value="-0.96">
            <text:p>-0.96</text:p>
          </table:table-cell>
          <table:table-cell/>
          <table:table-cell office:value-type="float" office:value="-2.563">
            <text:p>-2.56</text:p>
          </table:table-cell>
          <table:table-cell office:value-type="float" office:value="-7.359">
            <text:p>-7.36</text:p>
          </table:table-cell>
          <table:table-cell/>
          <table:table-cell office:value-type="float" office:value="2.024">
            <text:p>2.02</text:p>
          </table:table-cell>
          <table:table-cell office:value-type="float" office:value="-3.671">
            <text:p>-3.67</text:p>
          </table:table-cell>
          <table:table-cell/>
          <table:table-cell office:value-type="float" office:value="-4.747">
            <text:p>-4.75</text:p>
          </table:table-cell>
          <table:table-cell office:value-type="float" office:value="-6.403">
            <text:p>-6.4</text:p>
          </table:table-cell>
          <table:table-cell/>
          <table:table-cell office:value-type="float" office:value="2.16">
            <text:p>2.16</text:p>
          </table:table-cell>
          <table:table-cell office:value-type="float" office:value="-3.061">
            <text:p>-3.06</text:p>
          </table:table-cell>
          <table:table-cell/>
          <table:table-cell office:value-type="float" office:value="-2.378">
            <text:p>-2.38</text:p>
          </table:table-cell>
          <table:table-cell office:value-type="float" office:value="-8.052">
            <text:p>-8.05</text:p>
          </table:table-cell>
          <table:table-cell/>
          <table:table-cell office:value-type="float" office:value="-8.017">
            <text:p>-8.02</text:p>
          </table:table-cell>
          <table:table-cell office:value-type="float" office:value="0.072">
            <text:p>0.07</text:p>
          </table:table-cell>
          <table:table-cell/>
          <table:table-cell office:value-type="float" office:value="-15.619">
            <text:p>-15.62</text:p>
          </table:table-cell>
          <table:table-cell office:value-type="float" office:value="0.638">
            <text:p>0.64</text:p>
          </table:table-cell>
          <table:table-cell/>
          <table:table-cell office:value-type="float" office:value="-0.746">
            <text:p>-0.75</text:p>
          </table:table-cell>
          <table:table-cell office:value-type="float" office:value="6.582">
            <text:p>6.58</text:p>
          </table:table-cell>
          <table:table-cell/>
          <table:table-cell office:value-type="float" office:value="-7.255">
            <text:p>-7.26</text:p>
          </table:table-cell>
          <table:table-cell office:value-type="float" office:value="6.803">
            <text:p>6.8</text:p>
          </table:table-cell>
          <table:table-cell/>
          <table:table-cell office:value-type="float" office:value="0.628">
            <text:p>0.63</text:p>
          </table:table-cell>
          <table:table-cell office:value-type="float" office:value="2.048">
            <text:p>2.05</text:p>
          </table:table-cell>
          <table:table-cell/>
          <table:table-cell office:value-type="float" office:value="4.519">
            <text:p>4.52</text:p>
          </table:table-cell>
          <table:table-cell office:value-type="float" office:value="-3.72">
            <text:p>-3.72</text:p>
          </table:table-cell>
          <table:table-cell/>
          <table:table-cell office:value-type="float" office:value="3.082">
            <text:p>3.08</text:p>
          </table:table-cell>
          <table:table-cell office:value-type="float" office:value="-1.241">
            <text:p>-1.24</text:p>
          </table:table-cell>
          <table:table-cell/>
          <table:table-cell office:value-type="float" office:value="3.143">
            <text:p>3.14</text:p>
          </table:table-cell>
          <table:table-cell office:value-type="float" office:value="-16.321">
            <text:p>-16.32</text:p>
          </table:table-cell>
          <table:table-cell/>
          <table:table-cell office:value-type="float" office:value="4.601">
            <text:p>4.6</text:p>
          </table:table-cell>
          <table:table-cell office:value-type="float" office:value="-2.883">
            <text:p>-2.88</text:p>
          </table:table-cell>
        </table:table-row>
        <table:table-row table:style-name="ro1">
          <table:table-cell office:value-type="float" office:value="5.972">
            <text:p>5.97</text:p>
          </table:table-cell>
          <table:table-cell office:value-type="float" office:value="-11.544">
            <text:p>-11.54</text:p>
          </table:table-cell>
          <table:table-cell/>
          <table:table-cell office:value-type="float" office:value="10.073">
            <text:p>10.07</text:p>
          </table:table-cell>
          <table:table-cell office:value-type="float" office:value="-5.424">
            <text:p>-5.42</text:p>
          </table:table-cell>
          <table:table-cell/>
          <table:table-cell office:value-type="float" office:value="3.512">
            <text:p>3.51</text:p>
          </table:table-cell>
          <table:table-cell office:value-type="float" office:value="-0.571">
            <text:p>-0.57</text:p>
          </table:table-cell>
          <table:table-cell/>
          <table:table-cell office:value-type="float" office:value="-2.945">
            <text:p>-2.95</text:p>
          </table:table-cell>
          <table:table-cell office:value-type="float" office:value="0.482">
            <text:p>0.48</text:p>
          </table:table-cell>
          <table:table-cell/>
          <table:table-cell office:value-type="float" office:value="4.362">
            <text:p>4.36</text:p>
          </table:table-cell>
          <table:table-cell office:value-type="float" office:value="-4.452">
            <text:p>-4.45</text:p>
          </table:table-cell>
          <table:table-cell/>
          <table:table-cell office:value-type="float" office:value="2.75">
            <text:p>2.75</text:p>
          </table:table-cell>
          <table:table-cell office:value-type="float" office:value="1.107">
            <text:p>1.11</text:p>
          </table:table-cell>
          <table:table-cell/>
          <table:table-cell office:value-type="float" office:value="10.832">
            <text:p>10.83</text:p>
          </table:table-cell>
          <table:table-cell office:value-type="float" office:value="-0.09">
            <text:p>-0.09</text:p>
          </table:table-cell>
          <table:table-cell/>
          <table:table-cell office:value-type="float" office:value="-0.15">
            <text:p>-0.15</text:p>
          </table:table-cell>
          <table:table-cell office:value-type="float" office:value="10.644">
            <text:p>10.64</text:p>
          </table:table-cell>
          <table:table-cell/>
          <table:table-cell office:value-type="float" office:value="2.38">
            <text:p>2.38</text:p>
          </table:table-cell>
          <table:table-cell office:value-type="float" office:value="-1.839">
            <text:p>-1.84</text:p>
          </table:table-cell>
          <table:table-cell/>
          <table:table-cell office:value-type="float" office:value="5.063">
            <text:p>5.06</text:p>
          </table:table-cell>
          <table:table-cell office:value-type="float" office:value="-12.322">
            <text:p>-12.32</text:p>
          </table:table-cell>
          <table:table-cell/>
          <table:table-cell office:value-type="float" office:value="-6.174">
            <text:p>-6.17</text:p>
          </table:table-cell>
          <table:table-cell office:value-type="float" office:value="0.855">
            <text:p>0.86</text:p>
          </table:table-cell>
          <table:table-cell/>
          <table:table-cell office:value-type="float" office:value="4.508">
            <text:p>4.51</text:p>
          </table:table-cell>
          <table:table-cell office:value-type="float" office:value="4.797">
            <text:p>4.8</text:p>
          </table:table-cell>
          <table:table-cell/>
          <table:table-cell office:value-type="float" office:value="9.806">
            <text:p>9.81</text:p>
          </table:table-cell>
          <table:table-cell office:value-type="float" office:value="-8.844">
            <text:p>-8.84</text:p>
          </table:table-cell>
          <table:table-cell/>
          <table:table-cell office:value-type="float" office:value="-2.242">
            <text:p>-2.24</text:p>
          </table:table-cell>
          <table:table-cell office:value-type="float" office:value="-5.659">
            <text:p>-5.66</text:p>
          </table:table-cell>
          <table:table-cell/>
          <table:table-cell office:value-type="float" office:value="2.672">
            <text:p>2.67</text:p>
          </table:table-cell>
          <table:table-cell office:value-type="float" office:value="-5.151">
            <text:p>-5.15</text:p>
          </table:table-cell>
          <table:table-cell/>
          <table:table-cell office:value-type="float" office:value="2.598">
            <text:p>2.6</text:p>
          </table:table-cell>
          <table:table-cell office:value-type="float" office:value="2.972">
            <text:p>2.97</text:p>
          </table:table-cell>
          <table:table-cell/>
          <table:table-cell office:value-type="float" office:value="2.672">
            <text:p>2.67</text:p>
          </table:table-cell>
          <table:table-cell office:value-type="float" office:value="5.151">
            <text:p>5.15</text:p>
          </table:table-cell>
          <table:table-cell/>
          <table:table-cell office:value-type="float" office:value="-2.242">
            <text:p>-2.24</text:p>
          </table:table-cell>
          <table:table-cell office:value-type="float" office:value="5.659">
            <text:p>5.66</text:p>
          </table:table-cell>
          <table:table-cell/>
          <table:table-cell office:value-type="float" office:value="9.806">
            <text:p>9.81</text:p>
          </table:table-cell>
          <table:table-cell office:value-type="float" office:value="8.844">
            <text:p>8.84</text:p>
          </table:table-cell>
          <table:table-cell/>
          <table:table-cell office:value-type="float" office:value="4.508">
            <text:p>4.51</text:p>
          </table:table-cell>
          <table:table-cell office:value-type="float" office:value="-4.797">
            <text:p>-4.8</text:p>
          </table:table-cell>
          <table:table-cell/>
          <table:table-cell office:value-type="float" office:value="-6.174">
            <text:p>-6.17</text:p>
          </table:table-cell>
          <table:table-cell office:value-type="float" office:value="-0.855">
            <text:p>-0.86</text:p>
          </table:table-cell>
          <table:table-cell/>
          <table:table-cell office:value-type="float" office:value="5.063">
            <text:p>5.06</text:p>
          </table:table-cell>
          <table:table-cell office:value-type="float" office:value="12.322">
            <text:p>12.32</text:p>
          </table:table-cell>
          <table:table-cell/>
          <table:table-cell office:value-type="float" office:value="2.38">
            <text:p>2.38</text:p>
          </table:table-cell>
          <table:table-cell office:value-type="float" office:value="1.839">
            <text:p>1.84</text:p>
          </table:table-cell>
          <table:table-cell/>
          <table:table-cell office:value-type="float" office:value="-0.15">
            <text:p>-0.15</text:p>
          </table:table-cell>
          <table:table-cell office:value-type="float" office:value="-10.644">
            <text:p>-10.64</text:p>
          </table:table-cell>
          <table:table-cell/>
          <table:table-cell office:value-type="float" office:value="10.832">
            <text:p>10.83</text:p>
          </table:table-cell>
          <table:table-cell office:value-type="float" office:value="0.09">
            <text:p>0.09</text:p>
          </table:table-cell>
          <table:table-cell/>
          <table:table-cell office:value-type="float" office:value="2.75">
            <text:p>2.75</text:p>
          </table:table-cell>
          <table:table-cell office:value-type="float" office:value="-1.107">
            <text:p>-1.11</text:p>
          </table:table-cell>
          <table:table-cell/>
          <table:table-cell office:value-type="float" office:value="4.362">
            <text:p>4.36</text:p>
          </table:table-cell>
          <table:table-cell office:value-type="float" office:value="4.452">
            <text:p>4.45</text:p>
          </table:table-cell>
          <table:table-cell/>
          <table:table-cell office:value-type="float" office:value="-2.945">
            <text:p>-2.95</text:p>
          </table:table-cell>
          <table:table-cell office:value-type="float" office:value="-0.482">
            <text:p>-0.48</text:p>
          </table:table-cell>
          <table:table-cell/>
          <table:table-cell office:value-type="float" office:value="3.512">
            <text:p>3.51</text:p>
          </table:table-cell>
          <table:table-cell office:value-type="float" office:value="0.571">
            <text:p>0.57</text:p>
          </table:table-cell>
          <table:table-cell/>
          <table:table-cell office:value-type="float" office:value="10.073">
            <text:p>10.07</text:p>
          </table:table-cell>
          <table:table-cell office:value-type="float" office:value="5.424">
            <text:p>5.42</text:p>
          </table:table-cell>
          <table:table-cell/>
          <table:table-cell office:value-type="float" office:value="5.972">
            <text:p>5.97</text:p>
          </table:table-cell>
          <table:table-cell office:value-type="float" office:value="11.544">
            <text:p>11.54</text:p>
          </table:table-cell>
          <table:table-cell/>
          <table:table-cell office:value-type="float" office:value="9.832">
            <text:p>9.83</text:p>
          </table:table-cell>
          <table:table-cell office:value-type="float" office:value="6.838">
            <text:p>6.84</text:p>
          </table:table-cell>
        </table:table-row>
        <table:table-row table:style-name="ro1">
          <table:table-cell office:value-type="float" office:value="-5.351">
            <text:p>-5.35</text:p>
          </table:table-cell>
          <table:table-cell office:value-type="float" office:value="5.008">
            <text:p>5.01</text:p>
          </table:table-cell>
          <table:table-cell/>
          <table:table-cell office:value-type="float" office:value="2.456">
            <text:p>2.46</text:p>
          </table:table-cell>
          <table:table-cell office:value-type="float" office:value="-9.543">
            <text:p>-9.54</text:p>
          </table:table-cell>
          <table:table-cell/>
          <table:table-cell office:value-type="float" office:value="-4.209">
            <text:p>-4.21</text:p>
          </table:table-cell>
          <table:table-cell office:value-type="float" office:value="-11.199">
            <text:p>-11.2</text:p>
          </table:table-cell>
          <table:table-cell/>
          <table:table-cell office:value-type="float" office:value="-5.243">
            <text:p>-5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-4.335">
            <text:p>-4.34</text:p>
          </table:table-cell>
          <table:table-cell office:value-type="float" office:value="-3.877">
            <text:p>-3.88</text:p>
          </table:table-cell>
          <table:table-cell/>
          <table:table-cell office:value-type="float" office:value="4.599">
            <text:p>4.6</text:p>
          </table:table-cell>
          <table:table-cell office:value-type="float" office:value="5.37">
            <text:p>5.37</text:p>
          </table:table-cell>
          <table:table-cell/>
          <table:table-cell office:value-type="float" office:value="-3.676">
            <text:p>-3.68</text:p>
          </table:table-cell>
          <table:table-cell office:value-type="float" office:value="3.043">
            <text:p>3.04</text:p>
          </table:table-cell>
          <table:table-cell/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/>
          <table:table-cell office:value-type="float" office:value="0.062">
            <text:p>0.06</text:p>
          </table:table-cell>
          <table:table-cell office:value-type="float" office:value="-1.967">
            <text:p>-1.97</text:p>
          </table:table-cell>
          <table:table-cell/>
          <table:table-cell office:value-type="float" office:value="0.387">
            <text:p>0.39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12.173">
            <text:p>12.17</text:p>
          </table:table-cell>
          <table:table-cell office:value-type="float" office:value="-7.727">
            <text:p>-7.73</text:p>
          </table:table-cell>
          <table:table-cell/>
          <table:table-cell office:value-type="float" office:value="-8.485">
            <text:p>-8.49</text:p>
          </table:table-cell>
          <table:table-cell office:value-type="float" office:value="9.243">
            <text:p>9.24</text:p>
          </table:table-cell>
          <table:table-cell/>
          <table:table-cell office:value-type="float" office:value="4.994">
            <text:p>4.99</text:p>
          </table:table-cell>
          <table:table-cell office:value-type="float" office:value="-9.29">
            <text:p>-9.29</text:p>
          </table:table-cell>
          <table:table-cell/>
          <table:table-cell office:value-type="float" office:value="11.632">
            <text:p>11.63</text:p>
          </table:table-cell>
          <table:table-cell office:value-type="float" office:value="3.182">
            <text:p>3.18</text:p>
          </table:table-cell>
          <table:table-cell/>
          <table:table-cell office:value-type="float" office:value="-5.581">
            <text:p>-5.58</text:p>
          </table:table-cell>
          <table:table-cell office:value-type="float" office:value="3.784">
            <text:p>3.78</text:p>
          </table:table-cell>
          <table:table-cell/>
          <table:table-cell office:value-type="float" office:value="-3">
            <text:p>-3</text:p>
          </table:table-cell>
          <table:table-cell office:value-type="float" office:value="11.899">
            <text:p>11.9</text:p>
          </table:table-cell>
          <table:table-cell/>
          <table:table-cell office:value-type="float" office:value="-5.581">
            <text:p>-5.58</text:p>
          </table:table-cell>
          <table:table-cell office:value-type="float" office:value="-3.784">
            <text:p>-3.78</text:p>
          </table:table-cell>
          <table:table-cell/>
          <table:table-cell office:value-type="float" office:value="11.632">
            <text:p>11.63</text:p>
          </table:table-cell>
          <table:table-cell office:value-type="float" office:value="-3.182">
            <text:p>-3.18</text:p>
          </table:table-cell>
          <table:table-cell/>
          <table:table-cell office:value-type="float" office:value="4.994">
            <text:p>4.99</text:p>
          </table:table-cell>
          <table:table-cell office:value-type="float" office:value="9.29">
            <text:p>9.29</text:p>
          </table:table-cell>
          <table:table-cell/>
          <table:table-cell office:value-type="float" office:value="-8.485">
            <text:p>-8.49</text:p>
          </table:table-cell>
          <table:table-cell office:value-type="float" office:value="-9.243">
            <text:p>-9.24</text:p>
          </table:table-cell>
          <table:table-cell/>
          <table:table-cell office:value-type="float" office:value="12.173">
            <text:p>12.17</text:p>
          </table:table-cell>
          <table:table-cell office:value-type="float" office:value="7.727">
            <text:p>7.73</text:p>
          </table:table-cell>
          <table:table-cell/>
          <table:table-cell office:value-type="float" office:value="0.387">
            <text:p>0.39</text:p>
          </table:table-cell>
          <table:table-cell office:value-type="float" office:value="0.586">
            <text:p>0.59</text:p>
          </table:table-cell>
          <table:table-cell/>
          <table:table-cell office:value-type="float" office:value="0.062">
            <text:p>0.06</text:p>
          </table:table-cell>
          <table:table-cell office:value-type="float" office:value="1.967">
            <text:p>1.97</text:p>
          </table:table-cell>
          <table:table-cell/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/>
          <table:table-cell office:value-type="float" office:value="-3.676">
            <text:p>-3.68</text:p>
          </table:table-cell>
          <table:table-cell office:value-type="float" office:value="-3.043">
            <text:p>-3.04</text:p>
          </table:table-cell>
          <table:table-cell/>
          <table:table-cell office:value-type="float" office:value="4.599">
            <text:p>4.6</text:p>
          </table:table-cell>
          <table:table-cell office:value-type="float" office:value="-5.37">
            <text:p>-5.37</text:p>
          </table:table-cell>
          <table:table-cell/>
          <table:table-cell office:value-type="float" office:value="-4.335">
            <text:p>-4.34</text:p>
          </table:table-cell>
          <table:table-cell office:value-type="float" office:value="3.877">
            <text:p>3.88</text:p>
          </table:table-cell>
          <table:table-cell/>
          <table:table-cell office:value-type="float" office:value="-5.243">
            <text:p>-5.24</text:p>
          </table:table-cell>
          <table:table-cell office:value-type="float" office:value="1.414">
            <text:p>1.41</text:p>
          </table:table-cell>
          <table:table-cell/>
          <table:table-cell office:value-type="float" office:value="-4.209">
            <text:p>-4.21</text:p>
          </table:table-cell>
          <table:table-cell office:value-type="float" office:value="11.199">
            <text:p>11.2</text:p>
          </table:table-cell>
          <table:table-cell/>
          <table:table-cell office:value-type="float" office:value="2.456">
            <text:p>2.46</text:p>
          </table:table-cell>
          <table:table-cell office:value-type="float" office:value="9.543">
            <text:p>9.54</text:p>
          </table:table-cell>
          <table:table-cell/>
          <table:table-cell office:value-type="float" office:value="-5.351">
            <text:p>-5.35</text:p>
          </table:table-cell>
          <table:table-cell office:value-type="float" office:value="-5.008">
            <text:p>-5.01</text:p>
          </table:table-cell>
          <table:table-cell/>
          <table:table-cell office:value-type="float" office:value="2.071">
            <text:p>2.0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-9.98">
            <text:p>-9.98</text:p>
          </table:table-cell>
          <table:table-cell office:value-type="float" office:value="-3.003">
            <text:p>-3</text:p>
          </table:table-cell>
          <table:table-cell/>
          <table:table-cell office:value-type="float" office:value="5.445">
            <text:p>5.45</text:p>
          </table:table-cell>
          <table:table-cell office:value-type="float" office:value="3.354">
            <text:p>3.35</text:p>
          </table:table-cell>
          <table:table-cell/>
          <table:table-cell office:value-type="float" office:value="-5.473">
            <text:p>-5.47</text:p>
          </table:table-cell>
          <table:table-cell office:value-type="float" office:value="-1.109">
            <text:p>-1.11</text:p>
          </table:table-cell>
          <table:table-cell/>
          <table:table-cell office:value-type="float" office:value="-7.097">
            <text:p>-7.1</text:p>
          </table:table-cell>
          <table:table-cell office:value-type="float" office:value="-6.196">
            <text:p>-6.2</text:p>
          </table:table-cell>
          <table:table-cell/>
          <table:table-cell office:value-type="float" office:value="-2.198">
            <text:p>-2.2</text:p>
          </table:table-cell>
          <table:table-cell office:value-type="float" office:value="2.134">
            <text:p>2.13</text:p>
          </table:table-cell>
          <table:table-cell/>
          <table:table-cell office:value-type="float" office:value="-5.73">
            <text:p>-5.73</text:p>
          </table:table-cell>
          <table:table-cell office:value-type="float" office:value="4.405">
            <text:p>4.41</text:p>
          </table:table-cell>
          <table:table-cell/>
          <table:table-cell office:value-type="float" office:value="18.071">
            <text:p>18.07</text:p>
          </table:table-cell>
          <table:table-cell office:value-type="float" office:value="5.071">
            <text:p>5.07</text:p>
          </table:table-cell>
          <table:table-cell/>
          <table:table-cell office:value-type="float" office:value="1.241">
            <text:p>1.24</text:p>
          </table:table-cell>
          <table:table-cell office:value-type="float" office:value="-21.866">
            <text:p>-21.87</text:p>
          </table:table-cell>
          <table:table-cell/>
          <table:table-cell office:value-type="float" office:value="1.723">
            <text:p>1.72</text:p>
          </table:table-cell>
          <table:table-cell office:value-type="float" office:value="1.632">
            <text:p>1.63</text:p>
          </table:table-cell>
          <table:table-cell/>
          <table:table-cell office:value-type="float" office:value="-14.891">
            <text:p>-14.89</text:p>
          </table:table-cell>
          <table:table-cell office:value-type="float" office:value="2.846">
            <text:p>2.85</text:p>
          </table:table-cell>
          <table:table-cell/>
          <table:table-cell office:value-type="float" office:value="-3.986">
            <text:p>-3.99</text:p>
          </table:table-cell>
          <table:table-cell office:value-type="float" office:value="4.845">
            <text:p>4.85</text:p>
          </table:table-cell>
          <table:table-cell/>
          <table:table-cell office:value-type="float" office:value="4.187">
            <text:p>4.19</text:p>
          </table:table-cell>
          <table:table-cell office:value-type="float" office:value="-2.54">
            <text:p>-2.54</text:p>
          </table:table-cell>
          <table:table-cell/>
          <table:table-cell office:value-type="float" office:value="-4.219">
            <text:p>-4.22</text:p>
          </table:table-cell>
          <table:table-cell office:value-type="float" office:value="2.228">
            <text:p>2.23</text:p>
          </table:table-cell>
          <table:table-cell/>
          <table:table-cell office:value-type="float" office:value="-7.793">
            <text:p>-7.79</text:p>
          </table:table-cell>
          <table:table-cell office:value-type="float" office:value="6.735">
            <text:p>6.74</text:p>
          </table:table-cell>
          <table:table-cell/>
          <table:table-cell office:value-type="float" office:value="18.162">
            <text:p>18.16</text:p>
          </table:table-cell>
          <table:table-cell office:value-type="float" office:value="2.187">
            <text:p>2.19</text:p>
          </table:table-cell>
          <table:table-cell/>
          <table:table-cell office:value-type="float" office:value="5.632">
            <text:p>5.63</text:p>
          </table:table-cell>
          <table:table-cell office:value-type="float" office:value="3.627">
            <text:p>3.63</text:p>
          </table:table-cell>
          <table:table-cell/>
          <table:table-cell office:value-type="float" office:value="18.162">
            <text:p>18.16</text:p>
          </table:table-cell>
          <table:table-cell office:value-type="float" office:value="-2.187">
            <text:p>-2.19</text:p>
          </table:table-cell>
          <table:table-cell/>
          <table:table-cell office:value-type="float" office:value="-7.793">
            <text:p>-7.79</text:p>
          </table:table-cell>
          <table:table-cell office:value-type="float" office:value="-6.735">
            <text:p>-6.74</text:p>
          </table:table-cell>
          <table:table-cell/>
          <table:table-cell office:value-type="float" office:value="-4.219">
            <text:p>-4.22</text:p>
          </table:table-cell>
          <table:table-cell office:value-type="float" office:value="-2.228">
            <text:p>-2.23</text:p>
          </table:table-cell>
          <table:table-cell/>
          <table:table-cell office:value-type="float" office:value="4.187">
            <text:p>4.19</text:p>
          </table:table-cell>
          <table:table-cell office:value-type="float" office:value="2.54">
            <text:p>2.54</text:p>
          </table:table-cell>
          <table:table-cell/>
          <table:table-cell office:value-type="float" office:value="-3.986">
            <text:p>-3.99</text:p>
          </table:table-cell>
          <table:table-cell office:value-type="float" office:value="-4.845">
            <text:p>-4.85</text:p>
          </table:table-cell>
          <table:table-cell/>
          <table:table-cell office:value-type="float" office:value="-14.891">
            <text:p>-14.89</text:p>
          </table:table-cell>
          <table:table-cell office:value-type="float" office:value="-2.846">
            <text:p>-2.85</text:p>
          </table:table-cell>
          <table:table-cell/>
          <table:table-cell office:value-type="float" office:value="1.723">
            <text:p>1.72</text:p>
          </table:table-cell>
          <table:table-cell office:value-type="float" office:value="-1.632">
            <text:p>-1.63</text:p>
          </table:table-cell>
          <table:table-cell/>
          <table:table-cell office:value-type="float" office:value="1.241">
            <text:p>1.24</text:p>
          </table:table-cell>
          <table:table-cell office:value-type="float" office:value="21.866">
            <text:p>21.87</text:p>
          </table:table-cell>
          <table:table-cell/>
          <table:table-cell office:value-type="float" office:value="18.071">
            <text:p>18.07</text:p>
          </table:table-cell>
          <table:table-cell office:value-type="float" office:value="-5.071">
            <text:p>-5.07</text:p>
          </table:table-cell>
          <table:table-cell/>
          <table:table-cell office:value-type="float" office:value="-5.73">
            <text:p>-5.73</text:p>
          </table:table-cell>
          <table:table-cell office:value-type="float" office:value="-4.405">
            <text:p>-4.41</text:p>
          </table:table-cell>
          <table:table-cell/>
          <table:table-cell office:value-type="float" office:value="-2.198">
            <text:p>-2.2</text:p>
          </table:table-cell>
          <table:table-cell office:value-type="float" office:value="-2.134">
            <text:p>-2.13</text:p>
          </table:table-cell>
          <table:table-cell/>
          <table:table-cell office:value-type="float" office:value="-7.097">
            <text:p>-7.1</text:p>
          </table:table-cell>
          <table:table-cell office:value-type="float" office:value="6.196">
            <text:p>6.2</text:p>
          </table:table-cell>
          <table:table-cell/>
          <table:table-cell office:value-type="float" office:value="-5.473">
            <text:p>-5.47</text:p>
          </table:table-cell>
          <table:table-cell office:value-type="float" office:value="1.109">
            <text:p>1.11</text:p>
          </table:table-cell>
          <table:table-cell/>
          <table:table-cell office:value-type="float" office:value="5.445">
            <text:p>5.45</text:p>
          </table:table-cell>
          <table:table-cell office:value-type="float" office:value="-3.354">
            <text:p>-3.35</text:p>
          </table:table-cell>
          <table:table-cell/>
          <table:table-cell office:value-type="float" office:value="-9.98">
            <text:p>-9.98</text:p>
          </table:table-cell>
          <table:table-cell office:value-type="float" office:value="3.003">
            <text:p>3</text:p>
          </table:table-cell>
          <table:table-cell/>
          <table:table-cell office:value-type="float" office:value="-4.806">
            <text:p>-4.81</text:p>
          </table:table-cell>
          <table:table-cell office:value-type="float" office:value="4.393">
            <text:p>4.39</text:p>
          </table:table-cell>
        </table:table-row>
        <table:table-row table:style-name="ro1">
          <table:table-cell office:value-type="float" office:value="13.428">
            <text:p>13.43</text:p>
          </table:table-cell>
          <table:table-cell office:value-type="float" office:value="7.555">
            <text:p>7.56</text:p>
          </table:table-cell>
          <table:table-cell/>
          <table:table-cell office:value-type="float" office:value="7.333">
            <text:p>7.33</text:p>
          </table:table-cell>
          <table:table-cell office:value-type="float" office:value="-1.458">
            <text:p>-1.46</text:p>
          </table:table-cell>
          <table:table-cell/>
          <table:table-cell office:value-type="float" office:value="6.687">
            <text:p>6.69</text:p>
          </table:table-cell>
          <table:table-cell office:value-type="float" office:value="-6.894">
            <text:p>-6.89</text:p>
          </table:table-cell>
          <table:table-cell/>
          <table:table-cell office:value-type="float" office:value="4.754">
            <text:p>4.75</text:p>
          </table:table-cell>
          <table:table-cell office:value-type="float" office:value="1.223">
            <text:p>1.22</text:p>
          </table:table-cell>
          <table:table-cell/>
          <table:table-cell office:value-type="float" office:value="9.54">
            <text:p>9.54</text:p>
          </table:table-cell>
          <table:table-cell office:value-type="float" office:value="4.216">
            <text:p>4.22</text:p>
          </table:table-cell>
          <table:table-cell/>
          <table:table-cell office:value-type="float" office:value="-5.069">
            <text:p>-5.07</text:p>
          </table:table-cell>
          <table:table-cell office:value-type="float" office:value="3.232">
            <text:p>3.23</text:p>
          </table:table-cell>
          <table:table-cell/>
          <table:table-cell office:value-type="float" office:value="2.111">
            <text:p>2.11</text:p>
          </table:table-cell>
          <table:table-cell office:value-type="float" office:value="-7.336">
            <text:p>-7.34</text:p>
          </table:table-cell>
          <table:table-cell/>
          <table:table-cell office:value-type="float" office:value="-4.436">
            <text:p>-4.44</text:p>
          </table:table-cell>
          <table:table-cell office:value-type="float" office:value="-5.779">
            <text:p>-5.78</text:p>
          </table:table-cell>
          <table:table-cell/>
          <table:table-cell office:value-type="float" office:value="-2.12">
            <text:p>-2.12</text:p>
          </table:table-cell>
          <table:table-cell office:value-type="float" office:value="3.367">
            <text:p>3.37</text:p>
          </table:table-cell>
          <table:table-cell/>
          <table:table-cell office:value-type="float" office:value="4.876">
            <text:p>4.88</text:p>
          </table:table-cell>
          <table:table-cell office:value-type="float" office:value="2.948">
            <text:p>2.95</text:p>
          </table:table-cell>
          <table:table-cell/>
          <table:table-cell office:value-type="float" office:value="11.626">
            <text:p>11.63</text:p>
          </table:table-cell>
          <table:table-cell office:value-type="float" office:value="9.343">
            <text:p>9.34</text:p>
          </table:table-cell>
          <table:table-cell/>
          <table:table-cell office:value-type="float" office:value="1.08">
            <text:p>1.08</text:p>
          </table:table-cell>
          <table:table-cell office:value-type="float" office:value="-5.143">
            <text:p>-5.14</text:p>
          </table:table-cell>
          <table:table-cell/>
          <table:table-cell office:value-type="float" office:value="0.422">
            <text:p>0.42</text:p>
          </table:table-cell>
          <table:table-cell office:value-type="float" office:value="5.951">
            <text:p>5.95</text:p>
          </table:table-cell>
          <table:table-cell/>
          <table:table-cell office:value-type="float" office:value="0.809">
            <text:p>0.81</text:p>
          </table:table-cell>
          <table:table-cell office:value-type="float" office:value="-3.731">
            <text:p>-3.73</text:p>
          </table:table-cell>
          <table:table-cell/>
          <table:table-cell office:value-type="float" office:value="10.043">
            <text:p>10.04</text:p>
          </table:table-cell>
          <table:table-cell office:value-type="float" office:value="10.894">
            <text:p>10.89</text:p>
          </table:table-cell>
          <table:table-cell/>
          <table:table-cell office:value-type="float" office:value="0.144">
            <text:p>0.14</text:p>
          </table:table-cell>
          <table:table-cell office:value-type="float" office:value="5.628">
            <text:p>5.63</text:p>
          </table:table-cell>
          <table:table-cell/>
          <table:table-cell office:value-type="float" office:value="10.043">
            <text:p>10.04</text:p>
          </table:table-cell>
          <table:table-cell office:value-type="float" office:value="-10.894">
            <text:p>-10.89</text:p>
          </table:table-cell>
          <table:table-cell/>
          <table:table-cell office:value-type="float" office:value="0.809">
            <text:p>0.81</text:p>
          </table:table-cell>
          <table:table-cell office:value-type="float" office:value="3.731">
            <text:p>3.73</text:p>
          </table:table-cell>
          <table:table-cell/>
          <table:table-cell office:value-type="float" office:value="0.422">
            <text:p>0.42</text:p>
          </table:table-cell>
          <table:table-cell office:value-type="float" office:value="-5.951">
            <text:p>-5.95</text:p>
          </table:table-cell>
          <table:table-cell/>
          <table:table-cell office:value-type="float" office:value="1.08">
            <text:p>1.08</text:p>
          </table:table-cell>
          <table:table-cell office:value-type="float" office:value="5.143">
            <text:p>5.14</text:p>
          </table:table-cell>
          <table:table-cell/>
          <table:table-cell office:value-type="float" office:value="11.626">
            <text:p>11.63</text:p>
          </table:table-cell>
          <table:table-cell office:value-type="float" office:value="-9.343">
            <text:p>-9.34</text:p>
          </table:table-cell>
          <table:table-cell/>
          <table:table-cell office:value-type="float" office:value="4.876">
            <text:p>4.88</text:p>
          </table:table-cell>
          <table:table-cell office:value-type="float" office:value="-2.948">
            <text:p>-2.95</text:p>
          </table:table-cell>
          <table:table-cell/>
          <table:table-cell office:value-type="float" office:value="-2.12">
            <text:p>-2.12</text:p>
          </table:table-cell>
          <table:table-cell office:value-type="float" office:value="-3.367">
            <text:p>-3.37</text:p>
          </table:table-cell>
          <table:table-cell/>
          <table:table-cell office:value-type="float" office:value="-4.436">
            <text:p>-4.44</text:p>
          </table:table-cell>
          <table:table-cell office:value-type="float" office:value="5.779">
            <text:p>5.78</text:p>
          </table:table-cell>
          <table:table-cell/>
          <table:table-cell office:value-type="float" office:value="2.111">
            <text:p>2.11</text:p>
          </table:table-cell>
          <table:table-cell office:value-type="float" office:value="7.336">
            <text:p>7.34</text:p>
          </table:table-cell>
          <table:table-cell/>
          <table:table-cell office:value-type="float" office:value="-5.069">
            <text:p>-5.07</text:p>
          </table:table-cell>
          <table:table-cell office:value-type="float" office:value="-3.232">
            <text:p>-3.23</text:p>
          </table:table-cell>
          <table:table-cell/>
          <table:table-cell office:value-type="float" office:value="9.54">
            <text:p>9.54</text:p>
          </table:table-cell>
          <table:table-cell office:value-type="float" office:value="-4.216">
            <text:p>-4.22</text:p>
          </table:table-cell>
          <table:table-cell/>
          <table:table-cell office:value-type="float" office:value="4.754">
            <text:p>4.75</text:p>
          </table:table-cell>
          <table:table-cell office:value-type="float" office:value="-1.223">
            <text:p>-1.22</text:p>
          </table:table-cell>
          <table:table-cell/>
          <table:table-cell office:value-type="float" office:value="6.687">
            <text:p>6.69</text:p>
          </table:table-cell>
          <table:table-cell office:value-type="float" office:value="6.894">
            <text:p>6.89</text:p>
          </table:table-cell>
          <table:table-cell/>
          <table:table-cell office:value-type="float" office:value="7.333">
            <text:p>7.33</text:p>
          </table:table-cell>
          <table:table-cell office:value-type="float" office:value="1.458">
            <text:p>1.46</text:p>
          </table:table-cell>
          <table:table-cell/>
          <table:table-cell office:value-type="float" office:value="13.428">
            <text:p>13.43</text:p>
          </table:table-cell>
          <table:table-cell office:value-type="float" office:value="-7.555">
            <text:p>-7.56</text:p>
          </table:table-cell>
          <table:table-cell/>
          <table:table-cell office:value-type="float" office:value="-1.074">
            <text:p>-1.07</text:p>
          </table:table-cell>
          <table:table-cell office:value-type="float" office:value="5.281">
            <text:p>5.28</text:p>
          </table:table-cell>
        </table:table-row>
        <table:table-row table:style-name="ro1">
          <table:table-cell office:value-type="float" office:value="-2.17">
            <text:p>-2.17</text:p>
          </table:table-cell>
          <table:table-cell office:value-type="float" office:value="-0.068">
            <text:p>-0.07</text:p>
          </table:table-cell>
          <table:table-cell/>
          <table:table-cell office:value-type="float" office:value="15.271">
            <text:p>15.27</text:p>
          </table:table-cell>
          <table:table-cell office:value-type="float" office:value="2.999">
            <text:p>3</text:p>
          </table:table-cell>
          <table:table-cell/>
          <table:table-cell office:value-type="float" office:value="5.354">
            <text:p>5.35</text:p>
          </table:table-cell>
          <table:table-cell office:value-type="float" office:value="8.678">
            <text:p>8.68</text:p>
          </table:table-cell>
          <table:table-cell/>
          <table:table-cell office:value-type="float" office:value="-4.985">
            <text:p>-4.99</text:p>
          </table:table-cell>
          <table:table-cell office:value-type="float" office:value="2.496">
            <text:p>2.5</text:p>
          </table:table-cell>
          <table:table-cell/>
          <table:table-cell office:value-type="float" office:value="0.011">
            <text:p>0.01</text:p>
          </table:table-cell>
          <table:table-cell office:value-type="float" office:value="1.991">
            <text:p>1.99</text:p>
          </table:table-cell>
          <table:table-cell/>
          <table:table-cell office:value-type="float" office:value="-6.775">
            <text:p>-6.78</text:p>
          </table:table-cell>
          <table:table-cell office:value-type="float" office:value="4.088">
            <text:p>4.09</text:p>
          </table:table-cell>
          <table:table-cell/>
          <table:table-cell office:value-type="float" office:value="7.946">
            <text:p>7.95</text:p>
          </table:table-cell>
          <table:table-cell office:value-type="float" office:value="9.463">
            <text:p>9.46</text:p>
          </table:table-cell>
          <table:table-cell/>
          <table:table-cell office:value-type="float" office:value="-1.897">
            <text:p>-1.9</text:p>
          </table:table-cell>
          <table:table-cell office:value-type="float" office:value="-3.124">
            <text:p>-3.12</text:p>
          </table:table-cell>
          <table:table-cell/>
          <table:table-cell office:value-type="float" office:value="-6.372">
            <text:p>-6.37</text:p>
          </table:table-cell>
          <table:table-cell office:value-type="float" office:value="3.329">
            <text:p>3.33</text:p>
          </table:table-cell>
          <table:table-cell/>
          <table:table-cell office:value-type="float" office:value="-3.329">
            <text:p>-3.33</text:p>
          </table:table-cell>
          <table:table-cell office:value-type="float" office:value="3.73">
            <text:p>3.73</text:p>
          </table:table-cell>
          <table:table-cell/>
          <table:table-cell office:value-type="float" office:value="-3.604">
            <text:p>-3.6</text:p>
          </table:table-cell>
          <table:table-cell office:value-type="float" office:value="0.956">
            <text:p>0.96</text:p>
          </table:table-cell>
          <table:table-cell/>
          <table:table-cell office:value-type="float" office:value="-8.103">
            <text:p>-8.1</text:p>
          </table:table-cell>
          <table:table-cell office:value-type="float" office:value="-4.776">
            <text:p>-4.78</text:p>
          </table:table-cell>
          <table:table-cell/>
          <table:table-cell office:value-type="float" office:value="-3.109">
            <text:p>-3.11</text:p>
          </table:table-cell>
          <table:table-cell office:value-type="float" office:value="1.417">
            <text:p>1.42</text:p>
          </table:table-cell>
          <table:table-cell/>
          <table:table-cell office:value-type="float" office:value="8.306">
            <text:p>8.31</text:p>
          </table:table-cell>
          <table:table-cell office:value-type="float" office:value="3.546">
            <text:p>3.55</text:p>
          </table:table-cell>
          <table:table-cell/>
          <table:table-cell office:value-type="float" office:value="-3.854">
            <text:p>-3.85</text:p>
          </table:table-cell>
          <table:table-cell office:value-type="float" office:value="-3.103">
            <text:p>-3.1</text:p>
          </table:table-cell>
          <table:table-cell/>
          <table:table-cell office:value-type="float" office:value="-2.877">
            <text:p>-2.88</text:p>
          </table:table-cell>
          <table:table-cell office:value-type="float" office:value="2.431">
            <text:p>2.43</text:p>
          </table:table-cell>
          <table:table-cell/>
          <table:table-cell office:value-type="float" office:value="-3.854">
            <text:p>-3.85</text:p>
          </table:table-cell>
          <table:table-cell office:value-type="float" office:value="3.103">
            <text:p>3.1</text:p>
          </table:table-cell>
          <table:table-cell/>
          <table:table-cell office:value-type="float" office:value="8.306">
            <text:p>8.31</text:p>
          </table:table-cell>
          <table:table-cell office:value-type="float" office:value="-3.546">
            <text:p>-3.55</text:p>
          </table:table-cell>
          <table:table-cell/>
          <table:table-cell office:value-type="float" office:value="-3.109">
            <text:p>-3.11</text:p>
          </table:table-cell>
          <table:table-cell office:value-type="float" office:value="-1.417">
            <text:p>-1.42</text:p>
          </table:table-cell>
          <table:table-cell/>
          <table:table-cell office:value-type="float" office:value="-8.103">
            <text:p>-8.1</text:p>
          </table:table-cell>
          <table:table-cell office:value-type="float" office:value="4.776">
            <text:p>4.78</text:p>
          </table:table-cell>
          <table:table-cell/>
          <table:table-cell office:value-type="float" office:value="-3.604">
            <text:p>-3.6</text:p>
          </table:table-cell>
          <table:table-cell office:value-type="float" office:value="-0.956">
            <text:p>-0.96</text:p>
          </table:table-cell>
          <table:table-cell/>
          <table:table-cell office:value-type="float" office:value="-3.329">
            <text:p>-3.33</text:p>
          </table:table-cell>
          <table:table-cell office:value-type="float" office:value="-3.73">
            <text:p>-3.73</text:p>
          </table:table-cell>
          <table:table-cell/>
          <table:table-cell office:value-type="float" office:value="-6.372">
            <text:p>-6.37</text:p>
          </table:table-cell>
          <table:table-cell office:value-type="float" office:value="-3.329">
            <text:p>-3.33</text:p>
          </table:table-cell>
          <table:table-cell/>
          <table:table-cell office:value-type="float" office:value="-1.897">
            <text:p>-1.9</text:p>
          </table:table-cell>
          <table:table-cell office:value-type="float" office:value="3.124">
            <text:p>3.12</text:p>
          </table:table-cell>
          <table:table-cell/>
          <table:table-cell office:value-type="float" office:value="7.946">
            <text:p>7.95</text:p>
          </table:table-cell>
          <table:table-cell office:value-type="float" office:value="-9.463">
            <text:p>-9.46</text:p>
          </table:table-cell>
          <table:table-cell/>
          <table:table-cell office:value-type="float" office:value="-6.775">
            <text:p>-6.78</text:p>
          </table:table-cell>
          <table:table-cell office:value-type="float" office:value="-4.088">
            <text:p>-4.09</text:p>
          </table:table-cell>
          <table:table-cell/>
          <table:table-cell office:value-type="float" office:value="0.011">
            <text:p>0.01</text:p>
          </table:table-cell>
          <table:table-cell office:value-type="float" office:value="-1.991">
            <text:p>-1.99</text:p>
          </table:table-cell>
          <table:table-cell/>
          <table:table-cell office:value-type="float" office:value="-4.985">
            <text:p>-4.99</text:p>
          </table:table-cell>
          <table:table-cell office:value-type="float" office:value="-2.496">
            <text:p>-2.5</text:p>
          </table:table-cell>
          <table:table-cell/>
          <table:table-cell office:value-type="float" office:value="5.354">
            <text:p>5.35</text:p>
          </table:table-cell>
          <table:table-cell office:value-type="float" office:value="-8.678">
            <text:p>-8.68</text:p>
          </table:table-cell>
          <table:table-cell/>
          <table:table-cell office:value-type="float" office:value="15.271">
            <text:p>15.27</text:p>
          </table:table-cell>
          <table:table-cell office:value-type="float" office:value="-2.999">
            <text:p>-3</text:p>
          </table:table-cell>
          <table:table-cell/>
          <table:table-cell office:value-type="float" office:value="-2.17">
            <text:p>-2.17</text:p>
          </table:table-cell>
          <table:table-cell office:value-type="float" office:value="0.068">
            <text:p>0.07</text:p>
          </table:table-cell>
          <table:table-cell/>
          <table:table-cell office:value-type="float" office:value="2.063">
            <text:p>2.06</text:p>
          </table:table-cell>
          <table:table-cell office:value-type="float" office:value="-6.475">
            <text:p>-6.48</text:p>
          </table:table-cell>
        </table:table-row>
        <table:table-row table:style-name="ro2">
          <table:table-cell office:value-type="float" office:value="8.904">
            <text:p>8.9</text:p>
          </table:table-cell>
          <table:table-cell office:value-type="float" office:value="-5.445">
            <text:p>-5.45</text:p>
          </table:table-cell>
          <table:table-cell office:value-type="string">
            <text:p>nn rep.</text:p>
          </table:table-cell>
          <table:table-cell office:value-type="float" office:value="0.337">
            <text:p>0.34</text:p>
          </table:table-cell>
          <table:table-cell office:value-type="float" office:value="-7.955">
            <text:p>-7.96</text:p>
          </table:table-cell>
          <table:table-cell/>
          <table:table-cell office:value-type="float" office:value="5.298">
            <text:p>5.3</text:p>
          </table:table-cell>
          <table:table-cell office:value-type="float" office:value="-1.829">
            <text:p>-1.83</text:p>
          </table:table-cell>
          <table:table-cell/>
          <table:table-cell office:value-type="float" office:value="3">
            <text:p>3</text:p>
          </table:table-cell>
          <table:table-cell office:value-type="float" office:value="-7.657">
            <text:p>-7.66</text:p>
          </table:table-cell>
          <table:table-cell/>
          <table:table-cell office:value-type="float" office:value="-5.67">
            <text:p>-5.67</text:p>
          </table:table-cell>
          <table:table-cell office:value-type="float" office:value="0.407">
            <text:p>0.41</text:p>
          </table:table-cell>
          <table:table-cell/>
          <table:table-cell office:value-type="float" office:value="-1.893">
            <text:p>-1.89</text:p>
          </table:table-cell>
          <table:table-cell office:value-type="float" office:value="0.375">
            <text:p>0.38</text:p>
          </table:table-cell>
          <table:table-cell/>
          <table:table-cell office:value-type="float" office:value="-4.037">
            <text:p>-4.04</text:p>
          </table:table-cell>
          <table:table-cell office:value-type="float" office:value="3.61">
            <text:p>3.61</text:p>
          </table:table-cell>
          <table:table-cell/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/>
          <table:table-cell office:value-type="float" office:value="-3.687">
            <text:p>-3.69</text:p>
          </table:table-cell>
          <table:table-cell office:value-type="float" office:value="-7.321">
            <text:p>-7.32</text:p>
          </table:table-cell>
          <table:table-cell/>
          <table:table-cell office:value-type="float" office:value="-8.032">
            <text:p>-8.03</text:p>
          </table:table-cell>
          <table:table-cell office:value-type="float" office:value="-12.79">
            <text:p>-12.79</text:p>
          </table:table-cell>
          <table:table-cell/>
          <table:table-cell office:value-type="float" office:value="3.941">
            <text:p>3.94</text:p>
          </table:table-cell>
          <table:table-cell office:value-type="float" office:value="3.804">
            <text:p>3.8</text:p>
          </table:table-cell>
          <table:table-cell/>
          <table:table-cell office:value-type="float" office:value="11.243">
            <text:p>11.24</text:p>
          </table:table-cell>
          <table:table-cell office:value-type="float" office:value="-4.243">
            <text:p>-4.24</text:p>
          </table:table-cell>
          <table:table-cell/>
          <table:table-cell office:value-type="float" office:value="19.904">
            <text:p>19.9</text:p>
          </table:table-cell>
          <table:table-cell office:value-type="float" office:value="-0.835">
            <text:p>-0.84</text:p>
          </table:table-cell>
          <table:table-cell/>
          <table:table-cell office:value-type="float" office:value="2.367">
            <text:p>2.37</text:p>
          </table:table-cell>
          <table:table-cell office:value-type="float" office:value="3.32">
            <text:p>3.32</text:p>
          </table:table-cell>
          <table:table-cell/>
          <table:table-cell office:value-type="float" office:value="2.827">
            <text:p>2.83</text:p>
          </table:table-cell>
          <table:table-cell office:value-type="float" office:value="-1.182">
            <text:p>-1.18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office:value-type="float" office:value="2.827">
            <text:p>2.83</text:p>
          </table:table-cell>
          <table:table-cell office:value-type="float" office:value="1.182">
            <text:p>1.18</text:p>
          </table:table-cell>
          <table:table-cell/>
          <table:table-cell office:value-type="float" office:value="2.367">
            <text:p>2.37</text:p>
          </table:table-cell>
          <table:table-cell office:value-type="float" office:value="-3.32">
            <text:p>-3.32</text:p>
          </table:table-cell>
          <table:table-cell/>
          <table:table-cell office:value-type="float" office:value="19.904">
            <text:p>19.9</text:p>
          </table:table-cell>
          <table:table-cell office:value-type="float" office:value="0.835">
            <text:p>0.84</text:p>
          </table:table-cell>
          <table:table-cell/>
          <table:table-cell office:value-type="float" office:value="11.243">
            <text:p>11.24</text:p>
          </table:table-cell>
          <table:table-cell office:value-type="float" office:value="4.243">
            <text:p>4.24</text:p>
          </table:table-cell>
          <table:table-cell/>
          <table:table-cell office:value-type="float" office:value="3.941">
            <text:p>3.94</text:p>
          </table:table-cell>
          <table:table-cell office:value-type="float" office:value="-3.804">
            <text:p>-3.8</text:p>
          </table:table-cell>
          <table:table-cell/>
          <table:table-cell office:value-type="float" office:value="-8.032">
            <text:p>-8.03</text:p>
          </table:table-cell>
          <table:table-cell office:value-type="float" office:value="12.79">
            <text:p>12.79</text:p>
          </table:table-cell>
          <table:table-cell/>
          <table:table-cell office:value-type="float" office:value="-3.687">
            <text:p>-3.69</text:p>
          </table:table-cell>
          <table:table-cell office:value-type="float" office:value="7.321">
            <text:p>7.32</text:p>
          </table:table-cell>
          <table:table-cell/>
          <table:table-cell office:value-type="float" office:value="-1">
            <text:p>-1</text:p>
          </table:table-cell>
          <table:table-cell office:value-type="float" office:value="-16">
            <text:p>-16</text:p>
          </table:table-cell>
          <table:table-cell/>
          <table:table-cell office:value-type="float" office:value="-4.037">
            <text:p>-4.04</text:p>
          </table:table-cell>
          <table:table-cell office:value-type="float" office:value="-3.61">
            <text:p>-3.61</text:p>
          </table:table-cell>
          <table:table-cell/>
          <table:table-cell office:value-type="float" office:value="-1.893">
            <text:p>-1.89</text:p>
          </table:table-cell>
          <table:table-cell office:value-type="float" office:value="-0.375">
            <text:p>-0.38</text:p>
          </table:table-cell>
          <table:table-cell/>
          <table:table-cell office:value-type="float" office:value="-5.67">
            <text:p>-5.67</text:p>
          </table:table-cell>
          <table:table-cell office:value-type="float" office:value="-0.407">
            <text:p>-0.41</text:p>
          </table:table-cell>
          <table:table-cell/>
          <table:table-cell office:value-type="float" office:value="3">
            <text:p>3</text:p>
          </table:table-cell>
          <table:table-cell office:value-type="float" office:value="7.657">
            <text:p>7.66</text:p>
          </table:table-cell>
          <table:table-cell/>
          <table:table-cell office:value-type="float" office:value="5.298">
            <text:p>5.3</text:p>
          </table:table-cell>
          <table:table-cell office:value-type="float" office:value="1.829">
            <text:p>1.83</text:p>
          </table:table-cell>
          <table:table-cell/>
          <table:table-cell office:value-type="float" office:value="0.337">
            <text:p>0.34</text:p>
          </table:table-cell>
          <table:table-cell office:value-type="float" office:value="7.955">
            <text:p>7.96</text:p>
          </table:table-cell>
          <table:table-cell/>
          <table:table-cell office:value-type="float" office:value="8.904">
            <text:p>8.9</text:p>
          </table:table-cell>
          <table:table-cell office:value-type="float" office:value="5.445">
            <text:p>5.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2.559">
            <text:p>-12.56</text:p>
          </table:table-cell>
          <table:table-cell office:value-type="float" office:value="1.134">
            <text:p>1.13</text:p>
          </table:table-cell>
          <table:table-cell office:value-type="float" office:value="114.5286">
            <text:p>114.53</text:p>
          </table:table-cell>
          <table:table-cell office:value-type="float" office:value="-7.927">
            <text:p>-7.93</text:p>
          </table:table-cell>
          <table:table-cell office:value-type="float" office:value="-5.6">
            <text:p>-5.6</text:p>
          </table:table-cell>
          <table:table-cell/>
          <table:table-cell office:value-type="float" office:value="-9.224">
            <text:p>-9.22</text:p>
          </table:table-cell>
          <table:table-cell office:value-type="float" office:value="4.183">
            <text:p>4.18</text:p>
          </table:table-cell>
          <table:table-cell/>
          <table:table-cell office:value-type="float" office:value="-1.953">
            <text:p>-1.95</text:p>
          </table:table-cell>
          <table:table-cell office:value-type="float" office:value="-0.817">
            <text:p>-0.82</text:p>
          </table:table-cell>
          <table:table-cell/>
          <table:table-cell office:value-type="float" office:value="16.487">
            <text:p>16.49</text:p>
          </table:table-cell>
          <table:table-cell office:value-type="float" office:value="11.247">
            <text:p>11.25</text:p>
          </table:table-cell>
          <table:table-cell/>
          <table:table-cell office:value-type="float" office:value="-9.691">
            <text:p>-9.69</text:p>
          </table:table-cell>
          <table:table-cell office:value-type="float" office:value="14.029">
            <text:p>14.03</text:p>
          </table:table-cell>
          <table:table-cell/>
          <table:table-cell office:value-type="float" office:value="-8.059">
            <text:p>-8.06</text:p>
          </table:table-cell>
          <table:table-cell office:value-type="float" office:value="-9.48">
            <text:p>-9.48</text:p>
          </table:table-cell>
          <table:table-cell/>
          <table:table-cell office:value-type="float" office:value="6.546">
            <text:p>6.55</text:p>
          </table:table-cell>
          <table:table-cell office:value-type="float" office:value="-8.583">
            <text:p>-8.58</text:p>
          </table:table-cell>
          <table:table-cell/>
          <table:table-cell office:value-type="float" office:value="2.198">
            <text:p>2.2</text:p>
          </table:table-cell>
          <table:table-cell office:value-type="float" office:value="15.467">
            <text:p>15.47</text:p>
          </table:table-cell>
          <table:table-cell/>
          <table:table-cell office:value-type="float" office:value="-2.522">
            <text:p>-2.52</text:p>
          </table:table-cell>
          <table:table-cell office:value-type="float" office:value="-12.581">
            <text:p>-12.58</text:p>
          </table:table-cell>
          <table:table-cell/>
          <table:table-cell office:value-type="float" office:value="3.033">
            <text:p>3.03</text:p>
          </table:table-cell>
          <table:table-cell office:value-type="float" office:value="-5.675">
            <text:p>-5.68</text:p>
          </table:table-cell>
          <table:table-cell/>
          <table:table-cell office:value-type="float" office:value="-4.575">
            <text:p>-4.58</text:p>
          </table:table-cell>
          <table:table-cell office:value-type="float" office:value="14.658">
            <text:p>14.66</text:p>
          </table:table-cell>
          <table:table-cell/>
          <table:table-cell office:value-type="float" office:value="4.291">
            <text:p>4.29</text:p>
          </table:table-cell>
          <table:table-cell office:value-type="float" office:value="0.877">
            <text:p>0.88</text:p>
          </table:table-cell>
          <table:table-cell/>
          <table:table-cell office:value-type="float" office:value="-2.128">
            <text:p>-2.13</text:p>
          </table:table-cell>
          <table:table-cell office:value-type="float" office:value="-3.01">
            <text:p>-3.01</text:p>
          </table:table-cell>
          <table:table-cell/>
          <table:table-cell office:value-type="float" office:value="-8.698">
            <text:p>-8.7</text:p>
          </table:table-cell>
          <table:table-cell office:value-type="float" office:value="6.421">
            <text:p>6.42</text:p>
          </table:table-cell>
          <table:table-cell/>
          <table:table-cell office:value-type="float" office:value="6.659">
            <text:p>6.66</text:p>
          </table:table-cell>
          <table:table-cell office:value-type="float" office:value="-8.64">
            <text:p>-8.64</text:p>
          </table:table-cell>
          <table:table-cell/>
          <table:table-cell office:value-type="float" office:value="-8.698">
            <text:p>-8.7</text:p>
          </table:table-cell>
          <table:table-cell office:value-type="float" office:value="-6.421">
            <text:p>-6.42</text:p>
          </table:table-cell>
          <table:table-cell/>
          <table:table-cell office:value-type="float" office:value="-2.128">
            <text:p>-2.13</text:p>
          </table:table-cell>
          <table:table-cell office:value-type="float" office:value="3.01">
            <text:p>3.01</text:p>
          </table:table-cell>
          <table:table-cell/>
          <table:table-cell office:value-type="float" office:value="4.291">
            <text:p>4.29</text:p>
          </table:table-cell>
          <table:table-cell office:value-type="float" office:value="-0.877">
            <text:p>-0.88</text:p>
          </table:table-cell>
          <table:table-cell/>
          <table:table-cell office:value-type="float" office:value="-4.575">
            <text:p>-4.58</text:p>
          </table:table-cell>
          <table:table-cell office:value-type="float" office:value="-14.658">
            <text:p>-14.66</text:p>
          </table:table-cell>
          <table:table-cell/>
          <table:table-cell office:value-type="float" office:value="3.033">
            <text:p>3.03</text:p>
          </table:table-cell>
          <table:table-cell office:value-type="float" office:value="5.675">
            <text:p>5.68</text:p>
          </table:table-cell>
          <table:table-cell/>
          <table:table-cell office:value-type="float" office:value="-2.522">
            <text:p>-2.52</text:p>
          </table:table-cell>
          <table:table-cell office:value-type="float" office:value="12.581">
            <text:p>12.58</text:p>
          </table:table-cell>
          <table:table-cell/>
          <table:table-cell office:value-type="float" office:value="2.198">
            <text:p>2.2</text:p>
          </table:table-cell>
          <table:table-cell office:value-type="float" office:value="-15.467">
            <text:p>-15.47</text:p>
          </table:table-cell>
          <table:table-cell/>
          <table:table-cell office:value-type="float" office:value="6.546">
            <text:p>6.55</text:p>
          </table:table-cell>
          <table:table-cell office:value-type="float" office:value="8.583">
            <text:p>8.58</text:p>
          </table:table-cell>
          <table:table-cell/>
          <table:table-cell office:value-type="float" office:value="-8.059">
            <text:p>-8.06</text:p>
          </table:table-cell>
          <table:table-cell office:value-type="float" office:value="9.48">
            <text:p>9.48</text:p>
          </table:table-cell>
          <table:table-cell/>
          <table:table-cell office:value-type="float" office:value="-9.691">
            <text:p>-9.69</text:p>
          </table:table-cell>
          <table:table-cell office:value-type="float" office:value="-14.029">
            <text:p>-14.03</text:p>
          </table:table-cell>
          <table:table-cell/>
          <table:table-cell office:value-type="float" office:value="16.487">
            <text:p>16.49</text:p>
          </table:table-cell>
          <table:table-cell office:value-type="float" office:value="-11.247">
            <text:p>-11.25</text:p>
          </table:table-cell>
          <table:table-cell/>
          <table:table-cell office:value-type="float" office:value="-1.953">
            <text:p>-1.95</text:p>
          </table:table-cell>
          <table:table-cell office:value-type="float" office:value="0.817">
            <text:p>0.82</text:p>
          </table:table-cell>
          <table:table-cell/>
          <table:table-cell office:value-type="float" office:value="-9.224">
            <text:p>-9.22</text:p>
          </table:table-cell>
          <table:table-cell office:value-type="float" office:value="-4.183">
            <text:p>-4.18</text:p>
          </table:table-cell>
          <table:table-cell/>
          <table:table-cell office:value-type="float" office:value="-7.927">
            <text:p>-7.93</text:p>
          </table:table-cell>
          <table:table-cell office:value-type="float" office:value="5.6">
            <text:p>5.6</text:p>
          </table:table-cell>
          <table:table-cell/>
          <table:table-cell office:value-type="float" office:value="-12.559">
            <text:p>-12.56</text:p>
          </table:table-cell>
          <table:table-cell office:value-type="float" office:value="-1.134">
            <text:p>-1.13</text:p>
          </table:table-cell>
          <table:table-cell/>
          <table:table-cell office:value-type="float" office:value="1.39">
            <text:p>1.39</text:p>
          </table:table-cell>
          <table:table-cell office:value-type="float" office:value="-3.637">
            <text:p>-3.64</text:p>
          </table:table-cell>
        </table:table-row>
        <table:table-row table:style-name="ro1">
          <table:table-cell office:value-type="float" office:value="2.538">
            <text:p>2.54</text:p>
          </table:table-cell>
          <table:table-cell office:value-type="float" office:value="-1.78">
            <text:p>-1.78</text:p>
          </table:table-cell>
          <table:table-cell office:value-type="float" office:value="29.93118">
            <text:p>29.93</text:p>
          </table:table-cell>
          <table:table-cell office:value-type="float" office:value="4.505">
            <text:p>4.51</text:p>
          </table:table-cell>
          <table:table-cell office:value-type="float" office:value="3.097">
            <text:p>3.1</text:p>
          </table:table-cell>
          <table:table-cell/>
          <table:table-cell office:value-type="float" office:value="6.375">
            <text:p>6.38</text:p>
          </table:table-cell>
          <table:table-cell office:value-type="float" office:value="-4.67">
            <text:p>-4.67</text:p>
          </table:table-cell>
          <table:table-cell/>
          <table:table-cell office:value-type="float" office:value="13.317">
            <text:p>13.32</text:p>
          </table:table-cell>
          <table:table-cell office:value-type="float" office:value="9.732">
            <text:p>9.73</text:p>
          </table:table-cell>
          <table:table-cell/>
          <table:table-cell office:value-type="float" office:value="-2.488">
            <text:p>-2.49</text:p>
          </table:table-cell>
          <table:table-cell office:value-type="float" office:value="-10.082">
            <text:p>-10.08</text:p>
          </table:table-cell>
          <table:table-cell/>
          <table:table-cell office:value-type="float" office:value="1.366">
            <text:p>1.37</text:p>
          </table:table-cell>
          <table:table-cell office:value-type="float" office:value="-12.952">
            <text:p>-12.95</text:p>
          </table:table-cell>
          <table:table-cell/>
          <table:table-cell office:value-type="float" office:value="-6.651">
            <text:p>-6.65</text:p>
          </table:table-cell>
          <table:table-cell office:value-type="float" office:value="-5.001">
            <text:p>-5</text:p>
          </table:table-cell>
          <table:table-cell/>
          <table:table-cell office:value-type="float" office:value="-7.67">
            <text:p>-7.67</text:p>
          </table:table-cell>
          <table:table-cell office:value-type="float" office:value="-0.389">
            <text:p>-0.39</text:p>
          </table:table-cell>
          <table:table-cell/>
          <table:table-cell office:value-type="float" office:value="-2.154">
            <text:p>-2.15</text:p>
          </table:table-cell>
          <table:table-cell office:value-type="float" office:value="5.992">
            <text:p>5.99</text:p>
          </table:table-cell>
          <table:table-cell/>
          <table:table-cell office:value-type="float" office:value="-15.073">
            <text:p>-15.07</text:p>
          </table:table-cell>
          <table:table-cell office:value-type="float" office:value="-1.253">
            <text:p>-1.25</text:p>
          </table:table-cell>
          <table:table-cell/>
          <table:table-cell office:value-type="float" office:value="-1.355">
            <text:p>-1.36</text:p>
          </table:table-cell>
          <table:table-cell office:value-type="float" office:value="1.769">
            <text:p>1.77</text:p>
          </table:table-cell>
          <table:table-cell/>
          <table:table-cell office:value-type="float" office:value="-7.645">
            <text:p>-7.65</text:p>
          </table:table-cell>
          <table:table-cell office:value-type="float" office:value="1.608">
            <text:p>1.61</text:p>
          </table:table-cell>
          <table:table-cell/>
          <table:table-cell office:value-type="float" office:value="-1.77">
            <text:p>-1.77</text:p>
          </table:table-cell>
          <table:table-cell office:value-type="float" office:value="11.656">
            <text:p>11.66</text:p>
          </table:table-cell>
          <table:table-cell/>
          <table:table-cell office:value-type="float" office:value="-5.919">
            <text:p>-5.92</text:p>
          </table:table-cell>
          <table:table-cell office:value-type="float" office:value="-2.872">
            <text:p>-2.87</text:p>
          </table:table-cell>
          <table:table-cell/>
          <table:table-cell office:value-type="float" office:value="-1.007">
            <text:p>-1.01</text:p>
          </table:table-cell>
          <table:table-cell office:value-type="float" office:value="13.963">
            <text:p>13.96</text:p>
          </table:table-cell>
          <table:table-cell/>
          <table:table-cell office:value-type="float" office:value="-8.144">
            <text:p>-8.14</text:p>
          </table:table-cell>
          <table:table-cell office:value-type="float" office:value="-3.201">
            <text:p>-3.2</text:p>
          </table:table-cell>
          <table:table-cell/>
          <table:table-cell office:value-type="float" office:value="-1.007">
            <text:p>-1.01</text:p>
          </table:table-cell>
          <table:table-cell office:value-type="float" office:value="-13.963">
            <text:p>-13.96</text:p>
          </table:table-cell>
          <table:table-cell/>
          <table:table-cell office:value-type="float" office:value="-5.919">
            <text:p>-5.92</text:p>
          </table:table-cell>
          <table:table-cell office:value-type="float" office:value="2.872">
            <text:p>2.87</text:p>
          </table:table-cell>
          <table:table-cell/>
          <table:table-cell office:value-type="float" office:value="-1.77">
            <text:p>-1.77</text:p>
          </table:table-cell>
          <table:table-cell office:value-type="float" office:value="-11.656">
            <text:p>-11.66</text:p>
          </table:table-cell>
          <table:table-cell/>
          <table:table-cell office:value-type="float" office:value="-7.645">
            <text:p>-7.65</text:p>
          </table:table-cell>
          <table:table-cell office:value-type="float" office:value="-1.608">
            <text:p>-1.61</text:p>
          </table:table-cell>
          <table:table-cell/>
          <table:table-cell office:value-type="float" office:value="-1.355">
            <text:p>-1.36</text:p>
          </table:table-cell>
          <table:table-cell office:value-type="float" office:value="-1.769">
            <text:p>-1.77</text:p>
          </table:table-cell>
          <table:table-cell/>
          <table:table-cell office:value-type="float" office:value="-15.073">
            <text:p>-15.07</text:p>
          </table:table-cell>
          <table:table-cell office:value-type="float" office:value="1.253">
            <text:p>1.25</text:p>
          </table:table-cell>
          <table:table-cell/>
          <table:table-cell office:value-type="float" office:value="-2.154">
            <text:p>-2.15</text:p>
          </table:table-cell>
          <table:table-cell office:value-type="float" office:value="-5.992">
            <text:p>-5.99</text:p>
          </table:table-cell>
          <table:table-cell/>
          <table:table-cell office:value-type="float" office:value="-7.67">
            <text:p>-7.67</text:p>
          </table:table-cell>
          <table:table-cell office:value-type="float" office:value="0.389">
            <text:p>0.39</text:p>
          </table:table-cell>
          <table:table-cell/>
          <table:table-cell office:value-type="float" office:value="-6.651">
            <text:p>-6.65</text:p>
          </table:table-cell>
          <table:table-cell office:value-type="float" office:value="5.001">
            <text:p>5</text:p>
          </table:table-cell>
          <table:table-cell/>
          <table:table-cell office:value-type="float" office:value="1.366">
            <text:p>1.37</text:p>
          </table:table-cell>
          <table:table-cell office:value-type="float" office:value="12.952">
            <text:p>12.95</text:p>
          </table:table-cell>
          <table:table-cell/>
          <table:table-cell office:value-type="float" office:value="-2.488">
            <text:p>-2.49</text:p>
          </table:table-cell>
          <table:table-cell office:value-type="float" office:value="10.082">
            <text:p>10.08</text:p>
          </table:table-cell>
          <table:table-cell/>
          <table:table-cell office:value-type="float" office:value="13.317">
            <text:p>13.32</text:p>
          </table:table-cell>
          <table:table-cell office:value-type="float" office:value="-9.732">
            <text:p>-9.73</text:p>
          </table:table-cell>
          <table:table-cell/>
          <table:table-cell office:value-type="float" office:value="6.375">
            <text:p>6.38</text:p>
          </table:table-cell>
          <table:table-cell office:value-type="float" office:value="4.67">
            <text:p>4.67</text:p>
          </table:table-cell>
          <table:table-cell/>
          <table:table-cell office:value-type="float" office:value="4.505">
            <text:p>4.51</text:p>
          </table:table-cell>
          <table:table-cell office:value-type="float" office:value="-3.097">
            <text:p>-3.1</text:p>
          </table:table-cell>
          <table:table-cell/>
          <table:table-cell office:value-type="float" office:value="2.538">
            <text:p>2.54</text:p>
          </table:table-cell>
          <table:table-cell office:value-type="float" office:value="1.78">
            <text:p>1.78</text:p>
          </table:table-cell>
          <table:table-cell/>
          <table:table-cell office:value-type="float" office:value="13.074">
            <text:p>13.07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float" office:value="-4.141">
            <text:p>-4.14</text:p>
          </table:table-cell>
          <table:table-cell office:value-type="float" office:value="-9.013">
            <text:p>-9.01</text:p>
          </table:table-cell>
          <table:table-cell office:value-type="float" office:value="10.11489">
            <text:p>10.11</text:p>
          </table:table-cell>
          <table:table-cell office:value-type="float" office:value="-2.483">
            <text:p>-2.48</text:p>
          </table:table-cell>
          <table:table-cell office:value-type="float" office:value="0.999">
            <text:p>1</text:p>
          </table:table-cell>
          <table:table-cell/>
          <table:table-cell office:value-type="float" office:value="-10.101">
            <text:p>-10.1</text:p>
          </table:table-cell>
          <table:table-cell office:value-type="float" office:value="4.658">
            <text:p>4.66</text:p>
          </table:table-cell>
          <table:table-cell/>
          <table:table-cell office:value-type="float" office:value="-12.585">
            <text:p>-12.59</text:p>
          </table:table-cell>
          <table:table-cell office:value-type="float" office:value="13.117">
            <text:p>13.12</text:p>
          </table:table-cell>
          <table:table-cell/>
          <table:table-cell office:value-type="float" office:value="7.17">
            <text:p>7.17</text:p>
          </table:table-cell>
          <table:table-cell office:value-type="float" office:value="-13.68">
            <text:p>-13.68</text:p>
          </table:table-cell>
          <table:table-cell/>
          <table:table-cell office:value-type="float" office:value="6.663">
            <text:p>6.66</text:p>
          </table:table-cell>
          <table:table-cell office:value-type="float" office:value="-2.955">
            <text:p>-2.96</text:p>
          </table:table-cell>
          <table:table-cell/>
          <table:table-cell office:value-type="float" office:value="-7.236">
            <text:p>-7.24</text:p>
          </table:table-cell>
          <table:table-cell office:value-type="float" office:value="5.378">
            <text:p>5.38</text:p>
          </table:table-cell>
          <table:table-cell/>
          <table:table-cell office:value-type="float" office:value="-9.449">
            <text:p>-9.45</text:p>
          </table:table-cell>
          <table:table-cell office:value-type="float" office:value="0.295">
            <text:p>0.3</text:p>
          </table:table-cell>
          <table:table-cell/>
          <table:table-cell office:value-type="float" office:value="-0.453">
            <text:p>-0.45</text:p>
          </table:table-cell>
          <table:table-cell office:value-type="float" office:value="0.488">
            <text:p>0.49</text:p>
          </table:table-cell>
          <table:table-cell/>
          <table:table-cell office:value-type="float" office:value="12.896">
            <text:p>12.9</text:p>
          </table:table-cell>
          <table:table-cell office:value-type="float" office:value="3.599">
            <text:p>3.6</text:p>
          </table:table-cell>
          <table:table-cell/>
          <table:table-cell office:value-type="float" office:value="3.42">
            <text:p>3.42</text:p>
          </table:table-cell>
          <table:table-cell office:value-type="float" office:value="4.154">
            <text:p>4.15</text:p>
          </table:table-cell>
          <table:table-cell/>
          <table:table-cell office:value-type="float" office:value="3.741">
            <text:p>3.74</text:p>
          </table:table-cell>
          <table:table-cell office:value-type="float" office:value="3.875">
            <text:p>3.88</text:p>
          </table:table-cell>
          <table:table-cell/>
          <table:table-cell office:value-type="float" office:value="-1.556">
            <text:p>-1.56</text:p>
          </table:table-cell>
          <table:table-cell office:value-type="float" office:value="-15.705">
            <text:p>-15.71</text:p>
          </table:table-cell>
          <table:table-cell/>
          <table:table-cell office:value-type="float" office:value="8.557">
            <text:p>8.56</text:p>
          </table:table-cell>
          <table:table-cell office:value-type="float" office:value="-1.361">
            <text:p>-1.36</text:p>
          </table:table-cell>
          <table:table-cell/>
          <table:table-cell office:value-type="float" office:value="1.886">
            <text:p>1.89</text:p>
          </table:table-cell>
          <table:table-cell office:value-type="float" office:value="-1.114">
            <text:p>-1.11</text:p>
          </table:table-cell>
          <table:table-cell/>
          <table:table-cell office:value-type="float" office:value="10.594">
            <text:p>10.59</text:p>
          </table:table-cell>
          <table:table-cell office:value-type="float" office:value="0.556">
            <text:p>0.56</text:p>
          </table:table-cell>
          <table:table-cell/>
          <table:table-cell office:value-type="float" office:value="1.886">
            <text:p>1.89</text:p>
          </table:table-cell>
          <table:table-cell office:value-type="float" office:value="1.114">
            <text:p>1.11</text:p>
          </table:table-cell>
          <table:table-cell/>
          <table:table-cell office:value-type="float" office:value="8.557">
            <text:p>8.56</text:p>
          </table:table-cell>
          <table:table-cell office:value-type="float" office:value="1.361">
            <text:p>1.36</text:p>
          </table:table-cell>
          <table:table-cell/>
          <table:table-cell office:value-type="float" office:value="-1.556">
            <text:p>-1.56</text:p>
          </table:table-cell>
          <table:table-cell office:value-type="float" office:value="15.705">
            <text:p>15.71</text:p>
          </table:table-cell>
          <table:table-cell/>
          <table:table-cell office:value-type="float" office:value="3.741">
            <text:p>3.74</text:p>
          </table:table-cell>
          <table:table-cell office:value-type="float" office:value="-3.875">
            <text:p>-3.88</text:p>
          </table:table-cell>
          <table:table-cell/>
          <table:table-cell office:value-type="float" office:value="3.42">
            <text:p>3.42</text:p>
          </table:table-cell>
          <table:table-cell office:value-type="float" office:value="-4.154">
            <text:p>-4.15</text:p>
          </table:table-cell>
          <table:table-cell/>
          <table:table-cell office:value-type="float" office:value="12.896">
            <text:p>12.9</text:p>
          </table:table-cell>
          <table:table-cell office:value-type="float" office:value="-3.599">
            <text:p>-3.6</text:p>
          </table:table-cell>
          <table:table-cell/>
          <table:table-cell office:value-type="float" office:value="-0.453">
            <text:p>-0.45</text:p>
          </table:table-cell>
          <table:table-cell office:value-type="float" office:value="-0.488">
            <text:p>-0.49</text:p>
          </table:table-cell>
          <table:table-cell/>
          <table:table-cell office:value-type="float" office:value="-9.449">
            <text:p>-9.45</text:p>
          </table:table-cell>
          <table:table-cell office:value-type="float" office:value="-0.295">
            <text:p>-0.3</text:p>
          </table:table-cell>
          <table:table-cell/>
          <table:table-cell office:value-type="float" office:value="-7.236">
            <text:p>-7.24</text:p>
          </table:table-cell>
          <table:table-cell office:value-type="float" office:value="-5.378">
            <text:p>-5.38</text:p>
          </table:table-cell>
          <table:table-cell/>
          <table:table-cell office:value-type="float" office:value="6.663">
            <text:p>6.66</text:p>
          </table:table-cell>
          <table:table-cell office:value-type="float" office:value="2.955">
            <text:p>2.96</text:p>
          </table:table-cell>
          <table:table-cell/>
          <table:table-cell office:value-type="float" office:value="7.17">
            <text:p>7.17</text:p>
          </table:table-cell>
          <table:table-cell office:value-type="float" office:value="13.68">
            <text:p>13.68</text:p>
          </table:table-cell>
          <table:table-cell/>
          <table:table-cell office:value-type="float" office:value="-12.585">
            <text:p>-12.59</text:p>
          </table:table-cell>
          <table:table-cell office:value-type="float" office:value="-13.117">
            <text:p>-13.12</text:p>
          </table:table-cell>
          <table:table-cell/>
          <table:table-cell office:value-type="float" office:value="-10.101">
            <text:p>-10.1</text:p>
          </table:table-cell>
          <table:table-cell office:value-type="float" office:value="-4.658">
            <text:p>-4.66</text:p>
          </table:table-cell>
          <table:table-cell/>
          <table:table-cell office:value-type="float" office:value="-2.483">
            <text:p>-2.48</text:p>
          </table:table-cell>
          <table:table-cell office:value-type="float" office:value="-0.999">
            <text:p>-1</text:p>
          </table:table-cell>
          <table:table-cell/>
          <table:table-cell office:value-type="float" office:value="-4.141">
            <text:p>-4.14</text:p>
          </table:table-cell>
          <table:table-cell office:value-type="float" office:value="9.013">
            <text:p>9.01</text:p>
          </table:table-cell>
          <table:table-cell/>
          <table:table-cell office:value-type="float" office:value="14.579">
            <text:p>14.58</text:p>
          </table:table-cell>
          <table:table-cell office:value-type="float" office:value="10.901">
            <text:p>10.9</text:p>
          </table:table-cell>
        </table:table-row>
        <table:table-row table:style-name="ro1">
          <table:table-cell office:value-type="float" office:value="-6.376">
            <text:p>-6.38</text:p>
          </table:table-cell>
          <table:table-cell office:value-type="float" office:value="-12.9">
            <text:p>-12.9</text:p>
          </table:table-cell>
          <table:table-cell office:value-type="float" office:value="2.5798">
            <text:p>2.58</text:p>
          </table:table-cell>
          <table:table-cell office:value-type="float" office:value="11.883">
            <text:p>11.88</text:p>
          </table:table-cell>
          <table:table-cell office:value-type="float" office:value="2.135">
            <text:p>2.14</text:p>
          </table:table-cell>
          <table:table-cell/>
          <table:table-cell office:value-type="float" office:value="-10.259">
            <text:p>-10.26</text:p>
          </table:table-cell>
          <table:table-cell office:value-type="float" office:value="-3.182">
            <text:p>-3.18</text:p>
          </table:table-cell>
          <table:table-cell/>
          <table:table-cell office:value-type="float" office:value="8.485">
            <text:p>8.49</text:p>
          </table:table-cell>
          <table:table-cell office:value-type="float" office:value="-0.757">
            <text:p>-0.76</text:p>
          </table:table-cell>
          <table:table-cell/>
          <table:table-cell office:value-type="float" office:value="-5.179">
            <text:p>-5.18</text:p>
          </table:table-cell>
          <table:table-cell office:value-type="float" office:value="6.111">
            <text:p>6.11</text:p>
          </table:table-cell>
          <table:table-cell/>
          <table:table-cell office:value-type="float" office:value="-15.399">
            <text:p>-15.4</text:p>
          </table:table-cell>
          <table:table-cell office:value-type="float" office:value="6.296">
            <text:p>6.3</text:p>
          </table:table-cell>
          <table:table-cell/>
          <table:table-cell office:value-type="float" office:value="-0.054">
            <text:p>-0.05</text:p>
          </table:table-cell>
          <table:table-cell office:value-type="float" office:value="-1.229">
            <text:p>-1.23</text:p>
          </table:table-cell>
          <table:table-cell/>
          <table:table-cell office:value-type="float" office:value="-9.414">
            <text:p>-9.41</text:p>
          </table:table-cell>
          <table:table-cell office:value-type="float" office:value="-1.243">
            <text:p>-1.24</text:p>
          </table:table-cell>
          <table:table-cell/>
          <table:table-cell office:value-type="float" office:value="-7.634">
            <text:p>-7.63</text:p>
          </table:table-cell>
          <table:table-cell office:value-type="float" office:value="-6.341">
            <text:p>-6.34</text:p>
          </table:table-cell>
          <table:table-cell/>
          <table:table-cell office:value-type="float" office:value="2.829">
            <text:p>2.83</text:p>
          </table:table-cell>
          <table:table-cell office:value-type="float" office:value="6.272">
            <text:p>6.27</text:p>
          </table:table-cell>
          <table:table-cell/>
          <table:table-cell office:value-type="float" office:value="-10.885">
            <text:p>-10.89</text:p>
          </table:table-cell>
          <table:table-cell office:value-type="float" office:value="2.052">
            <text:p>2.05</text:p>
          </table:table-cell>
          <table:table-cell/>
          <table:table-cell office:value-type="float" office:value="3.243">
            <text:p>3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0.057">
            <text:p>0.06</text:p>
          </table:table-cell>
          <table:table-cell office:value-type="float" office:value="4.535">
            <text:p>4.54</text:p>
          </table:table-cell>
          <table:table-cell/>
          <table:table-cell office:value-type="float" office:value="1.918">
            <text:p>1.92</text:p>
          </table:table-cell>
          <table:table-cell office:value-type="float" office:value="3.414">
            <text:p>3.41</text:p>
          </table:table-cell>
          <table:table-cell/>
          <table:table-cell office:value-type="float" office:value="-2.353">
            <text:p>-2.35</text:p>
          </table:table-cell>
          <table:table-cell office:value-type="float" office:value="-4.512">
            <text:p>-4.51</text:p>
          </table:table-cell>
          <table:table-cell/>
          <table:table-cell office:value-type="float" office:value="-3">
            <text:p>-3</text:p>
          </table:table-cell>
          <table:table-cell office:value-type="float" office:value="7.899">
            <text:p>7.9</text:p>
          </table:table-cell>
          <table:table-cell/>
          <table:table-cell office:value-type="float" office:value="-2.353">
            <text:p>-2.35</text:p>
          </table:table-cell>
          <table:table-cell office:value-type="float" office:value="4.512">
            <text:p>4.51</text:p>
          </table:table-cell>
          <table:table-cell/>
          <table:table-cell office:value-type="float" office:value="1.918">
            <text:p>1.92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0.057">
            <text:p>0.06</text:p>
          </table:table-cell>
          <table:table-cell office:value-type="float" office:value="-4.535">
            <text:p>-4.54</text:p>
          </table:table-cell>
          <table:table-cell/>
          <table:table-cell office:value-type="float" office:value="3.243">
            <text:p>3.24</text:p>
          </table:table-cell>
          <table:table-cell office:value-type="float" office:value="1.414">
            <text:p>1.41</text:p>
          </table:table-cell>
          <table:table-cell/>
          <table:table-cell office:value-type="float" office:value="-10.885">
            <text:p>-10.89</text:p>
          </table:table-cell>
          <table:table-cell office:value-type="float" office:value="-2.052">
            <text:p>-2.05</text:p>
          </table:table-cell>
          <table:table-cell/>
          <table:table-cell office:value-type="float" office:value="2.829">
            <text:p>2.83</text:p>
          </table:table-cell>
          <table:table-cell office:value-type="float" office:value="-6.272">
            <text:p>-6.27</text:p>
          </table:table-cell>
          <table:table-cell/>
          <table:table-cell office:value-type="float" office:value="-7.634">
            <text:p>-7.63</text:p>
          </table:table-cell>
          <table:table-cell office:value-type="float" office:value="6.341">
            <text:p>6.34</text:p>
          </table:table-cell>
          <table:table-cell/>
          <table:table-cell office:value-type="float" office:value="-9.414">
            <text:p>-9.41</text:p>
          </table:table-cell>
          <table:table-cell office:value-type="float" office:value="1.243">
            <text:p>1.24</text:p>
          </table:table-cell>
          <table:table-cell/>
          <table:table-cell office:value-type="float" office:value="-0.054">
            <text:p>-0.05</text:p>
          </table:table-cell>
          <table:table-cell office:value-type="float" office:value="1.229">
            <text:p>1.23</text:p>
          </table:table-cell>
          <table:table-cell/>
          <table:table-cell office:value-type="float" office:value="-15.399">
            <text:p>-15.4</text:p>
          </table:table-cell>
          <table:table-cell office:value-type="float" office:value="-6.296">
            <text:p>-6.3</text:p>
          </table:table-cell>
          <table:table-cell/>
          <table:table-cell office:value-type="float" office:value="-5.179">
            <text:p>-5.18</text:p>
          </table:table-cell>
          <table:table-cell office:value-type="float" office:value="-6.111">
            <text:p>-6.11</text:p>
          </table:table-cell>
          <table:table-cell/>
          <table:table-cell office:value-type="float" office:value="8.485">
            <text:p>8.49</text:p>
          </table:table-cell>
          <table:table-cell office:value-type="float" office:value="0.757">
            <text:p>0.76</text:p>
          </table:table-cell>
          <table:table-cell/>
          <table:table-cell office:value-type="float" office:value="-10.259">
            <text:p>-10.26</text:p>
          </table:table-cell>
          <table:table-cell office:value-type="float" office:value="3.182">
            <text:p>3.18</text:p>
          </table:table-cell>
          <table:table-cell/>
          <table:table-cell office:value-type="float" office:value="11.883">
            <text:p>11.88</text:p>
          </table:table-cell>
          <table:table-cell office:value-type="float" office:value="-2.135">
            <text:p>-2.14</text:p>
          </table:table-cell>
          <table:table-cell/>
          <table:table-cell office:value-type="float" office:value="-6.376">
            <text:p>-6.38</text:p>
          </table:table-cell>
          <table:table-cell office:value-type="float" office:value="12.9">
            <text:p>12.9</text:p>
          </table:table-cell>
          <table:table-cell/>
          <table:table-cell office:value-type="float" office:value="-12.071">
            <text:p>-12.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.518">
            <text:p>-1.52</text:p>
          </table:table-cell>
          <table:table-cell office:value-type="float" office:value="-2.273">
            <text:p>-2.27</text:p>
          </table:table-cell>
          <table:table-cell office:value-type="float" office:value="0.94413">
            <text:p>0.94</text:p>
          </table:table-cell>
          <table:table-cell office:value-type="float" office:value="9.223">
            <text:p>9.22</text:p>
          </table:table-cell>
          <table:table-cell office:value-type="float" office:value="3.747">
            <text:p>3.75</text:p>
          </table:table-cell>
          <table:table-cell/>
          <table:table-cell office:value-type="float" office:value="4.465">
            <text:p>4.47</text:p>
          </table:table-cell>
          <table:table-cell office:value-type="float" office:value="-3.57">
            <text:p>-3.57</text:p>
          </table:table-cell>
          <table:table-cell/>
          <table:table-cell office:value-type="float" office:value="-15.067">
            <text:p>-15.07</text:p>
          </table:table-cell>
          <table:table-cell office:value-type="float" office:value="9.393">
            <text:p>9.39</text:p>
          </table:table-cell>
          <table:table-cell/>
          <table:table-cell office:value-type="float" office:value="1.971">
            <text:p>1.97</text:p>
          </table:table-cell>
          <table:table-cell office:value-type="float" office:value="-7.06">
            <text:p>-7.06</text:p>
          </table:table-cell>
          <table:table-cell/>
          <table:table-cell office:value-type="float" office:value="2.72">
            <text:p>2.72</text:p>
          </table:table-cell>
          <table:table-cell office:value-type="float" office:value="-3.172">
            <text:p>-3.17</text:p>
          </table:table-cell>
          <table:table-cell/>
          <table:table-cell office:value-type="float" office:value="5.256">
            <text:p>5.26</text:p>
          </table:table-cell>
          <table:table-cell office:value-type="float" office:value="-1.726">
            <text:p>-1.73</text:p>
          </table:table-cell>
          <table:table-cell/>
          <table:table-cell office:value-type="float" office:value="9.729">
            <text:p>9.73</text:p>
          </table:table-cell>
          <table:table-cell office:value-type="float" office:value="-8.171">
            <text:p>-8.17</text:p>
          </table:table-cell>
          <table:table-cell/>
          <table:table-cell office:value-type="float" office:value="-1.082">
            <text:p>-1.08</text:p>
          </table:table-cell>
          <table:table-cell office:value-type="float" office:value="4.143">
            <text:p>4.14</text:p>
          </table:table-cell>
          <table:table-cell/>
          <table:table-cell office:value-type="float" office:value="-3.06">
            <text:p>-3.06</text:p>
          </table:table-cell>
          <table:table-cell office:value-type="float" office:value="5.33">
            <text:p>5.33</text:p>
          </table:table-cell>
          <table:table-cell/>
          <table:table-cell office:value-type="float" office:value="4.79">
            <text:p>4.79</text:p>
          </table:table-cell>
          <table:table-cell office:value-type="float" office:value="-6.467">
            <text:p>-6.47</text:p>
          </table:table-cell>
          <table:table-cell/>
          <table:table-cell office:value-type="float" office:value="4.124">
            <text:p>4.12</text:p>
          </table:table-cell>
          <table:table-cell office:value-type="float" office:value="-0.671">
            <text:p>-0.67</text:p>
          </table:table-cell>
          <table:table-cell/>
          <table:table-cell office:value-type="float" office:value="7.266">
            <text:p>7.27</text:p>
          </table:table-cell>
          <table:table-cell office:value-type="float" office:value="-6.55">
            <text:p>-6.55</text:p>
          </table:table-cell>
          <table:table-cell/>
          <table:table-cell office:value-type="float" office:value="7.052">
            <text:p>7.05</text:p>
          </table:table-cell>
          <table:table-cell office:value-type="float" office:value="-0.022">
            <text:p>-0.02</text:p>
          </table:table-cell>
          <table:table-cell/>
          <table:table-cell office:value-type="float" office:value="1.279">
            <text:p>1.28</text:p>
          </table:table-cell>
          <table:table-cell office:value-type="float" office:value="-7.696">
            <text:p>-7.7</text:p>
          </table:table-cell>
          <table:table-cell/>
          <table:table-cell office:value-type="float" office:value="-10.339">
            <text:p>-10.34</text:p>
          </table:table-cell>
          <table:table-cell office:value-type="float" office:value="6.043">
            <text:p>6.04</text:p>
          </table:table-cell>
          <table:table-cell/>
          <table:table-cell office:value-type="float" office:value="1.279">
            <text:p>1.28</text:p>
          </table:table-cell>
          <table:table-cell office:value-type="float" office:value="7.696">
            <text:p>7.7</text:p>
          </table:table-cell>
          <table:table-cell/>
          <table:table-cell office:value-type="float" office:value="7.052">
            <text:p>7.05</text:p>
          </table:table-cell>
          <table:table-cell office:value-type="float" office:value="0.022">
            <text:p>0.02</text:p>
          </table:table-cell>
          <table:table-cell/>
          <table:table-cell office:value-type="float" office:value="7.266">
            <text:p>7.27</text:p>
          </table:table-cell>
          <table:table-cell office:value-type="float" office:value="6.55">
            <text:p>6.55</text:p>
          </table:table-cell>
          <table:table-cell/>
          <table:table-cell office:value-type="float" office:value="4.124">
            <text:p>4.12</text:p>
          </table:table-cell>
          <table:table-cell office:value-type="float" office:value="0.671">
            <text:p>0.67</text:p>
          </table:table-cell>
          <table:table-cell/>
          <table:table-cell office:value-type="float" office:value="4.79">
            <text:p>4.79</text:p>
          </table:table-cell>
          <table:table-cell office:value-type="float" office:value="6.467">
            <text:p>6.47</text:p>
          </table:table-cell>
          <table:table-cell/>
          <table:table-cell office:value-type="float" office:value="-3.06">
            <text:p>-3.06</text:p>
          </table:table-cell>
          <table:table-cell office:value-type="float" office:value="-5.33">
            <text:p>-5.33</text:p>
          </table:table-cell>
          <table:table-cell/>
          <table:table-cell office:value-type="float" office:value="-1.082">
            <text:p>-1.08</text:p>
          </table:table-cell>
          <table:table-cell office:value-type="float" office:value="-4.143">
            <text:p>-4.14</text:p>
          </table:table-cell>
          <table:table-cell/>
          <table:table-cell office:value-type="float" office:value="9.729">
            <text:p>9.73</text:p>
          </table:table-cell>
          <table:table-cell office:value-type="float" office:value="8.171">
            <text:p>8.17</text:p>
          </table:table-cell>
          <table:table-cell/>
          <table:table-cell office:value-type="float" office:value="5.256">
            <text:p>5.26</text:p>
          </table:table-cell>
          <table:table-cell office:value-type="float" office:value="1.726">
            <text:p>1.73</text:p>
          </table:table-cell>
          <table:table-cell/>
          <table:table-cell office:value-type="float" office:value="2.72">
            <text:p>2.72</text:p>
          </table:table-cell>
          <table:table-cell office:value-type="float" office:value="3.172">
            <text:p>3.17</text:p>
          </table:table-cell>
          <table:table-cell/>
          <table:table-cell office:value-type="float" office:value="1.971">
            <text:p>1.97</text:p>
          </table:table-cell>
          <table:table-cell office:value-type="float" office:value="7.06">
            <text:p>7.06</text:p>
          </table:table-cell>
          <table:table-cell/>
          <table:table-cell office:value-type="float" office:value="-15.067">
            <text:p>-15.07</text:p>
          </table:table-cell>
          <table:table-cell office:value-type="float" office:value="-9.393">
            <text:p>-9.39</text:p>
          </table:table-cell>
          <table:table-cell/>
          <table:table-cell office:value-type="float" office:value="4.465">
            <text:p>4.47</text:p>
          </table:table-cell>
          <table:table-cell office:value-type="float" office:value="3.57">
            <text:p>3.57</text:p>
          </table:table-cell>
          <table:table-cell/>
          <table:table-cell office:value-type="float" office:value="9.223">
            <text:p>9.22</text:p>
          </table:table-cell>
          <table:table-cell office:value-type="float" office:value="-3.747">
            <text:p>-3.75</text:p>
          </table:table-cell>
          <table:table-cell/>
          <table:table-cell office:value-type="float" office:value="-1.518">
            <text:p>-1.52</text:p>
          </table:table-cell>
          <table:table-cell office:value-type="float" office:value="2.273">
            <text:p>2.27</text:p>
          </table:table-cell>
          <table:table-cell/>
          <table:table-cell office:value-type="float" office:value="-3.12">
            <text:p>-3.12</text:p>
          </table:table-cell>
          <table:table-cell office:value-type="float" office:value="-14.453">
            <text:p>-14.45</text:p>
          </table:table-cell>
        </table:table-row>
        <table:table-row table:style-name="ro1">
          <table:table-cell office:value-type="float" office:value="4.413">
            <text:p>4.41</text:p>
          </table:table-cell>
          <table:table-cell office:value-type="float" office:value="-2.598">
            <text:p>-2.6</text:p>
          </table:table-cell>
          <table:table-cell office:value-type="float" office:value="0.85667">
            <text:p>0.86</text:p>
          </table:table-cell>
          <table:table-cell office:value-type="float" office:value="-7.971">
            <text:p>-7.97</text:p>
          </table:table-cell>
          <table:table-cell office:value-type="float" office:value="-2.939">
            <text:p>-2.94</text:p>
          </table:table-cell>
          <table:table-cell/>
          <table:table-cell office:value-type="float" office:value="0.42">
            <text:p>0.42</text:p>
          </table:table-cell>
          <table:table-cell office:value-type="float" office:value="-18.254">
            <text:p>-18.25</text:p>
          </table:table-cell>
          <table:table-cell/>
          <table:table-cell office:value-type="float" office:value="7.48">
            <text:p>7.48</text:p>
          </table:table-cell>
          <table:table-cell office:value-type="float" office:value="-9.313">
            <text:p>-9.31</text:p>
          </table:table-cell>
          <table:table-cell/>
          <table:table-cell office:value-type="float" office:value="5.538">
            <text:p>5.54</text:p>
          </table:table-cell>
          <table:table-cell office:value-type="float" office:value="-9.687">
            <text:p>-9.69</text:p>
          </table:table-cell>
          <table:table-cell/>
          <table:table-cell office:value-type="float" office:value="4.325">
            <text:p>4.33</text:p>
          </table:table-cell>
          <table:table-cell office:value-type="float" office:value="3.061">
            <text:p>3.06</text:p>
          </table:table-cell>
          <table:table-cell/>
          <table:table-cell office:value-type="float" office:value="3.132">
            <text:p>3.13</text:p>
          </table:table-cell>
          <table:table-cell office:value-type="float" office:value="0.323">
            <text:p>0.32</text:p>
          </table:table-cell>
          <table:table-cell/>
          <table:table-cell office:value-type="float" office:value="-2.169">
            <text:p>-2.17</text:p>
          </table:table-cell>
          <table:table-cell office:value-type="float" office:value="15.018">
            <text:p>15.02</text:p>
          </table:table-cell>
          <table:table-cell/>
          <table:table-cell office:value-type="float" office:value="-4.552">
            <text:p>-4.55</text:p>
          </table:table-cell>
          <table:table-cell office:value-type="float" office:value="-6.977">
            <text:p>-6.98</text:p>
          </table:table-cell>
          <table:table-cell/>
          <table:table-cell office:value-type="float" office:value="6.645">
            <text:p>6.65</text:p>
          </table:table-cell>
          <table:table-cell office:value-type="float" office:value="-2.34">
            <text:p>-2.34</text:p>
          </table:table-cell>
          <table:table-cell/>
          <table:table-cell office:value-type="float" office:value="1.415">
            <text:p>1.42</text:p>
          </table:table-cell>
          <table:table-cell office:value-type="float" office:value="3.298">
            <text:p>3.3</text:p>
          </table:table-cell>
          <table:table-cell/>
          <table:table-cell office:value-type="float" office:value="-19.736">
            <text:p>-19.74</text:p>
          </table:table-cell>
          <table:table-cell office:value-type="float" office:value="-0.568">
            <text:p>-0.57</text:p>
          </table:table-cell>
          <table:table-cell/>
          <table:table-cell office:value-type="float" office:value="-1.86">
            <text:p>-1.86</text:p>
          </table:table-cell>
          <table:table-cell office:value-type="float" office:value="6.882">
            <text:p>6.88</text:p>
          </table:table-cell>
          <table:table-cell/>
          <table:table-cell office:value-type="float" office:value="5.061">
            <text:p>5.06</text:p>
          </table:table-cell>
          <table:table-cell office:value-type="float" office:value="-11.245">
            <text:p>-11.25</text:p>
          </table:table-cell>
          <table:table-cell/>
          <table:table-cell office:value-type="float" office:value="-1.793">
            <text:p>-1.79</text:p>
          </table:table-cell>
          <table:table-cell office:value-type="float" office:value="1.13">
            <text:p>1.13</text:p>
          </table:table-cell>
          <table:table-cell/>
          <table:table-cell office:value-type="float" office:value="-8.778">
            <text:p>-8.78</text:p>
          </table:table-cell>
          <table:table-cell office:value-type="float" office:value="-6.571">
            <text:p>-6.57</text:p>
          </table:table-cell>
          <table:table-cell/>
          <table:table-cell office:value-type="float" office:value="-1.793">
            <text:p>-1.79</text:p>
          </table:table-cell>
          <table:table-cell office:value-type="float" office:value="-1.13">
            <text:p>-1.13</text:p>
          </table:table-cell>
          <table:table-cell/>
          <table:table-cell office:value-type="float" office:value="5.061">
            <text:p>5.06</text:p>
          </table:table-cell>
          <table:table-cell office:value-type="float" office:value="11.245">
            <text:p>11.25</text:p>
          </table:table-cell>
          <table:table-cell/>
          <table:table-cell office:value-type="float" office:value="-1.86">
            <text:p>-1.86</text:p>
          </table:table-cell>
          <table:table-cell office:value-type="float" office:value="-6.882">
            <text:p>-6.88</text:p>
          </table:table-cell>
          <table:table-cell/>
          <table:table-cell office:value-type="float" office:value="-19.736">
            <text:p>-19.74</text:p>
          </table:table-cell>
          <table:table-cell office:value-type="float" office:value="0.568">
            <text:p>0.57</text:p>
          </table:table-cell>
          <table:table-cell/>
          <table:table-cell office:value-type="float" office:value="1.415">
            <text:p>1.42</text:p>
          </table:table-cell>
          <table:table-cell office:value-type="float" office:value="-3.298">
            <text:p>-3.3</text:p>
          </table:table-cell>
          <table:table-cell/>
          <table:table-cell office:value-type="float" office:value="6.645">
            <text:p>6.65</text:p>
          </table:table-cell>
          <table:table-cell office:value-type="float" office:value="2.34">
            <text:p>2.34</text:p>
          </table:table-cell>
          <table:table-cell/>
          <table:table-cell office:value-type="float" office:value="-4.552">
            <text:p>-4.55</text:p>
          </table:table-cell>
          <table:table-cell office:value-type="float" office:value="6.977">
            <text:p>6.98</text:p>
          </table:table-cell>
          <table:table-cell/>
          <table:table-cell office:value-type="float" office:value="-2.169">
            <text:p>-2.17</text:p>
          </table:table-cell>
          <table:table-cell office:value-type="float" office:value="-15.018">
            <text:p>-15.02</text:p>
          </table:table-cell>
          <table:table-cell/>
          <table:table-cell office:value-type="float" office:value="3.132">
            <text:p>3.13</text:p>
          </table:table-cell>
          <table:table-cell office:value-type="float" office:value="-0.323">
            <text:p>-0.32</text:p>
          </table:table-cell>
          <table:table-cell/>
          <table:table-cell office:value-type="float" office:value="4.325">
            <text:p>4.33</text:p>
          </table:table-cell>
          <table:table-cell office:value-type="float" office:value="-3.061">
            <text:p>-3.06</text:p>
          </table:table-cell>
          <table:table-cell/>
          <table:table-cell office:value-type="float" office:value="5.538">
            <text:p>5.54</text:p>
          </table:table-cell>
          <table:table-cell office:value-type="float" office:value="9.687">
            <text:p>9.69</text:p>
          </table:table-cell>
          <table:table-cell/>
          <table:table-cell office:value-type="float" office:value="7.48">
            <text:p>7.48</text:p>
          </table:table-cell>
          <table:table-cell office:value-type="float" office:value="9.313">
            <text:p>9.31</text:p>
          </table:table-cell>
          <table:table-cell/>
          <table:table-cell office:value-type="float" office:value="0.42">
            <text:p>0.42</text:p>
          </table:table-cell>
          <table:table-cell office:value-type="float" office:value="18.254">
            <text:p>18.25</text:p>
          </table:table-cell>
          <table:table-cell/>
          <table:table-cell office:value-type="float" office:value="-7.971">
            <text:p>-7.97</text:p>
          </table:table-cell>
          <table:table-cell office:value-type="float" office:value="2.939">
            <text:p>2.94</text:p>
          </table:table-cell>
          <table:table-cell/>
          <table:table-cell office:value-type="float" office:value="4.413">
            <text:p>4.41</text:p>
          </table:table-cell>
          <table:table-cell office:value-type="float" office:value="2.598">
            <text:p>2.6</text:p>
          </table:table-cell>
          <table:table-cell/>
          <table:table-cell office:value-type="float" office:value="7.399">
            <text:p>7.4</text:p>
          </table:table-cell>
          <table:table-cell office:value-type="float" office:value="5.945">
            <text:p>5.95</text:p>
          </table:table-cell>
        </table:table-row>
        <table:table-row table:style-name="ro1">
          <table:table-cell office:value-type="float" office:value="-4.123">
            <text:p>-4.12</text:p>
          </table:table-cell>
          <table:table-cell office:value-type="float" office:value="2.202">
            <text:p>2.2</text:p>
          </table:table-cell>
          <table:table-cell office:value-type="float" office:value="1.3932">
            <text:p>1.39</text:p>
          </table:table-cell>
          <table:table-cell office:value-type="float" office:value="-3.88">
            <text:p>-3.88</text:p>
          </table:table-cell>
          <table:table-cell office:value-type="float" office:value="11.285">
            <text:p>11.29</text:p>
          </table:table-cell>
          <table:table-cell/>
          <table:table-cell office:value-type="float" office:value="7.327">
            <text:p>7.33</text:p>
          </table:table-cell>
          <table:table-cell office:value-type="float" office:value="-5.002">
            <text:p>-5</text:p>
          </table:table-cell>
          <table:table-cell/>
          <table:table-cell office:value-type="float" office:value="9.703">
            <text:p>9.7</text:p>
          </table:table-cell>
          <table:table-cell office:value-type="float" office:value="-4.952">
            <text:p>-4.95</text:p>
          </table:table-cell>
          <table:table-cell/>
          <table:table-cell office:value-type="float" office:value="2.057">
            <text:p>2.06</text:p>
          </table:table-cell>
          <table:table-cell office:value-type="float" office:value="5.81">
            <text:p>5.81</text:p>
          </table:table-cell>
          <table:table-cell/>
          <table:table-cell office:value-type="float" office:value="4.56">
            <text:p>4.56</text:p>
          </table:table-cell>
          <table:table-cell office:value-type="float" office:value="-7.518">
            <text:p>-7.52</text:p>
          </table:table-cell>
          <table:table-cell/>
          <table:table-cell office:value-type="float" office:value="-0.811">
            <text:p>-0.81</text:p>
          </table:table-cell>
          <table:table-cell office:value-type="float" office:value="-2.785">
            <text:p>-2.79</text:p>
          </table:table-cell>
          <table:table-cell/>
          <table:table-cell office:value-type="float" office:value="1.733">
            <text:p>1.73</text:p>
          </table:table-cell>
          <table:table-cell office:value-type="float" office:value="6.084">
            <text:p>6.08</text:p>
          </table:table-cell>
          <table:table-cell/>
          <table:table-cell office:value-type="float" office:value="-0.904">
            <text:p>-0.9</text:p>
          </table:table-cell>
          <table:table-cell office:value-type="float" office:value="-8.287">
            <text:p>-8.29</text:p>
          </table:table-cell>
          <table:table-cell/>
          <table:table-cell office:value-type="float" office:value="0.829">
            <text:p>0.83</text:p>
          </table:table-cell>
          <table:table-cell office:value-type="float" office:value="-4.321">
            <text:p>-4.32</text:p>
          </table:table-cell>
          <table:table-cell/>
          <table:table-cell office:value-type="float" office:value="-7.201">
            <text:p>-7.2</text:p>
          </table:table-cell>
          <table:table-cell office:value-type="float" office:value="-4.639">
            <text:p>-4.64</text:p>
          </table:table-cell>
          <table:table-cell/>
          <table:table-cell office:value-type="float" office:value="3.043">
            <text:p>3.04</text:p>
          </table:table-cell>
          <table:table-cell office:value-type="float" office:value="-13.138">
            <text:p>-13.14</text:p>
          </table:table-cell>
          <table:table-cell/>
          <table:table-cell office:value-type="float" office:value="-10.604">
            <text:p>-10.6</text:p>
          </table:table-cell>
          <table:table-cell office:value-type="float" office:value="4.405">
            <text:p>4.41</text:p>
          </table:table-cell>
          <table:table-cell/>
          <table:table-cell office:value-type="float" office:value="-10.456">
            <text:p>-10.46</text:p>
          </table:table-cell>
          <table:table-cell office:value-type="float" office:value="3.681">
            <text:p>3.68</text:p>
          </table:table-cell>
          <table:table-cell/>
          <table:table-cell office:value-type="float" office:value="0.356">
            <text:p>0.36</text:p>
          </table:table-cell>
          <table:table-cell office:value-type="float" office:value="12.839">
            <text:p>12.84</text:p>
          </table:table-cell>
          <table:table-cell/>
          <table:table-cell office:value-type="float" office:value="-11.161">
            <text:p>-11.16</text:p>
          </table:table-cell>
          <table:table-cell office:value-type="float" office:value="-0.602">
            <text:p>-0.6</text:p>
          </table:table-cell>
          <table:table-cell/>
          <table:table-cell office:value-type="float" office:value="0.356">
            <text:p>0.36</text:p>
          </table:table-cell>
          <table:table-cell office:value-type="float" office:value="-12.839">
            <text:p>-12.84</text:p>
          </table:table-cell>
          <table:table-cell/>
          <table:table-cell office:value-type="float" office:value="-10.456">
            <text:p>-10.46</text:p>
          </table:table-cell>
          <table:table-cell office:value-type="float" office:value="-3.681">
            <text:p>-3.68</text:p>
          </table:table-cell>
          <table:table-cell/>
          <table:table-cell office:value-type="float" office:value="-10.604">
            <text:p>-10.6</text:p>
          </table:table-cell>
          <table:table-cell office:value-type="float" office:value="-4.405">
            <text:p>-4.41</text:p>
          </table:table-cell>
          <table:table-cell/>
          <table:table-cell office:value-type="float" office:value="3.043">
            <text:p>3.04</text:p>
          </table:table-cell>
          <table:table-cell office:value-type="float" office:value="13.138">
            <text:p>13.14</text:p>
          </table:table-cell>
          <table:table-cell/>
          <table:table-cell office:value-type="float" office:value="-7.201">
            <text:p>-7.2</text:p>
          </table:table-cell>
          <table:table-cell office:value-type="float" office:value="4.639">
            <text:p>4.64</text:p>
          </table:table-cell>
          <table:table-cell/>
          <table:table-cell office:value-type="float" office:value="0.829">
            <text:p>0.83</text:p>
          </table:table-cell>
          <table:table-cell office:value-type="float" office:value="4.321">
            <text:p>4.32</text:p>
          </table:table-cell>
          <table:table-cell/>
          <table:table-cell office:value-type="float" office:value="-0.904">
            <text:p>-0.9</text:p>
          </table:table-cell>
          <table:table-cell office:value-type="float" office:value="8.287">
            <text:p>8.29</text:p>
          </table:table-cell>
          <table:table-cell/>
          <table:table-cell office:value-type="float" office:value="1.733">
            <text:p>1.73</text:p>
          </table:table-cell>
          <table:table-cell office:value-type="float" office:value="-6.084">
            <text:p>-6.08</text:p>
          </table:table-cell>
          <table:table-cell/>
          <table:table-cell office:value-type="float" office:value="-0.811">
            <text:p>-0.81</text:p>
          </table:table-cell>
          <table:table-cell office:value-type="float" office:value="2.785">
            <text:p>2.79</text:p>
          </table:table-cell>
          <table:table-cell/>
          <table:table-cell office:value-type="float" office:value="4.56">
            <text:p>4.56</text:p>
          </table:table-cell>
          <table:table-cell office:value-type="float" office:value="7.518">
            <text:p>7.52</text:p>
          </table:table-cell>
          <table:table-cell/>
          <table:table-cell office:value-type="float" office:value="2.057">
            <text:p>2.06</text:p>
          </table:table-cell>
          <table:table-cell office:value-type="float" office:value="-5.81">
            <text:p>-5.81</text:p>
          </table:table-cell>
          <table:table-cell/>
          <table:table-cell office:value-type="float" office:value="9.703">
            <text:p>9.7</text:p>
          </table:table-cell>
          <table:table-cell office:value-type="float" office:value="4.952">
            <text:p>4.95</text:p>
          </table:table-cell>
          <table:table-cell/>
          <table:table-cell office:value-type="float" office:value="7.327">
            <text:p>7.33</text:p>
          </table:table-cell>
          <table:table-cell office:value-type="float" office:value="5.002">
            <text:p>5</text:p>
          </table:table-cell>
          <table:table-cell/>
          <table:table-cell office:value-type="float" office:value="-3.88">
            <text:p>-3.88</text:p>
          </table:table-cell>
          <table:table-cell office:value-type="float" office:value="-11.285">
            <text:p>-11.29</text:p>
          </table:table-cell>
          <table:table-cell/>
          <table:table-cell office:value-type="float" office:value="-4.123">
            <text:p>-4.12</text:p>
          </table:table-cell>
          <table:table-cell office:value-type="float" office:value="-2.202">
            <text:p>-2.2</text:p>
          </table:table-cell>
          <table:table-cell/>
          <table:table-cell office:value-type="float" office:value="-1.902">
            <text:p>-1.9</text:p>
          </table:table-cell>
          <table:table-cell office:value-type="float" office:value="-0.811">
            <text:p>-0.81</text:p>
          </table:table-cell>
        </table:table-row>
        <table:table-row table:style-name="ro1">
          <table:table-cell table:number-columns-repeated="2"/>
          <table:table-cell office:value-type="float" office:value="1.47972">
            <text:p>1.48</text:p>
          </table:table-cell>
          <table:table-cell table:number-columns-repeated="92"/>
        </table:table-row>
        <table:table-row table:style-name="ro1">
          <table:table-cell office:value-type="string">
            <text:p>----------------------</text:p>
          </table:table-cell>
          <table:table-cell/>
          <table:table-cell office:value-type="float" office:value="1.28162">
            <text:p>1.28</text:p>
          </table:table-cell>
          <table:table-cell table:number-columns-repeated="92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ISF:</text:p>
          </table:table-cell>
          <table:table-cell table:number-columns-repeated="94"/>
        </table:table-row>
        <table:table-row table:style-name="ro1">
          <table:table-cell office:value-type="string">
            <text:p>time_factor: 2</text:p>
          </table:table-cell>
          <table:table-cell office:value-type="string">
            <text:p><text:s/>time_steps: 8</text:p>
          </table:table-cell>
          <table:table-cell office:value-type="string">
            <text:p><text:s/>repeats: 1000000</text:p>
          </table:table-cell>
          <table:table-cell table:number-columns-repeated="92"/>
        </table:table-row>
        <table:table-row table:style-name="ro1">
          <table:table-cell office:value-type="string">
            <text:p>Real</text:p>
          </table:table-cell>
          <table:table-cell/>
          <table:table-cell office:value-type="string">
            <text:p>no int.</text:p>
          </table:table-cell>
          <table:table-cell table:number-columns-repeated="92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3.49953">
            <text:p>93.5</text:p>
          </table:table-cell>
          <table:table-cell office:value-type="float" office:value="-5.46945">
            <text:p>-5.47</text:p>
          </table:table-cell>
          <table:table-cell office:value-type="float" office:value="-11.64341">
            <text:p>-11.64</text:p>
          </table:table-cell>
          <table:table-cell office:value-type="float" office:value="-21.4888">
            <text:p>-21.49</text:p>
          </table:table-cell>
          <table:table-cell office:value-type="float" office:value="-29.62892">
            <text:p>-29.63</text:p>
          </table:table-cell>
          <table:table-cell office:value-type="float" office:value="-36.51505">
            <text:p>-36.52</text:p>
          </table:table-cell>
          <table:table-cell office:value-type="float" office:value="-43.87926">
            <text:p>-43.88</text:p>
          </table:table-cell>
          <table:table-cell office:value-type="float" office:value="-50.00945">
            <text:p>-50.01</text:p>
          </table:table-cell>
          <table:table-cell office:value-type="float" office:value="-53.10884">
            <text:p>-53.11</text:p>
          </table:table-cell>
          <table:table-cell office:value-type="float" office:value="-55.15106">
            <text:p>-55.15</text:p>
          </table:table-cell>
          <table:table-cell office:value-type="float" office:value="-53.90732">
            <text:p>-53.91</text:p>
          </table:table-cell>
          <table:table-cell office:value-type="float" office:value="-48.28419">
            <text:p>-48.28</text:p>
          </table:table-cell>
          <table:table-cell office:value-type="float" office:value="-40.72075">
            <text:p>-40.72</text:p>
          </table:table-cell>
          <table:table-cell office:value-type="float" office:value="-30.63847">
            <text:p>-30.64</text:p>
          </table:table-cell>
          <table:table-cell office:value-type="float" office:value="-19.46165">
            <text:p>-19.46</text:p>
          </table:table-cell>
          <table:table-cell office:value-type="float" office:value="-32.84532">
            <text:p>-32.85</text:p>
          </table:table-cell>
          <table:table-cell office:value-type="float" office:value="-19.53555">
            <text:p>-19.54</text:p>
          </table:table-cell>
          <table:table-cell office:value-type="float" office:value="-31.01444">
            <text:p>-31.01</text:p>
          </table:table-cell>
          <table:table-cell office:value-type="float" office:value="-40.78402">
            <text:p>-40.78</text:p>
          </table:table-cell>
          <table:table-cell office:value-type="float" office:value="-47.58989">
            <text:p>-47.59</text:p>
          </table:table-cell>
          <table:table-cell office:value-type="float" office:value="-53.17249">
            <text:p>-53.17</text:p>
          </table:table-cell>
          <table:table-cell office:value-type="float" office:value="-55.42437">
            <text:p>-55.42</text:p>
          </table:table-cell>
          <table:table-cell office:value-type="float" office:value="-53.73551">
            <text:p>-53.74</text:p>
          </table:table-cell>
          <table:table-cell office:value-type="float" office:value="-50.61532">
            <text:p>-50.62</text:p>
          </table:table-cell>
          <table:table-cell office:value-type="float" office:value="-43.94972">
            <text:p>-43.95</text:p>
          </table:table-cell>
          <table:table-cell office:value-type="float" office:value="-36.2157">
            <text:p>-36.22</text:p>
          </table:table-cell>
          <table:table-cell office:value-type="float" office:value="-29.9525">
            <text:p>-29.95</text:p>
          </table:table-cell>
          <table:table-cell office:value-type="float" office:value="-20.47257">
            <text:p>-20.47</text:p>
          </table:table-cell>
          <table:table-cell office:value-type="float" office:value="-12.60427">
            <text:p>-12.6</text:p>
          </table:table-cell>
          <table:table-cell office:value-type="float" office:value="-4.69458">
            <text:p>-4.69</text:p>
          </table:table-cell>
          <table:table-cell office:value-type="float" office:value="1.69071">
            <text:p>1.69</text:p>
          </table:table-cell>
          <table:table-cell office:value-type="float" office:value="8.79439">
            <text:p>8.79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10391">
            <text:p>8.1</text:p>
          </table:table-cell>
          <table:table-cell office:value-type="float" office:value="-4.64916">
            <text:p>-4.65</text:p>
          </table:table-cell>
          <table:table-cell office:value-type="float" office:value="-11.75067">
            <text:p>-11.75</text:p>
          </table:table-cell>
          <table:table-cell office:value-type="float" office:value="-20.81616">
            <text:p>-20.82</text:p>
          </table:table-cell>
          <table:table-cell office:value-type="float" office:value="-29.77853">
            <text:p>-29.78</text:p>
          </table:table-cell>
          <table:table-cell office:value-type="float" office:value="-36.58594">
            <text:p>-36.59</text:p>
          </table:table-cell>
          <table:table-cell office:value-type="float" office:value="-43.85618">
            <text:p>-43.86</text:p>
          </table:table-cell>
          <table:table-cell office:value-type="float" office:value="-50.77654">
            <text:p>-50.78</text:p>
          </table:table-cell>
          <table:table-cell office:value-type="float" office:value="-53.18468">
            <text:p>-53.18</text:p>
          </table:table-cell>
          <table:table-cell office:value-type="float" office:value="-55.30628">
            <text:p>-55.31</text:p>
          </table:table-cell>
          <table:table-cell office:value-type="float" office:value="-53.38247">
            <text:p>-53.38</text:p>
          </table:table-cell>
          <table:table-cell office:value-type="float" office:value="-47.89237">
            <text:p>-47.89</text:p>
          </table:table-cell>
          <table:table-cell office:value-type="float" office:value="-40.89874">
            <text:p>-40.9</text:p>
          </table:table-cell>
          <table:table-cell office:value-type="float" office:value="-31.18493">
            <text:p>-31.18</text:p>
          </table:table-cell>
          <table:table-cell office:value-type="float" office:value="-19.48235">
            <text:p>-19.48</text:p>
          </table:table-cell>
          <table:table-cell office:value-type="float" office:value="-32.28112">
            <text:p>-32.28</text:p>
          </table:table-cell>
          <table:table-cell office:value-type="float" office:value="-19.80117">
            <text:p>-19.8</text:p>
          </table:table-cell>
          <table:table-cell office:value-type="float" office:value="-31.21884">
            <text:p>-31.22</text:p>
          </table:table-cell>
          <table:table-cell office:value-type="float" office:value="-40.49061">
            <text:p>-40.49</text:p>
          </table:table-cell>
          <table:table-cell office:value-type="float" office:value="-47.38706">
            <text:p>-47.39</text:p>
          </table:table-cell>
          <table:table-cell office:value-type="float" office:value="-53.26344">
            <text:p>-53.26</text:p>
          </table:table-cell>
          <table:table-cell office:value-type="float" office:value="-54.826">
            <text:p>-54.83</text:p>
          </table:table-cell>
          <table:table-cell office:value-type="float" office:value="-53.27683">
            <text:p>-53.28</text:p>
          </table:table-cell>
          <table:table-cell office:value-type="float" office:value="-50.6604">
            <text:p>-50.66</text:p>
          </table:table-cell>
          <table:table-cell office:value-type="float" office:value="-44.23561">
            <text:p>-44.24</text:p>
          </table:table-cell>
          <table:table-cell office:value-type="float" office:value="-36.20993">
            <text:p>-36.21</text:p>
          </table:table-cell>
          <table:table-cell office:value-type="float" office:value="-30.08111">
            <text:p>-30.08</text:p>
          </table:table-cell>
          <table:table-cell office:value-type="float" office:value="-20.9829">
            <text:p>-20.98</text:p>
          </table:table-cell>
          <table:table-cell office:value-type="float" office:value="-12.65193">
            <text:p>-12.65</text:p>
          </table:table-cell>
          <table:table-cell office:value-type="float" office:value="-5.14894">
            <text:p>-5.15</text:p>
          </table:table-cell>
          <table:table-cell office:value-type="float" office:value="1.73589">
            <text:p>1.74</text:p>
          </table:table-cell>
          <table:table-cell office:value-type="float" office:value="8.2099">
            <text:p>8.21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0211">
            <text:p>2.02</text:p>
          </table:table-cell>
          <table:table-cell office:value-type="float" office:value="-5.30399">
            <text:p>-5.3</text:p>
          </table:table-cell>
          <table:table-cell office:value-type="float" office:value="-11.84486">
            <text:p>-11.84</text:p>
          </table:table-cell>
          <table:table-cell office:value-type="float" office:value="-21.22887">
            <text:p>-21.23</text:p>
          </table:table-cell>
          <table:table-cell office:value-type="float" office:value="-29.20558">
            <text:p>-29.21</text:p>
          </table:table-cell>
          <table:table-cell office:value-type="float" office:value="-36.17688">
            <text:p>-36.18</text:p>
          </table:table-cell>
          <table:table-cell office:value-type="float" office:value="-43.71494">
            <text:p>-43.71</text:p>
          </table:table-cell>
          <table:table-cell office:value-type="float" office:value="-49.84243">
            <text:p>-49.84</text:p>
          </table:table-cell>
          <table:table-cell office:value-type="float" office:value="-53.1856">
            <text:p>-53.19</text:p>
          </table:table-cell>
          <table:table-cell office:value-type="float" office:value="-55.53078">
            <text:p>-55.53</text:p>
          </table:table-cell>
          <table:table-cell office:value-type="float" office:value="-53.67466">
            <text:p>-53.67</text:p>
          </table:table-cell>
          <table:table-cell office:value-type="float" office:value="-47.85423">
            <text:p>-47.85</text:p>
          </table:table-cell>
          <table:table-cell office:value-type="float" office:value="-40.68726">
            <text:p>-40.69</text:p>
          </table:table-cell>
          <table:table-cell office:value-type="float" office:value="-31.52525">
            <text:p>-31.53</text:p>
          </table:table-cell>
          <table:table-cell office:value-type="float" office:value="-19.55462">
            <text:p>-19.55</text:p>
          </table:table-cell>
          <table:table-cell office:value-type="float" office:value="-32.69214">
            <text:p>-32.69</text:p>
          </table:table-cell>
          <table:table-cell office:value-type="float" office:value="-18.6017">
            <text:p>-18.6</text:p>
          </table:table-cell>
          <table:table-cell office:value-type="float" office:value="-31.17805">
            <text:p>-31.18</text:p>
          </table:table-cell>
          <table:table-cell office:value-type="float" office:value="-39.85145">
            <text:p>-39.85</text:p>
          </table:table-cell>
          <table:table-cell office:value-type="float" office:value="-48.14905">
            <text:p>-48.15</text:p>
          </table:table-cell>
          <table:table-cell office:value-type="float" office:value="-52.98105">
            <text:p>-52.98</text:p>
          </table:table-cell>
          <table:table-cell office:value-type="float" office:value="-55.6896">
            <text:p>-55.69</text:p>
          </table:table-cell>
          <table:table-cell office:value-type="float" office:value="-53.42815">
            <text:p>-53.43</text:p>
          </table:table-cell>
          <table:table-cell office:value-type="float" office:value="-50.06373">
            <text:p>-50.06</text:p>
          </table:table-cell>
          <table:table-cell office:value-type="float" office:value="-44.01544">
            <text:p>-44.02</text:p>
          </table:table-cell>
          <table:table-cell office:value-type="float" office:value="-36.22773">
            <text:p>-36.23</text:p>
          </table:table-cell>
          <table:table-cell office:value-type="float" office:value="-30.35801">
            <text:p>-30.36</text:p>
          </table:table-cell>
          <table:table-cell office:value-type="float" office:value="-21.584">
            <text:p>-21.58</text:p>
          </table:table-cell>
          <table:table-cell office:value-type="float" office:value="-12.42841">
            <text:p>-12.43</text:p>
          </table:table-cell>
          <table:table-cell office:value-type="float" office:value="-4.20381">
            <text:p>-4.2</text:p>
          </table:table-cell>
          <table:table-cell office:value-type="float" office:value="1.69351">
            <text:p>1.69</text:p>
          </table:table-cell>
          <table:table-cell office:value-type="float" office:value="8.42803">
            <text:p>8.43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.35526">
            <text:p>1.36</text:p>
          </table:table-cell>
          <table:table-cell office:value-type="float" office:value="-5.50694">
            <text:p>-5.51</text:p>
          </table:table-cell>
          <table:table-cell office:value-type="float" office:value="-11.67779">
            <text:p>-11.68</text:p>
          </table:table-cell>
          <table:table-cell office:value-type="float" office:value="-21.22406">
            <text:p>-21.22</text:p>
          </table:table-cell>
          <table:table-cell office:value-type="float" office:value="-29.62647">
            <text:p>-29.63</text:p>
          </table:table-cell>
          <table:table-cell office:value-type="float" office:value="-36.61752">
            <text:p>-36.62</text:p>
          </table:table-cell>
          <table:table-cell office:value-type="float" office:value="-44.15317">
            <text:p>-44.15</text:p>
          </table:table-cell>
          <table:table-cell office:value-type="float" office:value="-50.16575">
            <text:p>-50.17</text:p>
          </table:table-cell>
          <table:table-cell office:value-type="float" office:value="-53.54443">
            <text:p>-53.54</text:p>
          </table:table-cell>
          <table:table-cell office:value-type="float" office:value="-55.50201">
            <text:p>-55.5</text:p>
          </table:table-cell>
          <table:table-cell office:value-type="float" office:value="-53.44385">
            <text:p>-53.44</text:p>
          </table:table-cell>
          <table:table-cell office:value-type="float" office:value="-47.32284">
            <text:p>-47.32</text:p>
          </table:table-cell>
          <table:table-cell office:value-type="float" office:value="-40.95704">
            <text:p>-40.96</text:p>
          </table:table-cell>
          <table:table-cell office:value-type="float" office:value="-30.9225">
            <text:p>-30.92</text:p>
          </table:table-cell>
          <table:table-cell office:value-type="float" office:value="-19.25984">
            <text:p>-19.26</text:p>
          </table:table-cell>
          <table:table-cell office:value-type="float" office:value="-31.46783">
            <text:p>-31.47</text:p>
          </table:table-cell>
          <table:table-cell office:value-type="float" office:value="-19.88392">
            <text:p>-19.88</text:p>
          </table:table-cell>
          <table:table-cell office:value-type="float" office:value="-31.36597">
            <text:p>-31.37</text:p>
          </table:table-cell>
          <table:table-cell office:value-type="float" office:value="-40.70776">
            <text:p>-40.71</text:p>
          </table:table-cell>
          <table:table-cell office:value-type="float" office:value="-48.46401">
            <text:p>-48.46</text:p>
          </table:table-cell>
          <table:table-cell office:value-type="float" office:value="-52.93905">
            <text:p>-52.94</text:p>
          </table:table-cell>
          <table:table-cell office:value-type="float" office:value="-55.74675">
            <text:p>-55.75</text:p>
          </table:table-cell>
          <table:table-cell office:value-type="float" office:value="-53.02265">
            <text:p>-53.02</text:p>
          </table:table-cell>
          <table:table-cell office:value-type="float" office:value="-50.35019">
            <text:p>-50.35</text:p>
          </table:table-cell>
          <table:table-cell office:value-type="float" office:value="-43.65179">
            <text:p>-43.65</text:p>
          </table:table-cell>
          <table:table-cell office:value-type="float" office:value="-37.15276">
            <text:p>-37.15</text:p>
          </table:table-cell>
          <table:table-cell office:value-type="float" office:value="-30.0197">
            <text:p>-30.02</text:p>
          </table:table-cell>
          <table:table-cell office:value-type="float" office:value="-21.4581">
            <text:p>-21.46</text:p>
          </table:table-cell>
          <table:table-cell office:value-type="float" office:value="-11.63469">
            <text:p>-11.63</text:p>
          </table:table-cell>
          <table:table-cell office:value-type="float" office:value="-4.90805">
            <text:p>-4.91</text:p>
          </table:table-cell>
          <table:table-cell office:value-type="float" office:value="1.86542">
            <text:p>1.87</text:p>
          </table:table-cell>
          <table:table-cell office:value-type="float" office:value="8.63895">
            <text:p>8.64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.89841">
            <text:p>1.9</text:p>
          </table:table-cell>
          <table:table-cell office:value-type="float" office:value="-5.27679">
            <text:p>-5.28</text:p>
          </table:table-cell>
          <table:table-cell office:value-type="float" office:value="-12.20087">
            <text:p>-12.2</text:p>
          </table:table-cell>
          <table:table-cell office:value-type="float" office:value="-20.60638">
            <text:p>-20.61</text:p>
          </table:table-cell>
          <table:table-cell office:value-type="float" office:value="-29.67816">
            <text:p>-29.68</text:p>
          </table:table-cell>
          <table:table-cell office:value-type="float" office:value="-35.96219">
            <text:p>-35.96</text:p>
          </table:table-cell>
          <table:table-cell office:value-type="float" office:value="-43.90597">
            <text:p>-43.91</text:p>
          </table:table-cell>
          <table:table-cell office:value-type="float" office:value="-50.29447">
            <text:p>-50.29</text:p>
          </table:table-cell>
          <table:table-cell office:value-type="float" office:value="-54.37021">
            <text:p>-54.37</text:p>
          </table:table-cell>
          <table:table-cell office:value-type="float" office:value="-55.85286">
            <text:p>-55.85</text:p>
          </table:table-cell>
          <table:table-cell office:value-type="float" office:value="-52.83334">
            <text:p>-52.83</text:p>
          </table:table-cell>
          <table:table-cell office:value-type="float" office:value="-47.45454">
            <text:p>-47.45</text:p>
          </table:table-cell>
          <table:table-cell office:value-type="float" office:value="-40.86522">
            <text:p>-40.87</text:p>
          </table:table-cell>
          <table:table-cell office:value-type="float" office:value="-31.13232">
            <text:p>-31.13</text:p>
          </table:table-cell>
          <table:table-cell office:value-type="float" office:value="-19.1592">
            <text:p>-19.16</text:p>
          </table:table-cell>
          <table:table-cell office:value-type="float" office:value="-34.01376">
            <text:p>-34.01</text:p>
          </table:table-cell>
          <table:table-cell office:value-type="float" office:value="-18.9694">
            <text:p>-18.97</text:p>
          </table:table-cell>
          <table:table-cell office:value-type="float" office:value="-31.39675">
            <text:p>-31.4</text:p>
          </table:table-cell>
          <table:table-cell office:value-type="float" office:value="-40.25542">
            <text:p>-40.26</text:p>
          </table:table-cell>
          <table:table-cell office:value-type="float" office:value="-47.90803">
            <text:p>-47.91</text:p>
          </table:table-cell>
          <table:table-cell office:value-type="float" office:value="-53.5737">
            <text:p>-53.57</text:p>
          </table:table-cell>
          <table:table-cell office:value-type="float" office:value="-55.90137">
            <text:p>-55.9</text:p>
          </table:table-cell>
          <table:table-cell office:value-type="float" office:value="-53.2124">
            <text:p>-53.21</text:p>
          </table:table-cell>
          <table:table-cell office:value-type="float" office:value="-49.96469">
            <text:p>-49.96</text:p>
          </table:table-cell>
          <table:table-cell office:value-type="float" office:value="-44.4723">
            <text:p>-44.47</text:p>
          </table:table-cell>
          <table:table-cell office:value-type="float" office:value="-36.84642">
            <text:p>-36.85</text:p>
          </table:table-cell>
          <table:table-cell office:value-type="float" office:value="-30.1802">
            <text:p>-30.18</text:p>
          </table:table-cell>
          <table:table-cell office:value-type="float" office:value="-20.94805">
            <text:p>-20.95</text:p>
          </table:table-cell>
          <table:table-cell office:value-type="float" office:value="-11.9237">
            <text:p>-11.92</text:p>
          </table:table-cell>
          <table:table-cell office:value-type="float" office:value="-5.18415">
            <text:p>-5.18</text:p>
          </table:table-cell>
          <table:table-cell office:value-type="float" office:value="1.73121">
            <text:p>1.73</text:p>
          </table:table-cell>
          <table:table-cell office:value-type="float" office:value="8.71699">
            <text:p>8.72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62378">
            <text:p>1.62</text:p>
          </table:table-cell>
          <table:table-cell office:value-type="float" office:value="-5.04958">
            <text:p>-5.05</text:p>
          </table:table-cell>
          <table:table-cell office:value-type="float" office:value="-11.94755">
            <text:p>-11.95</text:p>
          </table:table-cell>
          <table:table-cell office:value-type="float" office:value="-21.31642">
            <text:p>-21.32</text:p>
          </table:table-cell>
          <table:table-cell office:value-type="float" office:value="-29.54138">
            <text:p>-29.54</text:p>
          </table:table-cell>
          <table:table-cell office:value-type="float" office:value="-36.94219">
            <text:p>-36.94</text:p>
          </table:table-cell>
          <table:table-cell office:value-type="float" office:value="-44.42365">
            <text:p>-44.42</text:p>
          </table:table-cell>
          <table:table-cell office:value-type="float" office:value="-50.12346">
            <text:p>-50.12</text:p>
          </table:table-cell>
          <table:table-cell office:value-type="float" office:value="-53.10351">
            <text:p>-53.1</text:p>
          </table:table-cell>
          <table:table-cell office:value-type="float" office:value="-55.51705">
            <text:p>-55.52</text:p>
          </table:table-cell>
          <table:table-cell office:value-type="float" office:value="-53.12144">
            <text:p>-53.12</text:p>
          </table:table-cell>
          <table:table-cell office:value-type="float" office:value="-47.58368">
            <text:p>-47.58</text:p>
          </table:table-cell>
          <table:table-cell office:value-type="float" office:value="-41.07302">
            <text:p>-41.07</text:p>
          </table:table-cell>
          <table:table-cell office:value-type="float" office:value="-31.08181">
            <text:p>-31.08</text:p>
          </table:table-cell>
          <table:table-cell office:value-type="float" office:value="-19.69696">
            <text:p>-19.7</text:p>
          </table:table-cell>
          <table:table-cell office:value-type="float" office:value="-32.86346">
            <text:p>-32.86</text:p>
          </table:table-cell>
          <table:table-cell office:value-type="float" office:value="-19.00957">
            <text:p>-19.01</text:p>
          </table:table-cell>
          <table:table-cell office:value-type="float" office:value="-30.95115">
            <text:p>-30.95</text:p>
          </table:table-cell>
          <table:table-cell office:value-type="float" office:value="-40.45701">
            <text:p>-40.46</text:p>
          </table:table-cell>
          <table:table-cell office:value-type="float" office:value="-47.03837">
            <text:p>-47.04</text:p>
          </table:table-cell>
          <table:table-cell office:value-type="float" office:value="-53.13346">
            <text:p>-53.13</text:p>
          </table:table-cell>
          <table:table-cell office:value-type="float" office:value="-55.82725">
            <text:p>-55.83</text:p>
          </table:table-cell>
          <table:table-cell office:value-type="float" office:value="-53.40367">
            <text:p>-53.4</text:p>
          </table:table-cell>
          <table:table-cell office:value-type="float" office:value="-50.79359">
            <text:p>-50.79</text:p>
          </table:table-cell>
          <table:table-cell office:value-type="float" office:value="-44.13139">
            <text:p>-44.13</text:p>
          </table:table-cell>
          <table:table-cell office:value-type="float" office:value="-36.70115">
            <text:p>-36.7</text:p>
          </table:table-cell>
          <table:table-cell office:value-type="float" office:value="-29.64118">
            <text:p>-29.64</text:p>
          </table:table-cell>
          <table:table-cell office:value-type="float" office:value="-21.59719">
            <text:p>-21.6</text:p>
          </table:table-cell>
          <table:table-cell office:value-type="float" office:value="-12.12264">
            <text:p>-12.12</text:p>
          </table:table-cell>
          <table:table-cell office:value-type="float" office:value="-5.04874">
            <text:p>-5.05</text:p>
          </table:table-cell>
          <table:table-cell office:value-type="float" office:value="2.17455">
            <text:p>2.17</text:p>
          </table:table-cell>
          <table:table-cell office:value-type="float" office:value="9.0168">
            <text:p>9.02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.55561">
            <text:p>1.56</text:p>
          </table:table-cell>
          <table:table-cell office:value-type="float" office:value="-5.23931">
            <text:p>-5.24</text:p>
          </table:table-cell>
          <table:table-cell office:value-type="float" office:value="-12.01262">
            <text:p>-12.01</text:p>
          </table:table-cell>
          <table:table-cell office:value-type="float" office:value="-20.96886">
            <text:p>-20.97</text:p>
          </table:table-cell>
          <table:table-cell office:value-type="float" office:value="-29.84105">
            <text:p>-29.84</text:p>
          </table:table-cell>
          <table:table-cell office:value-type="float" office:value="-37.62567">
            <text:p>-37.63</text:p>
          </table:table-cell>
          <table:table-cell office:value-type="float" office:value="-43.99307">
            <text:p>-43.99</text:p>
          </table:table-cell>
          <table:table-cell office:value-type="float" office:value="-49.84659">
            <text:p>-49.85</text:p>
          </table:table-cell>
          <table:table-cell office:value-type="float" office:value="-53.38899">
            <text:p>-53.39</text:p>
          </table:table-cell>
          <table:table-cell office:value-type="float" office:value="-56.23456">
            <text:p>-56.23</text:p>
          </table:table-cell>
          <table:table-cell office:value-type="float" office:value="-52.77776">
            <text:p>-52.78</text:p>
          </table:table-cell>
          <table:table-cell office:value-type="float" office:value="-47.49026">
            <text:p>-47.49</text:p>
          </table:table-cell>
          <table:table-cell office:value-type="float" office:value="-40.46342">
            <text:p>-40.46</text:p>
          </table:table-cell>
          <table:table-cell office:value-type="float" office:value="-31.33281">
            <text:p>-31.33</text:p>
          </table:table-cell>
          <table:table-cell office:value-type="float" office:value="-19.63974">
            <text:p>-19.64</text:p>
          </table:table-cell>
          <table:table-cell office:value-type="float" office:value="-34.31929">
            <text:p>-34.32</text:p>
          </table:table-cell>
          <table:table-cell office:value-type="float" office:value="-18.86894">
            <text:p>-18.87</text:p>
          </table:table-cell>
          <table:table-cell office:value-type="float" office:value="-30.68199">
            <text:p>-30.68</text:p>
          </table:table-cell>
          <table:table-cell office:value-type="float" office:value="-40.11744">
            <text:p>-40.12</text:p>
          </table:table-cell>
          <table:table-cell office:value-type="float" office:value="-47.69976">
            <text:p>-47.7</text:p>
          </table:table-cell>
          <table:table-cell office:value-type="float" office:value="-53.92885">
            <text:p>-53.93</text:p>
          </table:table-cell>
          <table:table-cell office:value-type="float" office:value="-55.21118">
            <text:p>-55.21</text:p>
          </table:table-cell>
          <table:table-cell office:value-type="float" office:value="-53.53376">
            <text:p>-53.53</text:p>
          </table:table-cell>
          <table:table-cell office:value-type="float" office:value="-49.95029">
            <text:p>-49.95</text:p>
          </table:table-cell>
          <table:table-cell office:value-type="float" office:value="-43.60437">
            <text:p>-43.6</text:p>
          </table:table-cell>
          <table:table-cell office:value-type="float" office:value="-36.36589">
            <text:p>-36.37</text:p>
          </table:table-cell>
          <table:table-cell office:value-type="float" office:value="-29.96034">
            <text:p>-29.96</text:p>
          </table:table-cell>
          <table:table-cell office:value-type="float" office:value="-21.48767">
            <text:p>-21.49</text:p>
          </table:table-cell>
          <table:table-cell office:value-type="float" office:value="-12.08751">
            <text:p>-12.09</text:p>
          </table:table-cell>
          <table:table-cell office:value-type="float" office:value="-5.16448">
            <text:p>-5.16</text:p>
          </table:table-cell>
          <table:table-cell office:value-type="float" office:value="1.98312">
            <text:p>1.98</text:p>
          </table:table-cell>
          <table:table-cell office:value-type="float" office:value="8.82995">
            <text:p>8.83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65428">
            <text:p>1.65</text:p>
          </table:table-cell>
          <table:table-cell office:value-type="float" office:value="-4.83443">
            <text:p>-4.83</text:p>
          </table:table-cell>
          <table:table-cell office:value-type="float" office:value="-12.41296">
            <text:p>-12.41</text:p>
          </table:table-cell>
          <table:table-cell office:value-type="float" office:value="-21.04232">
            <text:p>-21.04</text:p>
          </table:table-cell>
          <table:table-cell office:value-type="float" office:value="-29.20794">
            <text:p>-29.21</text:p>
          </table:table-cell>
          <table:table-cell office:value-type="float" office:value="-36.87333">
            <text:p>-36.87</text:p>
          </table:table-cell>
          <table:table-cell office:value-type="float" office:value="-43.58979">
            <text:p>-43.59</text:p>
          </table:table-cell>
          <table:table-cell office:value-type="float" office:value="-49.72458">
            <text:p>-49.72</text:p>
          </table:table-cell>
          <table:table-cell office:value-type="float" office:value="-53.08743">
            <text:p>-53.09</text:p>
          </table:table-cell>
          <table:table-cell office:value-type="float" office:value="-55.7414">
            <text:p>-55.74</text:p>
          </table:table-cell>
          <table:table-cell office:value-type="float" office:value="-53.89816">
            <text:p>-53.9</text:p>
          </table:table-cell>
          <table:table-cell office:value-type="float" office:value="-47.34037">
            <text:p>-47.34</text:p>
          </table:table-cell>
          <table:table-cell office:value-type="float" office:value="-40.75887">
            <text:p>-40.76</text:p>
          </table:table-cell>
          <table:table-cell office:value-type="float" office:value="-30.84414">
            <text:p>-30.84</text:p>
          </table:table-cell>
          <table:table-cell office:value-type="float" office:value="-18.97047">
            <text:p>-18.97</text:p>
          </table:table-cell>
          <table:table-cell office:value-type="float" office:value="-32.19165">
            <text:p>-32.19</text:p>
          </table:table-cell>
          <table:table-cell office:value-type="float" office:value="-19.81034">
            <text:p>-19.81</text:p>
          </table:table-cell>
          <table:table-cell office:value-type="float" office:value="-31.54821">
            <text:p>-31.55</text:p>
          </table:table-cell>
          <table:table-cell office:value-type="float" office:value="-41.31927">
            <text:p>-41.32</text:p>
          </table:table-cell>
          <table:table-cell office:value-type="float" office:value="-47.50716">
            <text:p>-47.51</text:p>
          </table:table-cell>
          <table:table-cell office:value-type="float" office:value="-52.85859">
            <text:p>-52.86</text:p>
          </table:table-cell>
          <table:table-cell office:value-type="float" office:value="-55.22804">
            <text:p>-55.23</text:p>
          </table:table-cell>
          <table:table-cell office:value-type="float" office:value="-53.45413">
            <text:p>-53.45</text:p>
          </table:table-cell>
          <table:table-cell office:value-type="float" office:value="-49.69255">
            <text:p>-49.69</text:p>
          </table:table-cell>
          <table:table-cell office:value-type="float" office:value="-44.29813">
            <text:p>-44.3</text:p>
          </table:table-cell>
          <table:table-cell office:value-type="float" office:value="-37.16384">
            <text:p>-37.16</text:p>
          </table:table-cell>
          <table:table-cell office:value-type="float" office:value="-30.37672">
            <text:p>-30.38</text:p>
          </table:table-cell>
          <table:table-cell office:value-type="float" office:value="-21.42265">
            <text:p>-21.42</text:p>
          </table:table-cell>
          <table:table-cell office:value-type="float" office:value="-12.69255">
            <text:p>-12.69</text:p>
          </table:table-cell>
          <table:table-cell office:value-type="float" office:value="-5.04506">
            <text:p>-5.05</text:p>
          </table:table-cell>
          <table:table-cell office:value-type="float" office:value="1.39283">
            <text:p>1.39</text:p>
          </table:table-cell>
          <table:table-cell office:value-type="float" office:value="8.04081">
            <text:p>8.04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85938">
            <text:p>1.86</text:p>
          </table:table-cell>
          <table:table-cell office:value-type="float" office:value="-4.98829">
            <text:p>-4.99</text:p>
          </table:table-cell>
          <table:table-cell office:value-type="float" office:value="-12.25497">
            <text:p>-12.25</text:p>
          </table:table-cell>
          <table:table-cell office:value-type="float" office:value="-21.2136">
            <text:p>-21.21</text:p>
          </table:table-cell>
          <table:table-cell office:value-type="float" office:value="-30.4473">
            <text:p>-30.45</text:p>
          </table:table-cell>
          <table:table-cell office:value-type="float" office:value="-36.59854">
            <text:p>-36.6</text:p>
          </table:table-cell>
          <table:table-cell office:value-type="float" office:value="-44.34612">
            <text:p>-44.35</text:p>
          </table:table-cell>
          <table:table-cell office:value-type="float" office:value="-50.12061">
            <text:p>-50.12</text:p>
          </table:table-cell>
          <table:table-cell office:value-type="float" office:value="-52.86827">
            <text:p>-52.87</text:p>
          </table:table-cell>
          <table:table-cell office:value-type="float" office:value="-55.82941">
            <text:p>-55.83</text:p>
          </table:table-cell>
          <table:table-cell office:value-type="float" office:value="-52.84774">
            <text:p>-52.85</text:p>
          </table:table-cell>
          <table:table-cell office:value-type="float" office:value="-48.91439">
            <text:p>-48.91</text:p>
          </table:table-cell>
          <table:table-cell office:value-type="float" office:value="-41.01844">
            <text:p>-41.02</text:p>
          </table:table-cell>
          <table:table-cell office:value-type="float" office:value="-31.16943">
            <text:p>-31.17</text:p>
          </table:table-cell>
          <table:table-cell office:value-type="float" office:value="-19.21585">
            <text:p>-19.22</text:p>
          </table:table-cell>
          <table:table-cell office:value-type="float" office:value="-33.54595">
            <text:p>-33.55</text:p>
          </table:table-cell>
          <table:table-cell office:value-type="float" office:value="-18.80034">
            <text:p>-18.8</text:p>
          </table:table-cell>
          <table:table-cell office:value-type="float" office:value="-31.09542">
            <text:p>-31.1</text:p>
          </table:table-cell>
          <table:table-cell office:value-type="float" office:value="-41.30779">
            <text:p>-41.31</text:p>
          </table:table-cell>
          <table:table-cell office:value-type="float" office:value="-47.12697">
            <text:p>-47.13</text:p>
          </table:table-cell>
          <table:table-cell office:value-type="float" office:value="-53.6136">
            <text:p>-53.61</text:p>
          </table:table-cell>
          <table:table-cell office:value-type="float" office:value="-54.83657">
            <text:p>-54.84</text:p>
          </table:table-cell>
          <table:table-cell office:value-type="float" office:value="-53.23904">
            <text:p>-53.24</text:p>
          </table:table-cell>
          <table:table-cell office:value-type="float" office:value="-49.52638">
            <text:p>-49.53</text:p>
          </table:table-cell>
          <table:table-cell office:value-type="float" office:value="-43.62642">
            <text:p>-43.63</text:p>
          </table:table-cell>
          <table:table-cell office:value-type="float" office:value="-36.25396">
            <text:p>-36.25</text:p>
          </table:table-cell>
          <table:table-cell office:value-type="float" office:value="-29.68252">
            <text:p>-29.68</text:p>
          </table:table-cell>
          <table:table-cell office:value-type="float" office:value="-21.25895">
            <text:p>-21.26</text:p>
          </table:table-cell>
          <table:table-cell office:value-type="float" office:value="-12.60111">
            <text:p>-12.6</text:p>
          </table:table-cell>
          <table:table-cell office:value-type="float" office:value="-4.9835">
            <text:p>-4.98</text:p>
          </table:table-cell>
          <table:table-cell office:value-type="float" office:value="1.97243">
            <text:p>1.97</text:p>
          </table:table-cell>
          <table:table-cell office:value-type="float" office:value="8.34314">
            <text:p>8.34</text:p>
          </table:table-cell>
          <table:table-cell table:number-columns-repeated="61"/>
        </table:table-row>
        <table:table-row table:style-name="ro1">
          <table:table-cell office:value-type="string">
            <text:p>Imaginary</text:p>
          </table:table-cell>
          <table:table-cell table:number-columns-repeated="9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34.72135">
            <text:p>-34.72</text:p>
          </table:table-cell>
          <table:table-cell office:value-type="float" office:value="-31.80096">
            <text:p>-31.8</text:p>
          </table:table-cell>
          <table:table-cell office:value-type="float" office:value="-30.89893">
            <text:p>-30.9</text:p>
          </table:table-cell>
          <table:table-cell office:value-type="float" office:value="-26.35196">
            <text:p>-26.35</text:p>
          </table:table-cell>
          <table:table-cell office:value-type="float" office:value="-20.63318">
            <text:p>-20.63</text:p>
          </table:table-cell>
          <table:table-cell office:value-type="float" office:value="-16.12079">
            <text:p>-16.12</text:p>
          </table:table-cell>
          <table:table-cell office:value-type="float" office:value="-10.3463">
            <text:p>-10.35</text:p>
          </table:table-cell>
          <table:table-cell office:value-type="float" office:value="-4.885">
            <text:p>-4.89</text:p>
          </table:table-cell>
          <table:table-cell office:value-type="float" office:value="-0.26717">
            <text:p>-0.27</text:p>
          </table:table-cell>
          <table:table-cell office:value-type="float" office:value="2.7434">
            <text:p>2.74</text:p>
          </table:table-cell>
          <table:table-cell office:value-type="float" office:value="3.6569">
            <text:p>3.66</text:p>
          </table:table-cell>
          <table:table-cell office:value-type="float" office:value="8.12228">
            <text:p>8.12</text:p>
          </table:table-cell>
          <table:table-cell office:value-type="float" office:value="9.12033">
            <text:p>9.12</text:p>
          </table:table-cell>
          <table:table-cell office:value-type="float" office:value="10.0962">
            <text:p>10.1</text:p>
          </table:table-cell>
          <table:table-cell office:value-type="float" office:value="11.40122">
            <text:p>11.4</text:p>
          </table:table-cell>
          <table:table-cell office:value-type="float" office:value="-15.01502">
            <text:p>-15.02</text:p>
          </table:table-cell>
          <table:table-cell office:value-type="float" office:value="-11.39325">
            <text:p>-11.39</text:p>
          </table:table-cell>
          <table:table-cell office:value-type="float" office:value="-9.76573">
            <text:p>-9.77</text:p>
          </table:table-cell>
          <table:table-cell office:value-type="float" office:value="-7.95552">
            <text:p>-7.96</text:p>
          </table:table-cell>
          <table:table-cell office:value-type="float" office:value="-7.57145">
            <text:p>-7.57</text:p>
          </table:table-cell>
          <table:table-cell office:value-type="float" office:value="-4.28926">
            <text:p>-4.29</text:p>
          </table:table-cell>
          <table:table-cell office:value-type="float" office:value="-3.11185">
            <text:p>-3.11</text:p>
          </table:table-cell>
          <table:table-cell office:value-type="float" office:value="-0.08464">
            <text:p>-0.08</text:p>
          </table:table-cell>
          <table:table-cell office:value-type="float" office:value="4.41959">
            <text:p>4.42</text:p>
          </table:table-cell>
          <table:table-cell office:value-type="float" office:value="10.26314">
            <text:p>10.26</text:p>
          </table:table-cell>
          <table:table-cell office:value-type="float" office:value="15.96844">
            <text:p>15.97</text:p>
          </table:table-cell>
          <table:table-cell office:value-type="float" office:value="21.25883">
            <text:p>21.26</text:p>
          </table:table-cell>
          <table:table-cell office:value-type="float" office:value="26.01405">
            <text:p>26.01</text:p>
          </table:table-cell>
          <table:table-cell office:value-type="float" office:value="30.98192">
            <text:p>30.98</text:p>
          </table:table-cell>
          <table:table-cell office:value-type="float" office:value="31.17473">
            <text:p>31.17</text:p>
          </table:table-cell>
          <table:table-cell office:value-type="float" office:value="34.28285">
            <text:p>34.28</text:p>
          </table:table-cell>
          <table:table-cell office:value-type="float" office:value="33.99727">
            <text:p>34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4.88159">
            <text:p>-34.88</text:p>
          </table:table-cell>
          <table:table-cell office:value-type="float" office:value="-31.19848">
            <text:p>-31.2</text:p>
          </table:table-cell>
          <table:table-cell office:value-type="float" office:value="-31.13601">
            <text:p>-31.14</text:p>
          </table:table-cell>
          <table:table-cell office:value-type="float" office:value="-25.85957">
            <text:p>-25.86</text:p>
          </table:table-cell>
          <table:table-cell office:value-type="float" office:value="-21.21789">
            <text:p>-21.22</text:p>
          </table:table-cell>
          <table:table-cell office:value-type="float" office:value="-15.99541">
            <text:p>-16</text:p>
          </table:table-cell>
          <table:table-cell office:value-type="float" office:value="-10.46201">
            <text:p>-10.46</text:p>
          </table:table-cell>
          <table:table-cell office:value-type="float" office:value="-4.98803">
            <text:p>-4.99</text:p>
          </table:table-cell>
          <table:table-cell office:value-type="float" office:value="-0.00814">
            <text:p>-0.01</text:p>
          </table:table-cell>
          <table:table-cell office:value-type="float" office:value="3.60967">
            <text:p>3.61</text:p>
          </table:table-cell>
          <table:table-cell office:value-type="float" office:value="4.53613">
            <text:p>4.54</text:p>
          </table:table-cell>
          <table:table-cell office:value-type="float" office:value="7.86576">
            <text:p>7.87</text:p>
          </table:table-cell>
          <table:table-cell office:value-type="float" office:value="9.01033">
            <text:p>9.01</text:p>
          </table:table-cell>
          <table:table-cell office:value-type="float" office:value="9.90508">
            <text:p>9.91</text:p>
          </table:table-cell>
          <table:table-cell office:value-type="float" office:value="11.09453">
            <text:p>11.09</text:p>
          </table:table-cell>
          <table:table-cell office:value-type="float" office:value="-14.81123">
            <text:p>-14.81</text:p>
          </table:table-cell>
          <table:table-cell office:value-type="float" office:value="-11.72821">
            <text:p>-11.73</text:p>
          </table:table-cell>
          <table:table-cell office:value-type="float" office:value="-10.15749">
            <text:p>-10.16</text:p>
          </table:table-cell>
          <table:table-cell office:value-type="float" office:value="-8.28314">
            <text:p>-8.28</text:p>
          </table:table-cell>
          <table:table-cell office:value-type="float" office:value="-7.99995">
            <text:p>-8</text:p>
          </table:table-cell>
          <table:table-cell office:value-type="float" office:value="-3.40775">
            <text:p>-3.41</text:p>
          </table:table-cell>
          <table:table-cell office:value-type="float" office:value="-2.93915">
            <text:p>-2.94</text:p>
          </table:table-cell>
          <table:table-cell office:value-type="float" office:value="-0.08435">
            <text:p>-0.08</text:p>
          </table:table-cell>
          <table:table-cell office:value-type="float" office:value="4.15846">
            <text:p>4.16</text:p>
          </table:table-cell>
          <table:table-cell office:value-type="float" office:value="10.54558">
            <text:p>10.55</text:p>
          </table:table-cell>
          <table:table-cell office:value-type="float" office:value="16.15719">
            <text:p>16.16</text:p>
          </table:table-cell>
          <table:table-cell office:value-type="float" office:value="20.74125">
            <text:p>20.74</text:p>
          </table:table-cell>
          <table:table-cell office:value-type="float" office:value="25.85723">
            <text:p>25.86</text:p>
          </table:table-cell>
          <table:table-cell office:value-type="float" office:value="30.9128">
            <text:p>30.91</text:p>
          </table:table-cell>
          <table:table-cell office:value-type="float" office:value="31.87647">
            <text:p>31.88</text:p>
          </table:table-cell>
          <table:table-cell office:value-type="float" office:value="34.37808">
            <text:p>34.38</text:p>
          </table:table-cell>
          <table:table-cell office:value-type="float" office:value="33.39591">
            <text:p>33.4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4.01101">
            <text:p>-34.01</text:p>
          </table:table-cell>
          <table:table-cell office:value-type="float" office:value="-31.46139">
            <text:p>-31.46</text:p>
          </table:table-cell>
          <table:table-cell office:value-type="float" office:value="-30.67167">
            <text:p>-30.67</text:p>
          </table:table-cell>
          <table:table-cell office:value-type="float" office:value="-25.69163">
            <text:p>-25.69</text:p>
          </table:table-cell>
          <table:table-cell office:value-type="float" office:value="-20.52757">
            <text:p>-20.53</text:p>
          </table:table-cell>
          <table:table-cell office:value-type="float" office:value="-15.19403">
            <text:p>-15.19</text:p>
          </table:table-cell>
          <table:table-cell office:value-type="float" office:value="-10.43316">
            <text:p>-10.43</text:p>
          </table:table-cell>
          <table:table-cell office:value-type="float" office:value="-4.61753">
            <text:p>-4.62</text:p>
          </table:table-cell>
          <table:table-cell office:value-type="float" office:value="-0.45988">
            <text:p>-0.46</text:p>
          </table:table-cell>
          <table:table-cell office:value-type="float" office:value="2.79214">
            <text:p>2.79</text:p>
          </table:table-cell>
          <table:table-cell office:value-type="float" office:value="4.13358">
            <text:p>4.13</text:p>
          </table:table-cell>
          <table:table-cell office:value-type="float" office:value="7.54088">
            <text:p>7.54</text:p>
          </table:table-cell>
          <table:table-cell office:value-type="float" office:value="8.87491">
            <text:p>8.87</text:p>
          </table:table-cell>
          <table:table-cell office:value-type="float" office:value="10.16429">
            <text:p>10.16</text:p>
          </table:table-cell>
          <table:table-cell office:value-type="float" office:value="11.36798">
            <text:p>11.37</text:p>
          </table:table-cell>
          <table:table-cell office:value-type="float" office:value="-15.14795">
            <text:p>-15.15</text:p>
          </table:table-cell>
          <table:table-cell office:value-type="float" office:value="-11.25856">
            <text:p>-11.26</text:p>
          </table:table-cell>
          <table:table-cell office:value-type="float" office:value="-10.15014">
            <text:p>-10.15</text:p>
          </table:table-cell>
          <table:table-cell office:value-type="float" office:value="-8.47333">
            <text:p>-8.47</text:p>
          </table:table-cell>
          <table:table-cell office:value-type="float" office:value="-7.75409">
            <text:p>-7.75</text:p>
          </table:table-cell>
          <table:table-cell office:value-type="float" office:value="-4.20062">
            <text:p>-4.2</text:p>
          </table:table-cell>
          <table:table-cell office:value-type="float" office:value="-3.40003">
            <text:p>-3.4</text:p>
          </table:table-cell>
          <table:table-cell office:value-type="float" office:value="-0.1597">
            <text:p>-0.16</text:p>
          </table:table-cell>
          <table:table-cell office:value-type="float" office:value="4.68345">
            <text:p>4.68</text:p>
          </table:table-cell>
          <table:table-cell office:value-type="float" office:value="9.97181">
            <text:p>9.97</text:p>
          </table:table-cell>
          <table:table-cell office:value-type="float" office:value="16.07773">
            <text:p>16.08</text:p>
          </table:table-cell>
          <table:table-cell office:value-type="float" office:value="20.46592">
            <text:p>20.47</text:p>
          </table:table-cell>
          <table:table-cell office:value-type="float" office:value="25.47572">
            <text:p>25.48</text:p>
          </table:table-cell>
          <table:table-cell office:value-type="float" office:value="31.64612">
            <text:p>31.65</text:p>
          </table:table-cell>
          <table:table-cell office:value-type="float" office:value="31.60141">
            <text:p>31.6</text:p>
          </table:table-cell>
          <table:table-cell office:value-type="float" office:value="33.84253">
            <text:p>33.84</text:p>
          </table:table-cell>
          <table:table-cell office:value-type="float" office:value="33.68095">
            <text:p>33.68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34.34025">
            <text:p>-34.34</text:p>
          </table:table-cell>
          <table:table-cell office:value-type="float" office:value="-31.43461">
            <text:p>-31.43</text:p>
          </table:table-cell>
          <table:table-cell office:value-type="float" office:value="-31.11888">
            <text:p>-31.12</text:p>
          </table:table-cell>
          <table:table-cell office:value-type="float" office:value="-25.96058">
            <text:p>-25.96</text:p>
          </table:table-cell>
          <table:table-cell office:value-type="float" office:value="-21.28724">
            <text:p>-21.29</text:p>
          </table:table-cell>
          <table:table-cell office:value-type="float" office:value="-16.11609">
            <text:p>-16.12</text:p>
          </table:table-cell>
          <table:table-cell office:value-type="float" office:value="-10.07705">
            <text:p>-10.08</text:p>
          </table:table-cell>
          <table:table-cell office:value-type="float" office:value="-4.83333">
            <text:p>-4.83</text:p>
          </table:table-cell>
          <table:table-cell office:value-type="float" office:value="-0.25422">
            <text:p>-0.25</text:p>
          </table:table-cell>
          <table:table-cell office:value-type="float" office:value="2.81701">
            <text:p>2.82</text:p>
          </table:table-cell>
          <table:table-cell office:value-type="float" office:value="4.30036">
            <text:p>4.3</text:p>
          </table:table-cell>
          <table:table-cell office:value-type="float" office:value="6.88816">
            <text:p>6.89</text:p>
          </table:table-cell>
          <table:table-cell office:value-type="float" office:value="8.67041">
            <text:p>8.67</text:p>
          </table:table-cell>
          <table:table-cell office:value-type="float" office:value="9.49841">
            <text:p>9.5</text:p>
          </table:table-cell>
          <table:table-cell office:value-type="float" office:value="11.30495">
            <text:p>11.3</text:p>
          </table:table-cell>
          <table:table-cell office:value-type="float" office:value="-14.83216">
            <text:p>-14.83</text:p>
          </table:table-cell>
          <table:table-cell office:value-type="float" office:value="-11.83782">
            <text:p>-11.84</text:p>
          </table:table-cell>
          <table:table-cell office:value-type="float" office:value="-10.16722">
            <text:p>-10.17</text:p>
          </table:table-cell>
          <table:table-cell office:value-type="float" office:value="-9.04937">
            <text:p>-9.05</text:p>
          </table:table-cell>
          <table:table-cell office:value-type="float" office:value="-7.90722">
            <text:p>-7.91</text:p>
          </table:table-cell>
          <table:table-cell office:value-type="float" office:value="-4.05727">
            <text:p>-4.06</text:p>
          </table:table-cell>
          <table:table-cell office:value-type="float" office:value="-2.30479">
            <text:p>-2.3</text:p>
          </table:table-cell>
          <table:table-cell office:value-type="float" office:value="0.34553">
            <text:p>0.35</text:p>
          </table:table-cell>
          <table:table-cell office:value-type="float" office:value="4.78269">
            <text:p>4.78</text:p>
          </table:table-cell>
          <table:table-cell office:value-type="float" office:value="10.0512">
            <text:p>10.05</text:p>
          </table:table-cell>
          <table:table-cell office:value-type="float" office:value="16.28275">
            <text:p>16.28</text:p>
          </table:table-cell>
          <table:table-cell office:value-type="float" office:value="21.0162">
            <text:p>21.02</text:p>
          </table:table-cell>
          <table:table-cell office:value-type="float" office:value="26.302">
            <text:p>26.3</text:p>
          </table:table-cell>
          <table:table-cell office:value-type="float" office:value="31.07">
            <text:p>31.07</text:p>
          </table:table-cell>
          <table:table-cell office:value-type="float" office:value="31.35196">
            <text:p>31.35</text:p>
          </table:table-cell>
          <table:table-cell office:value-type="float" office:value="34.13541">
            <text:p>34.14</text:p>
          </table:table-cell>
          <table:table-cell office:value-type="float" office:value="34.3067">
            <text:p>34.31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34.80982">
            <text:p>-34.81</text:p>
          </table:table-cell>
          <table:table-cell office:value-type="float" office:value="-31.55651">
            <text:p>-31.56</text:p>
          </table:table-cell>
          <table:table-cell office:value-type="float" office:value="-30.98559">
            <text:p>-30.99</text:p>
          </table:table-cell>
          <table:table-cell office:value-type="float" office:value="-26.17209">
            <text:p>-26.17</text:p>
          </table:table-cell>
          <table:table-cell office:value-type="float" office:value="-20.74974">
            <text:p>-20.75</text:p>
          </table:table-cell>
          <table:table-cell office:value-type="float" office:value="-15.99443">
            <text:p>-15.99</text:p>
          </table:table-cell>
          <table:table-cell office:value-type="float" office:value="-10.28154">
            <text:p>-10.28</text:p>
          </table:table-cell>
          <table:table-cell office:value-type="float" office:value="-4.54265">
            <text:p>-4.54</text:p>
          </table:table-cell>
          <table:table-cell office:value-type="float" office:value="0.11008">
            <text:p>0.11</text:p>
          </table:table-cell>
          <table:table-cell office:value-type="float" office:value="2.83914">
            <text:p>2.84</text:p>
          </table:table-cell>
          <table:table-cell office:value-type="float" office:value="3.96377">
            <text:p>3.96</text:p>
          </table:table-cell>
          <table:table-cell office:value-type="float" office:value="7.25879">
            <text:p>7.26</text:p>
          </table:table-cell>
          <table:table-cell office:value-type="float" office:value="8.74708">
            <text:p>8.75</text:p>
          </table:table-cell>
          <table:table-cell office:value-type="float" office:value="9.54566">
            <text:p>9.55</text:p>
          </table:table-cell>
          <table:table-cell office:value-type="float" office:value="11.19129">
            <text:p>11.19</text:p>
          </table:table-cell>
          <table:table-cell office:value-type="float" office:value="-15.52188">
            <text:p>-15.52</text:p>
          </table:table-cell>
          <table:table-cell office:value-type="float" office:value="-11.1216">
            <text:p>-11.12</text:p>
          </table:table-cell>
          <table:table-cell office:value-type="float" office:value="-9.52881">
            <text:p>-9.53</text:p>
          </table:table-cell>
          <table:table-cell office:value-type="float" office:value="-8.07141">
            <text:p>-8.07</text:p>
          </table:table-cell>
          <table:table-cell office:value-type="float" office:value="-8.33859">
            <text:p>-8.34</text:p>
          </table:table-cell>
          <table:table-cell office:value-type="float" office:value="-4.09339">
            <text:p>-4.09</text:p>
          </table:table-cell>
          <table:table-cell office:value-type="float" office:value="-2.61058">
            <text:p>-2.61</text:p>
          </table:table-cell>
          <table:table-cell office:value-type="float" office:value="0.32035">
            <text:p>0.32</text:p>
          </table:table-cell>
          <table:table-cell office:value-type="float" office:value="5.39591">
            <text:p>5.4</text:p>
          </table:table-cell>
          <table:table-cell office:value-type="float" office:value="10.30419">
            <text:p>10.3</text:p>
          </table:table-cell>
          <table:table-cell office:value-type="float" office:value="15.48943">
            <text:p>15.49</text:p>
          </table:table-cell>
          <table:table-cell office:value-type="float" office:value="21.45213">
            <text:p>21.45</text:p>
          </table:table-cell>
          <table:table-cell office:value-type="float" office:value="26.02632">
            <text:p>26.03</text:p>
          </table:table-cell>
          <table:table-cell office:value-type="float" office:value="30.85602">
            <text:p>30.86</text:p>
          </table:table-cell>
          <table:table-cell office:value-type="float" office:value="31.28031">
            <text:p>31.28</text:p>
          </table:table-cell>
          <table:table-cell office:value-type="float" office:value="33.96834">
            <text:p>33.97</text:p>
          </table:table-cell>
          <table:table-cell office:value-type="float" office:value="33.64317">
            <text:p>33.64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34.21035">
            <text:p>-34.21</text:p>
          </table:table-cell>
          <table:table-cell office:value-type="float" office:value="-30.74756">
            <text:p>-30.75</text:p>
          </table:table-cell>
          <table:table-cell office:value-type="float" office:value="-31.45463">
            <text:p>-31.45</text:p>
          </table:table-cell>
          <table:table-cell office:value-type="float" office:value="-26.0755">
            <text:p>-26.08</text:p>
          </table:table-cell>
          <table:table-cell office:value-type="float" office:value="-20.91094">
            <text:p>-20.91</text:p>
          </table:table-cell>
          <table:table-cell office:value-type="float" office:value="-15.56413">
            <text:p>-15.56</text:p>
          </table:table-cell>
          <table:table-cell office:value-type="float" office:value="-10.42966">
            <text:p>-10.43</text:p>
          </table:table-cell>
          <table:table-cell office:value-type="float" office:value="-4.7641">
            <text:p>-4.76</text:p>
          </table:table-cell>
          <table:table-cell office:value-type="float" office:value="-0.30881">
            <text:p>-0.31</text:p>
          </table:table-cell>
          <table:table-cell office:value-type="float" office:value="3.2296">
            <text:p>3.23</text:p>
          </table:table-cell>
          <table:table-cell office:value-type="float" office:value="4.09803">
            <text:p>4.1</text:p>
          </table:table-cell>
          <table:table-cell office:value-type="float" office:value="7.21722">
            <text:p>7.22</text:p>
          </table:table-cell>
          <table:table-cell office:value-type="float" office:value="8.0511">
            <text:p>8.05</text:p>
          </table:table-cell>
          <table:table-cell office:value-type="float" office:value="10.05242">
            <text:p>10.05</text:p>
          </table:table-cell>
          <table:table-cell office:value-type="float" office:value="11.52762">
            <text:p>11.53</text:p>
          </table:table-cell>
          <table:table-cell office:value-type="float" office:value="-15.0977">
            <text:p>-15.1</text:p>
          </table:table-cell>
          <table:table-cell office:value-type="float" office:value="-11.77779">
            <text:p>-11.78</text:p>
          </table:table-cell>
          <table:table-cell office:value-type="float" office:value="-9.6362">
            <text:p>-9.64</text:p>
          </table:table-cell>
          <table:table-cell office:value-type="float" office:value="-9.11211">
            <text:p>-9.11</text:p>
          </table:table-cell>
          <table:table-cell office:value-type="float" office:value="-7.64106">
            <text:p>-7.64</text:p>
          </table:table-cell>
          <table:table-cell office:value-type="float" office:value="-3.26332">
            <text:p>-3.26</text:p>
          </table:table-cell>
          <table:table-cell office:value-type="float" office:value="-2.86352">
            <text:p>-2.86</text:p>
          </table:table-cell>
          <table:table-cell office:value-type="float" office:value="0.36238">
            <text:p>0.36</text:p>
          </table:table-cell>
          <table:table-cell office:value-type="float" office:value="4.34949">
            <text:p>4.35</text:p>
          </table:table-cell>
          <table:table-cell office:value-type="float" office:value="10.01608">
            <text:p>10.02</text:p>
          </table:table-cell>
          <table:table-cell office:value-type="float" office:value="15.99735">
            <text:p>16</text:p>
          </table:table-cell>
          <table:table-cell office:value-type="float" office:value="21.0272">
            <text:p>21.03</text:p>
          </table:table-cell>
          <table:table-cell office:value-type="float" office:value="25.68072">
            <text:p>25.68</text:p>
          </table:table-cell>
          <table:table-cell office:value-type="float" office:value="31.30884">
            <text:p>31.31</text:p>
          </table:table-cell>
          <table:table-cell office:value-type="float" office:value="31.05831">
            <text:p>31.06</text:p>
          </table:table-cell>
          <table:table-cell office:value-type="float" office:value="34.66318">
            <text:p>34.66</text:p>
          </table:table-cell>
          <table:table-cell office:value-type="float" office:value="33.66403">
            <text:p>33.66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34.04565">
            <text:p>-34.05</text:p>
          </table:table-cell>
          <table:table-cell office:value-type="float" office:value="-30.83461">
            <text:p>-30.83</text:p>
          </table:table-cell>
          <table:table-cell office:value-type="float" office:value="-31.01483">
            <text:p>-31.01</text:p>
          </table:table-cell>
          <table:table-cell office:value-type="float" office:value="-26.51468">
            <text:p>-26.51</text:p>
          </table:table-cell>
          <table:table-cell office:value-type="float" office:value="-21.24945">
            <text:p>-21.25</text:p>
          </table:table-cell>
          <table:table-cell office:value-type="float" office:value="-16.25961">
            <text:p>-16.26</text:p>
          </table:table-cell>
          <table:table-cell office:value-type="float" office:value="-10.46898">
            <text:p>-10.47</text:p>
          </table:table-cell>
          <table:table-cell office:value-type="float" office:value="-4.63769">
            <text:p>-4.64</text:p>
          </table:table-cell>
          <table:table-cell office:value-type="float" office:value="-0.97924">
            <text:p>-0.98</text:p>
          </table:table-cell>
          <table:table-cell office:value-type="float" office:value="2.33548">
            <text:p>2.34</text:p>
          </table:table-cell>
          <table:table-cell office:value-type="float" office:value="3.95061">
            <text:p>3.95</text:p>
          </table:table-cell>
          <table:table-cell office:value-type="float" office:value="7.42785">
            <text:p>7.43</text:p>
          </table:table-cell>
          <table:table-cell office:value-type="float" office:value="9.01222">
            <text:p>9.01</text:p>
          </table:table-cell>
          <table:table-cell office:value-type="float" office:value="10.93126">
            <text:p>10.93</text:p>
          </table:table-cell>
          <table:table-cell office:value-type="float" office:value="11.97263">
            <text:p>11.97</text:p>
          </table:table-cell>
          <table:table-cell office:value-type="float" office:value="-13.82662">
            <text:p>-13.83</text:p>
          </table:table-cell>
          <table:table-cell office:value-type="float" office:value="-11.2005">
            <text:p>-11.2</text:p>
          </table:table-cell>
          <table:table-cell office:value-type="float" office:value="-10.17132">
            <text:p>-10.17</text:p>
          </table:table-cell>
          <table:table-cell office:value-type="float" office:value="-8.95894">
            <text:p>-8.96</text:p>
          </table:table-cell>
          <table:table-cell office:value-type="float" office:value="-7.40594">
            <text:p>-7.41</text:p>
          </table:table-cell>
          <table:table-cell office:value-type="float" office:value="-3.73831">
            <text:p>-3.74</text:p>
          </table:table-cell>
          <table:table-cell office:value-type="float" office:value="-3.10177">
            <text:p>-3.1</text:p>
          </table:table-cell>
          <table:table-cell office:value-type="float" office:value="-0.2985">
            <text:p>-0.3</text:p>
          </table:table-cell>
          <table:table-cell office:value-type="float" office:value="5.21707">
            <text:p>5.22</text:p>
          </table:table-cell>
          <table:table-cell office:value-type="float" office:value="10.15021">
            <text:p>10.15</text:p>
          </table:table-cell>
          <table:table-cell office:value-type="float" office:value="16.24717">
            <text:p>16.25</text:p>
          </table:table-cell>
          <table:table-cell office:value-type="float" office:value="21.01829">
            <text:p>21.02</text:p>
          </table:table-cell>
          <table:table-cell office:value-type="float" office:value="25.60101">
            <text:p>25.6</text:p>
          </table:table-cell>
          <table:table-cell office:value-type="float" office:value="31.42706">
            <text:p>31.43</text:p>
          </table:table-cell>
          <table:table-cell office:value-type="float" office:value="31.69012">
            <text:p>31.69</text:p>
          </table:table-cell>
          <table:table-cell office:value-type="float" office:value="33.88988">
            <text:p>33.89</text:p>
          </table:table-cell>
          <table:table-cell office:value-type="float" office:value="33.17133">
            <text:p>33.17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33.65868">
            <text:p>-33.66</text:p>
          </table:table-cell>
          <table:table-cell office:value-type="float" office:value="-30.31476">
            <text:p>-30.31</text:p>
          </table:table-cell>
          <table:table-cell office:value-type="float" office:value="-30.98274">
            <text:p>-30.98</text:p>
          </table:table-cell>
          <table:table-cell office:value-type="float" office:value="-26.19836">
            <text:p>-26.2</text:p>
          </table:table-cell>
          <table:table-cell office:value-type="float" office:value="-20.74061">
            <text:p>-20.74</text:p>
          </table:table-cell>
          <table:table-cell office:value-type="float" office:value="-15.80918">
            <text:p>-15.81</text:p>
          </table:table-cell>
          <table:table-cell office:value-type="float" office:value="-10.34958">
            <text:p>-10.35</text:p>
          </table:table-cell>
          <table:table-cell office:value-type="float" office:value="-5.00839">
            <text:p>-5.01</text:p>
          </table:table-cell>
          <table:table-cell office:value-type="float" office:value="-0.34981">
            <text:p>-0.35</text:p>
          </table:table-cell>
          <table:table-cell office:value-type="float" office:value="2.74073">
            <text:p>2.74</text:p>
          </table:table-cell>
          <table:table-cell office:value-type="float" office:value="3.68478">
            <text:p>3.68</text:p>
          </table:table-cell>
          <table:table-cell office:value-type="float" office:value="7.11927">
            <text:p>7.12</text:p>
          </table:table-cell>
          <table:table-cell office:value-type="float" office:value="9.34926">
            <text:p>9.35</text:p>
          </table:table-cell>
          <table:table-cell office:value-type="float" office:value="9.84631">
            <text:p>9.85</text:p>
          </table:table-cell>
          <table:table-cell office:value-type="float" office:value="10.87756">
            <text:p>10.88</text:p>
          </table:table-cell>
          <table:table-cell office:value-type="float" office:value="-15.60784">
            <text:p>-15.61</text:p>
          </table:table-cell>
          <table:table-cell office:value-type="float" office:value="-11.24556">
            <text:p>-11.25</text:p>
          </table:table-cell>
          <table:table-cell office:value-type="float" office:value="-10.39523">
            <text:p>-10.4</text:p>
          </table:table-cell>
          <table:table-cell office:value-type="float" office:value="-8.66515">
            <text:p>-8.67</text:p>
          </table:table-cell>
          <table:table-cell office:value-type="float" office:value="-6.97119">
            <text:p>-6.97</text:p>
          </table:table-cell>
          <table:table-cell office:value-type="float" office:value="-3.42332">
            <text:p>-3.42</text:p>
          </table:table-cell>
          <table:table-cell office:value-type="float" office:value="-2.15529">
            <text:p>-2.16</text:p>
          </table:table-cell>
          <table:table-cell office:value-type="float" office:value="0.42973">
            <text:p>0.43</text:p>
          </table:table-cell>
          <table:table-cell office:value-type="float" office:value="4.92653">
            <text:p>4.93</text:p>
          </table:table-cell>
          <table:table-cell office:value-type="float" office:value="11.03973">
            <text:p>11.04</text:p>
          </table:table-cell>
          <table:table-cell office:value-type="float" office:value="16.13811">
            <text:p>16.14</text:p>
          </table:table-cell>
          <table:table-cell office:value-type="float" office:value="21.07257">
            <text:p>21.07</text:p>
          </table:table-cell>
          <table:table-cell office:value-type="float" office:value="26.35869">
            <text:p>26.36</text:p>
          </table:table-cell>
          <table:table-cell office:value-type="float" office:value="31.19094">
            <text:p>31.19</text:p>
          </table:table-cell>
          <table:table-cell office:value-type="float" office:value="30.68264">
            <text:p>30.68</text:p>
          </table:table-cell>
          <table:table-cell office:value-type="float" office:value="33.86604">
            <text:p>33.87</text:p>
          </table:table-cell>
          <table:table-cell office:value-type="float" office:value="33.81225">
            <text:p>33.81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34.59461">
            <text:p>-34.59</text:p>
          </table:table-cell>
          <table:table-cell office:value-type="float" office:value="-31.01315">
            <text:p>-31.01</text:p>
          </table:table-cell>
          <table:table-cell office:value-type="float" office:value="-30.78028">
            <text:p>-30.78</text:p>
          </table:table-cell>
          <table:table-cell office:value-type="float" office:value="-25.83951">
            <text:p>-25.84</text:p>
          </table:table-cell>
          <table:table-cell office:value-type="float" office:value="-21.02261">
            <text:p>-21.02</text:p>
          </table:table-cell>
          <table:table-cell office:value-type="float" office:value="-16.49005">
            <text:p>-16.49</text:p>
          </table:table-cell>
          <table:table-cell office:value-type="float" office:value="-10.2848">
            <text:p>-10.28</text:p>
          </table:table-cell>
          <table:table-cell office:value-type="float" office:value="-4.48965">
            <text:p>-4.49</text:p>
          </table:table-cell>
          <table:table-cell office:value-type="float" office:value="-0.00138">
            <text:p>0</text:p>
          </table:table-cell>
          <table:table-cell office:value-type="float" office:value="3.46094">
            <text:p>3.46</text:p>
          </table:table-cell>
          <table:table-cell office:value-type="float" office:value="3.99337">
            <text:p>3.99</text:p>
          </table:table-cell>
          <table:table-cell office:value-type="float" office:value="7.28643">
            <text:p>7.29</text:p>
          </table:table-cell>
          <table:table-cell office:value-type="float" office:value="8.47295">
            <text:p>8.47</text:p>
          </table:table-cell>
          <table:table-cell office:value-type="float" office:value="10.32835">
            <text:p>10.33</text:p>
          </table:table-cell>
          <table:table-cell office:value-type="float" office:value="11.00356">
            <text:p>11</text:p>
          </table:table-cell>
          <table:table-cell office:value-type="float" office:value="-14.22728">
            <text:p>-14.23</text:p>
          </table:table-cell>
          <table:table-cell office:value-type="float" office:value="-11.87636">
            <text:p>-11.88</text:p>
          </table:table-cell>
          <table:table-cell office:value-type="float" office:value="-10.54098">
            <text:p>-10.54</text:p>
          </table:table-cell>
          <table:table-cell office:value-type="float" office:value="-8.24015">
            <text:p>-8.24</text:p>
          </table:table-cell>
          <table:table-cell office:value-type="float" office:value="-7.44264">
            <text:p>-7.44</text:p>
          </table:table-cell>
          <table:table-cell office:value-type="float" office:value="-4.14636">
            <text:p>-4.15</text:p>
          </table:table-cell>
          <table:table-cell office:value-type="float" office:value="-2.66567">
            <text:p>-2.67</text:p>
          </table:table-cell>
          <table:table-cell office:value-type="float" office:value="-0.28513">
            <text:p>-0.29</text:p>
          </table:table-cell>
          <table:table-cell office:value-type="float" office:value="4.52762">
            <text:p>4.53</text:p>
          </table:table-cell>
          <table:table-cell office:value-type="float" office:value="10.15948">
            <text:p>10.16</text:p>
          </table:table-cell>
          <table:table-cell office:value-type="float" office:value="15.98489">
            <text:p>15.98</text:p>
          </table:table-cell>
          <table:table-cell office:value-type="float" office:value="20.92594">
            <text:p>20.93</text:p>
          </table:table-cell>
          <table:table-cell office:value-type="float" office:value="25.94244">
            <text:p>25.94</text:p>
          </table:table-cell>
          <table:table-cell office:value-type="float" office:value="30.70681">
            <text:p>30.71</text:p>
          </table:table-cell>
          <table:table-cell office:value-type="float" office:value="31.28941">
            <text:p>31.29</text:p>
          </table:table-cell>
          <table:table-cell office:value-type="float" office:value="33.77379">
            <text:p>33.77</text:p>
          </table:table-cell>
          <table:table-cell office:value-type="float" office:value="33.15358">
            <text:p>33.15</text:p>
          </table:table-cell>
          <table:table-cell table:number-columns-repeated="61"/>
        </table:table-row>
        <table:table-row table:style-name="ro1">
          <table:table-cell office:value-type="string">
            <text:p>Real variance</text:p>
          </table:table-cell>
          <table:table-cell table:number-columns-repeated="9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29488.38065">
            <text:p>629488.38</text:p>
          </table:table-cell>
          <table:table-cell office:value-type="float" office:value="619087.22321">
            <text:p>619087.22</text:p>
          </table:table-cell>
          <table:table-cell office:value-type="float" office:value="620592.30085">
            <text:p>620592.3</text:p>
          </table:table-cell>
          <table:table-cell office:value-type="float" office:value="620115.20586">
            <text:p>620115.21</text:p>
          </table:table-cell>
          <table:table-cell office:value-type="float" office:value="621207.97353">
            <text:p>621207.97</text:p>
          </table:table-cell>
          <table:table-cell office:value-type="float" office:value="622261.70523">
            <text:p>622261.71</text:p>
          </table:table-cell>
          <table:table-cell office:value-type="float" office:value="620739.0653">
            <text:p>620739.07</text:p>
          </table:table-cell>
          <table:table-cell office:value-type="float" office:value="618523.75025">
            <text:p>618523.75</text:p>
          </table:table-cell>
          <table:table-cell office:value-type="float" office:value="620229.21242">
            <text:p>620229.21</text:p>
          </table:table-cell>
          <table:table-cell office:value-type="float" office:value="622419.44198">
            <text:p>622419.44</text:p>
          </table:table-cell>
          <table:table-cell office:value-type="float" office:value="620841.63706">
            <text:p>620841.64</text:p>
          </table:table-cell>
          <table:table-cell office:value-type="float" office:value="622522.34603">
            <text:p>622522.35</text:p>
          </table:table-cell>
          <table:table-cell office:value-type="float" office:value="621352.58406">
            <text:p>621352.58</text:p>
          </table:table-cell>
          <table:table-cell office:value-type="float" office:value="619967.92767">
            <text:p>619967.93</text:p>
          </table:table-cell>
          <table:table-cell office:value-type="float" office:value="617870.66056">
            <text:p>617870.66</text:p>
          </table:table-cell>
          <table:table-cell office:value-type="float" office:value="1105415.7296">
            <text:p>1105415.73</text:p>
          </table:table-cell>
          <table:table-cell office:value-type="float" office:value="626679.50579">
            <text:p>626679.51</text:p>
          </table:table-cell>
          <table:table-cell office:value-type="float" office:value="621182.64698">
            <text:p>621182.65</text:p>
          </table:table-cell>
          <table:table-cell office:value-type="float" office:value="621052.6948">
            <text:p>621052.69</text:p>
          </table:table-cell>
          <table:table-cell office:value-type="float" office:value="622066.79336">
            <text:p>622066.79</text:p>
          </table:table-cell>
          <table:table-cell office:value-type="float" office:value="620735.22121">
            <text:p>620735.22</text:p>
          </table:table-cell>
          <table:table-cell office:value-type="float" office:value="623907.20223">
            <text:p>623907.2</text:p>
          </table:table-cell>
          <table:table-cell office:value-type="float" office:value="620407.36669">
            <text:p>620407.37</text:p>
          </table:table-cell>
          <table:table-cell office:value-type="float" office:value="618795.4181">
            <text:p>618795.42</text:p>
          </table:table-cell>
          <table:table-cell office:value-type="float" office:value="620705.59982">
            <text:p>620705.6</text:p>
          </table:table-cell>
          <table:table-cell office:value-type="float" office:value="621558.53811">
            <text:p>621558.54</text:p>
          </table:table-cell>
          <table:table-cell office:value-type="float" office:value="621853.31532">
            <text:p>621853.32</text:p>
          </table:table-cell>
          <table:table-cell office:value-type="float" office:value="621214.10819">
            <text:p>621214.11</text:p>
          </table:table-cell>
          <table:table-cell office:value-type="float" office:value="620444.74124">
            <text:p>620444.74</text:p>
          </table:table-cell>
          <table:table-cell office:value-type="float" office:value="619871.27013">
            <text:p>619871.27</text:p>
          </table:table-cell>
          <table:table-cell office:value-type="float" office:value="620773.63081">
            <text:p>620773.63</text:p>
          </table:table-cell>
          <table:table-cell office:value-type="float" office:value="625133.61119">
            <text:p>625133.61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633.98636">
            <text:p>625633.99</text:p>
          </table:table-cell>
          <table:table-cell office:value-type="float" office:value="618757.9368">
            <text:p>618757.94</text:p>
          </table:table-cell>
          <table:table-cell office:value-type="float" office:value="620809.97386">
            <text:p>620809.97</text:p>
          </table:table-cell>
          <table:table-cell office:value-type="float" office:value="621254.30623">
            <text:p>621254.31</text:p>
          </table:table-cell>
          <table:table-cell office:value-type="float" office:value="620731.21047">
            <text:p>620731.21</text:p>
          </table:table-cell>
          <table:table-cell office:value-type="float" office:value="621101.63964">
            <text:p>621101.64</text:p>
          </table:table-cell>
          <table:table-cell office:value-type="float" office:value="621087.73863">
            <text:p>621087.74</text:p>
          </table:table-cell>
          <table:table-cell office:value-type="float" office:value="618563.24731">
            <text:p>618563.25</text:p>
          </table:table-cell>
          <table:table-cell office:value-type="float" office:value="620550.11866">
            <text:p>620550.12</text:p>
          </table:table-cell>
          <table:table-cell office:value-type="float" office:value="623811.53861">
            <text:p>623811.54</text:p>
          </table:table-cell>
          <table:table-cell office:value-type="float" office:value="621008.36474">
            <text:p>621008.36</text:p>
          </table:table-cell>
          <table:table-cell office:value-type="float" office:value="623809.24043">
            <text:p>623809.24</text:p>
          </table:table-cell>
          <table:table-cell office:value-type="float" office:value="620964.28478">
            <text:p>620964.28</text:p>
          </table:table-cell>
          <table:table-cell office:value-type="float" office:value="620487.88383">
            <text:p>620487.88</text:p>
          </table:table-cell>
          <table:table-cell office:value-type="float" office:value="618528.86647">
            <text:p>618528.87</text:p>
          </table:table-cell>
          <table:table-cell office:value-type="float" office:value="1104910.17034">
            <text:p>1104910.17</text:p>
          </table:table-cell>
          <table:table-cell office:value-type="float" office:value="624906.32538">
            <text:p>624906.33</text:p>
          </table:table-cell>
          <table:table-cell office:value-type="float" office:value="620114.04379">
            <text:p>620114.04</text:p>
          </table:table-cell>
          <table:table-cell office:value-type="float" office:value="621336.97538">
            <text:p>621336.98</text:p>
          </table:table-cell>
          <table:table-cell office:value-type="float" office:value="622376.20516">
            <text:p>622376.21</text:p>
          </table:table-cell>
          <table:table-cell office:value-type="float" office:value="620947.47158">
            <text:p>620947.47</text:p>
          </table:table-cell>
          <table:table-cell office:value-type="float" office:value="623952.99874">
            <text:p>623953</text:p>
          </table:table-cell>
          <table:table-cell office:value-type="float" office:value="620485.08417">
            <text:p>620485.08</text:p>
          </table:table-cell>
          <table:table-cell office:value-type="float" office:value="618988.07764">
            <text:p>618988.08</text:p>
          </table:table-cell>
          <table:table-cell office:value-type="float" office:value="619811.9762">
            <text:p>619811.98</text:p>
          </table:table-cell>
          <table:table-cell office:value-type="float" office:value="621949.87007">
            <text:p>621949.87</text:p>
          </table:table-cell>
          <table:table-cell office:value-type="float" office:value="621350.82952">
            <text:p>621350.83</text:p>
          </table:table-cell>
          <table:table-cell office:value-type="float" office:value="621413.40869">
            <text:p>621413.41</text:p>
          </table:table-cell>
          <table:table-cell office:value-type="float" office:value="620023.4224">
            <text:p>620023.42</text:p>
          </table:table-cell>
          <table:table-cell office:value-type="float" office:value="619099.29004">
            <text:p>619099.29</text:p>
          </table:table-cell>
          <table:table-cell office:value-type="float" office:value="618162.0583">
            <text:p>618162.06</text:p>
          </table:table-cell>
          <table:table-cell office:value-type="float" office:value="624733.63498">
            <text:p>624733.63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4526.96202">
            <text:p>624526.96</text:p>
          </table:table-cell>
          <table:table-cell office:value-type="float" office:value="619200.80298">
            <text:p>619200.8</text:p>
          </table:table-cell>
          <table:table-cell office:value-type="float" office:value="620435.62791">
            <text:p>620435.63</text:p>
          </table:table-cell>
          <table:table-cell office:value-type="float" office:value="621549.41827">
            <text:p>621549.42</text:p>
          </table:table-cell>
          <table:table-cell office:value-type="float" office:value="622312.05361">
            <text:p>622312.05</text:p>
          </table:table-cell>
          <table:table-cell office:value-type="float" office:value="621665.57109">
            <text:p>621665.57</text:p>
          </table:table-cell>
          <table:table-cell office:value-type="float" office:value="620726.45114">
            <text:p>620726.45</text:p>
          </table:table-cell>
          <table:table-cell office:value-type="float" office:value="618443.49804">
            <text:p>618443.5</text:p>
          </table:table-cell>
          <table:table-cell office:value-type="float" office:value="621108.731">
            <text:p>621108.73</text:p>
          </table:table-cell>
          <table:table-cell office:value-type="float" office:value="623380.03349">
            <text:p>623380.03</text:p>
          </table:table-cell>
          <table:table-cell office:value-type="float" office:value="620766.1262">
            <text:p>620766.13</text:p>
          </table:table-cell>
          <table:table-cell office:value-type="float" office:value="623418.70485">
            <text:p>623418.7</text:p>
          </table:table-cell>
          <table:table-cell office:value-type="float" office:value="621276.30901">
            <text:p>621276.31</text:p>
          </table:table-cell>
          <table:table-cell office:value-type="float" office:value="619568.41195">
            <text:p>619568.41</text:p>
          </table:table-cell>
          <table:table-cell office:value-type="float" office:value="618929.33644">
            <text:p>618929.34</text:p>
          </table:table-cell>
          <table:table-cell office:value-type="float" office:value="1105517.59353">
            <text:p>1105517.59</text:p>
          </table:table-cell>
          <table:table-cell office:value-type="float" office:value="625135.95828">
            <text:p>625135.96</text:p>
          </table:table-cell>
          <table:table-cell office:value-type="float" office:value="620525.49576">
            <text:p>620525.5</text:p>
          </table:table-cell>
          <table:table-cell office:value-type="float" office:value="621378.76909">
            <text:p>621378.77</text:p>
          </table:table-cell>
          <table:table-cell office:value-type="float" office:value="622259.68003">
            <text:p>622259.68</text:p>
          </table:table-cell>
          <table:table-cell office:value-type="float" office:value="621000.47413">
            <text:p>621000.47</text:p>
          </table:table-cell>
          <table:table-cell office:value-type="float" office:value="623384.06621">
            <text:p>623384.07</text:p>
          </table:table-cell>
          <table:table-cell office:value-type="float" office:value="620831.1748">
            <text:p>620831.17</text:p>
          </table:table-cell>
          <table:table-cell office:value-type="float" office:value="618333.34487">
            <text:p>618333.34</text:p>
          </table:table-cell>
          <table:table-cell office:value-type="float" office:value="619649.89423">
            <text:p>619649.89</text:p>
          </table:table-cell>
          <table:table-cell office:value-type="float" office:value="621515.08853">
            <text:p>621515.09</text:p>
          </table:table-cell>
          <table:table-cell office:value-type="float" office:value="621731.96342">
            <text:p>621731.96</text:p>
          </table:table-cell>
          <table:table-cell office:value-type="float" office:value="620348.11899">
            <text:p>620348.12</text:p>
          </table:table-cell>
          <table:table-cell office:value-type="float" office:value="620403.14444">
            <text:p>620403.14</text:p>
          </table:table-cell>
          <table:table-cell office:value-type="float" office:value="618568.48238">
            <text:p>618568.48</text:p>
          </table:table-cell>
          <table:table-cell office:value-type="float" office:value="618333.94512">
            <text:p>618333.95</text:p>
          </table:table-cell>
          <table:table-cell office:value-type="float" office:value="626154.9092">
            <text:p>626154.91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2770.46376">
            <text:p>622770.46</text:p>
          </table:table-cell>
          <table:table-cell office:value-type="float" office:value="618275.62149">
            <text:p>618275.62</text:p>
          </table:table-cell>
          <table:table-cell office:value-type="float" office:value="620174.91825">
            <text:p>620174.92</text:p>
          </table:table-cell>
          <table:table-cell office:value-type="float" office:value="620997.23982">
            <text:p>620997.24</text:p>
          </table:table-cell>
          <table:table-cell office:value-type="float" office:value="622229.10592">
            <text:p>622229.11</text:p>
          </table:table-cell>
          <table:table-cell office:value-type="float" office:value="622270.18483">
            <text:p>622270.18</text:p>
          </table:table-cell>
          <table:table-cell office:value-type="float" office:value="620821.85633">
            <text:p>620821.86</text:p>
          </table:table-cell>
          <table:table-cell office:value-type="float" office:value="618662.09135">
            <text:p>618662.09</text:p>
          </table:table-cell>
          <table:table-cell office:value-type="float" office:value="620973.51876">
            <text:p>620973.52</text:p>
          </table:table-cell>
          <table:table-cell office:value-type="float" office:value="623623.77397">
            <text:p>623623.77</text:p>
          </table:table-cell>
          <table:table-cell office:value-type="float" office:value="621075.28373">
            <text:p>621075.28</text:p>
          </table:table-cell>
          <table:table-cell office:value-type="float" office:value="622839.30951">
            <text:p>622839.31</text:p>
          </table:table-cell>
          <table:table-cell office:value-type="float" office:value="621343.47271">
            <text:p>621343.47</text:p>
          </table:table-cell>
          <table:table-cell office:value-type="float" office:value="620623.72923">
            <text:p>620623.73</text:p>
          </table:table-cell>
          <table:table-cell office:value-type="float" office:value="618482.53625">
            <text:p>618482.54</text:p>
          </table:table-cell>
          <table:table-cell office:value-type="float" office:value="1107538.13411">
            <text:p>1107538.13</text:p>
          </table:table-cell>
          <table:table-cell office:value-type="float" office:value="624978.12569">
            <text:p>624978.13</text:p>
          </table:table-cell>
          <table:table-cell office:value-type="float" office:value="620361.70486">
            <text:p>620361.7</text:p>
          </table:table-cell>
          <table:table-cell office:value-type="float" office:value="621123.05463">
            <text:p>621123.05</text:p>
          </table:table-cell>
          <table:table-cell office:value-type="float" office:value="622988.34553">
            <text:p>622988.35</text:p>
          </table:table-cell>
          <table:table-cell office:value-type="float" office:value="620519.75104">
            <text:p>620519.75</text:p>
          </table:table-cell>
          <table:table-cell office:value-type="float" office:value="623607.61295">
            <text:p>623607.61</text:p>
          </table:table-cell>
          <table:table-cell office:value-type="float" office:value="620736.25883">
            <text:p>620736.26</text:p>
          </table:table-cell>
          <table:table-cell office:value-type="float" office:value="619096.37422">
            <text:p>619096.37</text:p>
          </table:table-cell>
          <table:table-cell office:value-type="float" office:value="620611.74829">
            <text:p>620611.75</text:p>
          </table:table-cell>
          <table:table-cell office:value-type="float" office:value="622165.73163">
            <text:p>622165.73</text:p>
          </table:table-cell>
          <table:table-cell office:value-type="float" office:value="622220.71603">
            <text:p>622220.72</text:p>
          </table:table-cell>
          <table:table-cell office:value-type="float" office:value="621892.21165">
            <text:p>621892.21</text:p>
          </table:table-cell>
          <table:table-cell office:value-type="float" office:value="620121.58695">
            <text:p>620121.59</text:p>
          </table:table-cell>
          <table:table-cell office:value-type="float" office:value="618484.34666">
            <text:p>618484.35</text:p>
          </table:table-cell>
          <table:table-cell office:value-type="float" office:value="618122.39255">
            <text:p>618122.39</text:p>
          </table:table-cell>
          <table:table-cell office:value-type="float" office:value="626115.64486">
            <text:p>626115.64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1225.80918">
            <text:p>621225.81</text:p>
          </table:table-cell>
          <table:table-cell office:value-type="float" office:value="620337.84716">
            <text:p>620337.85</text:p>
          </table:table-cell>
          <table:table-cell office:value-type="float" office:value="619055.77004">
            <text:p>619055.77</text:p>
          </table:table-cell>
          <table:table-cell office:value-type="float" office:value="620665.44176">
            <text:p>620665.44</text:p>
          </table:table-cell>
          <table:table-cell office:value-type="float" office:value="622591.12889">
            <text:p>622591.13</text:p>
          </table:table-cell>
          <table:table-cell office:value-type="float" office:value="621523.92329">
            <text:p>621523.92</text:p>
          </table:table-cell>
          <table:table-cell office:value-type="float" office:value="621022.27179">
            <text:p>621022.27</text:p>
          </table:table-cell>
          <table:table-cell office:value-type="float" office:value="618876.91377">
            <text:p>618876.91</text:p>
          </table:table-cell>
          <table:table-cell office:value-type="float" office:value="619876.62083">
            <text:p>619876.62</text:p>
          </table:table-cell>
          <table:table-cell office:value-type="float" office:value="623569.84686">
            <text:p>623569.85</text:p>
          </table:table-cell>
          <table:table-cell office:value-type="float" office:value="621146.81415">
            <text:p>621146.81</text:p>
          </table:table-cell>
          <table:table-cell office:value-type="float" office:value="622271.25574">
            <text:p>622271.26</text:p>
          </table:table-cell>
          <table:table-cell office:value-type="float" office:value="621451.33442">
            <text:p>621451.33</text:p>
          </table:table-cell>
          <table:table-cell office:value-type="float" office:value="620181.01263">
            <text:p>620181.01</text:p>
          </table:table-cell>
          <table:table-cell office:value-type="float" office:value="619455.18813">
            <text:p>619455.19</text:p>
          </table:table-cell>
          <table:table-cell office:value-type="float" office:value="1107303.74941">
            <text:p>1107303.75</text:p>
          </table:table-cell>
          <table:table-cell office:value-type="float" office:value="621823.4919">
            <text:p>621823.49</text:p>
          </table:table-cell>
          <table:table-cell office:value-type="float" office:value="621364.58905">
            <text:p>621364.59</text:p>
          </table:table-cell>
          <table:table-cell office:value-type="float" office:value="621327.91937">
            <text:p>621327.92</text:p>
          </table:table-cell>
          <table:table-cell office:value-type="float" office:value="623129.19602">
            <text:p>623129.2</text:p>
          </table:table-cell>
          <table:table-cell office:value-type="float" office:value="620978.76435">
            <text:p>620978.76</text:p>
          </table:table-cell>
          <table:table-cell office:value-type="float" office:value="623655.29539">
            <text:p>623655.3</text:p>
          </table:table-cell>
          <table:table-cell office:value-type="float" office:value="621492.94455">
            <text:p>621492.94</text:p>
          </table:table-cell>
          <table:table-cell office:value-type="float" office:value="618263.07345">
            <text:p>618263.07</text:p>
          </table:table-cell>
          <table:table-cell office:value-type="float" office:value="620946.92691">
            <text:p>620946.93</text:p>
          </table:table-cell>
          <table:table-cell office:value-type="float" office:value="622835.8173">
            <text:p>622835.82</text:p>
          </table:table-cell>
          <table:table-cell office:value-type="float" office:value="621496.98785">
            <text:p>621496.99</text:p>
          </table:table-cell>
          <table:table-cell office:value-type="float" office:value="620920.16504">
            <text:p>620920.17</text:p>
          </table:table-cell>
          <table:table-cell office:value-type="float" office:value="620613.74932">
            <text:p>620613.75</text:p>
          </table:table-cell>
          <table:table-cell office:value-type="float" office:value="618502.97049">
            <text:p>618502.97</text:p>
          </table:table-cell>
          <table:table-cell office:value-type="float" office:value="618375.12209">
            <text:p>618375.12</text:p>
          </table:table-cell>
          <table:table-cell office:value-type="float" office:value="626155.23178">
            <text:p>626155.23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0264.4525">
            <text:p>620264.45</text:p>
          </table:table-cell>
          <table:table-cell office:value-type="float" office:value="618972.10751">
            <text:p>618972.11</text:p>
          </table:table-cell>
          <table:table-cell office:value-type="float" office:value="620837.93233">
            <text:p>620837.93</text:p>
          </table:table-cell>
          <table:table-cell office:value-type="float" office:value="621479.1919">
            <text:p>621479.19</text:p>
          </table:table-cell>
          <table:table-cell office:value-type="float" office:value="622299.27764">
            <text:p>622299.28</text:p>
          </table:table-cell>
          <table:table-cell office:value-type="float" office:value="621906.67837">
            <text:p>621906.68</text:p>
          </table:table-cell>
          <table:table-cell office:value-type="float" office:value="619664.62301">
            <text:p>619664.62</text:p>
          </table:table-cell>
          <table:table-cell office:value-type="float" office:value="618830.99297">
            <text:p>618830.99</text:p>
          </table:table-cell>
          <table:table-cell office:value-type="float" office:value="620297.87175">
            <text:p>620297.87</text:p>
          </table:table-cell>
          <table:table-cell office:value-type="float" office:value="623601.06317">
            <text:p>623601.06</text:p>
          </table:table-cell>
          <table:table-cell office:value-type="float" office:value="620408.36063">
            <text:p>620408.36</text:p>
          </table:table-cell>
          <table:table-cell office:value-type="float" office:value="622524.61072">
            <text:p>622524.61</text:p>
          </table:table-cell>
          <table:table-cell office:value-type="float" office:value="620504.4107">
            <text:p>620504.41</text:p>
          </table:table-cell>
          <table:table-cell office:value-type="float" office:value="620790.45784">
            <text:p>620790.46</text:p>
          </table:table-cell>
          <table:table-cell office:value-type="float" office:value="618763.97648">
            <text:p>618763.98</text:p>
          </table:table-cell>
          <table:table-cell office:value-type="float" office:value="1106957.29833">
            <text:p>1106957.3</text:p>
          </table:table-cell>
          <table:table-cell office:value-type="float" office:value="620409.60154">
            <text:p>620409.6</text:p>
          </table:table-cell>
          <table:table-cell office:value-type="float" office:value="619518.91768">
            <text:p>619518.92</text:p>
          </table:table-cell>
          <table:table-cell office:value-type="float" office:value="621789.76416">
            <text:p>621789.76</text:p>
          </table:table-cell>
          <table:table-cell office:value-type="float" office:value="622359.41777">
            <text:p>622359.42</text:p>
          </table:table-cell>
          <table:table-cell office:value-type="float" office:value="620831.71311">
            <text:p>620831.71</text:p>
          </table:table-cell>
          <table:table-cell office:value-type="float" office:value="623575.76372">
            <text:p>623575.76</text:p>
          </table:table-cell>
          <table:table-cell office:value-type="float" office:value="620919.66528">
            <text:p>620919.67</text:p>
          </table:table-cell>
          <table:table-cell office:value-type="float" office:value="620063.56389">
            <text:p>620063.56</text:p>
          </table:table-cell>
          <table:table-cell office:value-type="float" office:value="621012.07922">
            <text:p>621012.08</text:p>
          </table:table-cell>
          <table:table-cell office:value-type="float" office:value="622854.34248">
            <text:p>622854.34</text:p>
          </table:table-cell>
          <table:table-cell office:value-type="float" office:value="621486.44892">
            <text:p>621486.45</text:p>
          </table:table-cell>
          <table:table-cell office:value-type="float" office:value="620524.93233">
            <text:p>620524.93</text:p>
          </table:table-cell>
          <table:table-cell office:value-type="float" office:value="620300.2792">
            <text:p>620300.28</text:p>
          </table:table-cell>
          <table:table-cell office:value-type="float" office:value="619162.94937">
            <text:p>619162.95</text:p>
          </table:table-cell>
          <table:table-cell office:value-type="float" office:value="617270.45989">
            <text:p>617270.46</text:p>
          </table:table-cell>
          <table:table-cell office:value-type="float" office:value="625348.77337">
            <text:p>625348.77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7552.14708">
            <text:p>617552.15</text:p>
          </table:table-cell>
          <table:table-cell office:value-type="float" office:value="619462.77561">
            <text:p>619462.78</text:p>
          </table:table-cell>
          <table:table-cell office:value-type="float" office:value="620171.19311">
            <text:p>620171.19</text:p>
          </table:table-cell>
          <table:table-cell office:value-type="float" office:value="620465.09537">
            <text:p>620465.1</text:p>
          </table:table-cell>
          <table:table-cell office:value-type="float" office:value="622086.30753">
            <text:p>622086.31</text:p>
          </table:table-cell>
          <table:table-cell office:value-type="float" office:value="622989.38953">
            <text:p>622989.39</text:p>
          </table:table-cell>
          <table:table-cell office:value-type="float" office:value="621681.23106">
            <text:p>621681.23</text:p>
          </table:table-cell>
          <table:table-cell office:value-type="float" office:value="619211.20246">
            <text:p>619211.2</text:p>
          </table:table-cell>
          <table:table-cell office:value-type="float" office:value="619999.15453">
            <text:p>619999.15</text:p>
          </table:table-cell>
          <table:table-cell office:value-type="float" office:value="622349.40417">
            <text:p>622349.4</text:p>
          </table:table-cell>
          <table:table-cell office:value-type="float" office:value="620514.41102">
            <text:p>620514.41</text:p>
          </table:table-cell>
          <table:table-cell office:value-type="float" office:value="621604.19968">
            <text:p>621604.2</text:p>
          </table:table-cell>
          <table:table-cell office:value-type="float" office:value="621448.6287">
            <text:p>621448.63</text:p>
          </table:table-cell>
          <table:table-cell office:value-type="float" office:value="619666.49773">
            <text:p>619666.5</text:p>
          </table:table-cell>
          <table:table-cell office:value-type="float" office:value="617235.05122">
            <text:p>617235.05</text:p>
          </table:table-cell>
          <table:table-cell office:value-type="float" office:value="1105413.47491">
            <text:p>1105413.47</text:p>
          </table:table-cell>
          <table:table-cell office:value-type="float" office:value="618914.7863">
            <text:p>618914.79</text:p>
          </table:table-cell>
          <table:table-cell office:value-type="float" office:value="620435.45853">
            <text:p>620435.46</text:p>
          </table:table-cell>
          <table:table-cell office:value-type="float" office:value="620530.07314">
            <text:p>620530.07</text:p>
          </table:table-cell>
          <table:table-cell office:value-type="float" office:value="622280.75938">
            <text:p>622280.76</text:p>
          </table:table-cell>
          <table:table-cell office:value-type="float" office:value="621107.61247">
            <text:p>621107.61</text:p>
          </table:table-cell>
          <table:table-cell office:value-type="float" office:value="623795.49244">
            <text:p>623795.49</text:p>
          </table:table-cell>
          <table:table-cell office:value-type="float" office:value="621115.98651">
            <text:p>621115.99</text:p>
          </table:table-cell>
          <table:table-cell office:value-type="float" office:value="619878.28772">
            <text:p>619878.29</text:p>
          </table:table-cell>
          <table:table-cell office:value-type="float" office:value="620816.1655">
            <text:p>620816.17</text:p>
          </table:table-cell>
          <table:table-cell office:value-type="float" office:value="622621.05317">
            <text:p>622621.05</text:p>
          </table:table-cell>
          <table:table-cell office:value-type="float" office:value="621655.81976">
            <text:p>621655.82</text:p>
          </table:table-cell>
          <table:table-cell office:value-type="float" office:value="620727.86598">
            <text:p>620727.87</text:p>
          </table:table-cell>
          <table:table-cell office:value-type="float" office:value="620029.48232">
            <text:p>620029.48</text:p>
          </table:table-cell>
          <table:table-cell office:value-type="float" office:value="618589.03046">
            <text:p>618589.03</text:p>
          </table:table-cell>
          <table:table-cell office:value-type="float" office:value="618567.74005">
            <text:p>618567.74</text:p>
          </table:table-cell>
          <table:table-cell office:value-type="float" office:value="625106.09188">
            <text:p>625106.09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7264.54612">
            <text:p>617264.55</text:p>
          </table:table-cell>
          <table:table-cell office:value-type="float" office:value="619557.1276">
            <text:p>619557.13</text:p>
          </table:table-cell>
          <table:table-cell office:value-type="float" office:value="620408.86886">
            <text:p>620408.87</text:p>
          </table:table-cell>
          <table:table-cell office:value-type="float" office:value="620421.71402">
            <text:p>620421.71</text:p>
          </table:table-cell>
          <table:table-cell office:value-type="float" office:value="622568.31769">
            <text:p>622568.32</text:p>
          </table:table-cell>
          <table:table-cell office:value-type="float" office:value="621843.55791">
            <text:p>621843.56</text:p>
          </table:table-cell>
          <table:table-cell office:value-type="float" office:value="622110.68337">
            <text:p>622110.68</text:p>
          </table:table-cell>
          <table:table-cell office:value-type="float" office:value="618822.95603">
            <text:p>618822.96</text:p>
          </table:table-cell>
          <table:table-cell office:value-type="float" office:value="619427.76302">
            <text:p>619427.76</text:p>
          </table:table-cell>
          <table:table-cell office:value-type="float" office:value="622489.1784">
            <text:p>622489.18</text:p>
          </table:table-cell>
          <table:table-cell office:value-type="float" office:value="620382.96787">
            <text:p>620382.97</text:p>
          </table:table-cell>
          <table:table-cell office:value-type="float" office:value="620344.11143">
            <text:p>620344.11</text:p>
          </table:table-cell>
          <table:table-cell office:value-type="float" office:value="621402.17433">
            <text:p>621402.17</text:p>
          </table:table-cell>
          <table:table-cell office:value-type="float" office:value="619812.89037">
            <text:p>619812.89</text:p>
          </table:table-cell>
          <table:table-cell office:value-type="float" office:value="619526.48212">
            <text:p>619526.48</text:p>
          </table:table-cell>
          <table:table-cell office:value-type="float" office:value="1103913.25542">
            <text:p>1103913.26</text:p>
          </table:table-cell>
          <table:table-cell office:value-type="float" office:value="618903.48904">
            <text:p>618903.49</text:p>
          </table:table-cell>
          <table:table-cell office:value-type="float" office:value="619624.94854">
            <text:p>619624.95</text:p>
          </table:table-cell>
          <table:table-cell office:value-type="float" office:value="620543.70304">
            <text:p>620543.7</text:p>
          </table:table-cell>
          <table:table-cell office:value-type="float" office:value="622671.3095">
            <text:p>622671.31</text:p>
          </table:table-cell>
          <table:table-cell office:value-type="float" office:value="620739.16849">
            <text:p>620739.17</text:p>
          </table:table-cell>
          <table:table-cell office:value-type="float" office:value="623705.53356">
            <text:p>623705.53</text:p>
          </table:table-cell>
          <table:table-cell office:value-type="float" office:value="620525.62922">
            <text:p>620525.63</text:p>
          </table:table-cell>
          <table:table-cell office:value-type="float" office:value="619845.36095">
            <text:p>619845.36</text:p>
          </table:table-cell>
          <table:table-cell office:value-type="float" office:value="621123.04579">
            <text:p>621123.05</text:p>
          </table:table-cell>
          <table:table-cell office:value-type="float" office:value="622377.44921">
            <text:p>622377.45</text:p>
          </table:table-cell>
          <table:table-cell office:value-type="float" office:value="621541.67964">
            <text:p>621541.68</text:p>
          </table:table-cell>
          <table:table-cell office:value-type="float" office:value="621268.55042">
            <text:p>621268.55</text:p>
          </table:table-cell>
          <table:table-cell office:value-type="float" office:value="619922.51183">
            <text:p>619922.51</text:p>
          </table:table-cell>
          <table:table-cell office:value-type="float" office:value="619859.70466">
            <text:p>619859.7</text:p>
          </table:table-cell>
          <table:table-cell office:value-type="float" office:value="617439.20434">
            <text:p>617439.2</text:p>
          </table:table-cell>
          <table:table-cell office:value-type="float" office:value="624431.07024">
            <text:p>624431.07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7165.42174">
            <text:p>617165.42</text:p>
          </table:table-cell>
          <table:table-cell office:value-type="float" office:value="618501.21606">
            <text:p>618501.22</text:p>
          </table:table-cell>
          <table:table-cell office:value-type="float" office:value="620861.89363">
            <text:p>620861.89</text:p>
          </table:table-cell>
          <table:table-cell office:value-type="float" office:value="619839.35263">
            <text:p>619839.35</text:p>
          </table:table-cell>
          <table:table-cell office:value-type="float" office:value="622136.236">
            <text:p>622136.24</text:p>
          </table:table-cell>
          <table:table-cell office:value-type="float" office:value="622028.27938">
            <text:p>622028.28</text:p>
          </table:table-cell>
          <table:table-cell office:value-type="float" office:value="620777.15552">
            <text:p>620777.16</text:p>
          </table:table-cell>
          <table:table-cell office:value-type="float" office:value="619551.14411">
            <text:p>619551.14</text:p>
          </table:table-cell>
          <table:table-cell office:value-type="float" office:value="620484.43915">
            <text:p>620484.44</text:p>
          </table:table-cell>
          <table:table-cell office:value-type="float" office:value="622520.38724">
            <text:p>622520.39</text:p>
          </table:table-cell>
          <table:table-cell office:value-type="float" office:value="621615.67996">
            <text:p>621615.68</text:p>
          </table:table-cell>
          <table:table-cell office:value-type="float" office:value="622488.3887">
            <text:p>622488.39</text:p>
          </table:table-cell>
          <table:table-cell office:value-type="float" office:value="621463.51617">
            <text:p>621463.52</text:p>
          </table:table-cell>
          <table:table-cell office:value-type="float" office:value="619824.10305">
            <text:p>619824.1</text:p>
          </table:table-cell>
          <table:table-cell office:value-type="float" office:value="618587.94829">
            <text:p>618587.95</text:p>
          </table:table-cell>
          <table:table-cell office:value-type="float" office:value="1106442.04028">
            <text:p>1106442.04</text:p>
          </table:table-cell>
          <table:table-cell office:value-type="float" office:value="619126.29276">
            <text:p>619126.29</text:p>
          </table:table-cell>
          <table:table-cell office:value-type="float" office:value="620345.13131">
            <text:p>620345.13</text:p>
          </table:table-cell>
          <table:table-cell office:value-type="float" office:value="620530.8176">
            <text:p>620530.82</text:p>
          </table:table-cell>
          <table:table-cell office:value-type="float" office:value="623047.07849">
            <text:p>623047.08</text:p>
          </table:table-cell>
          <table:table-cell office:value-type="float" office:value="621422.64873">
            <text:p>621422.65</text:p>
          </table:table-cell>
          <table:table-cell office:value-type="float" office:value="623861.76957">
            <text:p>623861.77</text:p>
          </table:table-cell>
          <table:table-cell office:value-type="float" office:value="621403.37532">
            <text:p>621403.38</text:p>
          </table:table-cell>
          <table:table-cell office:value-type="float" office:value="619345.9456">
            <text:p>619345.95</text:p>
          </table:table-cell>
          <table:table-cell office:value-type="float" office:value="621144.22992">
            <text:p>621144.23</text:p>
          </table:table-cell>
          <table:table-cell office:value-type="float" office:value="622028.34762">
            <text:p>622028.35</text:p>
          </table:table-cell>
          <table:table-cell office:value-type="float" office:value="622292.22143">
            <text:p>622292.22</text:p>
          </table:table-cell>
          <table:table-cell office:value-type="float" office:value="620422.10414">
            <text:p>620422.1</text:p>
          </table:table-cell>
          <table:table-cell office:value-type="float" office:value="620529.51391">
            <text:p>620529.51</text:p>
          </table:table-cell>
          <table:table-cell office:value-type="float" office:value="618897.9722">
            <text:p>618897.97</text:p>
          </table:table-cell>
          <table:table-cell office:value-type="float" office:value="618462.83269">
            <text:p>618462.83</text:p>
          </table:table-cell>
          <table:table-cell office:value-type="float" office:value="624555.76471">
            <text:p>624555.76</text:p>
          </table:table-cell>
          <table:table-cell table:number-columns-repeated="61"/>
        </table:table-row>
        <table:table-row table:style-name="ro1">
          <table:table-cell office:value-type="string">
            <text:p>Imaginary variance</text:p>
          </table:table-cell>
          <table:table-cell table:number-columns-repeated="94"/>
        </table:table-row>
        <table:table-row table:style-name="ro2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string">
            <text:p>k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11236.77152">
            <text:p>611236.77</text:p>
          </table:table-cell>
          <table:table-cell office:value-type="float" office:value="624166.59188">
            <text:p>624166.59</text:p>
          </table:table-cell>
          <table:table-cell office:value-type="float" office:value="623341.51955">
            <text:p>623341.52</text:p>
          </table:table-cell>
          <table:table-cell office:value-type="float" office:value="621417.40032">
            <text:p>621417.4</text:p>
          </table:table-cell>
          <table:table-cell office:value-type="float" office:value="620911.73182">
            <text:p>620911.73</text:p>
          </table:table-cell>
          <table:table-cell office:value-type="float" office:value="621299.63991">
            <text:p>621299.64</text:p>
          </table:table-cell>
          <table:table-cell office:value-type="float" office:value="621861.20098">
            <text:p>621861.2</text:p>
          </table:table-cell>
          <table:table-cell office:value-type="float" office:value="619915.90814">
            <text:p>619915.91</text:p>
          </table:table-cell>
          <table:table-cell office:value-type="float" office:value="619854.83381">
            <text:p>619854.83</text:p>
          </table:table-cell>
          <table:table-cell office:value-type="float" office:value="619316.69926">
            <text:p>619316.7</text:p>
          </table:table-cell>
          <table:table-cell office:value-type="float" office:value="619560.59607">
            <text:p>619560.6</text:p>
          </table:table-cell>
          <table:table-cell office:value-type="float" office:value="621153.33632">
            <text:p>621153.34</text:p>
          </table:table-cell>
          <table:table-cell office:value-type="float" office:value="622337.42452">
            <text:p>622337.42</text:p>
          </table:table-cell>
          <table:table-cell office:value-type="float" office:value="622607.56005">
            <text:p>622607.56</text:p>
          </table:table-cell>
          <table:table-cell office:value-type="float" office:value="623352.61383">
            <text:p>623352.61</text:p>
          </table:table-cell>
          <table:table-cell office:value-type="float" office:value="1109878.5379">
            <text:p>1109878.54</text:p>
          </table:table-cell>
          <table:table-cell office:value-type="float" office:value="615443.95899">
            <text:p>615443.96</text:p>
          </table:table-cell>
          <table:table-cell office:value-type="float" office:value="621331.76884">
            <text:p>621331.77</text:p>
          </table:table-cell>
          <table:table-cell office:value-type="float" office:value="622472.09621">
            <text:p>622472.1</text:p>
          </table:table-cell>
          <table:table-cell office:value-type="float" office:value="621041.09581">
            <text:p>621041.1</text:p>
          </table:table-cell>
          <table:table-cell office:value-type="float" office:value="619607.52555">
            <text:p>619607.53</text:p>
          </table:table-cell>
          <table:table-cell office:value-type="float" office:value="621617.38418">
            <text:p>621617.38</text:p>
          </table:table-cell>
          <table:table-cell office:value-type="float" office:value="620291.37451">
            <text:p>620291.37</text:p>
          </table:table-cell>
          <table:table-cell office:value-type="float" office:value="620043.18258">
            <text:p>620043.18</text:p>
          </table:table-cell>
          <table:table-cell office:value-type="float" office:value="621161.98673">
            <text:p>621161.99</text:p>
          </table:table-cell>
          <table:table-cell office:value-type="float" office:value="621457.36823">
            <text:p>621457.37</text:p>
          </table:table-cell>
          <table:table-cell office:value-type="float" office:value="620598.55295">
            <text:p>620598.55</text:p>
          </table:table-cell>
          <table:table-cell office:value-type="float" office:value="620996.29776">
            <text:p>620996.3</text:p>
          </table:table-cell>
          <table:table-cell office:value-type="float" office:value="622665.63935">
            <text:p>622665.64</text:p>
          </table:table-cell>
          <table:table-cell office:value-type="float" office:value="625015.75248">
            <text:p>625015.75</text:p>
          </table:table-cell>
          <table:table-cell office:value-type="float" office:value="629595.20078">
            <text:p>629595.2</text:p>
          </table:table-cell>
          <table:table-cell office:value-type="float" office:value="618001.36561">
            <text:p>618001.37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6191.98707">
            <text:p>616191.99</text:p>
          </table:table-cell>
          <table:table-cell office:value-type="float" office:value="625073.83902">
            <text:p>625073.84</text:p>
          </table:table-cell>
          <table:table-cell office:value-type="float" office:value="622667.13449">
            <text:p>622667.13</text:p>
          </table:table-cell>
          <table:table-cell office:value-type="float" office:value="621397.34512">
            <text:p>621397.35</text:p>
          </table:table-cell>
          <table:table-cell office:value-type="float" office:value="621733.72384">
            <text:p>621733.72</text:p>
          </table:table-cell>
          <table:table-cell office:value-type="float" office:value="619560.61795">
            <text:p>619560.62</text:p>
          </table:table-cell>
          <table:table-cell office:value-type="float" office:value="622683.93036">
            <text:p>622683.93</text:p>
          </table:table-cell>
          <table:table-cell office:value-type="float" office:value="620549.49504">
            <text:p>620549.5</text:p>
          </table:table-cell>
          <table:table-cell office:value-type="float" office:value="620019.16842">
            <text:p>620019.17</text:p>
          </table:table-cell>
          <table:table-cell office:value-type="float" office:value="620434.30919">
            <text:p>620434.31</text:p>
          </table:table-cell>
          <table:table-cell office:value-type="float" office:value="620352.77435">
            <text:p>620352.77</text:p>
          </table:table-cell>
          <table:table-cell office:value-type="float" office:value="621097.55901">
            <text:p>621097.56</text:p>
          </table:table-cell>
          <table:table-cell office:value-type="float" office:value="621351.30524">
            <text:p>621351.31</text:p>
          </table:table-cell>
          <table:table-cell office:value-type="float" office:value="622651.70216">
            <text:p>622651.7</text:p>
          </table:table-cell>
          <table:table-cell office:value-type="float" office:value="623949.89762">
            <text:p>623949.9</text:p>
          </table:table-cell>
          <table:table-cell office:value-type="float" office:value="1108469.52769">
            <text:p>1108469.53</text:p>
          </table:table-cell>
          <table:table-cell office:value-type="float" office:value="616409.85128">
            <text:p>616409.85</text:p>
          </table:table-cell>
          <table:table-cell office:value-type="float" office:value="622780.89193">
            <text:p>622780.89</text:p>
          </table:table-cell>
          <table:table-cell office:value-type="float" office:value="621933.20266">
            <text:p>621933.2</text:p>
          </table:table-cell>
          <table:table-cell office:value-type="float" office:value="622366.71346">
            <text:p>622366.71</text:p>
          </table:table-cell>
          <table:table-cell office:value-type="float" office:value="620318.74102">
            <text:p>620318.74</text:p>
          </table:table-cell>
          <table:table-cell office:value-type="float" office:value="621313.79179">
            <text:p>621313.79</text:p>
          </table:table-cell>
          <table:table-cell office:value-type="float" office:value="620337.92353">
            <text:p>620337.92</text:p>
          </table:table-cell>
          <table:table-cell office:value-type="float" office:value="619771.26717">
            <text:p>619771.27</text:p>
          </table:table-cell>
          <table:table-cell office:value-type="float" office:value="621069.6956">
            <text:p>621069.7</text:p>
          </table:table-cell>
          <table:table-cell office:value-type="float" office:value="621133.12168">
            <text:p>621133.12</text:p>
          </table:table-cell>
          <table:table-cell office:value-type="float" office:value="621140.04199">
            <text:p>621140.04</text:p>
          </table:table-cell>
          <table:table-cell office:value-type="float" office:value="622375.16176">
            <text:p>622375.16</text:p>
          </table:table-cell>
          <table:table-cell office:value-type="float" office:value="622737.66637">
            <text:p>622737.67</text:p>
          </table:table-cell>
          <table:table-cell office:value-type="float" office:value="624251.59694">
            <text:p>624251.6</text:p>
          </table:table-cell>
          <table:table-cell office:value-type="float" office:value="625015.8529">
            <text:p>625015.85</text:p>
          </table:table-cell>
          <table:table-cell office:value-type="float" office:value="617827.18146">
            <text:p>617827.18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8850.09484">
            <text:p>618850.09</text:p>
          </table:table-cell>
          <table:table-cell office:value-type="float" office:value="624133.12937">
            <text:p>624133.13</text:p>
          </table:table-cell>
          <table:table-cell office:value-type="float" office:value="622403.08548">
            <text:p>622403.09</text:p>
          </table:table-cell>
          <table:table-cell office:value-type="float" office:value="620931.92708">
            <text:p>620931.93</text:p>
          </table:table-cell>
          <table:table-cell office:value-type="float" office:value="622206.41184">
            <text:p>622206.41</text:p>
          </table:table-cell>
          <table:table-cell office:value-type="float" office:value="620304.52512">
            <text:p>620304.53</text:p>
          </table:table-cell>
          <table:table-cell office:value-type="float" office:value="622254.38509">
            <text:p>622254.39</text:p>
          </table:table-cell>
          <table:table-cell office:value-type="float" office:value="619876.36827">
            <text:p>619876.37</text:p>
          </table:table-cell>
          <table:table-cell office:value-type="float" office:value="619724.23315">
            <text:p>619724.23</text:p>
          </table:table-cell>
          <table:table-cell office:value-type="float" office:value="620133.69866">
            <text:p>620133.7</text:p>
          </table:table-cell>
          <table:table-cell office:value-type="float" office:value="620642.05001">
            <text:p>620642.05</text:p>
          </table:table-cell>
          <table:table-cell office:value-type="float" office:value="621597.30928">
            <text:p>621597.31</text:p>
          </table:table-cell>
          <table:table-cell office:value-type="float" office:value="620941.1187">
            <text:p>620941.12</text:p>
          </table:table-cell>
          <table:table-cell office:value-type="float" office:value="622501.36235">
            <text:p>622501.36</text:p>
          </table:table-cell>
          <table:table-cell office:value-type="float" office:value="623698.10168">
            <text:p>623698.1</text:p>
          </table:table-cell>
          <table:table-cell office:value-type="float" office:value="1108754.0455">
            <text:p>1108754.05</text:p>
          </table:table-cell>
          <table:table-cell office:value-type="float" office:value="616753.89766">
            <text:p>616753.9</text:p>
          </table:table-cell>
          <table:table-cell office:value-type="float" office:value="622860.92551">
            <text:p>622860.93</text:p>
          </table:table-cell>
          <table:table-cell office:value-type="float" office:value="621626.92046">
            <text:p>621626.92</text:p>
          </table:table-cell>
          <table:table-cell office:value-type="float" office:value="620949.00353">
            <text:p>620949</text:p>
          </table:table-cell>
          <table:table-cell office:value-type="float" office:value="620217.14252">
            <text:p>620217.14</text:p>
          </table:table-cell>
          <table:table-cell office:value-type="float" office:value="619988.12745">
            <text:p>619988.13</text:p>
          </table:table-cell>
          <table:table-cell office:value-type="float" office:value="620328.83184">
            <text:p>620328.83</text:p>
          </table:table-cell>
          <table:table-cell office:value-type="float" office:value="620385.80968">
            <text:p>620385.81</text:p>
          </table:table-cell>
          <table:table-cell office:value-type="float" office:value="621279.11993">
            <text:p>621279.12</text:p>
          </table:table-cell>
          <table:table-cell office:value-type="float" office:value="621155.16247">
            <text:p>621155.16</text:p>
          </table:table-cell>
          <table:table-cell office:value-type="float" office:value="621437.81583">
            <text:p>621437.82</text:p>
          </table:table-cell>
          <table:table-cell office:value-type="float" office:value="620882.35597">
            <text:p>620882.36</text:p>
          </table:table-cell>
          <table:table-cell office:value-type="float" office:value="621746.61042">
            <text:p>621746.61</text:p>
          </table:table-cell>
          <table:table-cell office:value-type="float" office:value="624531.97224">
            <text:p>624531.97</text:p>
          </table:table-cell>
          <table:table-cell office:value-type="float" office:value="625773.40592">
            <text:p>625773.41</text:p>
          </table:table-cell>
          <table:table-cell office:value-type="float" office:value="618259.3808">
            <text:p>618259.38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9585.97188">
            <text:p>619585.97</text:p>
          </table:table-cell>
          <table:table-cell office:value-type="float" office:value="624367.09406">
            <text:p>624367.09</text:p>
          </table:table-cell>
          <table:table-cell office:value-type="float" office:value="622287.3204">
            <text:p>622287.32</text:p>
          </table:table-cell>
          <table:table-cell office:value-type="float" office:value="621001.03538">
            <text:p>621001.04</text:p>
          </table:table-cell>
          <table:table-cell office:value-type="float" office:value="622022.91045">
            <text:p>622022.91</text:p>
          </table:table-cell>
          <table:table-cell office:value-type="float" office:value="621493.56554">
            <text:p>621493.57</text:p>
          </table:table-cell>
          <table:table-cell office:value-type="float" office:value="621885.96474">
            <text:p>621885.96</text:p>
          </table:table-cell>
          <table:table-cell office:value-type="float" office:value="620691.55285">
            <text:p>620691.55</text:p>
          </table:table-cell>
          <table:table-cell office:value-type="float" office:value="620501.2073">
            <text:p>620501.21</text:p>
          </table:table-cell>
          <table:table-cell office:value-type="float" office:value="620404.15605">
            <text:p>620404.16</text:p>
          </table:table-cell>
          <table:table-cell office:value-type="float" office:value="620669.80404">
            <text:p>620669.8</text:p>
          </table:table-cell>
          <table:table-cell office:value-type="float" office:value="620992.13324">
            <text:p>620992.13</text:p>
          </table:table-cell>
          <table:table-cell office:value-type="float" office:value="621590.99477">
            <text:p>621590.99</text:p>
          </table:table-cell>
          <table:table-cell office:value-type="float" office:value="623499.86287">
            <text:p>623499.86</text:p>
          </table:table-cell>
          <table:table-cell office:value-type="float" office:value="623132.19141">
            <text:p>623132.19</text:p>
          </table:table-cell>
          <table:table-cell office:value-type="float" office:value="1105964.16155">
            <text:p>1105964.16</text:p>
          </table:table-cell>
          <table:table-cell office:value-type="float" office:value="618190.53751">
            <text:p>618190.54</text:p>
          </table:table-cell>
          <table:table-cell office:value-type="float" office:value="622523.65394">
            <text:p>622523.65</text:p>
          </table:table-cell>
          <table:table-cell office:value-type="float" office:value="621852.16962">
            <text:p>621852.17</text:p>
          </table:table-cell>
          <table:table-cell office:value-type="float" office:value="621762.26851">
            <text:p>621762.27</text:p>
          </table:table-cell>
          <table:table-cell office:value-type="float" office:value="619226.66634">
            <text:p>619226.67</text:p>
          </table:table-cell>
          <table:table-cell office:value-type="float" office:value="620628.82938">
            <text:p>620628.83</text:p>
          </table:table-cell>
          <table:table-cell office:value-type="float" office:value="620461.89141">
            <text:p>620461.89</text:p>
          </table:table-cell>
          <table:table-cell office:value-type="float" office:value="620453.52209">
            <text:p>620453.52</text:p>
          </table:table-cell>
          <table:table-cell office:value-type="float" office:value="621996.05662">
            <text:p>621996.06</text:p>
          </table:table-cell>
          <table:table-cell office:value-type="float" office:value="621474.28244">
            <text:p>621474.28</text:p>
          </table:table-cell>
          <table:table-cell office:value-type="float" office:value="620958.69646">
            <text:p>620958.7</text:p>
          </table:table-cell>
          <table:table-cell office:value-type="float" office:value="621031.7899">
            <text:p>621031.79</text:p>
          </table:table-cell>
          <table:table-cell office:value-type="float" office:value="622938.01307">
            <text:p>622938.01</text:p>
          </table:table-cell>
          <table:table-cell office:value-type="float" office:value="624381.68661">
            <text:p>624381.69</text:p>
          </table:table-cell>
          <table:table-cell office:value-type="float" office:value="625211.6304">
            <text:p>625211.63</text:p>
          </table:table-cell>
          <table:table-cell office:value-type="float" office:value="617502.65642">
            <text:p>617502.66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0458.24776">
            <text:p>620458.25</text:p>
          </table:table-cell>
          <table:table-cell office:value-type="float" office:value="624970.30574">
            <text:p>624970.31</text:p>
          </table:table-cell>
          <table:table-cell office:value-type="float" office:value="622038.32405">
            <text:p>622038.32</text:p>
          </table:table-cell>
          <table:table-cell office:value-type="float" office:value="621333.95097">
            <text:p>621333.95</text:p>
          </table:table-cell>
          <table:table-cell office:value-type="float" office:value="621419.67616">
            <text:p>621419.68</text:p>
          </table:table-cell>
          <table:table-cell office:value-type="float" office:value="621768.62944">
            <text:p>621768.63</text:p>
          </table:table-cell>
          <table:table-cell office:value-type="float" office:value="622105.27802">
            <text:p>622105.28</text:p>
          </table:table-cell>
          <table:table-cell office:value-type="float" office:value="620566.65212">
            <text:p>620566.65</text:p>
          </table:table-cell>
          <table:table-cell office:value-type="float" office:value="621447.77702">
            <text:p>621447.78</text:p>
          </table:table-cell>
          <table:table-cell office:value-type="float" office:value="620462.61166">
            <text:p>620462.61</text:p>
          </table:table-cell>
          <table:table-cell office:value-type="float" office:value="620719.31626">
            <text:p>620719.32</text:p>
          </table:table-cell>
          <table:table-cell office:value-type="float" office:value="621904.83601">
            <text:p>621904.84</text:p>
          </table:table-cell>
          <table:table-cell office:value-type="float" office:value="622073.97804">
            <text:p>622073.98</text:p>
          </table:table-cell>
          <table:table-cell office:value-type="float" office:value="622193.95769">
            <text:p>622193.96</text:p>
          </table:table-cell>
          <table:table-cell office:value-type="float" office:value="622706.56204">
            <text:p>622706.56</text:p>
          </table:table-cell>
          <table:table-cell office:value-type="float" office:value="1106821.33803">
            <text:p>1106821.34</text:p>
          </table:table-cell>
          <table:table-cell office:value-type="float" office:value="619840.42823">
            <text:p>619840.43</text:p>
          </table:table-cell>
          <table:table-cell office:value-type="float" office:value="622987.32583">
            <text:p>622987.33</text:p>
          </table:table-cell>
          <table:table-cell office:value-type="float" office:value="622925.56295">
            <text:p>622925.56</text:p>
          </table:table-cell>
          <table:table-cell office:value-type="float" office:value="620686.45132">
            <text:p>620686.45</text:p>
          </table:table-cell>
          <table:table-cell office:value-type="float" office:value="620658.65713">
            <text:p>620658.66</text:p>
          </table:table-cell>
          <table:table-cell office:value-type="float" office:value="621191.73329">
            <text:p>621191.73</text:p>
          </table:table-cell>
          <table:table-cell office:value-type="float" office:value="621031.86972">
            <text:p>621031.87</text:p>
          </table:table-cell>
          <table:table-cell office:value-type="float" office:value="619711.43193">
            <text:p>619711.43</text:p>
          </table:table-cell>
          <table:table-cell office:value-type="float" office:value="620521.64899">
            <text:p>620521.65</text:p>
          </table:table-cell>
          <table:table-cell office:value-type="float" office:value="622272.04861">
            <text:p>622272.05</text:p>
          </table:table-cell>
          <table:table-cell office:value-type="float" office:value="620785.22529">
            <text:p>620785.23</text:p>
          </table:table-cell>
          <table:table-cell office:value-type="float" office:value="620369.50283">
            <text:p>620369.5</text:p>
          </table:table-cell>
          <table:table-cell office:value-type="float" office:value="621723.67886">
            <text:p>621723.68</text:p>
          </table:table-cell>
          <table:table-cell office:value-type="float" office:value="624750.08692">
            <text:p>624750.09</text:p>
          </table:table-cell>
          <table:table-cell office:value-type="float" office:value="625718.18978">
            <text:p>625718.19</text:p>
          </table:table-cell>
          <table:table-cell office:value-type="float" office:value="618033.7241">
            <text:p>618033.72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2786.26922">
            <text:p>622786.27</text:p>
          </table:table-cell>
          <table:table-cell office:value-type="float" office:value="624847.22041">
            <text:p>624847.22</text:p>
          </table:table-cell>
          <table:table-cell office:value-type="float" office:value="621734.52085">
            <text:p>621734.52</text:p>
          </table:table-cell>
          <table:table-cell office:value-type="float" office:value="621611.60976">
            <text:p>621611.61</text:p>
          </table:table-cell>
          <table:table-cell office:value-type="float" office:value="621240.12546">
            <text:p>621240.13</text:p>
          </table:table-cell>
          <table:table-cell office:value-type="float" office:value="621571.4232">
            <text:p>621571.42</text:p>
          </table:table-cell>
          <table:table-cell office:value-type="float" office:value="622557.69974">
            <text:p>622557.7</text:p>
          </table:table-cell>
          <table:table-cell office:value-type="float" office:value="621458.24408">
            <text:p>621458.24</text:p>
          </table:table-cell>
          <table:table-cell office:value-type="float" office:value="621770.18235">
            <text:p>621770.18</text:p>
          </table:table-cell>
          <table:table-cell office:value-type="float" office:value="621481.59052">
            <text:p>621481.59</text:p>
          </table:table-cell>
          <table:table-cell office:value-type="float" office:value="620779.74877">
            <text:p>620779.75</text:p>
          </table:table-cell>
          <table:table-cell office:value-type="float" office:value="622273.89749">
            <text:p>622273.9</text:p>
          </table:table-cell>
          <table:table-cell office:value-type="float" office:value="622099.08179">
            <text:p>622099.08</text:p>
          </table:table-cell>
          <table:table-cell office:value-type="float" office:value="623397.26449">
            <text:p>623397.26</text:p>
          </table:table-cell>
          <table:table-cell office:value-type="float" office:value="623973.45933">
            <text:p>623973.46</text:p>
          </table:table-cell>
          <table:table-cell office:value-type="float" office:value="1108391.3927">
            <text:p>1108391.39</text:p>
          </table:table-cell>
          <table:table-cell office:value-type="float" office:value="621558.83262">
            <text:p>621558.83</text:p>
          </table:table-cell>
          <table:table-cell office:value-type="float" office:value="622328.8748">
            <text:p>622328.87</text:p>
          </table:table-cell>
          <table:table-cell office:value-type="float" office:value="621449.22791">
            <text:p>621449.23</text:p>
          </table:table-cell>
          <table:table-cell office:value-type="float" office:value="622163.79572">
            <text:p>622163.8</text:p>
          </table:table-cell>
          <table:table-cell office:value-type="float" office:value="620622.88084">
            <text:p>620622.88</text:p>
          </table:table-cell>
          <table:table-cell office:value-type="float" office:value="620608.69533">
            <text:p>620608.7</text:p>
          </table:table-cell>
          <table:table-cell office:value-type="float" office:value="620255.17868">
            <text:p>620255.18</text:p>
          </table:table-cell>
          <table:table-cell office:value-type="float" office:value="619619.10267">
            <text:p>619619.1</text:p>
          </table:table-cell>
          <table:table-cell office:value-type="float" office:value="621798.854">
            <text:p>621798.85</text:p>
          </table:table-cell>
          <table:table-cell office:value-type="float" office:value="621268.64839">
            <text:p>621268.65</text:p>
          </table:table-cell>
          <table:table-cell office:value-type="float" office:value="621584.53228">
            <text:p>621584.53</text:p>
          </table:table-cell>
          <table:table-cell office:value-type="float" office:value="621843.24561">
            <text:p>621843.25</text:p>
          </table:table-cell>
          <table:table-cell office:value-type="float" office:value="621944.00478">
            <text:p>621944</text:p>
          </table:table-cell>
          <table:table-cell office:value-type="float" office:value="624757.02207">
            <text:p>624757.02</text:p>
          </table:table-cell>
          <table:table-cell office:value-type="float" office:value="623966.8243">
            <text:p>623966.82</text:p>
          </table:table-cell>
          <table:table-cell office:value-type="float" office:value="617568.71989">
            <text:p>617568.72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819.81217">
            <text:p>623819.81</text:p>
          </table:table-cell>
          <table:table-cell office:value-type="float" office:value="624578.39017">
            <text:p>624578.39</text:p>
          </table:table-cell>
          <table:table-cell office:value-type="float" office:value="622723.1872">
            <text:p>622723.19</text:p>
          </table:table-cell>
          <table:table-cell office:value-type="float" office:value="621207.83658">
            <text:p>621207.84</text:p>
          </table:table-cell>
          <table:table-cell office:value-type="float" office:value="621243.44559">
            <text:p>621243.45</text:p>
          </table:table-cell>
          <table:table-cell office:value-type="float" office:value="621947.14444">
            <text:p>621947.14</text:p>
          </table:table-cell>
          <table:table-cell office:value-type="float" office:value="621418.18015">
            <text:p>621418.18</text:p>
          </table:table-cell>
          <table:table-cell office:value-type="float" office:value="619957.04936">
            <text:p>619957.05</text:p>
          </table:table-cell>
          <table:table-cell office:value-type="float" office:value="619511.66874">
            <text:p>619511.67</text:p>
          </table:table-cell>
          <table:table-cell office:value-type="float" office:value="620810.67611">
            <text:p>620810.68</text:p>
          </table:table-cell>
          <table:table-cell office:value-type="float" office:value="619496.80303">
            <text:p>619496.8</text:p>
          </table:table-cell>
          <table:table-cell office:value-type="float" office:value="621424.50887">
            <text:p>621424.51</text:p>
          </table:table-cell>
          <table:table-cell office:value-type="float" office:value="621782.21619">
            <text:p>621782.22</text:p>
          </table:table-cell>
          <table:table-cell office:value-type="float" office:value="623193.82857">
            <text:p>623193.83</text:p>
          </table:table-cell>
          <table:table-cell office:value-type="float" office:value="624237.54355">
            <text:p>624237.54</text:p>
          </table:table-cell>
          <table:table-cell office:value-type="float" office:value="1109669.66385">
            <text:p>1109669.66</text:p>
          </table:table-cell>
          <table:table-cell office:value-type="float" office:value="623825.78689">
            <text:p>623825.79</text:p>
          </table:table-cell>
          <table:table-cell office:value-type="float" office:value="622200.8342">
            <text:p>622200.83</text:p>
          </table:table-cell>
          <table:table-cell office:value-type="float" office:value="621649.67027">
            <text:p>621649.67</text:p>
          </table:table-cell>
          <table:table-cell office:value-type="float" office:value="621608.94577">
            <text:p>621608.95</text:p>
          </table:table-cell>
          <table:table-cell office:value-type="float" office:value="619994.46357">
            <text:p>619994.46</text:p>
          </table:table-cell>
          <table:table-cell office:value-type="float" office:value="620380.49046">
            <text:p>620380.49</text:p>
          </table:table-cell>
          <table:table-cell office:value-type="float" office:value="621691.02696">
            <text:p>621691.03</text:p>
          </table:table-cell>
          <table:table-cell office:value-type="float" office:value="620451.07847">
            <text:p>620451.08</text:p>
          </table:table-cell>
          <table:table-cell office:value-type="float" office:value="621058.85114">
            <text:p>621058.85</text:p>
          </table:table-cell>
          <table:table-cell office:value-type="float" office:value="621312.33356">
            <text:p>621312.33</text:p>
          </table:table-cell>
          <table:table-cell office:value-type="float" office:value="621164.76688">
            <text:p>621164.77</text:p>
          </table:table-cell>
          <table:table-cell office:value-type="float" office:value="622261.91085">
            <text:p>622261.91</text:p>
          </table:table-cell>
          <table:table-cell office:value-type="float" office:value="622904.34692">
            <text:p>622904.35</text:p>
          </table:table-cell>
          <table:table-cell office:value-type="float" office:value="624811.00436">
            <text:p>624811</text:p>
          </table:table-cell>
          <table:table-cell office:value-type="float" office:value="624567.41546">
            <text:p>624567.42</text:p>
          </table:table-cell>
          <table:table-cell office:value-type="float" office:value="617339.12559">
            <text:p>617339.13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4292.01099">
            <text:p>624292.01</text:p>
          </table:table-cell>
          <table:table-cell office:value-type="float" office:value="624867.02589">
            <text:p>624867.03</text:p>
          </table:table-cell>
          <table:table-cell office:value-type="float" office:value="622168.01672">
            <text:p>622168.02</text:p>
          </table:table-cell>
          <table:table-cell office:value-type="float" office:value="621420.57349">
            <text:p>621420.57</text:p>
          </table:table-cell>
          <table:table-cell office:value-type="float" office:value="621806.79904">
            <text:p>621806.8</text:p>
          </table:table-cell>
          <table:table-cell office:value-type="float" office:value="620759.03606">
            <text:p>620759.04</text:p>
          </table:table-cell>
          <table:table-cell office:value-type="float" office:value="621526.17776">
            <text:p>621526.18</text:p>
          </table:table-cell>
          <table:table-cell office:value-type="float" office:value="619717.70547">
            <text:p>619717.71</text:p>
          </table:table-cell>
          <table:table-cell office:value-type="float" office:value="621092.96845">
            <text:p>621092.97</text:p>
          </table:table-cell>
          <table:table-cell office:value-type="float" office:value="620599.07965">
            <text:p>620599.08</text:p>
          </table:table-cell>
          <table:table-cell office:value-type="float" office:value="620747.90158">
            <text:p>620747.9</text:p>
          </table:table-cell>
          <table:table-cell office:value-type="float" office:value="622013.05583">
            <text:p>622013.06</text:p>
          </table:table-cell>
          <table:table-cell office:value-type="float" office:value="622283.82503">
            <text:p>622283.83</text:p>
          </table:table-cell>
          <table:table-cell office:value-type="float" office:value="621882.59343">
            <text:p>621882.59</text:p>
          </table:table-cell>
          <table:table-cell office:value-type="float" office:value="623899.94593">
            <text:p>623899.95</text:p>
          </table:table-cell>
          <table:table-cell office:value-type="float" office:value="1107452.68247">
            <text:p>1107452.68</text:p>
          </table:table-cell>
          <table:table-cell office:value-type="float" office:value="624019.16423">
            <text:p>624019.16</text:p>
          </table:table-cell>
          <table:table-cell office:value-type="float" office:value="623481.33582">
            <text:p>623481.34</text:p>
          </table:table-cell>
          <table:table-cell office:value-type="float" office:value="622424.49953">
            <text:p>622424.5</text:p>
          </table:table-cell>
          <table:table-cell office:value-type="float" office:value="621071.01365">
            <text:p>621071.01</text:p>
          </table:table-cell>
          <table:table-cell office:value-type="float" office:value="620178.91962">
            <text:p>620178.92</text:p>
          </table:table-cell>
          <table:table-cell office:value-type="float" office:value="620152.31389">
            <text:p>620152.31</text:p>
          </table:table-cell>
          <table:table-cell office:value-type="float" office:value="621281.04286">
            <text:p>621281.04</text:p>
          </table:table-cell>
          <table:table-cell office:value-type="float" office:value="620162.15527">
            <text:p>620162.16</text:p>
          </table:table-cell>
          <table:table-cell office:value-type="float" office:value="621146.64015">
            <text:p>621146.64</text:p>
          </table:table-cell>
          <table:table-cell office:value-type="float" office:value="620604.81986">
            <text:p>620604.82</text:p>
          </table:table-cell>
          <table:table-cell office:value-type="float" office:value="621715.72206">
            <text:p>621715.72</text:p>
          </table:table-cell>
          <table:table-cell office:value-type="float" office:value="621714.56635">
            <text:p>621714.57</text:p>
          </table:table-cell>
          <table:table-cell office:value-type="float" office:value="622656.22404">
            <text:p>622656.22</text:p>
          </table:table-cell>
          <table:table-cell office:value-type="float" office:value="624825.38348">
            <text:p>624825.38</text:p>
          </table:table-cell>
          <table:table-cell office:value-type="float" office:value="625480.49204">
            <text:p>625480.49</text:p>
          </table:table-cell>
          <table:table-cell office:value-type="float" office:value="617836.82237">
            <text:p>617836.82</text:p>
          </table:table-cell>
          <table:table-cell table:number-columns-repeated="6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4240.70139">
            <text:p>624240.7</text:p>
          </table:table-cell>
          <table:table-cell office:value-type="float" office:value="623966.62863">
            <text:p>623966.63</text:p>
          </table:table-cell>
          <table:table-cell office:value-type="float" office:value="622198.12206">
            <text:p>622198.12</text:p>
          </table:table-cell>
          <table:table-cell office:value-type="float" office:value="620752.29999">
            <text:p>620752.3</text:p>
          </table:table-cell>
          <table:table-cell office:value-type="float" office:value="620704.00419">
            <text:p>620704</text:p>
          </table:table-cell>
          <table:table-cell office:value-type="float" office:value="619957.69487">
            <text:p>619957.69</text:p>
          </table:table-cell>
          <table:table-cell office:value-type="float" office:value="620201.90933">
            <text:p>620201.91</text:p>
          </table:table-cell>
          <table:table-cell office:value-type="float" office:value="620340.14696">
            <text:p>620340.15</text:p>
          </table:table-cell>
          <table:table-cell office:value-type="float" office:value="620637.00797">
            <text:p>620637.01</text:p>
          </table:table-cell>
          <table:table-cell office:value-type="float" office:value="620285.97383">
            <text:p>620285.97</text:p>
          </table:table-cell>
          <table:table-cell office:value-type="float" office:value="619825.93124">
            <text:p>619825.93</text:p>
          </table:table-cell>
          <table:table-cell office:value-type="float" office:value="622308.24745">
            <text:p>622308.25</text:p>
          </table:table-cell>
          <table:table-cell office:value-type="float" office:value="622926.10588">
            <text:p>622926.11</text:p>
          </table:table-cell>
          <table:table-cell office:value-type="float" office:value="622930.25899">
            <text:p>622930.26</text:p>
          </table:table-cell>
          <table:table-cell office:value-type="float" office:value="623114.17103">
            <text:p>623114.17</text:p>
          </table:table-cell>
          <table:table-cell office:value-type="float" office:value="1107934.99694">
            <text:p>1107935</text:p>
          </table:table-cell>
          <table:table-cell office:value-type="float" office:value="623876.48664">
            <text:p>623876.49</text:p>
          </table:table-cell>
          <table:table-cell office:value-type="float" office:value="622628.58727">
            <text:p>622628.59</text:p>
          </table:table-cell>
          <table:table-cell office:value-type="float" office:value="621501.64312">
            <text:p>621501.64</text:p>
          </table:table-cell>
          <table:table-cell office:value-type="float" office:value="621580.85536">
            <text:p>621580.86</text:p>
          </table:table-cell>
          <table:table-cell office:value-type="float" office:value="619754.91179">
            <text:p>619754.91</text:p>
          </table:table-cell>
          <table:table-cell office:value-type="float" office:value="620342.88571">
            <text:p>620342.89</text:p>
          </table:table-cell>
          <table:table-cell office:value-type="float" office:value="621315.75827">
            <text:p>621315.76</text:p>
          </table:table-cell>
          <table:table-cell office:value-type="float" office:value="619267.59611">
            <text:p>619267.6</text:p>
          </table:table-cell>
          <table:table-cell office:value-type="float" office:value="620945.60585">
            <text:p>620945.61</text:p>
          </table:table-cell>
          <table:table-cell office:value-type="float" office:value="620675.72926">
            <text:p>620675.73</text:p>
          </table:table-cell>
          <table:table-cell office:value-type="float" office:value="621416.01744">
            <text:p>621416.02</text:p>
          </table:table-cell>
          <table:table-cell office:value-type="float" office:value="621521.5978">
            <text:p>621521.6</text:p>
          </table:table-cell>
          <table:table-cell office:value-type="float" office:value="621776.97358">
            <text:p>621776.97</text:p>
          </table:table-cell>
          <table:table-cell office:value-type="float" office:value="624386.55246">
            <text:p>624386.55</text:p>
          </table:table-cell>
          <table:table-cell office:value-type="float" office:value="625413.7733">
            <text:p>625413.77</text:p>
          </table:table-cell>
          <table:table-cell office:value-type="float" office:value="617989.00225">
            <text:p>617989</text:p>
          </table:table-cell>
          <table:table-cell table:number-columns-repeated="61"/>
        </table:table-row>
        <table:table-row table:style-name="ro1">
          <table:table-cell table:number-columns-repeated="95"/>
        </table:table-row>
        <table:table-row table:style-name="ro1">
          <table:table-cell office:value-type="string">
            <text:p>----------------------</text:p>
          </table:table-cell>
          <table:table-cell table:number-columns-repeated="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13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1T13:00:32</dc:date>
    <dc:creator>Arthur Gordon-Wright</dc:creator>
    <meta:generator>OpenOffice.org/3.1$Unix OpenOffice.org_project/310m19$Build-9420</meta:generator>
    <meta:printed-by>Arthur Gordon-Wright</meta:printed-by>
    <meta:print-date>2009-12-11T11:33:38</meta:print-date>
    <meta:editing-duration>PT02H02M27S</meta:editing-duration>
    <meta:editing-cycles>1</meta:editing-cycles>
    <meta:document-statistic meta:table-count="3" meta:cell-count="62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43cm" svg:height="9.328cm" chart:class="chart:line" chart:style-name="ch1">
        <chart:legend chart:legend-position="end" svg:x="13.572cm" svg:y="4.195cm" chart:style-name="ch2"/>
        <chart:plot-area chart:style-name="ch3" table:cell-range-address="Sheet1.C106:Sheet1.C115 Sheet1.C119:Sheet1.C119 Sheet1.C121:Sheet1.C129" chart:data-source-has-labels="row" svg:x="0.308cm" svg:y="0.186cm" svg:width="12.957cm" svg:height="8.7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07:Sheet1.C115" chart:label-cell-address="Sheet1.C106:Sheet1.C106" chart:class="chart:line">
            <chart:data-point chart:repeated="9"/>
          </chart:series>
          <chart:series chart:style-name="ch7" chart:values-cell-range-address="Sheet1.C121:Sheet1.C129" chart:label-cell-address="Sheet1.C119:Sheet1.C119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06:Sheet1.C106">nn rep.</text:p>
              </table:table-cell>
              <table:table-cell office:value-type="string">
                <text:p text:id="Sheet1.C119:Sheet1.C119">no int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.5286">
                <text:p text:id="Sheet1.C107:Sheet1.C115">114.5286</text:p>
              </table:table-cell>
              <table:table-cell office:value-type="float" office:value="93.49953">
                <text:p text:id="Sheet1.C121:Sheet1.C129">93.499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3118">
                <text:p>29.93118</text:p>
              </table:table-cell>
              <table:table-cell office:value-type="float" office:value="8.10391">
                <text:p>8.10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1489">
                <text:p>10.11489</text:p>
              </table:table-cell>
              <table:table-cell office:value-type="float" office:value="2.0211">
                <text:p>2.0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98">
                <text:p>2.5798</text:p>
              </table:table-cell>
              <table:table-cell office:value-type="float" office:value="1.35526">
                <text:p>1.35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413">
                <text:p>0.94413</text:p>
              </table:table-cell>
              <table:table-cell office:value-type="float" office:value="1.89841">
                <text:p>1.89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667">
                <text:p>0.85667</text:p>
              </table:table-cell>
              <table:table-cell office:value-type="float" office:value="1.62378">
                <text:p>1.6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32">
                <text:p>1.3932</text:p>
              </table:table-cell>
              <table:table-cell office:value-type="float" office:value="1.55561">
                <text:p>1.55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972">
                <text:p>1.47972</text:p>
              </table:table-cell>
              <table:table-cell office:value-type="float" office:value="1.65428">
                <text:p>1.65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162">
                <text:p>1.28162</text:p>
              </table:table-cell>
              <table:table-cell office:value-type="float" office:value="1.85938">
                <text:p>1.85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3.352cm" svg:y="0.141cm" chart:style-name="ch2">
          <text:p>No int.</text:p>
        </chart:title>
        <chart:legend chart:legend-position="end" svg:x="5.842cm" svg:y="2.338cm" chart:style-name="ch3"/>
        <chart:plot-area chart:style-name="ch4" table:cell-range-address="Sheet2.A3:Sheet2.A3 Sheet2.C5:Sheet2.AH5 Sheet2.D3:Sheet2.D3 Sheet2.C13:Sheet2.AH13 Sheet2.A14:Sheet2.B14 Sheet2.C16:Sheet2.AH16 Sheet2.C24:Sheet2.AH24" chart:data-source-has-labels="column" svg:x="0.16cm" svg:y="0.784cm" svg:width="5.522cm" svg:height="5.936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C5:Sheet2.AH5" chart:label-cell-address="Sheet2.A3:Sheet2.A3" chart:class="chart:line">
            <chart:data-point chart:repeated="32"/>
          </chart:series>
          <chart:series chart:style-name="ch8" chart:values-cell-range-address="Sheet2.C13:Sheet2.AH13" chart:label-cell-address="Sheet2.D3:Sheet2.D3" chart:class="chart:line">
            <chart:data-point chart:repeated="32"/>
          </chart:series>
          <chart:series chart:style-name="ch9" chart:values-cell-range-address="Sheet2.C16:Sheet2.AH16" chart:label-cell-address="Sheet2.A14:Sheet2.A14" chart:class="chart:line">
            <chart:data-point chart:repeated="32"/>
          </chart:series>
          <chart:series chart:style-name="ch10" chart:values-cell-range-address="Sheet2.C24:Sheet2.AH24" chart:label-cell-address="Sheet2.B14:Sheet2.B1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Real, t0</text:p>
              </table:table-cell>
              <table:table-cell office:value-type="float" office:value="93.49953">
                <text:p text:id="Sheet2.C5:Sheet2.AH5">93.49953</text:p>
              </table:table-cell>
              <table:table-cell office:value-type="float" office:value="-5.46945">
                <text:p>-5.46945</text:p>
              </table:table-cell>
              <table:table-cell office:value-type="float" office:value="-11.64341">
                <text:p>-11.64341</text:p>
              </table:table-cell>
              <table:table-cell office:value-type="float" office:value="-21.4888">
                <text:p>-21.4888</text:p>
              </table:table-cell>
              <table:table-cell office:value-type="float" office:value="-29.62892">
                <text:p>-29.62892</text:p>
              </table:table-cell>
              <table:table-cell office:value-type="float" office:value="-36.51505">
                <text:p>-36.51505</text:p>
              </table:table-cell>
              <table:table-cell office:value-type="float" office:value="-43.87926">
                <text:p>-43.87926</text:p>
              </table:table-cell>
              <table:table-cell office:value-type="float" office:value="-50.00945">
                <text:p>-50.00945</text:p>
              </table:table-cell>
              <table:table-cell office:value-type="float" office:value="-53.10884">
                <text:p>-53.10884</text:p>
              </table:table-cell>
              <table:table-cell office:value-type="float" office:value="-55.15106">
                <text:p>-55.15106</text:p>
              </table:table-cell>
              <table:table-cell office:value-type="float" office:value="-53.90732">
                <text:p>-53.90732</text:p>
              </table:table-cell>
              <table:table-cell office:value-type="float" office:value="-48.28419">
                <text:p>-48.28419</text:p>
              </table:table-cell>
              <table:table-cell office:value-type="float" office:value="-40.72075">
                <text:p>-40.72075</text:p>
              </table:table-cell>
              <table:table-cell office:value-type="float" office:value="-30.63847">
                <text:p>-30.63847</text:p>
              </table:table-cell>
              <table:table-cell office:value-type="float" office:value="-19.46165">
                <text:p>-19.46165</text:p>
              </table:table-cell>
              <table:table-cell office:value-type="float" office:value="-32.84532">
                <text:p>-32.84532</text:p>
              </table:table-cell>
              <table:table-cell office:value-type="float" office:value="-19.53555">
                <text:p>-19.53555</text:p>
              </table:table-cell>
              <table:table-cell office:value-type="float" office:value="-31.01444">
                <text:p>-31.01444</text:p>
              </table:table-cell>
              <table:table-cell office:value-type="float" office:value="-40.78402">
                <text:p>-40.78402</text:p>
              </table:table-cell>
              <table:table-cell office:value-type="float" office:value="-47.58989">
                <text:p>-47.58989</text:p>
              </table:table-cell>
              <table:table-cell office:value-type="float" office:value="-53.17249">
                <text:p>-53.17249</text:p>
              </table:table-cell>
              <table:table-cell office:value-type="float" office:value="-55.42437">
                <text:p>-55.42437</text:p>
              </table:table-cell>
              <table:table-cell office:value-type="float" office:value="-53.73551">
                <text:p>-53.73551</text:p>
              </table:table-cell>
              <table:table-cell office:value-type="float" office:value="-50.61532">
                <text:p>-50.61532</text:p>
              </table:table-cell>
              <table:table-cell office:value-type="float" office:value="-43.94972">
                <text:p>-43.94972</text:p>
              </table:table-cell>
              <table:table-cell office:value-type="float" office:value="-36.2157">
                <text:p>-36.2157</text:p>
              </table:table-cell>
              <table:table-cell office:value-type="float" office:value="-29.9525">
                <text:p>-29.9525</text:p>
              </table:table-cell>
              <table:table-cell office:value-type="float" office:value="-20.47257">
                <text:p>-20.47257</text:p>
              </table:table-cell>
              <table:table-cell office:value-type="float" office:value="-12.60427">
                <text:p>-12.60427</text:p>
              </table:table-cell>
              <table:table-cell office:value-type="float" office:value="-4.69458">
                <text:p>-4.69458</text:p>
              </table:table-cell>
              <table:table-cell office:value-type="float" office:value="1.69071">
                <text:p>1.69071</text:p>
              </table:table-cell>
              <table:table-cell office:value-type="float" office:value="8.79439">
                <text:p>8.79439</text:p>
              </table:table-cell>
            </table:table-row>
            <table:table-row>
              <table:table-cell office:value-type="string">
                <text:p text:id="Sheet2.D3:Sheet2.D3">Real, t8</text:p>
              </table:table-cell>
              <table:table-cell office:value-type="float" office:value="1.85938">
                <text:p text:id="Sheet2.C13:Sheet2.AH13">1.85938</text:p>
              </table:table-cell>
              <table:table-cell office:value-type="float" office:value="-4.98829">
                <text:p>-4.98829</text:p>
              </table:table-cell>
              <table:table-cell office:value-type="float" office:value="-12.25497">
                <text:p>-12.25497</text:p>
              </table:table-cell>
              <table:table-cell office:value-type="float" office:value="-21.2136">
                <text:p>-21.2136</text:p>
              </table:table-cell>
              <table:table-cell office:value-type="float" office:value="-30.4473">
                <text:p>-30.4473</text:p>
              </table:table-cell>
              <table:table-cell office:value-type="float" office:value="-36.59854">
                <text:p>-36.59854</text:p>
              </table:table-cell>
              <table:table-cell office:value-type="float" office:value="-44.34612">
                <text:p>-44.34612</text:p>
              </table:table-cell>
              <table:table-cell office:value-type="float" office:value="-50.12061">
                <text:p>-50.12061</text:p>
              </table:table-cell>
              <table:table-cell office:value-type="float" office:value="-52.86827">
                <text:p>-52.86827</text:p>
              </table:table-cell>
              <table:table-cell office:value-type="float" office:value="-55.82941">
                <text:p>-55.82941</text:p>
              </table:table-cell>
              <table:table-cell office:value-type="float" office:value="-52.84774">
                <text:p>-52.84774</text:p>
              </table:table-cell>
              <table:table-cell office:value-type="float" office:value="-48.91439">
                <text:p>-48.91439</text:p>
              </table:table-cell>
              <table:table-cell office:value-type="float" office:value="-41.01844">
                <text:p>-41.01844</text:p>
              </table:table-cell>
              <table:table-cell office:value-type="float" office:value="-31.16943">
                <text:p>-31.16943</text:p>
              </table:table-cell>
              <table:table-cell office:value-type="float" office:value="-19.21585">
                <text:p>-19.21585</text:p>
              </table:table-cell>
              <table:table-cell office:value-type="float" office:value="-33.54595">
                <text:p>-33.54595</text:p>
              </table:table-cell>
              <table:table-cell office:value-type="float" office:value="-18.80034">
                <text:p>-18.80034</text:p>
              </table:table-cell>
              <table:table-cell office:value-type="float" office:value="-31.09542">
                <text:p>-31.09542</text:p>
              </table:table-cell>
              <table:table-cell office:value-type="float" office:value="-41.30779">
                <text:p>-41.30779</text:p>
              </table:table-cell>
              <table:table-cell office:value-type="float" office:value="-47.12697">
                <text:p>-47.12697</text:p>
              </table:table-cell>
              <table:table-cell office:value-type="float" office:value="-53.6136">
                <text:p>-53.6136</text:p>
              </table:table-cell>
              <table:table-cell office:value-type="float" office:value="-54.83657">
                <text:p>-54.83657</text:p>
              </table:table-cell>
              <table:table-cell office:value-type="float" office:value="-53.23904">
                <text:p>-53.23904</text:p>
              </table:table-cell>
              <table:table-cell office:value-type="float" office:value="-49.52638">
                <text:p>-49.52638</text:p>
              </table:table-cell>
              <table:table-cell office:value-type="float" office:value="-43.62642">
                <text:p>-43.62642</text:p>
              </table:table-cell>
              <table:table-cell office:value-type="float" office:value="-36.25396">
                <text:p>-36.25396</text:p>
              </table:table-cell>
              <table:table-cell office:value-type="float" office:value="-29.68252">
                <text:p>-29.68252</text:p>
              </table:table-cell>
              <table:table-cell office:value-type="float" office:value="-21.25895">
                <text:p>-21.25895</text:p>
              </table:table-cell>
              <table:table-cell office:value-type="float" office:value="-12.60111">
                <text:p>-12.60111</text:p>
              </table:table-cell>
              <table:table-cell office:value-type="float" office:value="-4.9835">
                <text:p>-4.9835</text:p>
              </table:table-cell>
              <table:table-cell office:value-type="float" office:value="1.97243">
                <text:p>1.97243</text:p>
              </table:table-cell>
              <table:table-cell office:value-type="float" office:value="8.34314">
                <text:p>8.34314</text:p>
              </table:table-cell>
            </table:table-row>
            <table:table-row>
              <table:table-cell office:value-type="string">
                <text:p text:id="Sheet2.A14:Sheet2.A14">Imaginary, t0</text:p>
              </table:table-cell>
              <table:table-cell office:value-type="float" office:value="-34.72135">
                <text:p text:id="Sheet2.C16:Sheet2.AH16">-34.72135</text:p>
              </table:table-cell>
              <table:table-cell office:value-type="float" office:value="-31.80096">
                <text:p>-31.80096</text:p>
              </table:table-cell>
              <table:table-cell office:value-type="float" office:value="-30.89893">
                <text:p>-30.89893</text:p>
              </table:table-cell>
              <table:table-cell office:value-type="float" office:value="-26.35196">
                <text:p>-26.35196</text:p>
              </table:table-cell>
              <table:table-cell office:value-type="float" office:value="-20.63318">
                <text:p>-20.63318</text:p>
              </table:table-cell>
              <table:table-cell office:value-type="float" office:value="-16.12079">
                <text:p>-16.12079</text:p>
              </table:table-cell>
              <table:table-cell office:value-type="float" office:value="-10.3463">
                <text:p>-10.3463</text:p>
              </table:table-cell>
              <table:table-cell office:value-type="float" office:value="-4.885">
                <text:p>-4.885</text:p>
              </table:table-cell>
              <table:table-cell office:value-type="float" office:value="-0.26717">
                <text:p>-0.26717</text:p>
              </table:table-cell>
              <table:table-cell office:value-type="float" office:value="2.7434">
                <text:p>2.7434</text:p>
              </table:table-cell>
              <table:table-cell office:value-type="float" office:value="3.6569">
                <text:p>3.6569</text:p>
              </table:table-cell>
              <table:table-cell office:value-type="float" office:value="8.12228">
                <text:p>8.12228</text:p>
              </table:table-cell>
              <table:table-cell office:value-type="float" office:value="9.12033">
                <text:p>9.12033</text:p>
              </table:table-cell>
              <table:table-cell office:value-type="float" office:value="10.0962">
                <text:p>10.0962</text:p>
              </table:table-cell>
              <table:table-cell office:value-type="float" office:value="11.40122">
                <text:p>11.40122</text:p>
              </table:table-cell>
              <table:table-cell office:value-type="float" office:value="-15.01502">
                <text:p>-15.01502</text:p>
              </table:table-cell>
              <table:table-cell office:value-type="float" office:value="-11.39325">
                <text:p>-11.39325</text:p>
              </table:table-cell>
              <table:table-cell office:value-type="float" office:value="-9.76573">
                <text:p>-9.76573</text:p>
              </table:table-cell>
              <table:table-cell office:value-type="float" office:value="-7.95552">
                <text:p>-7.95552</text:p>
              </table:table-cell>
              <table:table-cell office:value-type="float" office:value="-7.57145">
                <text:p>-7.57145</text:p>
              </table:table-cell>
              <table:table-cell office:value-type="float" office:value="-4.28926">
                <text:p>-4.28926</text:p>
              </table:table-cell>
              <table:table-cell office:value-type="float" office:value="-3.11185">
                <text:p>-3.11185</text:p>
              </table:table-cell>
              <table:table-cell office:value-type="float" office:value="-0.08464">
                <text:p>-0.08464</text:p>
              </table:table-cell>
              <table:table-cell office:value-type="float" office:value="4.41959">
                <text:p>4.41959</text:p>
              </table:table-cell>
              <table:table-cell office:value-type="float" office:value="10.26314">
                <text:p>10.26314</text:p>
              </table:table-cell>
              <table:table-cell office:value-type="float" office:value="15.96844">
                <text:p>15.96844</text:p>
              </table:table-cell>
              <table:table-cell office:value-type="float" office:value="21.25883">
                <text:p>21.25883</text:p>
              </table:table-cell>
              <table:table-cell office:value-type="float" office:value="26.01405">
                <text:p>26.01405</text:p>
              </table:table-cell>
              <table:table-cell office:value-type="float" office:value="30.98192">
                <text:p>30.98192</text:p>
              </table:table-cell>
              <table:table-cell office:value-type="float" office:value="31.17473">
                <text:p>31.17473</text:p>
              </table:table-cell>
              <table:table-cell office:value-type="float" office:value="34.28285">
                <text:p>34.28285</text:p>
              </table:table-cell>
              <table:table-cell office:value-type="float" office:value="33.99727">
                <text:p>33.99727</text:p>
              </table:table-cell>
            </table:table-row>
            <table:table-row>
              <table:table-cell office:value-type="string">
                <text:p text:id="Sheet2.B14:Sheet2.B14">Imaginary, t8</text:p>
              </table:table-cell>
              <table:table-cell office:value-type="float" office:value="-34.59461">
                <text:p text:id="Sheet2.C24:Sheet2.AH24">-34.59461</text:p>
              </table:table-cell>
              <table:table-cell office:value-type="float" office:value="-31.01315">
                <text:p>-31.01315</text:p>
              </table:table-cell>
              <table:table-cell office:value-type="float" office:value="-30.78028">
                <text:p>-30.78028</text:p>
              </table:table-cell>
              <table:table-cell office:value-type="float" office:value="-25.83951">
                <text:p>-25.83951</text:p>
              </table:table-cell>
              <table:table-cell office:value-type="float" office:value="-21.02261">
                <text:p>-21.02261</text:p>
              </table:table-cell>
              <table:table-cell office:value-type="float" office:value="-16.49005">
                <text:p>-16.49005</text:p>
              </table:table-cell>
              <table:table-cell office:value-type="float" office:value="-10.2848">
                <text:p>-10.2848</text:p>
              </table:table-cell>
              <table:table-cell office:value-type="float" office:value="-4.48965">
                <text:p>-4.48965</text:p>
              </table:table-cell>
              <table:table-cell office:value-type="float" office:value="-0.00138">
                <text:p>-0.00138</text:p>
              </table:table-cell>
              <table:table-cell office:value-type="float" office:value="3.46094">
                <text:p>3.46094</text:p>
              </table:table-cell>
              <table:table-cell office:value-type="float" office:value="3.99337">
                <text:p>3.99337</text:p>
              </table:table-cell>
              <table:table-cell office:value-type="float" office:value="7.28643">
                <text:p>7.28643</text:p>
              </table:table-cell>
              <table:table-cell office:value-type="float" office:value="8.47295">
                <text:p>8.47295</text:p>
              </table:table-cell>
              <table:table-cell office:value-type="float" office:value="10.32835">
                <text:p>10.32835</text:p>
              </table:table-cell>
              <table:table-cell office:value-type="float" office:value="11.00356">
                <text:p>11.00356</text:p>
              </table:table-cell>
              <table:table-cell office:value-type="float" office:value="-14.22728">
                <text:p>-14.22728</text:p>
              </table:table-cell>
              <table:table-cell office:value-type="float" office:value="-11.87636">
                <text:p>-11.87636</text:p>
              </table:table-cell>
              <table:table-cell office:value-type="float" office:value="-10.54098">
                <text:p>-10.54098</text:p>
              </table:table-cell>
              <table:table-cell office:value-type="float" office:value="-8.24015">
                <text:p>-8.24015</text:p>
              </table:table-cell>
              <table:table-cell office:value-type="float" office:value="-7.44264">
                <text:p>-7.44264</text:p>
              </table:table-cell>
              <table:table-cell office:value-type="float" office:value="-4.14636">
                <text:p>-4.14636</text:p>
              </table:table-cell>
              <table:table-cell office:value-type="float" office:value="-2.66567">
                <text:p>-2.66567</text:p>
              </table:table-cell>
              <table:table-cell office:value-type="float" office:value="-0.28513">
                <text:p>-0.28513</text:p>
              </table:table-cell>
              <table:table-cell office:value-type="float" office:value="4.52762">
                <text:p>4.52762</text:p>
              </table:table-cell>
              <table:table-cell office:value-type="float" office:value="10.15948">
                <text:p>10.15948</text:p>
              </table:table-cell>
              <table:table-cell office:value-type="float" office:value="15.98489">
                <text:p>15.98489</text:p>
              </table:table-cell>
              <table:table-cell office:value-type="float" office:value="20.92594">
                <text:p>20.92594</text:p>
              </table:table-cell>
              <table:table-cell office:value-type="float" office:value="25.94244">
                <text:p>25.94244</text:p>
              </table:table-cell>
              <table:table-cell office:value-type="float" office:value="30.70681">
                <text:p>30.70681</text:p>
              </table:table-cell>
              <table:table-cell office:value-type="float" office:value="31.28941">
                <text:p>31.28941</text:p>
              </table:table-cell>
              <table:table-cell office:value-type="float" office:value="33.77379">
                <text:p>33.77379</text:p>
              </table:table-cell>
              <table:table-cell office:value-type="float" office:value="33.15358">
                <text:p>33.15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38cm" chart:class="chart:line" chart:style-name="ch1">
        <chart:title svg:x="3.232cm" svg:y="0.141cm" chart:style-name="ch2">
          <text:p>NN rep.</text:p>
        </chart:title>
        <chart:legend chart:legend-position="end" svg:x="5.842cm" svg:y="2.357cm" chart:style-name="ch3"/>
        <chart:plot-area chart:style-name="ch4" table:cell-range-address="Sheet2.A55:Sheet2.B55 Sheet2.C57:Sheet2.AH57 Sheet2.C65:Sheet2.AH65 Sheet2.A66:Sheet2.B66 Sheet2.C68:Sheet2.AH68 Sheet2.C76:Sheet2.AH76" chart:data-source-has-labels="column" svg:x="0.16cm" svg:y="0.784cm" svg:width="5.522cm" svg:height="5.974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C57:Sheet2.AH57" chart:label-cell-address="Sheet2.A55:Sheet2.A55" chart:class="chart:line">
            <chart:data-point chart:repeated="32"/>
          </chart:series>
          <chart:series chart:style-name="ch8" chart:values-cell-range-address="Sheet2.C65:Sheet2.AH65" chart:label-cell-address="Sheet2.B55:Sheet2.B55" chart:class="chart:line">
            <chart:data-point chart:repeated="32"/>
          </chart:series>
          <chart:series chart:style-name="ch9" chart:values-cell-range-address="Sheet2.C68:Sheet2.AH68" chart:label-cell-address="Sheet2.A66:Sheet2.A66" chart:class="chart:line">
            <chart:data-point chart:repeated="32"/>
          </chart:series>
          <chart:series chart:style-name="ch10" chart:values-cell-range-address="Sheet2.C76:Sheet2.AH76" chart:label-cell-address="Sheet2.B66:Sheet2.B66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2.A55:Sheet2.A55">Real, t0</text:p>
              </table:table-cell>
              <table:table-cell office:value-type="float" office:value="114.5286">
                <text:p text:id="Sheet2.C57:Sheet2.AH57">114.5286</text:p>
              </table:table-cell>
              <table:table-cell office:value-type="float" office:value="-1.36589">
                <text:p>-1.36589</text:p>
              </table:table-cell>
              <table:table-cell office:value-type="float" office:value="-1.45243">
                <text:p>-1.45243</text:p>
              </table:table-cell>
              <table:table-cell office:value-type="float" office:value="-5.34227">
                <text:p>-5.34227</text:p>
              </table:table-cell>
              <table:table-cell office:value-type="float" office:value="-7.84">
                <text:p>-7.84</text:p>
              </table:table-cell>
              <table:table-cell office:value-type="float" office:value="-12.69746">
                <text:p>-12.69746</text:p>
              </table:table-cell>
              <table:table-cell office:value-type="float" office:value="-13.94549">
                <text:p>-13.94549</text:p>
              </table:table-cell>
              <table:table-cell office:value-type="float" office:value="-16.80498">
                <text:p>-16.80498</text:p>
              </table:table-cell>
              <table:table-cell office:value-type="float" office:value="-19.76551">
                <text:p>-19.76551</text:p>
              </table:table-cell>
              <table:table-cell office:value-type="float" office:value="-18.05001">
                <text:p>-18.05001</text:p>
              </table:table-cell>
              <table:table-cell office:value-type="float" office:value="-17.39727">
                <text:p>-17.39727</text:p>
              </table:table-cell>
              <table:table-cell office:value-type="float" office:value="-12.86604">
                <text:p>-12.86604</text:p>
              </table:table-cell>
              <table:table-cell office:value-type="float" office:value="-8.24594">
                <text:p>-8.24594</text:p>
              </table:table-cell>
              <table:table-cell office:value-type="float" office:value="-2.63288">
                <text:p>-2.63288</text:p>
              </table:table-cell>
              <table:table-cell office:value-type="float" office:value="3.89476">
                <text:p>3.89476</text:p>
              </table:table-cell>
              <table:table-cell office:value-type="float" office:value="-3.38021">
                <text:p>-3.38021</text:p>
              </table:table-cell>
              <table:table-cell office:value-type="float" office:value="4.34614">
                <text:p>4.34614</text:p>
              </table:table-cell>
              <table:table-cell office:value-type="float" office:value="-2.96021">
                <text:p>-2.96021</text:p>
              </table:table-cell>
              <table:table-cell office:value-type="float" office:value="-9.31429">
                <text:p>-9.31429</text:p>
              </table:table-cell>
              <table:table-cell office:value-type="float" office:value="-12.4591">
                <text:p>-12.4591</text:p>
              </table:table-cell>
              <table:table-cell office:value-type="float" office:value="-17.62324">
                <text:p>-17.62324</text:p>
              </table:table-cell>
              <table:table-cell office:value-type="float" office:value="-18.10806">
                <text:p>-18.10806</text:p>
              </table:table-cell>
              <table:table-cell office:value-type="float" office:value="-19.81623">
                <text:p>-19.81623</text:p>
              </table:table-cell>
              <table:table-cell office:value-type="float" office:value="-16.09155">
                <text:p>-16.09155</text:p>
              </table:table-cell>
              <table:table-cell office:value-type="float" office:value="-14.49619">
                <text:p>-14.49619</text:p>
              </table:table-cell>
              <table:table-cell office:value-type="float" office:value="-12.46035">
                <text:p>-12.46035</text:p>
              </table:table-cell>
              <table:table-cell office:value-type="float" office:value="-8.64139">
                <text:p>-8.64139</text:p>
              </table:table-cell>
              <table:table-cell office:value-type="float" office:value="-5.10424">
                <text:p>-5.10424</text:p>
              </table:table-cell>
              <table:table-cell office:value-type="float" office:value="-0.85152">
                <text:p>-0.85152</text:p>
              </table:table-cell>
              <table:table-cell office:value-type="float" office:value="-1.12293">
                <text:p>-1.12293</text:p>
              </table:table-cell>
              <table:table-cell office:value-type="float" office:value="1.4564">
                <text:p>1.4564</text:p>
              </table:table-cell>
              <table:table-cell office:value-type="float" office:value="0.69427">
                <text:p>0.69427</text:p>
              </table:table-cell>
            </table:table-row>
            <table:table-row>
              <table:table-cell office:value-type="string">
                <text:p text:id="Sheet2.B55:Sheet2.B55">Real, t8</text:p>
              </table:table-cell>
              <table:table-cell office:value-type="float" office:value="1.28162">
                <text:p text:id="Sheet2.C65:Sheet2.AH65">1.28162</text:p>
              </table:table-cell>
              <table:table-cell office:value-type="float" office:value="-1.287">
                <text:p>-1.287</text:p>
              </table:table-cell>
              <table:table-cell office:value-type="float" office:value="-1.5">
                <text:p>-1.5</text:p>
              </table:table-cell>
              <table:table-cell office:value-type="float" office:value="-5.29405">
                <text:p>-5.29405</text:p>
              </table:table-cell>
              <table:table-cell office:value-type="float" office:value="-8.21489">
                <text:p>-8.21489</text:p>
              </table:table-cell>
              <table:table-cell office:value-type="float" office:value="-13.23473">
                <text:p>-13.23473</text:p>
              </table:table-cell>
              <table:table-cell office:value-type="float" office:value="-14.47897">
                <text:p>-14.47897</text:p>
              </table:table-cell>
              <table:table-cell office:value-type="float" office:value="-16.6263">
                <text:p>-16.6263</text:p>
              </table:table-cell>
              <table:table-cell office:value-type="float" office:value="-19.4624">
                <text:p>-19.4624</text:p>
              </table:table-cell>
              <table:table-cell office:value-type="float" office:value="-18.3494">
                <text:p>-18.3494</text:p>
              </table:table-cell>
              <table:table-cell office:value-type="float" office:value="-17.26216">
                <text:p>-17.26216</text:p>
              </table:table-cell>
              <table:table-cell office:value-type="float" office:value="-13.14406">
                <text:p>-13.14406</text:p>
              </table:table-cell>
              <table:table-cell office:value-type="float" office:value="-8.47516">
                <text:p>-8.47516</text:p>
              </table:table-cell>
              <table:table-cell office:value-type="float" office:value="-2.96666">
                <text:p>-2.96666</text:p>
              </table:table-cell>
              <table:table-cell office:value-type="float" office:value="4.08769">
                <text:p>4.08769</text:p>
              </table:table-cell>
              <table:table-cell office:value-type="float" office:value="-3.24281">
                <text:p>-3.24281</text:p>
              </table:table-cell>
              <table:table-cell office:value-type="float" office:value="3.96321">
                <text:p>3.96321</text:p>
              </table:table-cell>
              <table:table-cell office:value-type="float" office:value="-3.24122">
                <text:p>-3.24122</text:p>
              </table:table-cell>
              <table:table-cell office:value-type="float" office:value="-8.86706">
                <text:p>-8.86706</text:p>
              </table:table-cell>
              <table:table-cell office:value-type="float" office:value="-12.84904">
                <text:p>-12.84904</text:p>
              </table:table-cell>
              <table:table-cell office:value-type="float" office:value="-17.71296">
                <text:p>-17.71296</text:p>
              </table:table-cell>
              <table:table-cell office:value-type="float" office:value="-19.30977">
                <text:p>-19.30977</text:p>
              </table:table-cell>
              <table:table-cell office:value-type="float" office:value="-19.42216">
                <text:p>-19.42216</text:p>
              </table:table-cell>
              <table:table-cell office:value-type="float" office:value="-16.39449">
                <text:p>-16.39449</text:p>
              </table:table-cell>
              <table:table-cell office:value-type="float" office:value="-14.12577">
                <text:p>-14.12577</text:p>
              </table:table-cell>
              <table:table-cell office:value-type="float" office:value="-12.7883">
                <text:p>-12.7883</text:p>
              </table:table-cell>
              <table:table-cell office:value-type="float" office:value="-7.95148">
                <text:p>-7.95148</text:p>
              </table:table-cell>
              <table:table-cell office:value-type="float" office:value="-5.40733">
                <text:p>-5.40733</text:p>
              </table:table-cell>
              <table:table-cell office:value-type="float" office:value="-1.98029">
                <text:p>-1.98029</text:p>
              </table:table-cell>
              <table:table-cell office:value-type="float" office:value="-1.34287">
                <text:p>-1.34287</text:p>
              </table:table-cell>
              <table:table-cell office:value-type="float" office:value="1.7536">
                <text:p>1.7536</text:p>
              </table:table-cell>
              <table:table-cell office:value-type="float" office:value="0.35028">
                <text:p>0.35028</text:p>
              </table:table-cell>
            </table:table-row>
            <table:table-row>
              <table:table-cell office:value-type="string">
                <text:p text:id="Sheet2.A66:Sheet2.A66">Imaginary, t0</text:p>
              </table:table-cell>
              <table:table-cell office:value-type="float" office:value="2.05136">
                <text:p text:id="Sheet2.C68:Sheet2.AH68">2.05136</text:p>
              </table:table-cell>
              <table:table-cell office:value-type="float" office:value="-1.11795">
                <text:p>-1.11795</text:p>
              </table:table-cell>
              <table:table-cell office:value-type="float" office:value="-1.26662">
                <text:p>-1.26662</text:p>
              </table:table-cell>
              <table:table-cell office:value-type="float" office:value="-4.23637">
                <text:p>-4.23637</text:p>
              </table:table-cell>
              <table:table-cell office:value-type="float" office:value="-2.66143">
                <text:p>-2.66143</text:p>
              </table:table-cell>
              <table:table-cell office:value-type="float" office:value="-1.80366">
                <text:p>-1.80366</text:p>
              </table:table-cell>
              <table:table-cell office:value-type="float" office:value="3.52183">
                <text:p>3.52183</text:p>
              </table:table-cell>
              <table:table-cell office:value-type="float" office:value="5.40335">
                <text:p>5.40335</text:p>
              </table:table-cell>
              <table:table-cell office:value-type="float" office:value="11.6843">
                <text:p>11.6843</text:p>
              </table:table-cell>
              <table:table-cell office:value-type="float" office:value="17.06594">
                <text:p>17.06594</text:p>
              </table:table-cell>
              <table:table-cell office:value-type="float" office:value="21.35801">
                <text:p>21.35801</text:p>
              </table:table-cell>
              <table:table-cell office:value-type="float" office:value="28.30096">
                <text:p>28.30096</text:p>
              </table:table-cell>
              <table:table-cell office:value-type="float" office:value="30.70098">
                <text:p>30.70098</text:p>
              </table:table-cell>
              <table:table-cell office:value-type="float" office:value="35.24861">
                <text:p>35.24861</text:p>
              </table:table-cell>
              <table:table-cell office:value-type="float" office:value="36.50789">
                <text:p>36.50789</text:p>
              </table:table-cell>
              <table:table-cell office:value-type="float" office:value="-32.61969">
                <text:p>-32.61969</text:p>
              </table:table-cell>
              <table:table-cell office:value-type="float" office:value="-36.54545">
                <text:p>-36.54545</text:p>
              </table:table-cell>
              <table:table-cell office:value-type="float" office:value="-34.93193">
                <text:p>-34.93193</text:p>
              </table:table-cell>
              <table:table-cell office:value-type="float" office:value="-31.06335">
                <text:p>-31.06335</text:p>
              </table:table-cell>
              <table:table-cell office:value-type="float" office:value="-28.48489">
                <text:p>-28.48489</text:p>
              </table:table-cell>
              <table:table-cell office:value-type="float" office:value="-21.50161">
                <text:p>-21.50161</text:p>
              </table:table-cell>
              <table:table-cell office:value-type="float" office:value="-17.07522">
                <text:p>-17.07522</text:p>
              </table:table-cell>
              <table:table-cell office:value-type="float" office:value="-12.1792">
                <text:p>-12.1792</text:p>
              </table:table-cell>
              <table:table-cell office:value-type="float" office:value="-4.72437">
                <text:p>-4.72437</text:p>
              </table:table-cell>
              <table:table-cell office:value-type="float" office:value="-3.92269">
                <text:p>-3.92269</text:p>
              </table:table-cell>
              <table:table-cell office:value-type="float" office:value="1.82918">
                <text:p>1.82918</text:p>
              </table:table-cell>
              <table:table-cell office:value-type="float" office:value="2.07731">
                <text:p>2.07731</text:p>
              </table:table-cell>
              <table:table-cell office:value-type="float" office:value="3.90248">
                <text:p>3.90248</text:p>
              </table:table-cell>
              <table:table-cell office:value-type="float" office:value="1.6474">
                <text:p>1.6474</text:p>
              </table:table-cell>
              <table:table-cell office:value-type="float" office:value="0.286">
                <text:p>0.286</text:p>
              </table:table-cell>
              <table:table-cell office:value-type="float" office:value="-2.00755">
                <text:p>-2.00755</text:p>
              </table:table-cell>
              <table:table-cell office:value-type="float" office:value="-1.35608">
                <text:p>-1.35608</text:p>
              </table:table-cell>
            </table:table-row>
            <table:table-row>
              <table:table-cell office:value-type="string">
                <text:p text:id="Sheet2.B66:Sheet2.B66">Imaginary, t8</text:p>
              </table:table-cell>
              <table:table-cell office:value-type="float" office:value="1.15519">
                <text:p text:id="Sheet2.C76:Sheet2.AH76">1.15519</text:p>
              </table:table-cell>
              <table:table-cell office:value-type="float" office:value="-0.94765">
                <text:p>-0.94765</text:p>
              </table:table-cell>
              <table:table-cell office:value-type="float" office:value="-1.46411">
                <text:p>-1.46411</text:p>
              </table:table-cell>
              <table:table-cell office:value-type="float" office:value="-3.88043">
                <text:p>-3.88043</text:p>
              </table:table-cell>
              <table:table-cell office:value-type="float" office:value="-2.8411">
                <text:p>-2.8411</text:p>
              </table:table-cell>
              <table:table-cell office:value-type="float" office:value="-1.61649">
                <text:p>-1.61649</text:p>
              </table:table-cell>
              <table:table-cell office:value-type="float" office:value="3.67718">
                <text:p>3.67718</text:p>
              </table:table-cell>
              <table:table-cell office:value-type="float" office:value="5.14091">
                <text:p>5.14091</text:p>
              </table:table-cell>
              <table:table-cell office:value-type="float" office:value="11.92534">
                <text:p>11.92534</text:p>
              </table:table-cell>
              <table:table-cell office:value-type="float" office:value="16.92605">
                <text:p>16.92605</text:p>
              </table:table-cell>
              <table:table-cell office:value-type="float" office:value="21.24549">
                <text:p>21.24549</text:p>
              </table:table-cell>
              <table:table-cell office:value-type="float" office:value="28.00859">
                <text:p>28.00859</text:p>
              </table:table-cell>
              <table:table-cell office:value-type="float" office:value="31.45995">
                <text:p>31.45995</text:p>
              </table:table-cell>
              <table:table-cell office:value-type="float" office:value="35.30262">
                <text:p>35.30262</text:p>
              </table:table-cell>
              <table:table-cell office:value-type="float" office:value="36.78164">
                <text:p>36.78164</text:p>
              </table:table-cell>
              <table:table-cell office:value-type="float" office:value="-32.42627">
                <text:p>-32.42627</text:p>
              </table:table-cell>
              <table:table-cell office:value-type="float" office:value="-36.02512">
                <text:p>-36.02512</text:p>
              </table:table-cell>
              <table:table-cell office:value-type="float" office:value="-35.35984">
                <text:p>-35.35984</text:p>
              </table:table-cell>
              <table:table-cell office:value-type="float" office:value="-31.02995">
                <text:p>-31.02995</text:p>
              </table:table-cell>
              <table:table-cell office:value-type="float" office:value="-28.1557">
                <text:p>-28.1557</text:p>
              </table:table-cell>
              <table:table-cell office:value-type="float" office:value="-22.04386">
                <text:p>-22.04386</text:p>
              </table:table-cell>
              <table:table-cell office:value-type="float" office:value="-17.05649">
                <text:p>-17.05649</text:p>
              </table:table-cell>
              <table:table-cell office:value-type="float" office:value="-11.93536">
                <text:p>-11.93536</text:p>
              </table:table-cell>
              <table:table-cell office:value-type="float" office:value="-5.51928">
                <text:p>-5.51928</text:p>
              </table:table-cell>
              <table:table-cell office:value-type="float" office:value="-3.85776">
                <text:p>-3.85776</text:p>
              </table:table-cell>
              <table:table-cell office:value-type="float" office:value="1.54174">
                <text:p>1.54174</text:p>
              </table:table-cell>
              <table:table-cell office:value-type="float" office:value="2.55041">
                <text:p>2.55041</text:p>
              </table:table-cell>
              <table:table-cell office:value-type="float" office:value="4.30321">
                <text:p>4.30321</text:p>
              </table:table-cell>
              <table:table-cell office:value-type="float" office:value="0.58195">
                <text:p>0.58195</text:p>
              </table:table-cell>
              <table:table-cell office:value-type="float" office:value="0.92581">
                <text:p>0.92581</text:p>
              </table:table-cell>
              <table:table-cell office:value-type="float" office:value="-1.195">
                <text:p>-1.195</text:p>
              </table:table-cell>
              <table:table-cell office:value-type="float" office:value="-1.1785">
                <text:p>-1.1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3.352cm" svg:y="0.141cm" chart:style-name="ch2">
          <text:p>No int.</text:p>
        </chart:title>
        <chart:legend chart:legend-position="end" svg:x="5.842cm" svg:y="2.338cm" chart:style-name="ch3"/>
        <chart:plot-area chart:style-name="ch4" table:cell-range-address="Sheet2.A3:Sheet2.A3 Sheet2.C5:Sheet2.AH5 Sheet2.D3:Sheet2.D3 Sheet2.C13:Sheet2.AH13 Sheet2.A14:Sheet2.B14 Sheet2.C16:Sheet2.AH16 Sheet2.C24:Sheet2.AH24" chart:data-source-has-labels="column" svg:x="0.16cm" svg:y="0.784cm" svg:width="5.522cm" svg:height="5.936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C5:Sheet2.AH5" chart:label-cell-address="Sheet2.A3:Sheet2.A3" chart:class="chart:line">
            <chart:data-point chart:repeated="32"/>
          </chart:series>
          <chart:series chart:style-name="ch8" chart:values-cell-range-address="Sheet2.C13:Sheet2.AH13" chart:label-cell-address="Sheet2.D3:Sheet2.D3" chart:class="chart:line">
            <chart:data-point chart:repeated="32"/>
          </chart:series>
          <chart:series chart:style-name="ch9" chart:values-cell-range-address="Sheet2.C16:Sheet2.AH16" chart:label-cell-address="Sheet2.A14:Sheet2.A14" chart:class="chart:line">
            <chart:data-point chart:repeated="32"/>
          </chart:series>
          <chart:series chart:style-name="ch10" chart:values-cell-range-address="Sheet2.C24:Sheet2.AH24" chart:label-cell-address="Sheet2.B14:Sheet2.B1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Real, t0</text:p>
              </table:table-cell>
              <table:table-cell office:value-type="float" office:value="93.49953">
                <text:p text:id="Sheet2.C5:Sheet2.AH5">93.49953</text:p>
              </table:table-cell>
              <table:table-cell office:value-type="float" office:value="-5.46945">
                <text:p>-5.46945</text:p>
              </table:table-cell>
              <table:table-cell office:value-type="float" office:value="-11.64341">
                <text:p>-11.64341</text:p>
              </table:table-cell>
              <table:table-cell office:value-type="float" office:value="-21.4888">
                <text:p>-21.4888</text:p>
              </table:table-cell>
              <table:table-cell office:value-type="float" office:value="-29.62892">
                <text:p>-29.62892</text:p>
              </table:table-cell>
              <table:table-cell office:value-type="float" office:value="-36.51505">
                <text:p>-36.51505</text:p>
              </table:table-cell>
              <table:table-cell office:value-type="float" office:value="-43.87926">
                <text:p>-43.87926</text:p>
              </table:table-cell>
              <table:table-cell office:value-type="float" office:value="-50.00945">
                <text:p>-50.00945</text:p>
              </table:table-cell>
              <table:table-cell office:value-type="float" office:value="-53.10884">
                <text:p>-53.10884</text:p>
              </table:table-cell>
              <table:table-cell office:value-type="float" office:value="-55.15106">
                <text:p>-55.15106</text:p>
              </table:table-cell>
              <table:table-cell office:value-type="float" office:value="-53.90732">
                <text:p>-53.90732</text:p>
              </table:table-cell>
              <table:table-cell office:value-type="float" office:value="-48.28419">
                <text:p>-48.28419</text:p>
              </table:table-cell>
              <table:table-cell office:value-type="float" office:value="-40.72075">
                <text:p>-40.72075</text:p>
              </table:table-cell>
              <table:table-cell office:value-type="float" office:value="-30.63847">
                <text:p>-30.63847</text:p>
              </table:table-cell>
              <table:table-cell office:value-type="float" office:value="-19.46165">
                <text:p>-19.46165</text:p>
              </table:table-cell>
              <table:table-cell office:value-type="float" office:value="-32.84532">
                <text:p>-32.84532</text:p>
              </table:table-cell>
              <table:table-cell office:value-type="float" office:value="-19.53555">
                <text:p>-19.53555</text:p>
              </table:table-cell>
              <table:table-cell office:value-type="float" office:value="-31.01444">
                <text:p>-31.01444</text:p>
              </table:table-cell>
              <table:table-cell office:value-type="float" office:value="-40.78402">
                <text:p>-40.78402</text:p>
              </table:table-cell>
              <table:table-cell office:value-type="float" office:value="-47.58989">
                <text:p>-47.58989</text:p>
              </table:table-cell>
              <table:table-cell office:value-type="float" office:value="-53.17249">
                <text:p>-53.17249</text:p>
              </table:table-cell>
              <table:table-cell office:value-type="float" office:value="-55.42437">
                <text:p>-55.42437</text:p>
              </table:table-cell>
              <table:table-cell office:value-type="float" office:value="-53.73551">
                <text:p>-53.73551</text:p>
              </table:table-cell>
              <table:table-cell office:value-type="float" office:value="-50.61532">
                <text:p>-50.61532</text:p>
              </table:table-cell>
              <table:table-cell office:value-type="float" office:value="-43.94972">
                <text:p>-43.94972</text:p>
              </table:table-cell>
              <table:table-cell office:value-type="float" office:value="-36.2157">
                <text:p>-36.2157</text:p>
              </table:table-cell>
              <table:table-cell office:value-type="float" office:value="-29.9525">
                <text:p>-29.9525</text:p>
              </table:table-cell>
              <table:table-cell office:value-type="float" office:value="-20.47257">
                <text:p>-20.47257</text:p>
              </table:table-cell>
              <table:table-cell office:value-type="float" office:value="-12.60427">
                <text:p>-12.60427</text:p>
              </table:table-cell>
              <table:table-cell office:value-type="float" office:value="-4.69458">
                <text:p>-4.69458</text:p>
              </table:table-cell>
              <table:table-cell office:value-type="float" office:value="1.69071">
                <text:p>1.69071</text:p>
              </table:table-cell>
              <table:table-cell office:value-type="float" office:value="8.79439">
                <text:p>8.79439</text:p>
              </table:table-cell>
            </table:table-row>
            <table:table-row>
              <table:table-cell office:value-type="string">
                <text:p text:id="Sheet2.D3:Sheet2.D3">Real, t8</text:p>
              </table:table-cell>
              <table:table-cell office:value-type="float" office:value="1.85938">
                <text:p text:id="Sheet2.C13:Sheet2.AH13">1.85938</text:p>
              </table:table-cell>
              <table:table-cell office:value-type="float" office:value="-4.98829">
                <text:p>-4.98829</text:p>
              </table:table-cell>
              <table:table-cell office:value-type="float" office:value="-12.25497">
                <text:p>-12.25497</text:p>
              </table:table-cell>
              <table:table-cell office:value-type="float" office:value="-21.2136">
                <text:p>-21.2136</text:p>
              </table:table-cell>
              <table:table-cell office:value-type="float" office:value="-30.4473">
                <text:p>-30.4473</text:p>
              </table:table-cell>
              <table:table-cell office:value-type="float" office:value="-36.59854">
                <text:p>-36.59854</text:p>
              </table:table-cell>
              <table:table-cell office:value-type="float" office:value="-44.34612">
                <text:p>-44.34612</text:p>
              </table:table-cell>
              <table:table-cell office:value-type="float" office:value="-50.12061">
                <text:p>-50.12061</text:p>
              </table:table-cell>
              <table:table-cell office:value-type="float" office:value="-52.86827">
                <text:p>-52.86827</text:p>
              </table:table-cell>
              <table:table-cell office:value-type="float" office:value="-55.82941">
                <text:p>-55.82941</text:p>
              </table:table-cell>
              <table:table-cell office:value-type="float" office:value="-52.84774">
                <text:p>-52.84774</text:p>
              </table:table-cell>
              <table:table-cell office:value-type="float" office:value="-48.91439">
                <text:p>-48.91439</text:p>
              </table:table-cell>
              <table:table-cell office:value-type="float" office:value="-41.01844">
                <text:p>-41.01844</text:p>
              </table:table-cell>
              <table:table-cell office:value-type="float" office:value="-31.16943">
                <text:p>-31.16943</text:p>
              </table:table-cell>
              <table:table-cell office:value-type="float" office:value="-19.21585">
                <text:p>-19.21585</text:p>
              </table:table-cell>
              <table:table-cell office:value-type="float" office:value="-33.54595">
                <text:p>-33.54595</text:p>
              </table:table-cell>
              <table:table-cell office:value-type="float" office:value="-18.80034">
                <text:p>-18.80034</text:p>
              </table:table-cell>
              <table:table-cell office:value-type="float" office:value="-31.09542">
                <text:p>-31.09542</text:p>
              </table:table-cell>
              <table:table-cell office:value-type="float" office:value="-41.30779">
                <text:p>-41.30779</text:p>
              </table:table-cell>
              <table:table-cell office:value-type="float" office:value="-47.12697">
                <text:p>-47.12697</text:p>
              </table:table-cell>
              <table:table-cell office:value-type="float" office:value="-53.6136">
                <text:p>-53.6136</text:p>
              </table:table-cell>
              <table:table-cell office:value-type="float" office:value="-54.83657">
                <text:p>-54.83657</text:p>
              </table:table-cell>
              <table:table-cell office:value-type="float" office:value="-53.23904">
                <text:p>-53.23904</text:p>
              </table:table-cell>
              <table:table-cell office:value-type="float" office:value="-49.52638">
                <text:p>-49.52638</text:p>
              </table:table-cell>
              <table:table-cell office:value-type="float" office:value="-43.62642">
                <text:p>-43.62642</text:p>
              </table:table-cell>
              <table:table-cell office:value-type="float" office:value="-36.25396">
                <text:p>-36.25396</text:p>
              </table:table-cell>
              <table:table-cell office:value-type="float" office:value="-29.68252">
                <text:p>-29.68252</text:p>
              </table:table-cell>
              <table:table-cell office:value-type="float" office:value="-21.25895">
                <text:p>-21.25895</text:p>
              </table:table-cell>
              <table:table-cell office:value-type="float" office:value="-12.60111">
                <text:p>-12.60111</text:p>
              </table:table-cell>
              <table:table-cell office:value-type="float" office:value="-4.9835">
                <text:p>-4.9835</text:p>
              </table:table-cell>
              <table:table-cell office:value-type="float" office:value="1.97243">
                <text:p>1.97243</text:p>
              </table:table-cell>
              <table:table-cell office:value-type="float" office:value="8.34314">
                <text:p>8.34314</text:p>
              </table:table-cell>
            </table:table-row>
            <table:table-row>
              <table:table-cell office:value-type="string">
                <text:p text:id="Sheet2.A14:Sheet2.A14">Imaginary, t0</text:p>
              </table:table-cell>
              <table:table-cell office:value-type="float" office:value="-34.72135">
                <text:p text:id="Sheet2.C16:Sheet2.AH16">-34.72135</text:p>
              </table:table-cell>
              <table:table-cell office:value-type="float" office:value="-31.80096">
                <text:p>-31.80096</text:p>
              </table:table-cell>
              <table:table-cell office:value-type="float" office:value="-30.89893">
                <text:p>-30.89893</text:p>
              </table:table-cell>
              <table:table-cell office:value-type="float" office:value="-26.35196">
                <text:p>-26.35196</text:p>
              </table:table-cell>
              <table:table-cell office:value-type="float" office:value="-20.63318">
                <text:p>-20.63318</text:p>
              </table:table-cell>
              <table:table-cell office:value-type="float" office:value="-16.12079">
                <text:p>-16.12079</text:p>
              </table:table-cell>
              <table:table-cell office:value-type="float" office:value="-10.3463">
                <text:p>-10.3463</text:p>
              </table:table-cell>
              <table:table-cell office:value-type="float" office:value="-4.885">
                <text:p>-4.885</text:p>
              </table:table-cell>
              <table:table-cell office:value-type="float" office:value="-0.26717">
                <text:p>-0.26717</text:p>
              </table:table-cell>
              <table:table-cell office:value-type="float" office:value="2.7434">
                <text:p>2.7434</text:p>
              </table:table-cell>
              <table:table-cell office:value-type="float" office:value="3.6569">
                <text:p>3.6569</text:p>
              </table:table-cell>
              <table:table-cell office:value-type="float" office:value="8.12228">
                <text:p>8.12228</text:p>
              </table:table-cell>
              <table:table-cell office:value-type="float" office:value="9.12033">
                <text:p>9.12033</text:p>
              </table:table-cell>
              <table:table-cell office:value-type="float" office:value="10.0962">
                <text:p>10.0962</text:p>
              </table:table-cell>
              <table:table-cell office:value-type="float" office:value="11.40122">
                <text:p>11.40122</text:p>
              </table:table-cell>
              <table:table-cell office:value-type="float" office:value="-15.01502">
                <text:p>-15.01502</text:p>
              </table:table-cell>
              <table:table-cell office:value-type="float" office:value="-11.39325">
                <text:p>-11.39325</text:p>
              </table:table-cell>
              <table:table-cell office:value-type="float" office:value="-9.76573">
                <text:p>-9.76573</text:p>
              </table:table-cell>
              <table:table-cell office:value-type="float" office:value="-7.95552">
                <text:p>-7.95552</text:p>
              </table:table-cell>
              <table:table-cell office:value-type="float" office:value="-7.57145">
                <text:p>-7.57145</text:p>
              </table:table-cell>
              <table:table-cell office:value-type="float" office:value="-4.28926">
                <text:p>-4.28926</text:p>
              </table:table-cell>
              <table:table-cell office:value-type="float" office:value="-3.11185">
                <text:p>-3.11185</text:p>
              </table:table-cell>
              <table:table-cell office:value-type="float" office:value="-0.08464">
                <text:p>-0.08464</text:p>
              </table:table-cell>
              <table:table-cell office:value-type="float" office:value="4.41959">
                <text:p>4.41959</text:p>
              </table:table-cell>
              <table:table-cell office:value-type="float" office:value="10.26314">
                <text:p>10.26314</text:p>
              </table:table-cell>
              <table:table-cell office:value-type="float" office:value="15.96844">
                <text:p>15.96844</text:p>
              </table:table-cell>
              <table:table-cell office:value-type="float" office:value="21.25883">
                <text:p>21.25883</text:p>
              </table:table-cell>
              <table:table-cell office:value-type="float" office:value="26.01405">
                <text:p>26.01405</text:p>
              </table:table-cell>
              <table:table-cell office:value-type="float" office:value="30.98192">
                <text:p>30.98192</text:p>
              </table:table-cell>
              <table:table-cell office:value-type="float" office:value="31.17473">
                <text:p>31.17473</text:p>
              </table:table-cell>
              <table:table-cell office:value-type="float" office:value="34.28285">
                <text:p>34.28285</text:p>
              </table:table-cell>
              <table:table-cell office:value-type="float" office:value="33.99727">
                <text:p>33.99727</text:p>
              </table:table-cell>
            </table:table-row>
            <table:table-row>
              <table:table-cell office:value-type="string">
                <text:p text:id="Sheet2.B14:Sheet2.B14">Imaginary, t8</text:p>
              </table:table-cell>
              <table:table-cell office:value-type="float" office:value="-34.59461">
                <text:p text:id="Sheet2.C24:Sheet2.AH24">-34.59461</text:p>
              </table:table-cell>
              <table:table-cell office:value-type="float" office:value="-31.01315">
                <text:p>-31.01315</text:p>
              </table:table-cell>
              <table:table-cell office:value-type="float" office:value="-30.78028">
                <text:p>-30.78028</text:p>
              </table:table-cell>
              <table:table-cell office:value-type="float" office:value="-25.83951">
                <text:p>-25.83951</text:p>
              </table:table-cell>
              <table:table-cell office:value-type="float" office:value="-21.02261">
                <text:p>-21.02261</text:p>
              </table:table-cell>
              <table:table-cell office:value-type="float" office:value="-16.49005">
                <text:p>-16.49005</text:p>
              </table:table-cell>
              <table:table-cell office:value-type="float" office:value="-10.2848">
                <text:p>-10.2848</text:p>
              </table:table-cell>
              <table:table-cell office:value-type="float" office:value="-4.48965">
                <text:p>-4.48965</text:p>
              </table:table-cell>
              <table:table-cell office:value-type="float" office:value="-0.00138">
                <text:p>-0.00138</text:p>
              </table:table-cell>
              <table:table-cell office:value-type="float" office:value="3.46094">
                <text:p>3.46094</text:p>
              </table:table-cell>
              <table:table-cell office:value-type="float" office:value="3.99337">
                <text:p>3.99337</text:p>
              </table:table-cell>
              <table:table-cell office:value-type="float" office:value="7.28643">
                <text:p>7.28643</text:p>
              </table:table-cell>
              <table:table-cell office:value-type="float" office:value="8.47295">
                <text:p>8.47295</text:p>
              </table:table-cell>
              <table:table-cell office:value-type="float" office:value="10.32835">
                <text:p>10.32835</text:p>
              </table:table-cell>
              <table:table-cell office:value-type="float" office:value="11.00356">
                <text:p>11.00356</text:p>
              </table:table-cell>
              <table:table-cell office:value-type="float" office:value="-14.22728">
                <text:p>-14.22728</text:p>
              </table:table-cell>
              <table:table-cell office:value-type="float" office:value="-11.87636">
                <text:p>-11.87636</text:p>
              </table:table-cell>
              <table:table-cell office:value-type="float" office:value="-10.54098">
                <text:p>-10.54098</text:p>
              </table:table-cell>
              <table:table-cell office:value-type="float" office:value="-8.24015">
                <text:p>-8.24015</text:p>
              </table:table-cell>
              <table:table-cell office:value-type="float" office:value="-7.44264">
                <text:p>-7.44264</text:p>
              </table:table-cell>
              <table:table-cell office:value-type="float" office:value="-4.14636">
                <text:p>-4.14636</text:p>
              </table:table-cell>
              <table:table-cell office:value-type="float" office:value="-2.66567">
                <text:p>-2.66567</text:p>
              </table:table-cell>
              <table:table-cell office:value-type="float" office:value="-0.28513">
                <text:p>-0.28513</text:p>
              </table:table-cell>
              <table:table-cell office:value-type="float" office:value="4.52762">
                <text:p>4.52762</text:p>
              </table:table-cell>
              <table:table-cell office:value-type="float" office:value="10.15948">
                <text:p>10.15948</text:p>
              </table:table-cell>
              <table:table-cell office:value-type="float" office:value="15.98489">
                <text:p>15.98489</text:p>
              </table:table-cell>
              <table:table-cell office:value-type="float" office:value="20.92594">
                <text:p>20.92594</text:p>
              </table:table-cell>
              <table:table-cell office:value-type="float" office:value="25.94244">
                <text:p>25.94244</text:p>
              </table:table-cell>
              <table:table-cell office:value-type="float" office:value="30.70681">
                <text:p>30.70681</text:p>
              </table:table-cell>
              <table:table-cell office:value-type="float" office:value="31.28941">
                <text:p>31.28941</text:p>
              </table:table-cell>
              <table:table-cell office:value-type="float" office:value="33.77379">
                <text:p>33.77379</text:p>
              </table:table-cell>
              <table:table-cell office:value-type="float" office:value="33.15358">
                <text:p>33.153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title svg:x="3.232cm" svg:y="0.141cm" chart:style-name="ch2">
          <text:p>NN rep.</text:p>
        </chart:title>
        <chart:legend chart:legend-position="end" svg:x="5.842cm" svg:y="2.338cm" chart:style-name="ch3"/>
        <chart:plot-area chart:style-name="ch4" table:cell-range-address="Sheet2.A55:Sheet2.B55 Sheet2.C57:Sheet2.AH57 Sheet2.C65:Sheet2.AH65 Sheet2.A66:Sheet2.B66 Sheet2.C68:Sheet2.AH68 Sheet2.C76:Sheet2.AH76" chart:data-source-has-labels="column" svg:x="0.16cm" svg:y="0.784cm" svg:width="5.522cm" svg:height="5.936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C57:Sheet2.AH57" chart:label-cell-address="Sheet2.A55:Sheet2.A55" chart:class="chart:line">
            <chart:data-point chart:repeated="32"/>
          </chart:series>
          <chart:series chart:style-name="ch8" chart:values-cell-range-address="Sheet2.C65:Sheet2.AH65" chart:label-cell-address="Sheet2.B55:Sheet2.B55" chart:class="chart:line">
            <chart:data-point chart:repeated="32"/>
          </chart:series>
          <chart:series chart:style-name="ch9" chart:values-cell-range-address="Sheet2.C68:Sheet2.AH68" chart:label-cell-address="Sheet2.A66:Sheet2.A66" chart:class="chart:line">
            <chart:data-point chart:repeated="32"/>
          </chart:series>
          <chart:series chart:style-name="ch10" chart:values-cell-range-address="Sheet2.C76:Sheet2.AH76" chart:label-cell-address="Sheet2.B66:Sheet2.B66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2.A55:Sheet2.A55">Real, t0</text:p>
              </table:table-cell>
              <table:table-cell office:value-type="float" office:value="114.5286">
                <text:p text:id="Sheet2.C57:Sheet2.AH57">114.5286</text:p>
              </table:table-cell>
              <table:table-cell office:value-type="float" office:value="-1.36589">
                <text:p>-1.36589</text:p>
              </table:table-cell>
              <table:table-cell office:value-type="float" office:value="-1.45243">
                <text:p>-1.45243</text:p>
              </table:table-cell>
              <table:table-cell office:value-type="float" office:value="-5.34227">
                <text:p>-5.34227</text:p>
              </table:table-cell>
              <table:table-cell office:value-type="float" office:value="-7.84">
                <text:p>-7.84</text:p>
              </table:table-cell>
              <table:table-cell office:value-type="float" office:value="-12.69746">
                <text:p>-12.69746</text:p>
              </table:table-cell>
              <table:table-cell office:value-type="float" office:value="-13.94549">
                <text:p>-13.94549</text:p>
              </table:table-cell>
              <table:table-cell office:value-type="float" office:value="-16.80498">
                <text:p>-16.80498</text:p>
              </table:table-cell>
              <table:table-cell office:value-type="float" office:value="-19.76551">
                <text:p>-19.76551</text:p>
              </table:table-cell>
              <table:table-cell office:value-type="float" office:value="-18.05001">
                <text:p>-18.05001</text:p>
              </table:table-cell>
              <table:table-cell office:value-type="float" office:value="-17.39727">
                <text:p>-17.39727</text:p>
              </table:table-cell>
              <table:table-cell office:value-type="float" office:value="-12.86604">
                <text:p>-12.86604</text:p>
              </table:table-cell>
              <table:table-cell office:value-type="float" office:value="-8.24594">
                <text:p>-8.24594</text:p>
              </table:table-cell>
              <table:table-cell office:value-type="float" office:value="-2.63288">
                <text:p>-2.63288</text:p>
              </table:table-cell>
              <table:table-cell office:value-type="float" office:value="3.89476">
                <text:p>3.89476</text:p>
              </table:table-cell>
              <table:table-cell office:value-type="float" office:value="-3.38021">
                <text:p>-3.38021</text:p>
              </table:table-cell>
              <table:table-cell office:value-type="float" office:value="4.34614">
                <text:p>4.34614</text:p>
              </table:table-cell>
              <table:table-cell office:value-type="float" office:value="-2.96021">
                <text:p>-2.96021</text:p>
              </table:table-cell>
              <table:table-cell office:value-type="float" office:value="-9.31429">
                <text:p>-9.31429</text:p>
              </table:table-cell>
              <table:table-cell office:value-type="float" office:value="-12.4591">
                <text:p>-12.4591</text:p>
              </table:table-cell>
              <table:table-cell office:value-type="float" office:value="-17.62324">
                <text:p>-17.62324</text:p>
              </table:table-cell>
              <table:table-cell office:value-type="float" office:value="-18.10806">
                <text:p>-18.10806</text:p>
              </table:table-cell>
              <table:table-cell office:value-type="float" office:value="-19.81623">
                <text:p>-19.81623</text:p>
              </table:table-cell>
              <table:table-cell office:value-type="float" office:value="-16.09155">
                <text:p>-16.09155</text:p>
              </table:table-cell>
              <table:table-cell office:value-type="float" office:value="-14.49619">
                <text:p>-14.49619</text:p>
              </table:table-cell>
              <table:table-cell office:value-type="float" office:value="-12.46035">
                <text:p>-12.46035</text:p>
              </table:table-cell>
              <table:table-cell office:value-type="float" office:value="-8.64139">
                <text:p>-8.64139</text:p>
              </table:table-cell>
              <table:table-cell office:value-type="float" office:value="-5.10424">
                <text:p>-5.10424</text:p>
              </table:table-cell>
              <table:table-cell office:value-type="float" office:value="-0.85152">
                <text:p>-0.85152</text:p>
              </table:table-cell>
              <table:table-cell office:value-type="float" office:value="-1.12293">
                <text:p>-1.12293</text:p>
              </table:table-cell>
              <table:table-cell office:value-type="float" office:value="1.4564">
                <text:p>1.4564</text:p>
              </table:table-cell>
              <table:table-cell office:value-type="float" office:value="0.69427">
                <text:p>0.69427</text:p>
              </table:table-cell>
            </table:table-row>
            <table:table-row>
              <table:table-cell office:value-type="string">
                <text:p text:id="Sheet2.B55:Sheet2.B55">Real, t8</text:p>
              </table:table-cell>
              <table:table-cell office:value-type="float" office:value="1.28162">
                <text:p text:id="Sheet2.C65:Sheet2.AH65">1.28162</text:p>
              </table:table-cell>
              <table:table-cell office:value-type="float" office:value="-1.287">
                <text:p>-1.287</text:p>
              </table:table-cell>
              <table:table-cell office:value-type="float" office:value="-1.5">
                <text:p>-1.5</text:p>
              </table:table-cell>
              <table:table-cell office:value-type="float" office:value="-5.29405">
                <text:p>-5.29405</text:p>
              </table:table-cell>
              <table:table-cell office:value-type="float" office:value="-8.21489">
                <text:p>-8.21489</text:p>
              </table:table-cell>
              <table:table-cell office:value-type="float" office:value="-13.23473">
                <text:p>-13.23473</text:p>
              </table:table-cell>
              <table:table-cell office:value-type="float" office:value="-14.47897">
                <text:p>-14.47897</text:p>
              </table:table-cell>
              <table:table-cell office:value-type="float" office:value="-16.6263">
                <text:p>-16.6263</text:p>
              </table:table-cell>
              <table:table-cell office:value-type="float" office:value="-19.4624">
                <text:p>-19.4624</text:p>
              </table:table-cell>
              <table:table-cell office:value-type="float" office:value="-18.3494">
                <text:p>-18.3494</text:p>
              </table:table-cell>
              <table:table-cell office:value-type="float" office:value="-17.26216">
                <text:p>-17.26216</text:p>
              </table:table-cell>
              <table:table-cell office:value-type="float" office:value="-13.14406">
                <text:p>-13.14406</text:p>
              </table:table-cell>
              <table:table-cell office:value-type="float" office:value="-8.47516">
                <text:p>-8.47516</text:p>
              </table:table-cell>
              <table:table-cell office:value-type="float" office:value="-2.96666">
                <text:p>-2.96666</text:p>
              </table:table-cell>
              <table:table-cell office:value-type="float" office:value="4.08769">
                <text:p>4.08769</text:p>
              </table:table-cell>
              <table:table-cell office:value-type="float" office:value="-3.24281">
                <text:p>-3.24281</text:p>
              </table:table-cell>
              <table:table-cell office:value-type="float" office:value="3.96321">
                <text:p>3.96321</text:p>
              </table:table-cell>
              <table:table-cell office:value-type="float" office:value="-3.24122">
                <text:p>-3.24122</text:p>
              </table:table-cell>
              <table:table-cell office:value-type="float" office:value="-8.86706">
                <text:p>-8.86706</text:p>
              </table:table-cell>
              <table:table-cell office:value-type="float" office:value="-12.84904">
                <text:p>-12.84904</text:p>
              </table:table-cell>
              <table:table-cell office:value-type="float" office:value="-17.71296">
                <text:p>-17.71296</text:p>
              </table:table-cell>
              <table:table-cell office:value-type="float" office:value="-19.30977">
                <text:p>-19.30977</text:p>
              </table:table-cell>
              <table:table-cell office:value-type="float" office:value="-19.42216">
                <text:p>-19.42216</text:p>
              </table:table-cell>
              <table:table-cell office:value-type="float" office:value="-16.39449">
                <text:p>-16.39449</text:p>
              </table:table-cell>
              <table:table-cell office:value-type="float" office:value="-14.12577">
                <text:p>-14.12577</text:p>
              </table:table-cell>
              <table:table-cell office:value-type="float" office:value="-12.7883">
                <text:p>-12.7883</text:p>
              </table:table-cell>
              <table:table-cell office:value-type="float" office:value="-7.95148">
                <text:p>-7.95148</text:p>
              </table:table-cell>
              <table:table-cell office:value-type="float" office:value="-5.40733">
                <text:p>-5.40733</text:p>
              </table:table-cell>
              <table:table-cell office:value-type="float" office:value="-1.98029">
                <text:p>-1.98029</text:p>
              </table:table-cell>
              <table:table-cell office:value-type="float" office:value="-1.34287">
                <text:p>-1.34287</text:p>
              </table:table-cell>
              <table:table-cell office:value-type="float" office:value="1.7536">
                <text:p>1.7536</text:p>
              </table:table-cell>
              <table:table-cell office:value-type="float" office:value="0.35028">
                <text:p>0.35028</text:p>
              </table:table-cell>
            </table:table-row>
            <table:table-row>
              <table:table-cell office:value-type="string">
                <text:p text:id="Sheet2.A66:Sheet2.A66">Imaginary, t0</text:p>
              </table:table-cell>
              <table:table-cell office:value-type="float" office:value="2.05136">
                <text:p text:id="Sheet2.C68:Sheet2.AH68">2.05136</text:p>
              </table:table-cell>
              <table:table-cell office:value-type="float" office:value="-1.11795">
                <text:p>-1.11795</text:p>
              </table:table-cell>
              <table:table-cell office:value-type="float" office:value="-1.26662">
                <text:p>-1.26662</text:p>
              </table:table-cell>
              <table:table-cell office:value-type="float" office:value="-4.23637">
                <text:p>-4.23637</text:p>
              </table:table-cell>
              <table:table-cell office:value-type="float" office:value="-2.66143">
                <text:p>-2.66143</text:p>
              </table:table-cell>
              <table:table-cell office:value-type="float" office:value="-1.80366">
                <text:p>-1.80366</text:p>
              </table:table-cell>
              <table:table-cell office:value-type="float" office:value="3.52183">
                <text:p>3.52183</text:p>
              </table:table-cell>
              <table:table-cell office:value-type="float" office:value="5.40335">
                <text:p>5.40335</text:p>
              </table:table-cell>
              <table:table-cell office:value-type="float" office:value="11.6843">
                <text:p>11.6843</text:p>
              </table:table-cell>
              <table:table-cell office:value-type="float" office:value="17.06594">
                <text:p>17.06594</text:p>
              </table:table-cell>
              <table:table-cell office:value-type="float" office:value="21.35801">
                <text:p>21.35801</text:p>
              </table:table-cell>
              <table:table-cell office:value-type="float" office:value="28.30096">
                <text:p>28.30096</text:p>
              </table:table-cell>
              <table:table-cell office:value-type="float" office:value="30.70098">
                <text:p>30.70098</text:p>
              </table:table-cell>
              <table:table-cell office:value-type="float" office:value="35.24861">
                <text:p>35.24861</text:p>
              </table:table-cell>
              <table:table-cell office:value-type="float" office:value="36.50789">
                <text:p>36.50789</text:p>
              </table:table-cell>
              <table:table-cell office:value-type="float" office:value="-32.61969">
                <text:p>-32.61969</text:p>
              </table:table-cell>
              <table:table-cell office:value-type="float" office:value="-36.54545">
                <text:p>-36.54545</text:p>
              </table:table-cell>
              <table:table-cell office:value-type="float" office:value="-34.93193">
                <text:p>-34.93193</text:p>
              </table:table-cell>
              <table:table-cell office:value-type="float" office:value="-31.06335">
                <text:p>-31.06335</text:p>
              </table:table-cell>
              <table:table-cell office:value-type="float" office:value="-28.48489">
                <text:p>-28.48489</text:p>
              </table:table-cell>
              <table:table-cell office:value-type="float" office:value="-21.50161">
                <text:p>-21.50161</text:p>
              </table:table-cell>
              <table:table-cell office:value-type="float" office:value="-17.07522">
                <text:p>-17.07522</text:p>
              </table:table-cell>
              <table:table-cell office:value-type="float" office:value="-12.1792">
                <text:p>-12.1792</text:p>
              </table:table-cell>
              <table:table-cell office:value-type="float" office:value="-4.72437">
                <text:p>-4.72437</text:p>
              </table:table-cell>
              <table:table-cell office:value-type="float" office:value="-3.92269">
                <text:p>-3.92269</text:p>
              </table:table-cell>
              <table:table-cell office:value-type="float" office:value="1.82918">
                <text:p>1.82918</text:p>
              </table:table-cell>
              <table:table-cell office:value-type="float" office:value="2.07731">
                <text:p>2.07731</text:p>
              </table:table-cell>
              <table:table-cell office:value-type="float" office:value="3.90248">
                <text:p>3.90248</text:p>
              </table:table-cell>
              <table:table-cell office:value-type="float" office:value="1.6474">
                <text:p>1.6474</text:p>
              </table:table-cell>
              <table:table-cell office:value-type="float" office:value="0.286">
                <text:p>0.286</text:p>
              </table:table-cell>
              <table:table-cell office:value-type="float" office:value="-2.00755">
                <text:p>-2.00755</text:p>
              </table:table-cell>
              <table:table-cell office:value-type="float" office:value="-1.35608">
                <text:p>-1.35608</text:p>
              </table:table-cell>
            </table:table-row>
            <table:table-row>
              <table:table-cell office:value-type="string">
                <text:p text:id="Sheet2.B66:Sheet2.B66">Imaginary, t8</text:p>
              </table:table-cell>
              <table:table-cell office:value-type="float" office:value="1.15519">
                <text:p text:id="Sheet2.C76:Sheet2.AH76">1.15519</text:p>
              </table:table-cell>
              <table:table-cell office:value-type="float" office:value="-0.94765">
                <text:p>-0.94765</text:p>
              </table:table-cell>
              <table:table-cell office:value-type="float" office:value="-1.46411">
                <text:p>-1.46411</text:p>
              </table:table-cell>
              <table:table-cell office:value-type="float" office:value="-3.88043">
                <text:p>-3.88043</text:p>
              </table:table-cell>
              <table:table-cell office:value-type="float" office:value="-2.8411">
                <text:p>-2.8411</text:p>
              </table:table-cell>
              <table:table-cell office:value-type="float" office:value="-1.61649">
                <text:p>-1.61649</text:p>
              </table:table-cell>
              <table:table-cell office:value-type="float" office:value="3.67718">
                <text:p>3.67718</text:p>
              </table:table-cell>
              <table:table-cell office:value-type="float" office:value="5.14091">
                <text:p>5.14091</text:p>
              </table:table-cell>
              <table:table-cell office:value-type="float" office:value="11.92534">
                <text:p>11.92534</text:p>
              </table:table-cell>
              <table:table-cell office:value-type="float" office:value="16.92605">
                <text:p>16.92605</text:p>
              </table:table-cell>
              <table:table-cell office:value-type="float" office:value="21.24549">
                <text:p>21.24549</text:p>
              </table:table-cell>
              <table:table-cell office:value-type="float" office:value="28.00859">
                <text:p>28.00859</text:p>
              </table:table-cell>
              <table:table-cell office:value-type="float" office:value="31.45995">
                <text:p>31.45995</text:p>
              </table:table-cell>
              <table:table-cell office:value-type="float" office:value="35.30262">
                <text:p>35.30262</text:p>
              </table:table-cell>
              <table:table-cell office:value-type="float" office:value="36.78164">
                <text:p>36.78164</text:p>
              </table:table-cell>
              <table:table-cell office:value-type="float" office:value="-32.42627">
                <text:p>-32.42627</text:p>
              </table:table-cell>
              <table:table-cell office:value-type="float" office:value="-36.02512">
                <text:p>-36.02512</text:p>
              </table:table-cell>
              <table:table-cell office:value-type="float" office:value="-35.35984">
                <text:p>-35.35984</text:p>
              </table:table-cell>
              <table:table-cell office:value-type="float" office:value="-31.02995">
                <text:p>-31.02995</text:p>
              </table:table-cell>
              <table:table-cell office:value-type="float" office:value="-28.1557">
                <text:p>-28.1557</text:p>
              </table:table-cell>
              <table:table-cell office:value-type="float" office:value="-22.04386">
                <text:p>-22.04386</text:p>
              </table:table-cell>
              <table:table-cell office:value-type="float" office:value="-17.05649">
                <text:p>-17.05649</text:p>
              </table:table-cell>
              <table:table-cell office:value-type="float" office:value="-11.93536">
                <text:p>-11.93536</text:p>
              </table:table-cell>
              <table:table-cell office:value-type="float" office:value="-5.51928">
                <text:p>-5.51928</text:p>
              </table:table-cell>
              <table:table-cell office:value-type="float" office:value="-3.85776">
                <text:p>-3.85776</text:p>
              </table:table-cell>
              <table:table-cell office:value-type="float" office:value="1.54174">
                <text:p>1.54174</text:p>
              </table:table-cell>
              <table:table-cell office:value-type="float" office:value="2.55041">
                <text:p>2.55041</text:p>
              </table:table-cell>
              <table:table-cell office:value-type="float" office:value="4.30321">
                <text:p>4.30321</text:p>
              </table:table-cell>
              <table:table-cell office:value-type="float" office:value="0.58195">
                <text:p>0.58195</text:p>
              </table:table-cell>
              <table:table-cell office:value-type="float" office:value="0.92581">
                <text:p>0.92581</text:p>
              </table:table-cell>
              <table:table-cell office:value-type="float" office:value="-1.195">
                <text:p>-1.195</text:p>
              </table:table-cell>
              <table:table-cell office:value-type="float" office:value="-1.1785">
                <text:p>-1.17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